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Courier New" svg:font-family="'Courier New'" style:font-family-generic="modern" style:font-pitch="fixed"/>
    <style:font-face style:name="AncientScript" svg:font-family="AncientScript" style:font-pitch="variable"/>
    <style:font-face style:name="Celtic Garamond the 2nd1" svg:font-family="'Celtic Garamond the 2nd'" style:font-pitch="variable"/>
    <style:font-face style:name="Celtic Garamond the 2nd" svg:font-family="'Celtic Garamond the 2nd'" style:font-adornments="Regular" style:font-pitch="variable"/>
    <style:font-face style:name="Graphic" svg:font-family="Graphic" style:font-pitch="variable"/>
    <style:font-face style:name="Ignacio" svg:font-family="Ignacio" style:font-pitch="variable"/>
    <style:font-face style:name="Neverwinter" svg:font-family="Neverwinter" style:font-pitch="variable"/>
    <style:font-face style:name="Vein" svg:font-family="Vein" style:font-pitch="variable"/>
    <style:font-face style:name="Xirwena" svg:font-family="Xirwena" style:font-pitch="variable"/>
    <style:font-face style:name="Yataghan" svg:font-family="Yataghan" style:font-adornments="Bold" style:font-pitch="variable"/>
    <style:font-face style:name="Mordred" svg:font-family="Mordred"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102in" fo:margin-right="0in" fo:text-indent="0in" style:auto-text-indent="false"/>
    </style:style>
    <style:style style:name="P2" style:family="paragraph" style:parent-style-name="Standard">
      <style:text-properties style:font-name="AncientScript" fo:font-size="13pt" style:font-size-asian="13pt" style:font-size-complex="13pt"/>
    </style:style>
    <style:style style:name="P3" style:family="paragraph" style:parent-style-name="Standard">
      <style:text-properties style:font-name="Celtic Garamond the 2nd" fo:font-size="12pt" style:font-size-asian="12pt" style:font-size-complex="12pt"/>
    </style:style>
    <style:style style:name="P4" style:family="paragraph" style:parent-style-name="Standard">
      <style:text-properties style:font-name="Celtic Garamond the 2nd1" fo:font-size="12pt" style:font-size-asian="12pt" style:font-size-complex="12pt"/>
    </style:style>
    <style:style style:name="P5" style:family="paragraph" style:parent-style-name="Standard">
      <style:text-properties style:font-name="Ignacio" fo:font-size="12pt" fo:letter-spacing="0.0138in" style:font-size-asian="10pt" style:font-size-complex="10pt"/>
    </style:style>
    <style:style style:name="P6" style:family="paragraph" style:parent-style-name="Standard">
      <style:text-properties fo:letter-spacing="0.028in"/>
    </style:style>
    <style:style style:name="P7" style:family="paragraph" style:parent-style-name="Standard">
      <style:paragraph-properties fo:text-align="center" style:justify-single-word="false"/>
      <style:text-properties style:font-name="Yataghan" fo:font-size="8pt" fo:letter-spacing="0.028in" fo:font-weight="bold" style:font-size-asian="8pt" style:font-size-complex="8pt"/>
    </style:style>
    <style:style style:name="P8" style:family="paragraph" style:parent-style-name="Standard">
      <style:paragraph-properties fo:text-align="center" style:justify-single-word="false"/>
      <style:text-properties style:font-name="Yataghan" fo:font-size="8pt" fo:letter-spacing="0.028in" fo:font-weight="bold" style:font-size-asian="10pt" style:font-size-complex="10pt"/>
    </style:style>
    <style:style style:name="P9" style:family="paragraph" style:parent-style-name="Standard">
      <style:paragraph-properties fo:text-align="center" style:justify-single-word="false"/>
      <style:text-properties style:font-name="Yataghan" fo:font-size="21pt" fo:letter-spacing="0.028in" fo:font-weight="bold" style:font-size-asian="21pt" style:font-size-complex="21pt"/>
    </style:style>
    <style:style style:name="P10" style:family="paragraph" style:parent-style-name="Standard">
      <style:paragraph-properties fo:text-align="center" style:justify-single-word="false"/>
      <style:text-properties style:font-name="Yataghan" fo:font-size="23pt" fo:letter-spacing="0.028in" fo:font-weight="bold" style:font-size-asian="13pt" style:font-size-complex="13pt"/>
    </style:style>
    <style:style style:name="P11" style:family="paragraph" style:parent-style-name="Standard">
      <style:paragraph-properties fo:text-align="center" style:justify-single-word="false"/>
      <style:text-properties style:font-name="Yataghan" fo:font-size="22pt" fo:letter-spacing="0.028in" fo:font-weight="bold" style:font-size-asian="22pt" style:font-size-complex="22pt"/>
    </style:style>
    <style:style style:name="P12" style:family="paragraph" style:parent-style-name="Standard">
      <style:paragraph-properties fo:text-align="center" style:justify-single-word="false"/>
      <style:text-properties style:font-name="Yataghan" fo:font-size="10.5pt" fo:letter-spacing="0.028in" fo:font-weight="bold" style:font-size-asian="10.5pt" style:font-size-complex="10.5pt"/>
    </style:style>
    <style:style style:name="P13" style:family="paragraph" style:parent-style-name="Standard">
      <style:paragraph-properties fo:text-align="center" style:justify-single-word="false"/>
      <style:text-properties style:font-name="Yataghan" fo:font-size="9pt" fo:letter-spacing="0.028in" fo:font-weight="bold" style:font-size-asian="9pt" style:font-size-complex="9pt"/>
    </style:style>
    <style:style style:name="P14" style:family="paragraph" style:parent-style-name="Standard">
      <style:paragraph-properties fo:text-align="center" style:justify-single-word="false"/>
      <style:text-properties style:font-name="Yataghan" fo:font-size="7pt" fo:letter-spacing="0.028in" fo:font-weight="bold" style:font-size-asian="9pt" style:font-size-complex="9pt"/>
    </style:style>
    <style:style style:name="P15" style:family="paragraph" style:parent-style-name="Standard">
      <style:paragraph-properties fo:text-align="center" style:justify-single-word="false"/>
      <style:text-properties style:font-name="Yataghan" fo:font-size="7pt" fo:letter-spacing="0.028in" fo:font-weight="bold" style:font-size-asian="13pt" style:font-size-complex="13pt"/>
    </style:style>
    <style:style style:name="P16" style:family="paragraph" style:parent-style-name="Standard">
      <style:paragraph-properties fo:text-align="center" style:justify-single-word="false"/>
      <style:text-properties style:font-name="Yataghan" fo:font-size="7pt" fo:letter-spacing="0.028in" fo:font-weight="bold" style:font-size-asian="7pt" style:font-size-complex="7pt"/>
    </style:style>
    <style:style style:name="P17" style:family="paragraph" style:parent-style-name="Standard">
      <style:paragraph-properties fo:text-align="center" style:justify-single-word="false"/>
      <style:text-properties style:font-name="Yataghan" fo:font-size="10pt" fo:letter-spacing="0.028in" fo:font-weight="bold" style:font-size-asian="10pt" style:font-size-complex="10pt"/>
    </style:style>
    <style:style style:name="P18" style:family="paragraph" style:parent-style-name="Standard">
      <style:paragraph-properties fo:text-align="center" style:justify-single-word="false"/>
      <style:text-properties style:font-name="Xirwena" fo:font-size="12pt" fo:letter-spacing="0.028in" fo:font-weight="bold" style:font-size-asian="10pt" style:font-size-complex="10pt"/>
    </style:style>
    <style:style style:name="P19" style:family="paragraph" style:parent-style-name="Standard">
      <style:paragraph-properties fo:text-align="center" style:justify-single-word="false"/>
      <style:text-properties style:font-name="Xirwena" fo:font-size="10pt" fo:letter-spacing="0.028in" fo:font-weight="bold" style:font-size-asian="10pt" style:font-size-complex="10pt"/>
    </style:style>
    <style:style style:name="P20" style:family="paragraph" style:parent-style-name="Standard">
      <style:text-properties style:font-name="Vein" fo:font-size="8pt" fo:letter-spacing="0.0138in" fo:font-weight="normal" style:font-size-asian="8pt" style:font-weight-asian="normal" style:font-size-complex="8pt" style:font-weight-complex="normal"/>
    </style:style>
    <style:style style:name="P21" style:family="paragraph" style:parent-style-name="Standard">
      <style:text-properties style:font-name="Vein" fo:font-size="8pt" fo:letter-spacing="0.0138in" style:font-size-asian="8pt" style:font-size-complex="8pt"/>
    </style:style>
    <style:style style:name="P22" style:family="paragraph" style:parent-style-name="Standard">
      <style:text-properties style:font-name="Graphic" fo:font-size="14pt" fo:font-weight="normal" style:font-size-asian="16pt" style:font-weight-asian="normal" style:font-size-complex="16pt" style:font-weight-complex="normal"/>
    </style:style>
    <style:style style:name="P23" style:family="paragraph" style:parent-style-name="Standard">
      <style:text-properties style:font-name="Graphic" fo:font-size="14pt" style:font-size-asian="14pt" style:font-size-complex="14pt"/>
    </style:style>
    <style:style style:name="P24" style:family="paragraph" style:parent-style-name="Standard">
      <style:paragraph-properties fo:text-align="center" style:justify-single-word="false"/>
      <style:text-properties style:font-name="Neverwinter" fo:font-size="46pt" fo:letter-spacing="0.028in" fo:font-weight="bold" style:font-size-asian="50pt" style:font-size-complex="50pt"/>
    </style:style>
    <style:style style:name="P25" style:family="paragraph" style:parent-style-name="Standard">
      <style:text-properties fo:text-transform="uppercase" fo:font-weight="bold" style:font-weight-asian="bold" style:font-weight-complex="bold"/>
    </style:style>
    <style:style style:name="P26" style:family="paragraph" style:parent-style-name="Standard">
      <style:text-properties style:font-name="Courier New" fo:font-size="10pt" style:font-size-asian="10pt" style:font-size-complex="10pt"/>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break-before="page"/>
    </style:style>
    <style:style style:name="P30" style:family="paragraph" style:parent-style-name="Standard">
      <style:paragraph-properties fo:keep-together="auto" fo:background-color="transparent" style:shadow="none" fo:keep-with-next="auto">
        <style:tab-stops/>
        <style:background-image/>
      </style:paragraph-properties>
    </style:style>
    <style:style style:name="P31" style:family="paragraph" style:parent-style-name="Standard" style:master-page-name="">
      <style:paragraph-properties fo:keep-together="auto" style:page-number="auto" fo:background-color="transparent" style:shadow="none" fo:keep-with-next="auto">
        <style:tab-stops/>
        <style:background-image/>
      </style:paragraph-properties>
    </style:style>
    <style:style style:name="P32" style:family="paragraph" style:parent-style-name="Standard" style:master-page-name="">
      <style:paragraph-properties fo:margin-left="2.0102in" fo:margin-right="0in" fo:text-indent="-2.0102in" style:auto-text-indent="false" style:page-number="auto"/>
    </style:style>
    <style:style style:name="P33" style:family="paragraph" style:parent-style-name="Standard" style:master-page-name="">
      <style:paragraph-properties fo:margin-left="2in" fo:margin-right="0in" fo:text-indent="-1.9898in" style:auto-text-indent="false" style:page-number="auto"/>
    </style:style>
    <style:style style:name="P34" style:family="paragraph" style:parent-style-name="Standard" style:master-page-name="">
      <style:paragraph-properties fo:margin-left="2in" fo:margin-right="0in" fo:text-indent="-2in" style:auto-text-indent="false" style:page-number="auto"/>
    </style:style>
    <style:style style:name="P35" style:family="paragraph" style:parent-style-name="Standard" style:master-page-name="">
      <style:paragraph-properties fo:margin-left="2.0102in" fo:margin-right="0in" fo:text-indent="-2in" style:auto-text-indent="false" style:page-number="auto"/>
    </style:style>
    <style:style style:name="P36" style:family="paragraph" style:parent-style-name="Standard" style:master-page-name="">
      <style:paragraph-properties fo:margin-left="0in" fo:margin-right="0in" fo:text-indent="0in" style:auto-text-indent="false" style:page-number="auto"/>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style:font-name="AncientScript" fo:font-size="11pt" fo:font-weight="bold" style:font-size-asian="11pt" style:font-weight-asian="bold" style:font-size-complex="11pt" style:font-weight-complex="bold"/>
    </style:style>
    <style:style style:name="T4" style:family="text">
      <style:text-properties style:font-name="AncientScript" fo:font-size="13pt" fo:font-weight="bold" style:font-size-asian="11pt" style:font-weight-asian="bold" style:font-size-complex="11pt" style:font-weight-complex="bold"/>
    </style:style>
    <style:style style:name="T5" style:family="text">
      <style:text-properties style:font-name="AncientScript" fo:font-size="13pt" fo:letter-spacing="0.028in" fo:font-weight="bold" style:font-size-asian="11pt" style:font-weight-asian="bold" style:font-size-complex="11pt" style:font-weight-complex="bold"/>
    </style:style>
    <style:style style:name="T6" style:family="text">
      <style:text-properties style:font-name="Mordred" fo:font-size="14pt" fo:letter-spacing="0.0138in" fo:font-weight="normal" style:font-size-asian="16pt" style:font-weight-asian="bold" style:font-size-complex="16pt" style:font-weight-complex="bold"/>
    </style:style>
    <style:style style:name="T7" style:family="text">
      <style:text-properties style:font-name="Mordred" fo:font-size="12pt" fo:letter-spacing="0.0138in" fo:font-weight="normal" style:font-size-asian="12pt" style:font-weight-asian="bold" style:font-size-complex="12pt" style:font-weight-complex="bold"/>
    </style:style>
    <style:style style:name="T8" style:family="text">
      <style:text-properties fo:background-color="transparent"/>
    </style:style>
    <style:style style:name="T9" style:family="text">
      <style:text-properties fo:font-size="12pt" style:font-size-asian="12pt" style:font-size-complex="12pt"/>
    </style:style>
    <style:style style:name="T10" style:family="text">
      <style:text-properties fo:font-size="15pt"/>
    </style:style>
    <style:style style:name="T11" style:family="text">
      <style:text-properties fo:font-size="15pt" style:font-size-asian="15pt" style:font-size-complex="15pt"/>
    </style:style>
    <style:style style:name="T12" style:family="text">
      <style:text-properties fo:font-size="14pt" style:font-size-asian="14pt" style:font-size-complex="14pt"/>
    </style:style>
    <style:style style:name="T13" style:family="text">
      <style:text-properties fo:font-size="16pt" style:font-size-asian="16pt" style:font-size-complex="16pt"/>
    </style:style>
    <style:style style:name="T14" style:family="text">
      <style:text-properties fo:font-variant="small-caps" fo:font-weight="bold"/>
    </style:style>
    <style:style style:name="T15" style:family="text">
      <style:text-properties fo:font-variant="small-caps" fo:font-weight="bold" style:font-weight-asian="bold" style:font-weight-complex="bold"/>
    </style:style>
    <style:style style:name="T16" style:family="text">
      <style:text-properties fo:font-variant="small-caps" fo:font-size="12pt" fo:font-weight="bold" style:font-weight-asian="bold" style:font-weight-complex="bold"/>
    </style:style>
    <style:style style:name="T17" style:family="text">
      <style:text-properties fo:font-variant="small-caps" fo:font-size="10pt" fo:font-weight="normal" style:font-size-asian="10pt" style:font-weight-asian="normal" style:font-size-complex="10pt" style:font-weight-complex="normal"/>
    </style:style>
    <style:style style:name="T18"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everwinter Nights 2">
        <text:p text:style-name="Standard"/>
        <text:p text:style-name="P24">Neverwinter Nights 2</text:p>
      </text:section>
      <text:p text:style-name="Standard"/>
      <text:p text:style-name="Standard"/>
      <text:p text:style-name="Standard"/>
      <text:p text:style-name="Standard"/>
      <text:p text:style-name="P11">The Complete Craftsman - rebalanced</text:p>
      <text:p text:style-name="P9">( TCC-r )</text:p>
      <text:p text:style-name="Standard"/>
      <text:p text:style-name="Standard"/>
      <text:p text:style-name="P12">Crafting Recipes for TCC-r</text:p>
      <text:p text:style-name="P13">ver.1.167 ( current ver.1.175 )</text:p>
      <text:p text:style-name="Standard"/>
      <text:p text:style-name="P19">by Jake 'Offkorn' Zahn</text:p>
      <text:p text:style-name="P14">2009 june 2</text:p>
      <text:p text:style-name="Standard"/>
      <text:p text:style-name="Standard"/>
      <text:p text:style-name="Standard"/>
      <text:p text:style-name="Standard"/>
      <text:p text:style-name="Standard"/>
      <text:p text:style-name="P13">— based on —</text:p>
      <text:p text:style-name="Standard"/>
      <text:p text:style-name="Standard"/>
      <text:p text:style-name="P10">The Complete Craftsman</text:p>
      <text:p text:style-name="Standard"/>
      <text:p text:style-name="P18">by ChainsawxIV</text:p>
      <text:p text:style-name="P15">2008 july 14</text:p>
      <text:p text:style-name="Standard"/>
      <text:p text:style-name="Standard"/>
      <text:p text:style-name="Standard"/>
      <text:p text:style-name="Standard"/>
      <text:p text:style-name="Standard"/>
      <text:p text:style-name="Standard"/>
      <text:p text:style-name="P7">— editor —</text:p>
      <text:p text:style-name="Standard"/>
      <text:p text:style-name="P17">kevL's</text:p>
      <text:p text:style-name="P8"/>
      <text:p text:style-name="P13">Modifications &amp; Additions</text:p>
      <text:p text:style-name="Standard"/>
      <text:p text:style-name="Standard"/>
      <text:p text:style-name="P16">v.1.5 2012 august 7</text:p>
      <text:p text:style-name="P29">________________________________________________________________________________</text:p>
      <text:p text:style-name="Standard"/>
      <text:p text:style-name="Standard"/>
      <text:section text:style-name="Sect1" text:name="ToC">
        <text:p text:style-name="Standard"><text:span text:style-name="kL_20_head_20_1"><text:span text:style-name="T13">Table of Contents</text:span></text:span></text:p>
      </text:section>
      <text:p text:style-name="Standard"/>
      <text:p text:style-name="Standard"/>
      <text:p text:style-name="Standard">________________________________________________________________________________</text:p>
      <text:p text:style-name="Standard"/>
      <text:p text:style-name="Standard"/>
      <text:section text:style-name="Sect1" text:name="ToC - Introduction">
        <text:p text:style-name="Standard"><text:a xlink:type="simple" xlink:href="#Introduction|region" text:style-name="Internet_20_link" text:visited-style-name="Visited_20_Internet_20_Link"><text:span text:style-name="kL_20_script"><text:span text:style-name="T13">Introduction</text:span></text:span></text:a></text:p>
      </text:section>
      <text:p text:style-name="Standard"/>
      <text:p text:style-name="Standard"/>
      <text:p text:style-name="Standard"/>
      <text:p text:style-name="Standard"><text:span text:style-name="kL_20_script"><text:span text:style-name="T10">Recipes</text:span></text:span></text:p>
      <text:section text:style-name="Sect1" text:name="ToC - Item Creation">
        <text:p text:style-name="Standard"/>
        <text:p text:style-name="Standard"><text:span text:style-name="kL_20_script"><text:span text:style-name="T12"><text:tab/></text:span></text:span><text:a xlink:type="simple" xlink:href="#Recipes - Item Creation|region" office:name="Item Creation" text:style-name="Internet_20_link" text:visited-style-name="Visited_20_Internet_20_Link"><text:span text:style-name="kL_20_script"><text:span text:style-name="T12">Item Creation</text:span></text:span></text:a></text:p>
      </text:section>
      <text:p text:style-name="Standard"/>
      <text:section text:style-name="Sect1" text:name="ToC - x0000 Universal Ingredients">
        <text:p text:style-name="Standard"><text:span text:style-name="kL_20_script"><text:tab/><text:tab/>x0000<text:tab/><text:tab/></text:span><text:a xlink:type="simple" xlink:href="#x0000 Universal Ingredients|region" office:name="x0000 Universal Ingredients" text:style-name="Internet_20_link" text:visited-style-name="Visited_20_Internet_20_Link"><text:span text:style-name="kL_20_script">Universal Ingredients</text:span></text:a></text:p>
      </text:section>
      <text:section text:style-name="Sect1" text:name="ToC - x0001 Grenades">
        <text:p text:style-name="Standard"><text:span text:style-name="kL_20_script"><text:tab/><text:tab/>x0001<text:tab/><text:tab/></text:span><text:a xlink:type="simple" xlink:href="#x0001 Grenades|region" office:name="x0001 Grenades" text:style-name="Internet_20_link" text:visited-style-name="Visited_20_Internet_20_Link"><text:span text:style-name="kL_20_script">Grenades</text:span></text:a></text:p>
      </text:section>
      <text:section text:style-name="Sect1" text:name="ToC - x0002 Ammunition">
        <text:p text:style-name="Standard"><text:span text:style-name="kL_20_script"><text:tab/><text:tab/>x0002<text:tab/><text:tab/></text:span><text:a xlink:type="simple" xlink:href="#x0002 Ammunition|region" office:name="x0002  Ammunition" text:style-name="Internet_20_link" text:visited-style-name="Visited_20_Internet_20_Link"><text:span text:style-name="kL_20_script">Ammunition</text:span></text:a></text:p>
      </text:section>
      <text:section text:style-name="Sect1" text:name="ToC - x0003 Amulets">
        <text:p text:style-name="Standard"><text:span text:style-name="kL_20_script"><text:tab/><text:tab/>x0003<text:tab/><text:tab/></text:span><text:a xlink:type="simple" xlink:href="#x0003 Amulets|region" office:name="Amulets" text:style-name="Internet_20_link" text:visited-style-name="Visited_20_Internet_20_Link"><text:span text:style-name="kL_20_script">Amulets</text:span></text:a></text:p>
      </text:section>
      <text:section text:style-name="Sect1" text:name="ToC - x0004 Belts">
        <text:p text:style-name="Standard"><text:span text:style-name="kL_20_script"><text:tab/><text:tab/>x0004<text:tab/><text:tab/></text:span><text:a xlink:type="simple" xlink:href="#x0004 Belts|region" office:name="Belts" text:style-name="Internet_20_link" text:visited-style-name="Visited_20_Internet_20_Link"><text:span text:style-name="kL_20_script">Belts</text:span></text:a></text:p>
      </text:section>
      <text:section text:style-name="Sect1" text:name="ToC - x0005 Blacksmith">
        <text:p text:style-name="Standard"><text:span text:style-name="kL_20_script"><text:tab/><text:tab/>x0005<text:tab/><text:tab/></text:span><text:a xlink:type="simple" xlink:href="#x0005 Blacksmith|region" office:name="Blacksmith" text:style-name="Internet_20_link" text:visited-style-name="Visited_20_Internet_20_Link"><text:span text:style-name="kL_20_script">Blacksmith</text:span></text:a></text:p>
      </text:section>
      <text:p text:style-name="Standard"><text:span text:style-name="kL_20_script"><text:tab/><text:tab/><text:tab/><text:tab/><text:tab/>– </text:span><text:a xlink:type="simple" xlink:href="#x0005 Blacksmith ranged|region" office:name="ranged" text:style-name="Internet_20_link" text:visited-style-name="Visited_20_Internet_20_Link"><text:span text:style-name="kL_20_script">ranged</text:span></text:a></text:p>
      <text:p text:style-name="Standard"><text:span text:style-name="kL_20_script"><text:tab/><text:tab/><text:tab/><text:tab/><text:tab/>– </text:span><text:a xlink:type="simple" xlink:href="#x0005 Blacksmith armor|region" office:name="armor" text:style-name="Internet_20_link" text:visited-style-name="Visited_20_Internet_20_Link"><text:span text:style-name="kL_20_script">armor</text:span></text:a></text:p>
      <text:p text:style-name="Standard"><text:span text:style-name="kL_20_script"><text:tab/><text:tab/><text:tab/><text:tab/><text:tab/>– </text:span><text:a xlink:type="simple" xlink:href="#x0005 Blacksmith weapons|region" office:name="weapons" text:style-name="Internet_20_link" text:visited-style-name="Visited_20_Internet_20_Link"><text:span text:style-name="kL_20_script">weapons</text:span></text:a></text:p>
      <text:section text:style-name="Sect1" text:name="ToC - x0006 Boots">
        <text:p text:style-name="Standard"><text:span text:style-name="kL_20_script"><text:tab/><text:tab/>x0006<text:tab/><text:tab/></text:span><text:a xlink:type="simple" xlink:href="#x0006 Boots|region" office:name="Boots" text:style-name="Internet_20_link" text:visited-style-name="Visited_20_Internet_20_Link"><text:span text:style-name="kL_20_script">Boots</text:span></text:a></text:p>
      </text:section>
      <text:section text:style-name="Sect1" text:name="ToC - x0007 Cloaks">
        <text:p text:style-name="Standard"><text:span text:style-name="kL_20_script"><text:tab/><text:tab/>x0007<text:tab/><text:tab/></text:span><text:a xlink:type="simple" xlink:href="#x0007 Cloaks|region" office:name="Cloaks" text:style-name="Internet_20_link" text:visited-style-name="Visited_20_Internet_20_Link"><text:span text:style-name="kL_20_script">Cloaks</text:span></text:a></text:p>
      </text:section>
      <text:section text:style-name="Sect1" text:name="ToC - x0008 Gloves">
        <text:p text:style-name="Standard"><text:span text:style-name="kL_20_script"><text:tab/><text:tab/>x0008<text:tab/><text:tab/></text:span><text:a xlink:type="simple" xlink:href="#x0008 Gloves|region" office:name="Gloves" text:style-name="Internet_20_link" text:visited-style-name="Visited_20_Internet_20_Link"><text:span text:style-name="kL_20_script">Gloves</text:span></text:a></text:p>
      </text:section>
      <text:section text:style-name="Sect1" text:name="ToC - x0009 Helms">
        <text:p text:style-name="Standard"><text:span text:style-name="kL_20_script"><text:tab/><text:tab/>x0009<text:tab/><text:tab/></text:span><text:a xlink:type="simple" xlink:href="#x0009 Helms|region" office:name="Helms" text:style-name="Internet_20_link" text:visited-style-name="Visited_20_Internet_20_Link"><text:span text:style-name="kL_20_script">Helms</text:span></text:a></text:p>
      </text:section>
      <text:section text:style-name="Sect1" text:name="ToC - x0010 Misc Items">
        <text:p text:style-name="Standard"><text:span text:style-name="kL_20_script"><text:tab/><text:tab/>x0010<text:tab/><text:tab/></text:span><text:a xlink:type="simple" xlink:href="#x0010 Misc Items|region" office:name="Misc Items" text:style-name="Internet_20_link" text:visited-style-name="Visited_20_Internet_20_Link"><text:span text:style-name="kL_20_script">Bags &amp; Misc Items</text:span></text:a></text:p>
      </text:section>
      <text:section text:style-name="Sect1" text:name="ToC - x0011 Poison">
        <text:p text:style-name="Standard"><text:span text:style-name="kL_20_script"><text:tab/><text:tab/>x0011<text:tab/><text:tab/></text:span><text:a xlink:type="simple" xlink:href="#x0011 Poison|region" office:name="Poisons" text:style-name="Internet_20_link" text:visited-style-name="Visited_20_Internet_20_Link"><text:span text:style-name="kL_20_script">Poison</text:span></text:a></text:p>
      </text:section>
      <text:section text:style-name="Sect1" text:name="ToC - x0012 OC Quest">
        <text:p text:style-name="Standard"><text:span text:style-name="kL_20_script"><text:tab/><text:tab/>x0012<text:tab/><text:tab/></text:span><text:a xlink:type="simple" xlink:href="#x0012 OC Quest|region" office:name="OC Quest Items" text:style-name="Internet_20_link" text:visited-style-name="Visited_20_Internet_20_Link"><text:span text:style-name="kL_20_script">OC Quest Items</text:span></text:a></text:p>
      </text:section>
      <text:section text:style-name="Sect1" text:name="ToC - x0013 Rings">
        <text:p text:style-name="Standard"><text:span text:style-name="kL_20_script"><text:tab/><text:tab/>x0013<text:tab/><text:tab/></text:span><text:a xlink:type="simple" xlink:href="#x0013 Rings|region" office:name="Rings" text:style-name="Internet_20_link" text:visited-style-name="Visited_20_Internet_20_Link"><text:span text:style-name="kL_20_script">Rings</text:span></text:a></text:p>
      </text:section>
      <text:section text:style-name="Sect1" text:name="ToC - x0014 Robes">
        <text:p text:style-name="Standard"><text:span text:style-name="kL_20_script"><text:tab/><text:tab/>x0014<text:tab/><text:tab/></text:span><text:a xlink:type="simple" xlink:href="#x0014 Robes|region" office:name="Robes" text:style-name="Internet_20_link" text:visited-style-name="Visited_20_Internet_20_Link"><text:span text:style-name="kL_20_script">Robes</text:span></text:a></text:p>
      </text:section>
      <text:section text:style-name="Sect1" text:name="ToC - x0015 Traps">
        <text:p text:style-name="Standard"><text:span text:style-name="kL_20_script"><text:tab/><text:tab/>x0015<text:tab/><text:tab/></text:span><text:a xlink:type="simple" xlink:href="#x0015 Traps|region" office:name="Traps" text:style-name="Internet_20_link" text:visited-style-name="Visited_20_Internet_20_Link"><text:span text:style-name="kL_20_script">Traps</text:span></text:a></text:p>
      </text:section>
      <text:section text:style-name="Sect1" text:name="ToC - Item Enchanting">
        <text:p text:style-name="P29"/>
        <text:p text:style-name="Standard"><text:span text:style-name="kL_20_script"><text:span text:style-name="T12"><text:tab/></text:span></text:span><text:a xlink:type="simple" xlink:href="#Recipes - Item Enchanting|region" office:name="Item Enchanting" text:style-name="Internet_20_link" text:visited-style-name="Visited_20_Internet_20_Link"><text:span text:style-name="kL_20_script"><text:span text:style-name="T12">Item Enchanting</text:span></text:span></text:a></text:p>
      </text:section>
      <text:p text:style-name="Standard"/>
      <text:section text:style-name="Sect1" text:name="ToC - x1001 Armor">
        <text:p text:style-name="Standard"><text:span text:style-name="kL_20_script"><text:tab/><text:tab/>x1001<text:tab/><text:tab/></text:span><text:a xlink:type="simple" xlink:href="#x1001 Armor|region" office:name="x1001 Armor" text:style-name="Internet_20_link" text:visited-style-name="Visited_20_Internet_20_Link"><text:span text:style-name="kL_20_script">Armor</text:span></text:a></text:p>
      </text:section>
      <text:p text:style-name="Standard"><text:span text:style-name="kL_20_script"><text:tab/><text:tab/><text:tab/><text:tab/><text:tab/>– </text:span><text:a xlink:type="simple" xlink:href="#x1001 Armor enhancement|region" office:name="enhancement" text:style-name="Internet_20_link" text:visited-style-name="Visited_20_Internet_20_Link"><text:span text:style-name="kL_20_script">enhancement</text:span></text:a></text:p>
      <text:p text:style-name="Standard"><text:span text:style-name="kL_20_script"><text:tab/><text:tab/><text:tab/><text:tab/><text:tab/></text:span><text:span text:style-name="kL_20_script">– </text:span><text:a xlink:type="simple" xlink:href="#x1001 Armor elemental|region" office:name="elemental resistance" text:style-name="Internet_20_link" text:visited-style-name="Visited_20_Internet_20_Link"><text:span text:style-name="kL_20_script">elemental resistance</text:span></text:a></text:p>
      <text:p text:style-name="Standard"><text:span text:style-name="kL_20_script"><text:tab/><text:tab/><text:tab/><text:tab/><text:tab/>– </text:span><text:a xlink:type="simple" xlink:href="#x1001 Armor other|region" office:name="other" text:style-name="Internet_20_link" text:visited-style-name="Visited_20_Internet_20_Link"><text:span text:style-name="kL_20_script">other</text:span></text:a></text:p>
      <text:p text:style-name="Standard"><text:span text:style-name="kL_20_script"><text:tab/><text:tab/><text:tab/><text:tab/><text:tab/>– </text:span><text:a xlink:type="simple" xlink:href="#x1001 Armor spell resistance|region" office:name="spell resistance" text:style-name="Internet_20_link" text:visited-style-name="Visited_20_Internet_20_Link"><text:span text:style-name="kL_20_script">spell resistance</text:span></text:a></text:p>
      <text:p text:style-name="Standard"><text:span text:style-name="kL_20_script"><text:tab/><text:tab/><text:tab/><text:tab/><text:tab/>– </text:span><text:a xlink:type="simple" xlink:href="#x1001 Armor damage resistance|region" office:name="damage resistance" text:style-name="Internet_20_link" text:visited-style-name="Visited_20_Internet_20_Link"><text:span text:style-name="kL_20_script">damage resistance</text:span></text:a></text:p>
      <text:p text:style-name="Standard"><text:span text:style-name="kL_20_script"><text:tab/><text:tab/><text:tab/><text:tab/><text:tab/>– </text:span><text:a xlink:type="simple" xlink:href="#x1001 Armor rogue armor|region" office:name="rogue armor" text:style-name="Internet_20_link" text:visited-style-name="Visited_20_Internet_20_Link"><text:span text:style-name="kL_20_script">rogue armor</text:span></text:a></text:p>
      <text:p text:style-name="Standard"><text:span text:style-name="kL_20_script"><text:tab/><text:tab/><text:tab/><text:tab/><text:tab/>– </text:span><text:a xlink:type="simple" xlink:href="#x1001 Armor spell failure reduction|region" office:name="spell failure reduction" text:style-name="Internet_20_link" text:visited-style-name="Visited_20_Internet_20_Link"><text:span text:style-name="kL_20_script">spell failure reduction</text:span></text:a></text:p>
      <text:section text:style-name="Sect1" text:name="ToC - x1002 Armor/ Weapon">
        <text:p text:style-name="Standard"><text:span text:style-name="kL_20_script"><text:tab/><text:tab/>x1002<text:tab/><text:tab/></text:span><text:a xlink:type="simple" xlink:href="#x1002 Armor/ Weapons|region" office:name="Armor &amp; Weapons" text:style-name="Internet_20_link" text:visited-style-name="Visited_20_Internet_20_Link"><text:span text:style-name="kL_20_script">Armor &amp; Weapons</text:span></text:a></text:p>
      </text:section>
      <text:p text:style-name="Standard"><text:span text:style-name="kL_20_script"><text:tab/><text:tab/><text:tab/><text:tab/><text:tab/></text:span><text:span text:style-name="kL_20_script">– </text:span><text:a xlink:type="simple" xlink:href="#x1002 Armor/ Weapons cast spell|region" office:name="cast spell on Hit" text:style-name="Internet_20_link" text:visited-style-name="Visited_20_Internet_20_Link"><text:span text:style-name="kL_20_script">cast spell on Hit</text:span></text:a></text:p>
      <text:section text:style-name="Sect1" text:name="ToC - x1003 Gloves">
        <text:p text:style-name="Standard"><text:span text:style-name="kL_20_script"><text:tab/><text:tab/>x1003<text:tab/><text:tab/></text:span><text:a xlink:type="simple" xlink:href="#x1003 Gloves|region" office:name="Gloves" text:style-name="Internet_20_link" text:visited-style-name="Visited_20_Internet_20_Link"><text:span text:style-name="kL_20_script">Gloves</text:span></text:a></text:p>
      </text:section>
      <text:p text:style-name="Standard"><text:span text:style-name="kL_20_script"><text:tab/><text:tab/><text:tab/><text:tab/><text:tab/></text:span><text:span text:style-name="kL_20_script">– </text:span><text:a xlink:type="simple" xlink:href="#x1003 Gloves basic|region" office:name="basic" text:style-name="Internet_20_link" text:visited-style-name="Visited_20_Internet_20_Link"><text:span text:style-name="kL_20_script">basic</text:span></text:a></text:p>
      <text:p text:style-name="Standard"><text:span text:style-name="kL_20_script"><text:tab/><text:tab/><text:tab/><text:tab/><text:tab/></text:span><text:span text:style-name="kL_20_script">– </text:span><text:a xlink:type="simple" xlink:href="#x1003 Gloves elemental|region" office:name="elemental" text:style-name="Internet_20_link" text:visited-style-name="Visited_20_Internet_20_Link"><text:span text:style-name="kL_20_script">elemental</text:span></text:a></text:p>
      <text:p text:style-name="Standard"><text:span text:style-name="kL_20_script"><text:tab/><text:tab/><text:tab/><text:tab/><text:tab/></text:span><text:span text:style-name="kL_20_script">– </text:span><text:a xlink:type="simple" xlink:href="#x1003 Gloves misc|region" office:name="misc" text:style-name="Internet_20_link" text:visited-style-name="Visited_20_Internet_20_Link"><text:span text:style-name="kL_20_script">misc</text:span></text:a></text:p>
      <text:p text:style-name="Standard"><text:span text:style-name="kL_20_script"><text:tab/><text:tab/><text:tab/><text:tab/><text:tab/></text:span><text:span text:style-name="kL_20_script">– </text:span><text:a xlink:type="simple" xlink:href="#x1003 Gloves on hit|region" office:name="on Hit" text:style-name="Internet_20_link" text:visited-style-name="Visited_20_Internet_20_Link"><text:span text:style-name="kL_20_script">on Hit</text:span></text:a></text:p>
      <text:section text:style-name="Sect1" text:name="ToC - x1004 Universal">
        <text:p text:style-name="Standard"><text:span text:style-name="kL_20_script"><text:tab/><text:tab/>x1004<text:tab/><text:tab/></text:span><text:a xlink:type="simple" xlink:href="#x1004 Universal|region" text:style-name="Internet_20_link" text:visited-style-name="Visited_20_Internet_20_Link"><text:span text:style-name="kL_20_script">Universal</text:span></text:a></text:p>
      </text:section>
      <text:p text:style-name="Standard"><text:span text:style-name="kL_20_script"><text:tab/><text:tab/><text:tab/><text:tab/><text:tab/></text:span><text:span text:style-name="kL_20_script">– </text:span><text:a xlink:type="simple" xlink:href="#x1004 Universal attributes|region" text:style-name="Internet_20_link" text:visited-style-name="Visited_20_Internet_20_Link"><text:span text:style-name="kL_20_script">attributes</text:span></text:a></text:p>
      <text:p text:style-name="Standard"><text:span text:style-name="kL_20_script"><text:tab/><text:tab/><text:tab/><text:tab/><text:tab/></text:span><text:span text:style-name="kL_20_script">– </text:span><text:a xlink:type="simple" xlink:href="#x1004 Universal feats|region" text:style-name="Internet_20_link" text:visited-style-name="Visited_20_Internet_20_Link"><text:span text:style-name="kL_20_script">feats</text:span></text:a></text:p>
      <text:p text:style-name="Standard"><text:span text:style-name="kL_20_script"><text:tab/><text:tab/><text:tab/><text:tab/><text:tab/>– </text:span><text:a xlink:type="simple" xlink:href="#x1004 Universal bonus|region" office:name="bonus spell slots" text:style-name="Internet_20_link" text:visited-style-name="Visited_20_Internet_20_Link"><text:span text:style-name="kL_20_script">bonus spell slots</text:span></text:a></text:p>
      <text:p text:style-name="Standard"><text:span text:style-name="kL_20_script"><text:tab/><text:tab/><text:tab/><text:tab/><text:tab/>– </text:span><text:a xlink:type="simple" xlink:href="#x1004 Universal regeneration|region" office:name="regeneration" text:style-name="Internet_20_link" text:visited-style-name="Visited_20_Internet_20_Link"><text:span text:style-name="kL_20_script">regeneration</text:span></text:a></text:p>
      <text:p text:style-name="Standard"><text:span text:style-name="kL_20_script"><text:tab/><text:tab/><text:tab/><text:tab/><text:tab/>– </text:span><text:a xlink:type="simple" xlink:href="#x1004 Universal resistance|region" office:name="resistance" text:style-name="Internet_20_link" text:visited-style-name="Visited_20_Internet_20_Link"><text:span text:style-name="kL_20_script">resistance</text:span></text:a></text:p>
      <text:p text:style-name="Standard"><text:span text:style-name="kL_20_script"><text:tab/><text:tab/><text:tab/><text:tab/><text:tab/>– </text:span><text:a xlink:type="simple" xlink:href="#x1004 Universal skills|region" text:style-name="Internet_20_link" text:visited-style-name="Visited_20_Internet_20_Link"><text:span text:style-name="kL_20_script">skills</text:span></text:a></text:p>
      <text:p text:style-name="Standard"><text:span text:style-name="kL_20_script"><text:tab/><text:tab/><text:tab/><text:tab/><text:tab/></text:span><text:span text:style-name="kL_20_script">– </text:span><text:a xlink:type="simple" xlink:href="#x1004 Universal spells|region" text:style-name="Internet_20_link" text:visited-style-name="Visited_20_Internet_20_Link"><text:span text:style-name="kL_20_script">spells</text:span></text:a></text:p>
      <text:p text:style-name="Standard"><text:span text:style-name="kL_20_script"><text:tab/><text:tab/><text:tab/><text:tab/><text:tab/>– </text:span><text:a xlink:type="simple" xlink:href="#x1004 Universal light|region" office:name="light" text:style-name="Internet_20_link" text:visited-style-name="Visited_20_Internet_20_Link"><text:span text:style-name="kL_20_script">light</text:span></text:a></text:p>
      <text:section text:style-name="Sect1" text:name="ToC - x1005 Weapons ammo">
        <text:p text:style-name="Standard"><text:span text:style-name="kL_20_script"><text:tab/><text:tab/>x1005<text:tab/><text:tab/></text:span><text:a xlink:type="simple" xlink:href="#x1005 Ammo|region" office:name="Weapons, ammo" text:style-name="Internet_20_link" text:visited-style-name="Visited_20_Internet_20_Link"><text:span text:style-name="kL_20_script">Weapons, ammo</text:span></text:a></text:p>
      </text:section>
      <text:section text:style-name="Sect1" text:name="ToC - x1006 Weapons">
        <text:p text:style-name="Standard"><text:span text:style-name="kL_20_script"><text:tab/><text:tab/>x1006<text:tab/><text:tab/></text:span><text:a xlink:type="simple" xlink:href="#x1006 Weapons|region" text:style-name="Internet_20_link" text:visited-style-name="Visited_20_Internet_20_Link"><text:span text:style-name="kL_20_script">Weapons</text:span></text:a></text:p>
      </text:section>
      <text:p text:style-name="Standard"><text:span text:style-name="kL_20_script"><text:tab/><text:tab/><text:tab/><text:tab/><text:tab/>– </text:span><text:a xlink:type="simple" xlink:href="#x1006 Weapons enhancement|region" office:name="enhancement" text:style-name="Internet_20_link" text:visited-style-name="Visited_20_Internet_20_Link"><text:span text:style-name="kL_20_script">enhancement</text:span></text:a></text:p>
      <text:p text:style-name="Standard"><text:span text:style-name="kL_20_script"><text:tab/><text:tab/><text:tab/><text:tab/><text:tab/>– </text:span><text:a xlink:type="simple" xlink:href="#x1006 Weapons elemental|region" text:style-name="Internet_20_link" text:visited-style-name="Visited_20_Internet_20_Link"><text:span text:style-name="kL_20_script">elemental damage</text:span></text:a></text:p>
      <text:p text:style-name="Standard"><text:span text:style-name="kL_20_script"><text:tab/><text:tab/><text:tab/><text:tab/><text:tab/></text:span><text:span text:style-name="kL_20_script">– </text:span><text:a xlink:type="simple" xlink:href="#x1006 Weapons misc|region" text:style-name="Internet_20_link" text:visited-style-name="Visited_20_Internet_20_Link"><text:span text:style-name="kL_20_script">misc</text:span></text:a></text:p>
      <text:p text:style-name="Standard"><text:span text:style-name="kL_20_script"><text:tab/><text:tab/><text:tab/><text:tab/><text:tab/></text:span><text:span text:style-name="kL_20_script">– </text:span><text:a xlink:type="simple" xlink:href="#x1006 Weapons on-Hit|region" text:style-name="Internet_20_link" text:visited-style-name="Visited_20_Internet_20_Link"><text:span text:style-name="kL_20_script">on Hit</text:span></text:a></text:p>
      <text:p text:style-name="Standard"><text:span text:style-name="kL_20_script"><text:tab/><text:tab/><text:tab/><text:tab/><text:tab/></text:span><text:span text:style-name="kL_20_script">– </text:span><text:a xlink:type="simple" xlink:href="#x1006 Weapons vFx|region" text:style-name="Internet_20_link" text:visited-style-name="Visited_20_Internet_20_Link"><text:span text:style-name="kL_20_script">vFx</text:span></text:a></text:p>
      <text:section text:style-name="Sect1" text:name="ToC - x1007 Weapons ranged">
        <text:p text:style-name="Standard"><text:span text:style-name="kL_20_script"><text:tab/><text:tab/>x1007<text:tab/><text:tab/></text:span><text:a xlink:type="simple" xlink:href="#x1007 Weapons ranged|region" office:name="Weapons, ranged" text:style-name="Internet_20_link" text:visited-style-name="Visited_20_Internet_20_Link"><text:span text:style-name="kL_20_script">Weapons, ranged</text:span></text:a></text:p>
      </text:section>
      <text:section text:style-name="Sect1" text:name="ToC - x1008 Wondrous Items">
        <text:p text:style-name="Standard"><text:span text:style-name="kL_20_script"><text:tab/><text:tab/>x1008<text:tab/><text:tab/></text:span><text:a xlink:type="simple" xlink:href="#x1008 Wondrous Items|region" office:name="Wondrous Items" text:style-name="Internet_20_link" text:visited-style-name="Visited_20_Internet_20_Link"><text:span text:style-name="kL_20_script">Wondrous Items</text:span></text:a></text:p>
      </text:section>
      <text:p text:style-name="Standard"><text:span text:style-name="kL_20_script"><text:tab/><text:tab/><text:tab/><text:tab/><text:tab/></text:span><text:span text:style-name="kL_20_script">– </text:span><text:a xlink:type="simple" xlink:href="#x1008 Wondrous Items elemental resistance|region" office:name="elemental resistance" text:style-name="Internet_20_link" text:visited-style-name="Visited_20_Internet_20_Link"><text:span text:style-name="kL_20_script">elemental resistance</text:span></text:a></text:p>
      <text:p text:style-name="Standard"><text:span text:style-name="kL_20_script"><text:tab/><text:tab/><text:tab/><text:tab/><text:tab/></text:span><text:span text:style-name="kL_20_script">– </text:span><text:a xlink:type="simple" xlink:href="#x1008 Wondrous Items protection|region" office:name="protection" text:style-name="Internet_20_link" text:visited-style-name="Visited_20_Internet_20_Link"><text:span text:style-name="kL_20_script">protection</text:span></text:a></text:p>
      <text:p text:style-name="Standard"><text:span text:style-name="kL_20_script"><text:tab/><text:tab/><text:tab/><text:tab/><text:tab/></text:span><text:span text:style-name="kL_20_script">– </text:span><text:a xlink:type="simple" xlink:href="#x1008 Wondrous Items spell resistance|region" office:name="spell resistance" text:style-name="Internet_20_link" text:visited-style-name="Visited_20_Internet_20_Link"><text:span text:style-name="kL_20_script">spell resistance</text:span></text:a></text:p>
      <text:p text:style-name="P29"/>
      <text:p text:style-name="Standard">________________________________________________________________________________</text:p>
      <text:section text:style-name="Sect2" text:name="Introduction">
        <text:p text:style-name="Standard"/>
        <text:p text:style-name="Standard"/>
        <text:p text:style-name="P3"><text:span text:style-name="kL_20_head_20_1"><text:span text:style-name="T11">Introduction<text:tab/><text:tab/><text:tab/><text:tab/><text:tab/><text:tab/><text:tab/><text:tab/><text:tab/></text:span></text:span><text:a xlink:type="simple" xlink:href="#ToC - Introduction|region" office:name="ToC" text:style-name="Internet_20_link" text:visited-style-name="Visited_20_Internet_20_Link"><text:span text:style-name="kL_20_head_20_1"><text:span text:style-name="T7">ToC</text:span></text:span></text:a></text:p>
      </text:section>
      <text:p text:style-name="Standard"/>
      <text:p text:style-name="Standard"/>
      <text:p text:style-name="Standard">________________________________________________________________________________</text:p>
      <text:p text:style-name="Standard"/>
      <text:p text:style-name="Standard"/>
      <text:p text:style-name="Standard"/>
      <text:p text:style-name="P2">This is a list of the various recipes available using the rebalanced version of the Rebalanced version of the Complete Craftsman. This has been rebalanced to account for further &amp; future rebalancing. Stay tuned for a balanced version. Thank you,</text:p>
      <text:p text:style-name="Standard"/>
      <text:p text:style-name="Standard"/>
      <text:p text:style-name="P2">It does not list <text:span text:style-name="T1">MotB</text:span> recipes, as those have not been changed ... yet</text:p>
      <text:p text:style-name="Standard"/>
      <text:p text:style-name="Standard"/>
      <text:p text:style-name="P2"><text:span text:style-name="T8">Please note – do – that some spells will not work on the </text:span><text:span text:style-name="T2">Magician's Workbench</text:span><text:span text:style-name="T8"> and can only be used with </text:span><text:span text:style-name="T2">MotB's Enchanter's Satchel</text:span><text:span text:style-name="T8">. Make sure you try the spell on both before reporting that a recipe doesn't work. This may be a </text:span><text:span text:style-name="T2">Spells.2da</text:span><text:span text:style-name="T8"> issue.</text:span></text:p>
      <text:p text:style-name="P29"/>
      <text:p text:style-name="Standard">________________________________________________________________________________</text:p>
      <text:section text:style-name="Sect1" text:name="Recipes - Item Creation">
        <text:p text:style-name="Standard"/>
        <text:p text:style-name="Standard"/>
        <text:p text:style-name="P4"><text:span text:style-name="kL_20_head_20_1"><text:span text:style-name="T11">Recipes - Item Creation<text:tab/><text:tab/><text:tab/><text:tab/><text:tab/><text:tab/></text:span></text:span><text:a xlink:type="simple" xlink:href="#ToC - Item Creation|region" office:name="ToC" text:style-name="Internet_20_link" text:visited-style-name="Visited_20_Internet_20_Link"><text:span text:style-name="kL_20_head_20_1"><text:span text:style-name="T7">ToC</text:span></text:span></text:a></text:p>
      </text:section>
      <text:p text:style-name="Standard"/>
      <text:p text:style-name="Standard"/>
      <text:p text:style-name="Standard">________________________________________________________________________________</text:p>
      <text:p text:style-name="Standard"/>
      <text:p text:style-name="Standard"/>
      <text:p text:style-name="Standard"/>
      <text:section text:style-name="Sect1" text:name="x0000 Universal Ingredients">
        <text:p text:style-name="Standard"><text:span text:style-name="T4">__oO—</text:span><text:span text:style-name="T5"> Universal Ingredients </text:span><text:span text:style-name="T4">—Oo___</text:span><text:span text:style-name="T3"><text:tab/><text:tab/><text:tab/><text:tab/><text:tab/></text:span><text:a xlink:type="simple" xlink:href="#ToC - x0000 Universal Ingredients|region" office:name="x0000" text:style-name="Internet_20_link" text:visited-style-name="Visited_20_Internet_20_Link"><text:span text:style-name="T6">x0000</text:span></text:a></text:p>
      </text:section>
      <text:p text:style-name="Standard"/>
      <text:p text:style-name="Standard"><text:span text:style-name="kL_20_script"><text:span text:style-name="T9">These are the basic mundane items required for Item Creation.</text:span></text:span></text:p>
      <text:p text:style-name="Standard"/>
      <text:p text:style-name="Standard">Belts<text:tab/><text:tab/>1 Leather Hide</text:p>
      <text:p text:style-name="Standard">Boots<text:tab/><text:tab/>1 Leather Hide</text:p>
      <text:p text:style-name="Standard">Cloaks<text:tab/><text:tab/>2 Leather Hides</text:p>
      <text:p text:style-name="Standard">Rings<text:tab/><text:tab/>1 Iron Ingot</text:p>
      <text:p text:style-name="Standard">Traps<text:tab/><text:tab/>Trap Mold</text:p>
      <text:p text:style-name="Standard"/>
      <text:p text:style-name="Standard">Weapons<text:tab/>weapon mold</text:p>
      <text:p text:style-name="Standard">Armor</text:p>
      <text:p text:style-name="Standard">Arrows</text:p>
      <text:p text:style-name="Standard"/>
      <text:p text:style-name="Standard">Armor<text:tab/><text:tab/>Armor, Shield, or Clothes / Robe</text:p>
      <text:p text:style-name="Standard">Belts<text:tab/><text:tab/>1 Leather Hide</text:p>
      <text:p text:style-name="Standard">Boots<text:tab/><text:tab/>1 Leather Hide</text:p>
      <text:p text:style-name="Standard">Cloaks<text:tab/><text:tab/>2 Leather Hides</text:p>
      <text:p text:style-name="Standard">Rings<text:tab/><text:tab/>1 Iron Ingot</text:p>
      <text:p text:style-name="Standard">Traps<text:tab/><text:tab/>Trap Mold</text:p>
      <text:p text:style-name="Standard">Weapons<text:tab/>any Weapon</text:p>
      <text:p text:style-name="Standard"/>
      <text:p text:style-name="Standard"/>
      <text:section text:style-name="Sect1" text:name="x0001 Grenades">
        <text:p text:style-name="Standard"><text:span text:style-name="T4">__oO—</text:span><text:span text:style-name="T5"> Grenades </text:span><text:span text:style-name="T4">—Oo___</text:span><text:span text:style-name="T3"><text:tab/><text:tab/><text:tab/><text:tab/><text:tab/><text:tab/><text:tab/></text:span><text:a xlink:type="simple" xlink:href="#ToC - x0001 Grenades|region" office:name="x0001" text:style-name="Internet_20_link" text:visited-style-name="Visited_20_Internet_20_Link"><text:span text:style-name="T6">x0001</text:span></text:a></text:p>
        <text:p text:style-name="Standard"/>
        <text:p text:style-name="Standard"><text:span text:style-name="kL_20_script"><text:span text:style-name="T9">These require an Alchemist's Workbench and the Craft Alchemy skill.</text:span></text:span></text:p>
        <text:p text:style-name="Standard"/>
      </text:section>
      <text:p text:style-name="Standard">Acid Flask<text:tab/><text:tab/><text:tab/>Thrown Weapon inflicts 1d6 Acid Damage</text:p>
      <text:p text:style-name="Standard"><text:tab/>Requires<text:tab/>Craft Alchemy 4</text:p>
      <text:p text:style-name="Standard"><text:tab/>Ingredients<text:tab/>Venom Gland + Quicksilver</text:p>
      <text:p text:style-name="Standard"/>
      <text:p text:style-name="Standard">Acid Flask (Improved)<text:tab/><text:tab/>Thrown Weapon inflicts 1d8 Acid Damage</text:p>
      <text:p text:style-name="Standard"><text:tab/>Requires<text:tab/>Craft Alchemy 8</text:p>
      <text:p text:style-name="Standard"><text:tab/>Ingredients<text:tab/>2 Venom Gland + 2 Quicksilver</text:p>
      <text:p text:style-name="Standard"/>
      <text:p text:style-name="Standard">Acid Flask (Greater)<text:tab/><text:tab/>Thrown Weapon inflicts 1d10 Acid Damage</text:p>
      <text:p text:style-name="Standard"><text:tab/>Requires<text:tab/>Craft Alchemy 12</text:p>
      <text:p text:style-name="Standard"><text:tab/>Ingredients<text:tab/>3 Venom Gland + 3 Quicksilver</text:p>
      <text:p text:style-name="Standard"/>
      <text:p text:style-name="Standard">Acid Flask (Perfected)<text:tab/><text:tab/>Thrown Weapon inflicts 2d6 Acid Damage</text:p>
      <text:p text:style-name="Standard"><text:tab/>Requires<text:tab/>Craft Alchemy 16</text:p>
      <text:p text:style-name="Standard"><text:soft-page-break/><text:tab/>Ingredients<text:tab/>4 Venom Gland + 4 Quicksilver</text:p>
      <text:p text:style-name="Standard"/>
      <text:p text:style-name="Standard">Alchemist's Fire<text:tab/><text:tab/><text:tab/>Thrown Weapon inflicts 1d6 Fire Damage or</text:p>
      <text:p text:style-name="Standard"><text:tab/><text:tab/><text:tab/><text:tab/>coats a Weapon with Fire to add 1d4 Fire Damage to attacks</text:p>
      <text:p text:style-name="Standard"><text:tab/>Requires<text:tab/>Craft Alchemy 4</text:p>
      <text:p text:style-name="Standard"><text:tab/>Ingredients<text:tab/>Fairy Dust + Distilled Alcohol</text:p>
      <text:p text:style-name="Standard"/>
      <text:p text:style-name="Standard">Alchemist's Fire (Improved)<text:tab/>Thrown Weapon inflicts 1d8 Fire Damage or</text:p>
      <text:p text:style-name="Standard"><text:tab/><text:tab/><text:tab/><text:tab/>coats a Weapon to add 1d6 Fire Damage to attacks</text:p>
      <text:p text:style-name="Standard"><text:tab/>Requires<text:tab/>Craft Alchemy 8</text:p>
      <text:p text:style-name="Standard"><text:tab/>Ingredients<text:tab/>2 Fairy Dust + 2 Distilled Alcohol</text:p>
      <text:p text:style-name="Standard"/>
      <text:p text:style-name="Standard">Alchemist's Fire (Greater)<text:tab/>Thrown Weapon inflicts 1d10 Fire Damage or</text:p>
      <text:p text:style-name="Standard"><text:tab/><text:tab/><text:tab/><text:tab/>coats a Weapon to add 1d6 Fire Damage to attacks</text:p>
      <text:p text:style-name="Standard"><text:tab/>Requires<text:tab/>Craft Alchemy 12</text:p>
      <text:p text:style-name="Standard"><text:tab/>Ingredients<text:tab/>3 Fairy Dust + 3 Distilled Alcohol</text:p>
      <text:p text:style-name="Standard"/>
      <text:p text:style-name="Standard">Alchemist's Fire (Perfected)<text:tab/>Thrown Weapon inflicts 2d6 Fire Damage or</text:p>
      <text:p text:style-name="Standard"><text:tab/><text:tab/><text:tab/><text:tab/>coats a Weapon to add 1d10 Fire Damage to attacks</text:p>
      <text:p text:style-name="Standard"><text:tab/>Requires<text:tab/>Craft Alchemy 16</text:p>
      <text:p text:style-name="Standard"><text:tab/>Ingredients<text:tab/>4 Fairy Dust + 4 Distilled Alcohol</text:p>
      <text:p text:style-name="Standard"/>
      <text:p text:style-name="Standard">Choking Powder<text:tab/><text:tab/><text:tab/>Creates a Stinking Cloud effect that lasts 5 rounds</text:p>
      <text:p text:style-name="Standard"><text:tab/>Requires<text:tab/>Craft Alchemy 4</text:p>
      <text:p text:style-name="Standard"><text:tab/>Ingredients<text:tab/>Garlic + Belladonna</text:p>
      <text:p text:style-name="Standard"/>
      <text:p text:style-name="Standard">Choking Powder (Improved)<text:tab/>Creates a Stinking Cloud effect that lasts 5 rounds</text:p>
      <text:p text:style-name="Standard"><text:tab/>Requires<text:tab/>Craft Alchemy 8</text:p>
      <text:p text:style-name="Standard"><text:tab/>Ingredients<text:tab/>2 Garlic + 2 Belladonna</text:p>
      <text:p text:style-name="Standard"/>
      <text:p text:style-name="Standard">Choking Powder (Greater)<text:tab/><text:tab/>Creates a Stinking Cloud effect that lasts 5 rounds</text:p>
      <text:p text:style-name="Standard"><text:tab/>Requires<text:tab/>Craft Alchemy 12</text:p>
      <text:p text:style-name="Standard"><text:tab/>Ingredients<text:tab/>3 Garlic + 3 Belladonna</text:p>
      <text:p text:style-name="Standard"/>
      <text:p text:style-name="Standard">Choking Powder (Perfected)<text:tab/>Creates a Stinking Cloud effect that lasts 5 rounds</text:p>
      <text:p text:style-name="Standard"><text:tab/>Requires<text:tab/>Craft Alchemy 16</text:p>
      <text:p text:style-name="Standard"><text:tab/>Ingredients<text:tab/>4 Garlic + 4 Belladonna</text:p>
      <text:p text:style-name="Standard"/>
      <text:p text:style-name="Standard">Holy Water<text:tab/><text:tab/><text:tab/>Thrown Weapon inflicts 2d4 Holy Damage to Undead</text:p>
      <text:p text:style-name="Standard"><text:tab/>Requires<text:tab/>Craft Alchemy 4</text:p>
      <text:p text:style-name="Standard"><text:tab/>Ingredients<text:tab/>Amethyst + Powdered Silver</text:p>
      <text:p text:style-name="Standard"/>
      <text:p text:style-name="Standard">Holy Water (Improved)<text:tab/><text:tab/>Thrown Weapon inflicts 2d6 Holy Damage to Undead</text:p>
      <text:p text:style-name="Standard"><text:tab/>Requires<text:tab/>Craft Alchemy 8</text:p>
      <text:p text:style-name="Standard"><text:tab/>Ingredients<text:tab/>2 Amethyst + 2 Powdered Silver</text:p>
      <text:p text:style-name="Standard"/>
      <text:p text:style-name="Standard">Holy Water (Greater)<text:tab/><text:tab/>Thrown Weapon inflicts 2d8 Holy Damage to Undead</text:p>
      <text:p text:style-name="Standard"><text:tab/>Requires<text:tab/>Craft Alchemy 12</text:p>
      <text:p text:style-name="Standard"><text:tab/>Ingredients<text:tab/>3 Amethyst + 3 Powdered Silver</text:p>
      <text:p text:style-name="Standard"/>
      <text:p text:style-name="Standard">Holy Water (Perfected)<text:tab/><text:tab/>Thrown Weapon inflicts 2d10 Holy Damage to Undead</text:p>
      <text:p text:style-name="Standard"><text:tab/>Requires<text:tab/>Craft Alchemy 16</text:p>
      <text:p text:style-name="Standard"><text:tab/>Ingredients<text:tab/>4 Amethyst + 4 Powdered Silver</text:p>
      <text:p text:style-name="Standard"/>
      <text:p text:style-name="Standard"><text:soft-page-break/>Tanglefoot Bag<text:tab/><text:tab/><text:tab/>Creates Entangle effect that lasts for 2 rounds</text:p>
      <text:p text:style-name="Standard"><text:tab/>Requires<text:tab/>Craft Alchemy 4</text:p>
      <text:p text:style-name="Standard"><text:tab/>Ingredients<text:tab/>Quicksilver + Belladonna</text:p>
      <text:p text:style-name="Standard"/>
      <text:p text:style-name="Standard">Tanglefoot Bag (Improved)<text:tab/>Creates Entangle effect that lasts for 3 rounds</text:p>
      <text:p text:style-name="Standard"><text:tab/>Requires<text:tab/>Craft Alchemy 8</text:p>
      <text:p text:style-name="Standard"><text:tab/>Ingredients<text:tab/>2 Quicksilver + 2 Belladonna</text:p>
      <text:p text:style-name="Standard"/>
      <text:p text:style-name="Standard">Tanglefoot Bag (Greater)<text:tab/><text:tab/>Creates Entangle effect that lasts for 5 rounds</text:p>
      <text:p text:style-name="Standard"><text:tab/>Requires<text:tab/>Craft Alchemy 12</text:p>
      <text:p text:style-name="Standard"><text:tab/>Ingredients<text:tab/>3 Quicksilver + 3 Belladonna</text:p>
      <text:p text:style-name="Standard"/>
      <text:p text:style-name="Standard">Tanglefoot Bag (Perfected)<text:tab/>Creates Entangle effect that lasts for 6 rounds</text:p>
      <text:p text:style-name="Standard"><text:tab/>Requires<text:tab/>Craft Alchemy 16</text:p>
      <text:p text:style-name="Standard"><text:tab/>Ingredients<text:tab/>4 Quicksilver + 4 Belladonna</text:p>
      <text:p text:style-name="Standard"/>
      <text:p text:style-name="Standard">Thunderstone<text:tab/><text:tab/><text:tab/>Deafens target for 5 rounds</text:p>
      <text:p text:style-name="Standard"><text:tab/>Requires<text:tab/>Craft Alchemy 4</text:p>
      <text:p text:style-name="Standard"><text:tab/>Ingredients<text:tab/>Diamond Dust + Amethyst</text:p>
      <text:p text:style-name="Standard"/>
      <text:p text:style-name="Standard">Thunderstone (Improved)<text:tab/><text:tab/>Deafens target for 5 rounds</text:p>
      <text:p text:style-name="Standard"><text:tab/>Requires<text:tab/>Craft Alchemy 8</text:p>
      <text:p text:style-name="Standard"><text:tab/>Ingredients<text:tab/>2 Diamond Dust + 2 Amethyst</text:p>
      <text:p text:style-name="Standard"/>
      <text:p text:style-name="Standard">Thunderstone (Greater)<text:tab/><text:tab/>Deafens target for 5 rounds</text:p>
      <text:p text:style-name="Standard"><text:tab/>Requires<text:tab/>Craft Alchemy 12</text:p>
      <text:p text:style-name="Standard"><text:tab/>Ingredients<text:tab/>3 Diamond Dust + 3 Amethyst</text:p>
      <text:p text:style-name="Standard"/>
      <text:p text:style-name="Standard">Thunderstone (Perfected)<text:tab/>Deafens target for 5 rounds</text:p>
      <text:p text:style-name="Standard"><text:tab/>Requires<text:tab/>Craft Alchemy 16</text:p>
      <text:p text:style-name="Standard"><text:tab/>Ingredients<text:tab/>4 Diamond Dust + 4 Amethyst</text:p>
      <text:p text:style-name="Standard"/>
      <text:p text:style-name="Standard"/>
      <text:p text:style-name="Standard"/>
      <text:section text:style-name="Sect1" text:name="x0002 Ammunition">
        <text:p text:style-name="Standard"><text:span text:style-name="T4">__oO—</text:span><text:span text:style-name="T5"> Ammunition </text:span><text:span text:style-name="T4">—Oo___</text:span><text:span text:style-name="T3"><text:tab/><text:tab/><text:tab/><text:tab/><text:tab/><text:tab/><text:tab/></text:span><text:a xlink:type="simple" xlink:href="#ToC - x0002 Ammunition|region" office:name="x0001" text:style-name="Internet_20_link" text:visited-style-name="Visited_20_Internet_20_Link"><text:span text:style-name="T6">x0002</text:span></text:a></text:p>
      </text:section>
      <text:p text:style-name="Standard"/>
      <text:p text:style-name="Standard"><text:span text:style-name="kL_20_script"><text:span text:style-name="T9">These require the Craft Magic Arms and Armor feat.</text:span></text:span></text:p>
      <text:p text:style-name="Standard"/>
      <text:p text:style-name="P20">arrows</text:p>
      <text:p text:style-name="Standard">Mithral + Arrow Mold + </text:p>
      <text:p text:style-name="Standard">Acid<text:tab/><text:tab/><text:tab/>Melf's Acid Arrow (Level 10)</text:p>
      <text:p text:style-name="Standard">Detonation<text:tab/><text:tab/>Delayed Blast Fireball / Firestorm (Level 18)</text:p>
      <text:p text:style-name="Standard">Fire<text:tab/><text:tab/><text:tab/>Flame Arrow / Flame Weapon (Level 10)</text:p>
      <text:p text:style-name="Standard">Ice<text:tab/><text:tab/><text:tab/>Ray of Frost / Hypothermia (Level 10)</text:p>
      <text:p text:style-name="Standard">Lightning<text:tab/><text:tab/>Shocking Grasp / Call Lightning (Level 10)</text:p>
      <text:p text:style-name="Standard">Mild Poison<text:tab/><text:tab/>Poison (Level 8)</text:p>
      <text:p text:style-name="Standard">Petrification<text:tab/><text:tab/>Flesh to Stone (Level 15)</text:p>
      <text:p text:style-name="Standard">Piercing<text:tab/><text:tab/><text:tab/>Spike Growth (Level 12)</text:p>
      <text:p text:style-name="Standard">Poison<text:tab/><text:tab/><text:tab/>Contagion (Level 10)</text:p>
      <text:p text:style-name="Standard">Vampire<text:tab/><text:tab/><text:tab/>Vampiric Touch (Level 8)</text:p>
      <text:p text:style-name="Standard"/>
      <text:p text:style-name="P20"><text:soft-page-break/>bolts</text:p>
      <text:p text:style-name="Standard">Mithral + Bolt Mold +</text:p>
      <text:p text:style-name="Standard">Fire<text:tab/><text:tab/><text:tab/>Flame Arrow / Flame Weapon (Level 10)</text:p>
      <text:p text:style-name="Standard">Frostbite<text:tab/><text:tab/>Ray of Frost / Hypothermia (Level 10)</text:p>
      <text:p text:style-name="Standard">Lightning<text:tab/><text:tab/>Shocking Grasp / Call Lightning (Level 10)</text:p>
      <text:p text:style-name="Standard">Mild Poison<text:tab/><text:tab/>Poison (Level 8)</text:p>
      <text:p text:style-name="Standard">Paralytic<text:tab/><text:tab/>Ghoul Touch / Stonehold (Level 14)</text:p>
      <text:p text:style-name="Standard">Piercing<text:tab/><text:tab/><text:tab/>Spike Growth (Level 12)</text:p>
      <text:p text:style-name="Standard">Poison<text:tab/><text:tab/><text:tab/>Contagion (Level 10)</text:p>
      <text:p text:style-name="Standard"/>
      <text:p text:style-name="P20">bullets</text:p>
      <text:p text:style-name="Standard">Mithral + Bullet Mold +</text:p>
      <text:p text:style-name="Standard">Fire<text:tab/><text:tab/><text:tab/>Fireburst / Flame Weapon (Level 10)</text:p>
      <text:p text:style-name="Standard">Giant's Bane<text:tab/><text:tab/>Spike Growth (Level 14)</text:p>
      <text:p text:style-name="Standard">Ice<text:tab/><text:tab/><text:tab/>Ray of Frost / Hypothermia (Level 10)</text:p>
      <text:p text:style-name="Standard">Lightning<text:tab/><text:tab/>Shocking Grasp / Call Lightning (Level 10)</text:p>
      <text:p text:style-name="Standard">Screaming<text:tab/><text:tab/>Sound Burst (Level 12)</text:p>
      <text:p text:style-name="Standard">Smiting<text:tab/><text:tab/><text:tab/>Weapon of Impact (Level 12)</text:p>
      <text:p text:style-name="Standard"/>
      <text:p text:style-name="P20">darts</text:p>
      <text:p text:style-name="Standard">Mithral + Dart Mold +</text:p>
      <text:p text:style-name="Standard">Accuracy<text:tab/><text:tab/>True Strike (Level 15)</text:p>
      <text:p text:style-name="Standard">Acid<text:tab/><text:tab/><text:tab/>Acid Splash (Level 12)</text:p>
      <text:p text:style-name="Standard">Asp's Nest<text:tab/><text:tab/>Quillfire (Level 12)</text:p>
      <text:p text:style-name="Standard">Ice<text:tab/><text:tab/><text:tab/>Ray of Frost / Hypothermia (Level 12)</text:p>
      <text:p text:style-name="Standard">Stunning<text:tab/><text:tab/>Power Word Stun (Level 15)</text:p>
      <text:p text:style-name="Standard"/>
      <text:p text:style-name="P20">shurikens</text:p>
      <text:p text:style-name="Standard">Mithral + Shuriken Mold +</text:p>
      <text:p text:style-name="Standard">Dragon's Tail<text:tab/><text:tab/>Fireburst / Flame Weapon (Level 12)</text:p>
      <text:p text:style-name="Standard">Grains of Sand<text:tab/><text:tab/>Hiss of Sleep (Level 12)</text:p>
      <text:p text:style-name="Standard">Many Talons<text:tab/><text:tab/>Vampiric Touch (Level 14)</text:p>
      <text:p text:style-name="Standard">Ojy-do<text:tab/><text:tab/><text:tab/>Ray of Frost / Hypothermia (Level 12)</text:p>
      <text:p text:style-name="Standard">Shining Light<text:tab/><text:tab/>Daze (Level 15)</text:p>
      <text:p text:style-name="Standard"/>
      <text:p text:style-name="P21">throwing axes</text:p>
      <text:p text:style-name="Standard">2 Mithral + Throwing Axe Mold +</text:p>
      <text:p text:style-name="Standard">Black Raven<text:tab/><text:tab/>Fear (Level 12)</text:p>
      <text:p text:style-name="Standard">Coming Storm<text:tab/><text:tab/>Call Lightning Storm (Level 15)</text:p>
      <text:p text:style-name="Standard">Fire<text:tab/><text:tab/><text:tab/>Fireburst/Flame Weapon (Level 12)</text:p>
      <text:p text:style-name="Standard">Rifthome<text:tab/><text:tab/>Bull's Strength (Level 12)</text:p>
      <text:p text:style-name="Standard">Thunderbeast<text:tab/><text:tab/>Cacophonic Burst (Level 15)</text:p>
      <text:p text:style-name="Standard"/>
      <text:p text:style-name="Standard"/>
      <text:p text:style-name="Standard"/>
      <text:section text:style-name="Sect1" text:name="x0003 Amulets">
        <text:p text:style-name="Standard"><text:span text:style-name="T4">__oO—</text:span><text:span text:style-name="T5"> Amulets </text:span><text:span text:style-name="T4">—Oo___</text:span><text:span text:style-name="T3"><text:tab/><text:tab/><text:tab/><text:tab/><text:tab/><text:tab/><text:tab/></text:span><text:a xlink:type="simple" xlink:href="#ToC - x0003 Amulets|region" office:name="x0003" text:style-name="Internet_20_link" text:visited-style-name="Visited_20_Internet_20_Link"><text:span text:style-name="T6">x0003</text:span></text:a></text:p>
      </text:section>
      <text:p text:style-name="Standard"/>
      <text:p text:style-name="Standard"/>
      <text:p text:style-name="Standard">Amulet of Health, Lesser<text:tab/><text:tab/>Immunity to Disease and Poison</text:p>
      <text:p text:style-name="Standard"><text:soft-page-break/><text:tab/>Requires<text:tab/>Caster Level 5, Craft Wondrous Items feat</text:p>
      <text:p text:style-name="Standard"><text:tab/>Ingredients<text:tab/>Weak Power Essence + Weak Water Essence + Obsidian + Iron Ingot</text:p>
      <text:p text:style-name="Standard"><text:tab/>Spell<text:tab/><text:tab/>Remove Disease or Neutralize Poison</text:p>
      <text:p text:style-name="Standard"/>
      <text:p text:style-name="Standard">Amulet of Health<text:tab/><text:tab/>Immunity to Ability/Level Drain, Disease, and Poison</text:p>
      <text:p text:style-name="Standard"><text:tab/>Requires<text:tab/>Caster Level 10, Craft Wondrous Items feat</text:p>
      <text:p text:style-name="Standard"><text:tab/>Ingredients<text:tab/>Glowing Power Essence + Glowing Water Essence + Canary Diamond + Iron Ingot</text:p>
      <text:p text:style-name="Standard"><text:tab/>Spell<text:tab/><text:tab/>Remove Disease or Neutralize Poison</text:p>
      <text:p text:style-name="Standard"/>
      <text:p text:style-name="Standard">Amulet of Health, Greater<text:tab/>Immunity to Ability/Level Drain, Disease, and Poison, Regeneration +1</text:p>
      <text:p text:style-name="Standard"><text:tab/>Requires<text:tab/>Caster Level 15, Craft Wondrous Items feat</text:p>
      <text:p text:style-name="Standard"><text:tab/>Ingredients<text:tab/>Radiant Power Essence + Radiant Water Essence + Blue Diamond + Iron Ingot</text:p>
      <text:p text:style-name="Standard"><text:tab/>Spell<text:tab/><text:tab/>Remove Disease or Neutralize Poison</text:p>
      <text:p text:style-name="Standard"/>
      <text:p text:style-name="Standard">Amulet of Natural Armor +1<text:tab/>+1 Natural AC</text:p>
      <text:p text:style-name="Standard"><text:tab/>Requires<text:tab/>Caster Level 3, Craft Wondrous Items feat</text:p>
      <text:p text:style-name="Standard"><text:tab/>Ingredients<text:tab/>Faint Earth Essence + Sapphire + Iron Ingot</text:p>
      <text:p text:style-name="Standard"><text:tab/>Spell<text:tab/><text:tab/>Barkskin</text:p>
      <text:p text:style-name="Standard"/>
      <text:p text:style-name="Standard">Amulet of Natural Armor +2<text:tab/>+2 Natural AC</text:p>
      <text:p text:style-name="Standard"><text:tab/>Requires<text:tab/>Caster Level 6, Craft Wondrous Items feat</text:p>
      <text:p text:style-name="Standard"><text:tab/>Ingredients<text:tab/>Weak Earth Essence + Emerald + Iron Ingot</text:p>
      <text:p text:style-name="Standard"><text:tab/>Spell<text:tab/><text:tab/>Barkskin</text:p>
      <text:p text:style-name="Standard"/>
      <text:p text:style-name="Standard">Amulet of Natural Armor +3<text:tab/>+3 Natural AC</text:p>
      <text:p text:style-name="Standard"><text:tab/>Requires<text:tab/>Caster Level 9, Craft Wondrous Items feat</text:p>
      <text:p text:style-name="Standard"><text:tab/>Ingredients<text:tab/>Faint Power Essence + Glowing Earth Essence + Jacinth + Iron Ingot</text:p>
      <text:p text:style-name="Standard"><text:tab/>Spell<text:tab/><text:tab/>Barkskin</text:p>
      <text:p text:style-name="Standard"/>
      <text:p text:style-name="Standard">Amulet of Natural Armor +4<text:tab/>+4 Natural AC</text:p>
      <text:p text:style-name="Standard"><text:tab/>Requires<text:tab/>Caster Level 12, Craft Wondrous Items feat</text:p>
      <text:p text:style-name="Standard"><text:tab/>Ingredients<text:tab/>Weak Power Essence + Glowing Earth Essence + Blue Diamond + Iron Ingot</text:p>
      <text:p text:style-name="Standard"><text:tab/>Spell<text:tab/><text:tab/>Barkskin</text:p>
      <text:p text:style-name="Standard"/>
      <text:p text:style-name="Standard">Amulet of Natural Armor +5<text:tab/>+5 Natural AC</text:p>
      <text:p text:style-name="Standard"><text:tab/>Requires<text:tab/>Caster Level 15, Craft Wondrous Items feat</text:p>
      <text:p text:style-name="Standard"><text:tab/>Ingredients<text:tab/>Weak Power Essence + Radiant Earth Essence + Beljuril + Iron Ingot</text:p>
      <text:p text:style-name="Standard"><text:tab/>Spell<text:tab/><text:tab/>Barkskin</text:p>
      <text:p text:style-name="Standard"/>
      <text:p text:style-name="Standard">Brooch of Shielding<text:tab/><text:tab/>Shield (5) 3/day</text:p>
      <text:p text:style-name="Standard"><text:tab/>Requires<text:tab/>Caster Level 1, Craft Wondrous Items feat</text:p>
      <text:p text:style-name="Standard"><text:tab/>Ingredients<text:tab/>Faint Power Essence + Sapphire + 2 Iron Ingots</text:p>
      <text:p text:style-name="Standard"><text:tab/>Spell<text:tab/><text:tab/>Shield</text:p>
      <text:p text:style-name="Standard"/>
      <text:p text:style-name="Standard">Medallion of Thought<text:tab/><text:tab/>Immunity to Mind Affecting Spells, +5 Bluff, +5 Diplomacy </text:p>
      <text:p text:style-name="Standard"><text:tab/>Requires<text:tab/>Caster Level 8, Craft Wondrous Items feat</text:p>
      <text:p text:style-name="Standard"><text:tab/>Ingredients<text:tab/>Weak Power Essence + Weak Water Essence + Canary Diamond + Iron Ingot</text:p>
      <text:p text:style-name="Standard"><text:tab/>Spell<text:tab/><text:tab/>Owl's Wisdom</text:p>
      <text:p text:style-name="Standard"/>
      <text:p text:style-name="Standard">Periapt of Wisdom +2<text:tab/><text:tab/>+2 Wisdom</text:p>
      <text:p text:style-name="Standard"><text:tab/>Requires<text:tab/>Caster Level 8, Craft Wondrous Items feat</text:p>
      <text:p text:style-name="Standard"><text:tab/>Ingredients<text:tab/>Faint Water Essence + Diamond + Iron Ingot</text:p>
      <text:p text:style-name="Standard"><text:tab/>Spell<text:tab/><text:tab/>Owl's Wisdom</text:p>
      <text:p text:style-name="Standard"/>
      <text:p text:style-name="Standard"><text:soft-page-break/>Periapt of Wisdom +4<text:tab/><text:tab/>+4 Wisdom</text:p>
      <text:p text:style-name="Standard"><text:tab/>Requires<text:tab/>Caster Level 11, Craft Wondrous Items feat</text:p>
      <text:p text:style-name="Standard"><text:tab/>Ingredients<text:tab/>Weak Water Essence + Star Sapphire + Iron Ingot</text:p>
      <text:p text:style-name="Standard"><text:tab/>Spell<text:tab/><text:tab/>Owl's Wisdom</text:p>
      <text:p text:style-name="Standard"/>
      <text:p text:style-name="Standard">Periapt of Wisdom +6<text:tab/><text:tab/>+6 Wisdom</text:p>
      <text:p text:style-name="Standard"><text:tab/>Requires<text:tab/>Caster Level 14, Craft Wondrous Items feat</text:p>
      <text:p text:style-name="Standard"><text:tab/>Ingredients<text:tab/>Glowing Water Essence + Rogue Stone + Iron Ingot</text:p>
      <text:p text:style-name="Standard"><text:tab/>Spell<text:tab/><text:tab/>Owl's Wisdom</text:p>
      <text:p text:style-name="Standard"/>
      <text:p text:style-name="Standard">Periapt of Wisdom +8<text:tab/><text:tab/>+8 Wisdom</text:p>
      <text:p text:style-name="Standard"><text:tab/>Requires<text:tab/>Caster Level 17, Craft Wondrous Items feat</text:p>
      <text:p text:style-name="Standard"><text:tab/>Ingredients<text:tab/>Radiant Water Essence + Beljuril + Iron Ingot</text:p>
      <text:p text:style-name="Standard"><text:tab/>Spell<text:tab/><text:tab/>Owl's Wisdom</text:p>
      <text:p text:style-name="Standard"/>
      <text:p text:style-name="Standard">Scarab of Greater Protection<text:tab/>Spell Resistance 20, Immunity to Death Effects,</text:p>
      <text:p text:style-name="Standard"><text:tab/><text:tab/><text:tab/><text:tab/>and Immunity to Energy Drain</text:p>
      <text:p text:style-name="Standard"><text:tab/>Requires<text:tab/>Caster Level 18, Craft Wondrous Items feat</text:p>
      <text:p text:style-name="P1"><text:tab/>Ingredients<text:tab/>Iron Ingot + Radiant Power Essence + Radiant Fire Essence +</text:p>
      <text:p text:style-name="P1"><text:tab/><text:tab/><text:tab/><text:tab/>Radiant Water Essence + Blue Diamond</text:p>
      <text:p text:style-name="Standard"><text:tab/>Spell<text:tab/><text:tab/>Death Ward</text:p>
      <text:p text:style-name="Standard"/>
      <text:p text:style-name="Standard"/>
      <text:p text:style-name="Standard"/>
      <text:section text:style-name="Sect1" text:name="x0004 Belts">
        <text:p text:style-name="Standard"><text:span text:style-name="T4">__oO—</text:span><text:span text:style-name="T5"> Belts </text:span><text:span text:style-name="T4">—Oo___</text:span><text:span text:style-name="T3"><text:tab/><text:tab/><text:tab/><text:tab/><text:tab/><text:tab/><text:tab/><text:tab/></text:span><text:a xlink:type="simple" xlink:href="#ToC - x0004 Belts|region" office:name="x0004" text:style-name="Internet_20_link" text:visited-style-name="Visited_20_Internet_20_Link"><text:span text:style-name="T6">x0004</text:span></text:a></text:p>
      </text:section>
      <text:p text:style-name="Standard"/>
      <text:p text:style-name="Standard"/>
      <text:p text:style-name="Standard">Belt of Agility +2<text:tab/><text:tab/>+2 Dexterity, Freedom of Movement</text:p>
      <text:p text:style-name="Standard"><text:tab/>Requires<text:tab/>Caster Level 8, Craft Wondrous Items feat</text:p>
      <text:p text:style-name="Standard"><text:tab/>Ingredients<text:tab/>Leather Hide + Faint Air Essence + Diamond</text:p>
      <text:p text:style-name="Standard"><text:tab/>Spell<text:tab/><text:tab/>Cat's Grace</text:p>
      <text:p text:style-name="Standard"/>
      <text:p text:style-name="Standard">Belt of Agility +4<text:tab/><text:tab/>+4 Dexterity, Freedom of Movement</text:p>
      <text:p text:style-name="Standard"><text:tab/>Requires<text:tab/>Caster Level 11, Craft Wondrous Items feat</text:p>
      <text:p text:style-name="Standard"><text:tab/>Ingredients<text:tab/>Leather Hide + Weak Air Essence + Star Sapphire</text:p>
      <text:p text:style-name="Standard"><text:tab/>Spell<text:tab/><text:tab/>Cat's Grace</text:p>
      <text:p text:style-name="Standard"/>
      <text:p text:style-name="Standard">Belt of Agility +6<text:tab/><text:tab/>+6 Dexterity, Freedom of Movement</text:p>
      <text:p text:style-name="Standard"><text:tab/>Requires<text:tab/>Caster Level 14, Craft Wondrous Items feat</text:p>
      <text:p text:style-name="Standard"><text:tab/>Ingredients<text:tab/>Leather Hide + Glowing Air Essence + Rogue Stone</text:p>
      <text:p text:style-name="Standard"><text:tab/>Spell<text:tab/><text:tab/>Cat's Grace</text:p>
      <text:p text:style-name="Standard"/>
      <text:p text:style-name="Standard">Belt of Agility +8<text:tab/><text:tab/>+8 Dexterity, Freedom of Movement</text:p>
      <text:p text:style-name="Standard"><text:tab/>Requires<text:tab/>Caster Level 17, Craft Wondrous Items feat</text:p>
      <text:p text:style-name="Standard"><text:tab/>Ingredients<text:tab/>Leather Hide + Radiant Air Essence + Beljuril</text:p>
      <text:p text:style-name="Standard"><text:tab/>Spell<text:tab/><text:tab/>Cat's Grace</text:p>
      <text:p text:style-name="Standard"/>
      <text:p text:style-name="Standard">Belt of Frost Giant Strength<text:tab/>+4 Strength</text:p>
      <text:p text:style-name="Standard"><text:tab/>Requires<text:tab/>Caster Level 11, Craft Wondrous Items feat</text:p>
      <text:p text:style-name="Standard"><text:tab/>Ingredients<text:tab/>Leather Hide + Weak Fire Essence + Blue Diamond</text:p>
      <text:p text:style-name="Standard"><text:tab/>Spell<text:tab/><text:tab/>Bull's Strength</text:p>
      <text:p text:style-name="Standard"/>
      <text:p text:style-name="Standard">Belt of Stone Giant Strength<text:tab/>+6 Strength</text:p>
      <text:p text:style-name="Standard"><text:soft-page-break/><text:tab/>Requires<text:tab/>Caster Level 14, Craft Wondrous Items feat</text:p>
      <text:p text:style-name="Standard"><text:tab/>Ingredients<text:tab/>Leather Hide + Glowing Fire Essence + Beljuril</text:p>
      <text:p text:style-name="Standard"><text:tab/>Spell<text:tab/><text:tab/>Bull's Strength</text:p>
      <text:p text:style-name="Standard"/>
      <text:p text:style-name="Standard">Belt of Cloud Giant Strength<text:tab/>+8 Strength</text:p>
      <text:p text:style-name="Standard"><text:tab/>Requires<text:tab/>Caster Level 17, Craft Wondrous Items feat</text:p>
      <text:p text:style-name="Standard"><text:tab/>Ingredients<text:tab/>Leather Hide + Radiant Fire Essence + King's Tear</text:p>
      <text:p text:style-name="Standard"><text:tab/>Spell<text:tab/><text:tab/>Bull's Strength</text:p>
      <text:p text:style-name="Standard"/>
      <text:p text:style-name="Standard"/>
      <text:p text:style-name="Standard"/>
      <text:section text:style-name="Sect1" text:name="x0005 Blacksmith">
        <text:p text:style-name="Standard"><text:span text:style-name="T4">__oO—</text:span><text:span text:style-name="T5"> Blacksmith </text:span><text:span text:style-name="T4">—Oo___<text:tab/></text:span><text:span text:style-name="T3"><text:tab/><text:tab/><text:tab/><text:tab/><text:tab/><text:tab/></text:span><text:a xlink:type="simple" xlink:href="#ToC - x0005 Blacksmith|region" office:name="x0005" text:style-name="Internet_20_link" text:visited-style-name="Visited_20_Internet_20_Link"><text:span text:style-name="T6">x0005</text:span></text:a></text:p>
      </text:section>
      <text:p text:style-name="Standard"/>
      <text:p text:style-name="Standard"><text:span text:style-name="kL_20_script"><text:span text:style-name="T9">These use the Blacksmith Workbench and require the appropriate mold.</text:span></text:span></text:p>
      <text:p text:style-name="Standard"/>
      <text:section text:style-name="Sect1" text:name="x0005 Blacksmith ranged">
        <text:p text:style-name="P6"><text:span text:style-name="kL_20_note"><text:span text:style-name="T14">ranged</text:span></text:span><text:span text:style-name="kL_20_note"><text:span text:style-name="T17"> ( blacksmith )</text:span></text:span></text:p>
      </text:section>
      <text:p text:style-name="Standard"/>
      <text:p text:style-name="Standard"/>
      <text:p text:style-name="Standard">Acid Arrows<text:tab/><text:tab/><text:tab/>1d6 Acid Damage</text:p>
      <text:p text:style-name="Standard"><text:tab/>Requires<text:tab/>Craft Weapon 12</text:p>
      <text:p text:style-name="Standard"><text:tab/>Ingredients<text:tab/>Alchemical Silver + Acid Flask</text:p>
      <text:p text:style-name="Standard"/>
      <text:p text:style-name="Standard">Arrows of Detonation<text:tab/><text:tab/>Fireball (Level 10) on hit</text:p>
      <text:p text:style-name="Standard"><text:tab/>Requires<text:tab/>Craft Weapon 22</text:p>
      <text:p text:style-name="Standard"><text:tab/>Ingredients<text:tab/>Adamantine + Perfected Alchemist's Fire + Perfected Thunderstone</text:p>
      <text:p text:style-name="Standard"/>
      <text:p text:style-name="Standard">Fire Arrows<text:tab/><text:tab/><text:tab/>1d6 Fire Damage</text:p>
      <text:p text:style-name="Standard"><text:tab/>Requires<text:tab/>Craft Weapon 12</text:p>
      <text:p text:style-name="Standard"><text:tab/>Ingredients<text:tab/>Alchemical Silver + Alchemist's Fire</text:p>
      <text:p text:style-name="Standard"/>
      <text:p text:style-name="Standard">Ice Arrows<text:tab/><text:tab/><text:tab/>1d6 Cold Damage</text:p>
      <text:p text:style-name="Standard"><text:tab/>Requires<text:tab/>Craft Weapon 12</text:p>
      <text:p text:style-name="Standard"><text:tab/>Ingredients<text:tab/>Cold Iron + Coldstone</text:p>
      <text:p text:style-name="Standard"/>
      <text:p text:style-name="Standard">Magic Arrows<text:tab/><text:tab/><text:tab/>+1 enchantment</text:p>
      <text:p text:style-name="Standard"><text:tab/>Requires<text:tab/>Craft Weapon 17</text:p>
      <text:p text:style-name="Standard"><text:tab/>Ingredients<text:tab/>Mithral + Potion of Bless</text:p>
      <text:p text:style-name="Standard"/>
      <text:p text:style-name="Standard">Mild Poison Arrows<text:tab/><text:tab/>Poison (1d2 Con Damage, DC=14) on hit</text:p>
      <text:p text:style-name="Standard"><text:tab/>Requires<text:tab/>Craft Weapon 7</text:p>
      <text:p text:style-name="Standard"><text:tab/>Ingredients<text:tab/>Iron + Mild Bee Venom</text:p>
      <text:p text:style-name="Standard"/>
      <text:p text:style-name="Standard">Lightning Arrows<text:tab/><text:tab/><text:tab/>1d6 Shock Damage</text:p>
      <text:p text:style-name="Standard"><text:tab/>Requires<text:tab/>Craft Weapon 17</text:p>
      <text:p text:style-name="Standard"><text:tab/>Ingredients<text:tab/>Darksteel + Quartz Crystal</text:p>
      <text:p text:style-name="Standard"/>
      <text:p text:style-name="Standard">Posion Arrows<text:tab/><text:tab/><text:tab/>Poison (1d2 Con/Str Damage, DC=14) on hit</text:p>
      <text:p text:style-name="Standard"><text:tab/>Requires<text:tab/>Craft Weapon 7</text:p>
      <text:p text:style-name="Standard"><text:tab/>Ingredients<text:tab/>Iron + Mild Bee Venom + Mild Scorpion Venom</text:p>
      <text:p text:style-name="Standard"/>
      <text:p text:style-name="Standard">Fire Bolts<text:tab/><text:tab/><text:tab/>1d6 Fire Damage</text:p>
      <text:p text:style-name="Standard"><text:tab/>Requires<text:tab/>Craft Weapon 12</text:p>
      <text:p text:style-name="Standard"><text:tab/>Ingredients<text:tab/>Alchemical Silver + Alchemist's Fire</text:p>
      <text:p text:style-name="Standard"><text:soft-page-break/></text:p>
      <text:p text:style-name="Standard">Ice Bolts<text:tab/><text:tab/><text:tab/>1d6 Cold Damage</text:p>
      <text:p text:style-name="Standard"><text:tab/>Requires<text:tab/>Craft Weapon 12</text:p>
      <text:p text:style-name="Standard"><text:tab/>Ingredients<text:tab/>Cold Iron + Coldstone</text:p>
      <text:p text:style-name="Standard"/>
      <text:p text:style-name="Standard">Magic Bolts<text:tab/><text:tab/><text:tab/>+1 enchantment</text:p>
      <text:p text:style-name="Standard"><text:tab/>Requires<text:tab/>Craft Weapon 17</text:p>
      <text:p text:style-name="Standard"><text:tab/>Ingredients<text:tab/>Mithral + Potion of Bless</text:p>
      <text:p text:style-name="Standard"/>
      <text:p text:style-name="Standard">Mild Poison Bolts<text:tab/><text:tab/><text:tab/>Poison (1d2 Con Damage, DC=14) on hit</text:p>
      <text:p text:style-name="Standard"><text:tab/>Requires<text:tab/>Craft Weapon 7</text:p>
      <text:p text:style-name="Standard"><text:tab/>Ingredients<text:tab/>Iron + Mild Bee Venom</text:p>
      <text:p text:style-name="Standard"/>
      <text:p text:style-name="Standard">Lightning Bolts<text:tab/><text:tab/><text:tab/>1d6 Shock Damage</text:p>
      <text:p text:style-name="Standard"><text:tab/>Requires<text:tab/>Craft Weapon 17</text:p>
      <text:p text:style-name="Standard"><text:tab/>Ingredients<text:tab/>Darksteel + Quartz Crystal</text:p>
      <text:p text:style-name="Standard"/>
      <text:p text:style-name="Standard">Paralytic Bolts<text:tab/><text:tab/><text:tab/>Stun (DC=14, Duration 50% / 2 Rounds) on hit</text:p>
      <text:p text:style-name="Standard"><text:tab/>Requires<text:tab/>Craft Weapon 7</text:p>
      <text:p text:style-name="Standard"><text:tab/>Ingredients<text:tab/>Iron + Choking Powder + Tanglefoot Bag</text:p>
      <text:p text:style-name="Standard"/>
      <text:p text:style-name="Standard">Poison Bolts<text:tab/><text:tab/><text:tab/>Poison (1d2 Con/Str Damage, DC=14) on hit</text:p>
      <text:p text:style-name="Standard"><text:tab/>Requires<text:tab/>Craft Weapon 7</text:p>
      <text:p text:style-name="Standard"><text:tab/>Ingredients<text:tab/>Iron + Mild Bee Venom + Mild Scorpion Venom</text:p>
      <text:p text:style-name="Standard"/>
      <text:p text:style-name="Standard">Bullets of Screaming<text:tab/><text:tab/>1d4 Sonic Damage, Silence (DC=14, Duration 50% / 2 Rounds) on hit</text:p>
      <text:p text:style-name="Standard"><text:tab/>Requires<text:tab/>Craft Weapon 7</text:p>
      <text:p text:style-name="Standard"><text:tab/>Ingredients<text:tab/>Iron + Thunderstone</text:p>
      <text:p text:style-name="Standard"/>
      <text:p text:style-name="Standard">Fire Bullets<text:tab/><text:tab/><text:tab/>1d6 Fire Damage</text:p>
      <text:p text:style-name="Standard"><text:tab/>Requires<text:tab/>Craft Weapon 12</text:p>
      <text:p text:style-name="Standard"><text:tab/>Ingredients<text:tab/>Alchemical Silver + Alchemist's Fire</text:p>
      <text:p text:style-name="Standard"/>
      <text:p text:style-name="Standard">Ice Bullets<text:tab/><text:tab/><text:tab/>1d6 Cold Damage</text:p>
      <text:p text:style-name="Standard"><text:tab/>Requires<text:tab/>Craft Weapon 12</text:p>
      <text:p text:style-name="Standard"><text:tab/>Ingredients<text:tab/>Cold Iron + Coldstone</text:p>
      <text:p text:style-name="Standard"/>
      <text:p text:style-name="Standard">Magic Bullets<text:tab/><text:tab/><text:tab/>+1 enchantment</text:p>
      <text:p text:style-name="Standard"><text:tab/>Requires<text:tab/>Craft Weapon 17</text:p>
      <text:p text:style-name="Standard"><text:tab/>Ingredients<text:tab/>Mithral + Potion of Bless</text:p>
      <text:p text:style-name="Standard"/>
      <text:p text:style-name="Standard">Lightning Bullets<text:tab/><text:tab/><text:tab/>+1d6 Shock Damage</text:p>
      <text:p text:style-name="Standard"><text:tab/>Requires<text:tab/>Craft Weapon 17</text:p>
      <text:p text:style-name="Standard"><text:tab/>Ingredients<text:tab/>Darksteel + Quartz Crystal</text:p>
      <text:p text:style-name="Standard"/>
      <text:p text:style-name="Standard">Magic Darts/Shurikens<text:tab/><text:tab/>+1 enchantment</text:p>
      <text:p text:style-name="Standard"><text:tab/>Requires<text:tab/>Craft Weapon 17</text:p>
      <text:p text:style-name="Standard"><text:tab/>Ingredients<text:tab/>Mithral + Potion of Bless</text:p>
      <text:p text:style-name="Standard"/>
      <text:p text:style-name="Standard">Magic Throwing Axes<text:tab/><text:tab/>+1 enchantment</text:p>
      <text:p text:style-name="Standard"><text:tab/>Requires<text:tab/>Craft Weapon 17</text:p>
      <text:p text:style-name="Standard"><text:tab/>Ingredients<text:tab/>2 Mithral + Potion of Bless</text:p>
      <text:p text:style-name="Standard"/>
      <text:p text:style-name="Standard"/>
      <text:section text:style-name="Sect1" text:name="x0005 Blacksmith armor">
        <text:p text:style-name="Standard"><text:soft-page-break/><text:span text:style-name="kL_20_note"><text:span text:style-name="T15">armor</text:span></text:span><text:span text:style-name="kL_20_note"><text:span text:style-name="T17"> ( blacksmith )</text:span></text:span></text:p>
      </text:section>
      <text:p text:style-name="Standard"/>
      <text:p text:style-name="Standard"/>
      <text:p text:style-name="Standard">Craft Armor</text:p>
      <text:p text:style-name="Standard"><text:tab/>Clothes<text:tab/><text:tab/><text:tab/><text:tab/>1</text:p>
      <text:p text:style-name="Standard"><text:tab/>Light Shield<text:tab/><text:tab/><text:tab/>1</text:p>
      <text:p text:style-name="Standard"><text:tab/>Padded Armor<text:tab/><text:tab/><text:tab/>1</text:p>
      <text:p text:style-name="Standard"><text:tab/>Heavy Shield<text:tab/><text:tab/><text:tab/>2</text:p>
      <text:p text:style-name="Standard"><text:tab/>Leather Armor<text:tab/><text:tab/><text:tab/>2</text:p>
      <text:p text:style-name="Standard"><text:tab/>Hide Armor<text:tab/><text:tab/><text:tab/>3</text:p>
      <text:p text:style-name="Standard"><text:tab/>Studded Leather Armor<text:tab/><text:tab/>3</text:p>
      <text:p text:style-name="Standard"><text:tab/>Chain Shirt<text:tab/><text:tab/><text:tab/>4</text:p>
      <text:p text:style-name="Standard"><text:tab/>Tower Shield<text:tab/><text:tab/><text:tab/>4</text:p>
      <text:p text:style-name="Standard"><text:tab/>Breastplate<text:tab/><text:tab/><text:tab/>5</text:p>
      <text:p text:style-name="Standard"><text:tab/>Chain Mail<text:tab/><text:tab/><text:tab/>5</text:p>
      <text:p text:style-name="Standard"><text:tab/>Banded Mail<text:tab/><text:tab/><text:tab/>6</text:p>
      <text:p text:style-name="Standard"><text:tab/>Splint Mail<text:tab/><text:tab/><text:tab/>6</text:p>
      <text:p text:style-name="Standard"><text:tab/>Half-Plate Armor<text:tab/><text:tab/>7</text:p>
      <text:p text:style-name="Standard"><text:tab/>Full-Plate Armor<text:tab/><text:tab/><text:tab/>8</text:p>
      <text:p text:style-name="Standard"><text:tab/><text:tab/>Iron<text:tab/><text:tab/><text:tab/>+0</text:p>
      <text:p text:style-name="Standard"><text:tab/><text:tab/>Leather Hide<text:tab/><text:tab/>+0</text:p>
      <text:p text:style-name="Standard"><text:tab/><text:tab/>Alchemical Silver<text:tab/>+5</text:p>
      <text:p text:style-name="Standard"><text:tab/><text:tab/>Cold Iron<text:tab/><text:tab/>+5</text:p>
      <text:p text:style-name="Standard"><text:tab/><text:tab/>Duskwood<text:tab/><text:tab/>+5</text:p>
      <text:p text:style-name="Standard"><text:tab/><text:tab/>Fire Mephit Hide<text:tab/><text:tab/>+5</text:p>
      <text:p text:style-name="Standard"><text:tab/><text:tab/>Ice Mephit Hide<text:tab/><text:tab/>+5</text:p>
      <text:p text:style-name="Standard"><text:tab/><text:tab/>Darksteel<text:tab/><text:tab/>+10</text:p>
      <text:p text:style-name="Standard"><text:tab/><text:tab/>Mithral<text:tab/><text:tab/><text:tab/>+10</text:p>
      <text:p text:style-name="Standard"><text:tab/><text:tab/>Zalantar<text:tab/><text:tab/><text:tab/>+10</text:p>
      <text:p text:style-name="Standard"><text:tab/><text:tab/>Salamander Hide<text:tab/><text:tab/>+12</text:p>
      <text:p text:style-name="Standard"><text:tab/><text:tab/>Winter Wolf Hide<text:tab/>+12</text:p>
      <text:p text:style-name="Standard"><text:tab/><text:tab/>Adamantine<text:tab/><text:tab/>+15</text:p>
      <text:p text:style-name="Standard"><text:tab/><text:tab/>Ironwood<text:tab/><text:tab/>+15</text:p>
      <text:p text:style-name="Standard"><text:tab/><text:tab/>Umber Hulk Hide<text:tab/>+17</text:p>
      <text:p text:style-name="Standard"><text:tab/><text:tab/>Wyvern Hide<text:tab/><text:tab/>+20</text:p>
      <text:p text:style-name="Standard"><text:tab/><text:tab/>Red Dragon Hide<text:tab/><text:tab/>+23</text:p>
      <text:p text:style-name="Standard"/>
      <text:p text:style-name="Standard">Fire Mephit Hide<text:tab/><text:tab/>Belt, Boots, Cloak, Gloves, Hat, Padded, Robe</text:p>
      <text:p text:style-name="Standard">Ice Mephit Hide<text:tab/><text:tab/>Belt, Boots, Cloak, Gloves, Hat, Padded, Robe</text:p>
      <text:p text:style-name="Standard">Red Dragon Hide<text:tab/><text:tab/>Breastplate, Gloves, Half Plate, Hat, Scalemail, Shields</text:p>
      <text:p text:style-name="Standard"><text:tab/><text:tab/><text:tab/>Breastplate, Half Plate, Scalemail<text:tab/><text:tab/><text:tab/>AC +3, Fire Resistance 20/-, Weight 20%</text:p>
      <text:p text:style-name="Standard">Salamander Hide<text:tab/><text:tab/>Belt, Boots, Cloak, Gloves, Hat, Hide, Leather, Studded Leather</text:p>
      <text:p text:style-name="Standard"><text:tab/><text:tab/><text:tab/>Hide, Leather, Studded Leather<text:tab/><text:tab/><text:tab/>AC +1, Fire Resistance 10/-, Weight 20%</text:p>
      <text:p text:style-name="Standard">Umber Hulk Hide<text:tab/>Half Plate, Shields<text:tab/><text:tab/><text:tab/><text:tab/>AC +2, Immunity : Mind-affecting</text:p>
      <text:p text:style-name="Standard">Winter Wolf Hide<text:tab/>Belt, Boots, Cloak, Gloves, Hat, Padded, Robe</text:p>
      <text:p text:style-name="Standard">Wyvern Hide<text:tab/><text:tab/>Breastplate, Full Plate, Half Plate, Scalemail, Shields</text:p>
      <text:p text:style-name="Standard"><text:tab/><text:tab/><text:tab/>Breastplate, Full Plate, Half Plate, Scalemail<text:tab/>AC +2, Poison +4, Weight 20%</text:p>
      <text:p text:style-name="Standard"/>
      <text:p text:style-name="Standard">Adamantine<text:tab/><text:tab/>Gloves, Helms, Metal Armor, Shields</text:p>
      <text:p text:style-name="Standard"><text:tab/><text:tab/><text:tab/>Chainshirt, Light Shield<text:tab/><text:tab/><text:tab/><text:tab/>DR 1/-</text:p>
      <text:p text:style-name="Standard"><text:tab/><text:tab/><text:tab/>Breastplate, Chainmail, Scalemail, Heavy Shield<text:tab/>DR 2/-</text:p>
      <text:p text:style-name="Standard"><text:tab/><text:tab/><text:tab/>Heavy Armor, Tower Shield<text:tab/><text:tab/><text:tab/>DR 3/-</text:p>
      <text:p text:style-name="Standard">Alchemical Silver<text:tab/>Gloves, Helms</text:p>
      <text:p text:style-name="Standard">Cold Iron<text:tab/><text:tab/>Gloves, Helms</text:p>
      <text:p text:style-name="Standard"><text:soft-page-break/>Darksteel<text:tab/><text:tab/>Gloves, Helms, Metal Armor, Shields</text:p>
      <text:p text:style-name="Standard"><text:tab/><text:tab/><text:tab/>Acid Resistance 5/-</text:p>
      <text:p text:style-name="Standard">Mithral<text:tab/><text:tab/><text:tab/>Gloves, Helms, Metal Armor ( SF -10%, Weight 50% ), Shields ( Weight 40% )</text:p>
      <text:p text:style-name="Standard"><text:tab/><text:tab/><text:tab/>Chainshirt<text:tab/><text:tab/><text:tab/><text:tab/><text:tab/>ACP +2, DB +2</text:p>
      <text:p text:style-name="Standard"><text:tab/><text:tab/><text:tab/>Breastplate, Chainmail, Scalemail<text:tab/><text:tab/><text:tab/>ACP +3, DB +2, Light</text:p>
      <text:p text:style-name="Standard"><text:tab/><text:tab/><text:tab/>Banded Mail, Full Plate<text:tab/><text:tab/><text:tab/><text:tab/>ACP +3, DB +2, Medium</text:p>
      <text:p text:style-name="Standard"><text:tab/><text:tab/><text:tab/>Half Plate<text:tab/><text:tab/><text:tab/><text:tab/><text:tab/>ACP +3, DB +1, Medium</text:p>
      <text:p text:style-name="Standard"><text:tab/><text:tab/><text:tab/>Light Shield<text:tab/><text:tab/><text:tab/><text:tab/><text:tab/>SF -5%</text:p>
      <text:p text:style-name="Standard"><text:tab/><text:tab/><text:tab/>Heavy Shield<text:tab/><text:tab/><text:tab/><text:tab/><text:tab/>SF -15%</text:p>
      <text:p text:style-name="Standard"><text:tab/><text:tab/><text:tab/>Tower Shield<text:tab/><text:tab/><text:tab/><text:tab/><text:tab/>SF - 20%</text:p>
      <text:p text:style-name="Standard"/>
      <text:p text:style-name="Standard">Duskwood<text:tab/><text:tab/>Shields<text:tab/><text:tab/><text:tab/><text:tab/><text:tab/><text:tab/>Weight -60% ( ? )</text:p>
      <text:p text:style-name="Standard">Ironwood<text:tab/><text:tab/>Shields</text:p>
      <text:p text:style-name="Standard">Shederran<text:tab/><text:tab/>Shields</text:p>
      <text:p text:style-name="Standard">Zalantar<text:tab/><text:tab/><text:tab/>Shields ( AC +2 )</text:p>
      <text:p text:style-name="Standard"><text:tab/><text:tab/><text:tab/>Light Shield<text:tab/><text:tab/><text:tab/><text:tab/><text:tab/>SF -5%</text:p>
      <text:p text:style-name="Standard"><text:tab/><text:tab/><text:tab/>Heavy Shield<text:tab/><text:tab/><text:tab/><text:tab/><text:tab/>SF -5%</text:p>
      <text:p text:style-name="Standard"><text:tab/><text:tab/><text:tab/>Tower Shield<text:tab/><text:tab/><text:tab/><text:tab/><text:tab/>SF -10%</text:p>
      <text:p text:style-name="Standard"/>
      <text:p text:style-name="Standard"/>
      <text:section text:style-name="Sect1" text:name="x0005 Blacksmith weapons">
        <text:p text:style-name="Standard"><text:span text:style-name="kL_20_note"><text:span text:style-name="T15">weapons</text:span></text:span><text:span text:style-name="kL_20_note"><text:span text:style-name="T17"> ( blacksmith )</text:span></text:span></text:p>
      </text:section>
      <text:p text:style-name="Standard"/>
      <text:p text:style-name="Standard"/>
      <text:p text:style-name="Standard">Craft Weapon</text:p>
      <text:p text:style-name="Standard"><text:tab/>Arrow/Bolt/Bullet<text:tab/><text:tab/>2</text:p>
      <text:p text:style-name="Standard"><text:tab/>Bow<text:tab/><text:tab/><text:tab/><text:tab/>2</text:p>
      <text:p text:style-name="Standard"><text:tab/>Simple<text:tab/><text:tab/><text:tab/><text:tab/>2</text:p>
      <text:p text:style-name="Standard"><text:tab/>Sling<text:tab/><text:tab/><text:tab/><text:tab/>2</text:p>
      <text:p text:style-name="Standard"><text:tab/>Crossbow<text:tab/><text:tab/><text:tab/>5</text:p>
      <text:p text:style-name="Standard"><text:tab/>Martial<text:tab/><text:tab/><text:tab/><text:tab/>5</text:p>
      <text:p text:style-name="Standard"><text:tab/>Exotic<text:tab/><text:tab/><text:tab/><text:tab/>8</text:p>
      <text:p text:style-name="Standard"><text:tab/><text:tab/>Iron<text:tab/><text:tab/><text:tab/>+0</text:p>
      <text:p text:style-name="Standard"><text:tab/><text:tab/>Leather Hide<text:tab/><text:tab/>+0</text:p>
      <text:p text:style-name="Standard"><text:tab/><text:tab/>Wood<text:tab/><text:tab/><text:tab/>+0</text:p>
      <text:p text:style-name="Standard"><text:tab/><text:tab/>Alchemical Silver<text:tab/>+5</text:p>
      <text:p text:style-name="Standard"><text:tab/><text:tab/>Cold Iron<text:tab/><text:tab/>+5</text:p>
      <text:p text:style-name="Standard"><text:tab/><text:tab/>Duskwood<text:tab/><text:tab/>+5</text:p>
      <text:p text:style-name="Standard"><text:tab/><text:tab/>Shederran<text:tab/><text:tab/>+5</text:p>
      <text:p text:style-name="Standard"><text:tab/><text:tab/>Darksteel<text:tab/><text:tab/>+10</text:p>
      <text:p text:style-name="Standard"><text:tab/><text:tab/>Mithral<text:tab/><text:tab/><text:tab/>+10</text:p>
      <text:p text:style-name="Standard"><text:tab/><text:tab/>Zalantar<text:tab/><text:tab/><text:tab/>+10</text:p>
      <text:p text:style-name="Standard"><text:tab/><text:tab/>Salamander Hide<text:tab/><text:tab/>+12</text:p>
      <text:p text:style-name="Standard"><text:tab/><text:tab/>Winter Wolf Hide<text:tab/>+12</text:p>
      <text:p text:style-name="Standard"><text:tab/><text:tab/>Adamantine<text:tab/><text:tab/>+15</text:p>
      <text:p text:style-name="Standard"><text:tab/><text:tab/>Ironwood<text:tab/><text:tab/>+15</text:p>
      <text:p text:style-name="Standard"/>
      <text:p text:style-name="Standard">Salamander Hide<text:tab/><text:tab/>Sling</text:p>
      <text:p text:style-name="Standard">Winter Wolf Hide<text:tab/>Sling</text:p>
      <text:p text:style-name="Standard"/>
      <text:p text:style-name="Standard">Adamantine<text:tab/><text:tab/>Metal Weapons</text:p>
      <text:p text:style-name="Standard"><text:tab/><text:tab/><text:tab/>Bypasses Iron Golem &amp; Stoneskin DR, +2 Magical damage</text:p>
      <text:p text:style-name="Standard">Darksteel<text:tab/><text:tab/>Metal Weapons</text:p>
      <text:p text:style-name="Standard"><text:tab/><text:tab/><text:tab/>+1 Electrical damage</text:p>
      <text:p text:style-name="Standard">Alchemical Silver<text:tab/>Metal Weapons</text:p>
      <text:p text:style-name="Standard"><text:soft-page-break/><text:tab/><text:tab/><text:tab/>Bypasses Devil &amp; Lycanthrope DR</text:p>
      <text:p text:style-name="Standard"><text:tab/><text:tab/><text:tab/>devils : pit fiends, eyrinies, imps, nessian &amp; hell hounds, horned devil</text:p>
      <text:p text:style-name="Standard">Cold Iron<text:tab/><text:tab/>Metal Weapons</text:p>
      <text:p text:style-name="Standard"><text:tab/><text:tab/><text:tab/>Bypasses Demon, Fey, &amp; Warlock DR</text:p>
      <text:p text:style-name="Standard"><text:tab/><text:tab/><text:tab/>demons : balors, succubi, quasits, hezrou (Zaxis and Quaggoth-Yegg)</text:p>
      <text:p text:style-name="Standard">Mithral<text:tab/><text:tab/><text:tab/>Metal Weapons</text:p>
      <text:p text:style-name="Standard"><text:tab/><text:tab/><text:tab/>Weight Reduction 40%</text:p>
      <text:p text:style-name="Standard"/>
      <text:p text:style-name="Standard">Duskwood<text:tab/><text:tab/>Bow, Club, Crossbow, Quarterstaff, Spear</text:p>
      <text:p text:style-name="Standard"><text:tab/><text:tab/><text:tab/>Bows<text:tab/><text:tab/><text:tab/><text:tab/><text:tab/><text:tab/>Mighty +6, Weight 40%</text:p>
      <text:p text:style-name="Standard"><text:tab/><text:tab/><text:tab/>Crossbows<text:tab/><text:tab/><text:tab/><text:tab/><text:tab/>Attack +3, Weight 40%</text:p>
      <text:p text:style-name="Standard"><text:tab/><text:tab/><text:tab/>Club, Spear<text:tab/><text:tab/><text:tab/><text:tab/><text:tab/>Weight 40%</text:p>
      <text:p text:style-name="Standard"><text:tab/><text:tab/><text:tab/>Quarterstaff<text:tab/><text:tab/><text:tab/><text:tab/><text:tab/>+1 Magic damage</text:p>
      <text:p text:style-name="Standard">Ironwood<text:tab/><text:tab/>Club, Quarterstaff, Spear</text:p>
      <text:p text:style-name="Standard">Shederran<text:tab/><text:tab/>Bow, Crossbow</text:p>
      <text:p text:style-name="Standard"><text:tab/><text:tab/><text:tab/>Bows<text:tab/><text:tab/><text:tab/><text:tab/><text:tab/><text:tab/>Mighty +4</text:p>
      <text:p text:style-name="Standard"><text:tab/><text:tab/><text:tab/>Crossbows<text:tab/><text:tab/><text:tab/><text:tab/><text:tab/>Attack +2</text:p>
      <text:p text:style-name="Standard">Zalantar<text:tab/><text:tab/><text:tab/>Bow, Club, Crossbow, Quarterstaff, Spear</text:p>
      <text:p text:style-name="Standard"><text:tab/><text:tab/><text:tab/>Bows<text:tab/><text:tab/><text:tab/><text:tab/><text:tab/><text:tab/>Mighty +2</text:p>
      <text:p text:style-name="Standard"><text:tab/><text:tab/><text:tab/>Crossbows<text:tab/><text:tab/><text:tab/><text:tab/><text:tab/>Attack +1</text:p>
      <text:p text:style-name="Standard"><text:tab/><text:tab/><text:tab/>Club, Spear<text:tab/><text:tab/><text:tab/><text:tab/><text:tab/>+1 Magic damage</text:p>
      <text:p text:style-name="Standard"><text:tab/><text:tab/><text:tab/>Quarterstaff<text:tab/><text:tab/><text:tab/><text:tab/><text:tab/>+1 Electrical damage</text:p>
      <text:p text:style-name="Standard"/>
      <text:p text:style-name="Standard"/>
      <text:p text:style-name="Standard"/>
      <text:section text:style-name="Sect1" text:name="x0006 Boots">
        <text:p text:style-name="Standard"><text:span text:style-name="T4">__oO—</text:span><text:span text:style-name="T5"> Boots </text:span><text:span text:style-name="T4">—Oo___</text:span><text:span text:style-name="T3"><text:tab/><text:tab/><text:tab/><text:tab/><text:tab/><text:tab/><text:tab/><text:tab/></text:span><text:a xlink:type="simple" xlink:href="#ToC - x0006 Boots|region" office:name="x0006" text:style-name="Internet_20_link" text:visited-style-name="Visited_20_Internet_20_Link"><text:span text:style-name="T6">x0006</text:span></text:a></text:p>
      </text:section>
      <text:p text:style-name="Standard"/>
      <text:p text:style-name="Standard"/>
      <text:p text:style-name="Standard">Boots of Elvenkind<text:tab/><text:tab/><text:tab/>+5 Move Silently</text:p>
      <text:p text:style-name="Standard"><text:tab/>Requires<text:tab/>Caster Level 3, Craft Wondrous Items feat</text:p>
      <text:p text:style-name="Standard"><text:tab/>Ingredients<text:tab/>Leather Hide + Faint Water Essence + Fire Opal</text:p>
      <text:p text:style-name="Standard"><text:tab/>Spell<text:tab/><text:tab/>Silence</text:p>
      <text:p text:style-name="Standard"/>
      <text:p text:style-name="Standard">Boots of Speed<text:tab/><text:tab/><text:tab/><text:tab/>Haste (10) 3/day</text:p>
      <text:p text:style-name="Standard"><text:tab/>Requires<text:tab/>Caster Level 7, Craft Wondrous Items feat</text:p>
      <text:p text:style-name="Standard"><text:tab/>Ingredients<text:tab/>Weak Air Essence + Weak Power Essence + Star Sapphire</text:p>
      <text:p text:style-name="Standard"><text:tab/>Spell<text:tab/><text:tab/>Haste</text:p>
      <text:p text:style-name="Standard"/>
      <text:p text:style-name="Standard">Boots of Striding +2<text:tab/><text:tab/><text:tab/>+2 Constitution</text:p>
      <text:p text:style-name="Standard"><text:tab/>Requires<text:tab/>Caster Level 8, Craft Wondrous Items feat</text:p>
      <text:p text:style-name="Standard"><text:tab/>Ingredients<text:tab/>Leather Hide + Faint Earth Essence + Diamond</text:p>
      <text:p text:style-name="Standard"><text:tab/>Spell<text:tab/><text:tab/>Bear's Endurance</text:p>
      <text:p text:style-name="Standard"/>
      <text:p text:style-name="Standard">Boots of Striding +4<text:tab/><text:tab/><text:tab/>+4 Constitution</text:p>
      <text:p text:style-name="Standard"><text:tab/>Requires<text:tab/>Caster Level 11, Craft Wondrous Items feat</text:p>
      <text:p text:style-name="Standard"><text:tab/>Ingredients<text:tab/>Leather Hide + Weak Earth Essence + Jacinth</text:p>
      <text:p text:style-name="Standard"><text:tab/>Spell<text:tab/><text:tab/>Bear's Endurance</text:p>
      <text:p text:style-name="Standard"/>
      <text:p text:style-name="Standard">Boots of Striding +6<text:tab/><text:tab/><text:tab/>+6 Constitution</text:p>
      <text:p text:style-name="Standard"><text:tab/>Requires<text:tab/>Caster Level 14, Craft Wondrous Items feat</text:p>
      <text:p text:style-name="Standard"><text:tab/>Ingredients<text:tab/>Leather Hide + Glowing Earth Essence + Rogue Stone</text:p>
      <text:p text:style-name="Standard"><text:tab/>Spell<text:tab/><text:tab/>Bear's Endurance</text:p>
      <text:p text:style-name="Standard"/>
      <text:p text:style-name="Standard"><text:soft-page-break/>Boots of Striding +8<text:tab/><text:tab/><text:tab/>+8 Constitution</text:p>
      <text:p text:style-name="Standard"><text:tab/>Requires<text:tab/>Caster Level 17, Craft Wondrous Items feat</text:p>
      <text:p text:style-name="Standard"><text:tab/>Ingredients<text:tab/>Leather Hide + Radiant Earth Essence + Beljuril</text:p>
      <text:p text:style-name="Standard"><text:tab/>Spell<text:tab/><text:tab/>Bear's Endurance</text:p>
      <text:p text:style-name="Standard"/>
      <text:p text:style-name="Standard"/>
      <text:p text:style-name="Standard"/>
      <text:section text:style-name="Sect1" text:name="x0007 Cloaks">
        <text:p text:style-name="Standard"><text:span text:style-name="T4">__oO—</text:span><text:span text:style-name="T5"> Cloaks </text:span><text:span text:style-name="T4">—Oo___</text:span><text:span text:style-name="T3"><text:tab/><text:tab/><text:tab/><text:tab/><text:tab/><text:tab/><text:tab/><text:tab/></text:span><text:a xlink:type="simple" xlink:href="#ToC - x0007 Cloaks|region" office:name="x0007" text:style-name="Internet_20_link" text:visited-style-name="Visited_20_Internet_20_Link"><text:span text:style-name="T6">x0007</text:span></text:a></text:p>
      </text:section>
      <text:p text:style-name="Standard"/>
      <text:p text:style-name="Standard"/>
      <text:p text:style-name="Standard">Cloak of Displacement<text:tab/><text:tab/><text:tab/>Cast Displacement three times per day</text:p>
      <text:p text:style-name="Standard"><text:tab/>Requires<text:tab/>Caster Level 3, Craft Wondrous Items feat</text:p>
      <text:p text:style-name="Standard"><text:tab/>Ingredients<text:tab/>Weak Air Essence + Blue Diamond</text:p>
      <text:p text:style-name="Standard"><text:tab/>Spell<text:tab/><text:tab/>Displacement</text:p>
      <text:p text:style-name="Standard"/>
      <text:p text:style-name="Standard">Cloak of Elvenkind<text:tab/><text:tab/><text:tab/>+5 Hide</text:p>
      <text:p text:style-name="Standard"><text:tab/>Requires<text:tab/>Caster Level 3, Craft Wondrous Items feat</text:p>
      <text:p text:style-name="Standard"><text:tab/>Ingredients<text:tab/>Faint Water Essence + Fire Opal</text:p>
      <text:p text:style-name="Standard"><text:tab/>Spell<text:tab/><text:tab/>Invisibility</text:p>
      <text:p text:style-name="Standard"/>
      <text:p text:style-name="Standard">Cloak of Resistance +1<text:tab/><text:tab/><text:tab/>+1 Saving Throws</text:p>
      <text:p text:style-name="Standard"><text:tab/>Requires<text:tab/>Caster Level 3, Craft Wondrous Items feat</text:p>
      <text:p text:style-name="Standard"><text:tab/>Ingredients<text:tab/>Faint Earth Essence + Obsidian</text:p>
      <text:p text:style-name="Standard"><text:tab/>Spell<text:tab/><text:tab/>Resistance</text:p>
      <text:p text:style-name="Standard"/>
      <text:p text:style-name="Standard">Cloak of Resistance +2<text:tab/><text:tab/><text:tab/>+2 Saving Throws</text:p>
      <text:p text:style-name="Standard"><text:tab/>Requires<text:tab/>Caster Level 6, Craft Wondrous Items feat</text:p>
      <text:p text:style-name="Standard"><text:tab/>Ingredients<text:tab/>Faint Earth Essence + Diamond</text:p>
      <text:p text:style-name="Standard"><text:tab/>Spell<text:tab/><text:tab/>Resistance</text:p>
      <text:p text:style-name="Standard"/>
      <text:p text:style-name="Standard">Cloak of Resistance +3<text:tab/><text:tab/><text:tab/>+3 Saving Throws</text:p>
      <text:p text:style-name="Standard"><text:tab/>Requires<text:tab/>Caster Level 9, Craft Wondrous Items feat</text:p>
      <text:p text:style-name="Standard"><text:tab/>Ingredients<text:tab/>Weak Earth Essence + Canary Diamond</text:p>
      <text:p text:style-name="Standard"><text:tab/>Spell<text:tab/><text:tab/>Resistance</text:p>
      <text:p text:style-name="Standard"/>
      <text:p text:style-name="Standard">Cloak of Resistance +4<text:tab/><text:tab/><text:tab/>+4 Saving Throws</text:p>
      <text:p text:style-name="Standard"><text:tab/>Requires<text:tab/>Caster Level 12, Craft Wondrous Items feat</text:p>
      <text:p text:style-name="Standard"><text:tab/>Ingredients<text:tab/>Glowing Earth Essence + Jacinth</text:p>
      <text:p text:style-name="Standard"><text:tab/>Spell<text:tab/><text:tab/>Resistance</text:p>
      <text:p text:style-name="Standard"/>
      <text:p text:style-name="Standard">Cloak of Resistance +5<text:tab/><text:tab/><text:tab/>+5 Saving Throws</text:p>
      <text:p text:style-name="Standard"><text:tab/>Requires<text:tab/>Caster Level 15, Craft Wondrous Items feat</text:p>
      <text:p text:style-name="Standard"><text:tab/>Ingredients<text:tab/>Radiant Earth Essence + Blue Diamond</text:p>
      <text:p text:style-name="Standard"><text:tab/>Spell<text:tab/><text:tab/>Resistance</text:p>
      <text:p text:style-name="Standard"/>
      <text:p text:style-name="Standard">Greater Mantle of Spell Resistance<text:tab/>Spell Resistance 20</text:p>
      <text:p text:style-name="Standard"><text:tab/>Requires<text:tab/>Caster Level 9, Craft Wondrous Items feat</text:p>
      <text:p text:style-name="Standard"><text:tab/>Ingredients<text:tab/>Radiant Power Essence + Radiant Fire Essence + King's Tear</text:p>
      <text:p text:style-name="Standard"><text:tab/>Spell<text:tab/><text:tab/>Spell Resistance</text:p>
      <text:p text:style-name="Standard"/>
      <text:p text:style-name="Standard">Nymph Cloak +2<text:tab/><text:tab/><text:tab/><text:tab/>+2 Charisma</text:p>
      <text:p text:style-name="Standard"><text:tab/>Requires<text:tab/>Caster Level 8, Craft Wondrous Items feat</text:p>
      <text:p text:style-name="Standard"><text:tab/>Ingredients<text:tab/>Faint Water Essence + Diamond</text:p>
      <text:p text:style-name="Standard"><text:soft-page-break/><text:tab/>Spell<text:tab/><text:tab/>Eagle's Splendor</text:p>
      <text:p text:style-name="Standard"/>
      <text:p text:style-name="Standard">Nymph Cloak +4<text:tab/><text:tab/><text:tab/><text:tab/>+4 Charisma</text:p>
      <text:p text:style-name="Standard"><text:tab/>Requires<text:tab/>Caster Level 11, Craft Wondrous Items feat</text:p>
      <text:p text:style-name="Standard"><text:tab/>Ingredients<text:tab/>Weak Water Essence + Star Sapphire</text:p>
      <text:p text:style-name="Standard"><text:tab/>Spell<text:tab/><text:tab/>Eagle's Splendor</text:p>
      <text:p text:style-name="Standard"/>
      <text:p text:style-name="Standard">Nymph Cloak +6<text:tab/><text:tab/><text:tab/><text:tab/>+6 Charisma</text:p>
      <text:p text:style-name="Standard"><text:tab/>Requires<text:tab/>Caster Level 14, Craft Wondrous Items feat</text:p>
      <text:p text:style-name="Standard"><text:tab/>Ingredients<text:tab/>Glowing Water Essence + Rogue Stone</text:p>
      <text:p text:style-name="Standard"><text:tab/>Spell<text:tab/><text:tab/>Eagle's Splendor</text:p>
      <text:p text:style-name="Standard"/>
      <text:p text:style-name="Standard">Nymph Cloak +8<text:tab/><text:tab/><text:tab/><text:tab/>+8 Charisma</text:p>
      <text:p text:style-name="Standard"><text:tab/>Requires<text:tab/>Caster Level 17, Craft Wondrous Items feat</text:p>
      <text:p text:style-name="Standard"><text:tab/>Ingredients<text:tab/>Radiant Water Essence + Beljuril</text:p>
      <text:p text:style-name="Standard"><text:tab/>Spell<text:tab/><text:tab/>Eagle's Splendor</text:p>
      <text:p text:style-name="Standard"/>
      <text:p text:style-name="Standard"/>
      <text:p text:style-name="Standard"/>
      <text:section text:style-name="Sect1" text:name="x0008 Gloves">
        <text:p text:style-name="Standard"><text:span text:style-name="T4">__oO—</text:span><text:span text:style-name="T5"> Gloves </text:span><text:span text:style-name="T4">—Oo___</text:span><text:span text:style-name="T3"><text:tab/><text:tab/><text:tab/><text:tab/><text:tab/><text:tab/><text:tab/><text:tab/></text:span><text:a xlink:type="simple" xlink:href="#ToC - x0008 Gloves|region" office:name="x0008" text:style-name="Internet_20_link" text:visited-style-name="Visited_20_Internet_20_Link"><text:span text:style-name="T6">x0008</text:span></text:a></text:p>
      </text:section>
      <text:p text:style-name="Standard"/>
      <text:p text:style-name="Standard"/>
      <text:p text:style-name="Standard">Bracers of Armor +1<text:tab/><text:tab/><text:tab/>+1 Enhancement AC</text:p>
      <text:p text:style-name="Standard"><text:tab/>Requires<text:tab/>Caster Level 3, Craft Wondrous Items feat</text:p>
      <text:p text:style-name="Standard"><text:tab/>Ingredients<text:tab/>2 Iron Ingots + Faint Earth Essence + Obsidian</text:p>
      <text:p text:style-name="Standard"><text:tab/>Spell<text:tab/><text:tab/>Mage Armor or Shield of Faith</text:p>
      <text:p text:style-name="Standard"/>
      <text:p text:style-name="Standard">Bracers of Armor +2<text:tab/><text:tab/><text:tab/>+2 Enhancement AC</text:p>
      <text:p text:style-name="Standard"><text:tab/>Requires<text:tab/>Caster Level 6, Craft Wondrous Items feat</text:p>
      <text:p text:style-name="Standard"><text:tab/>Ingredients<text:tab/>2 Iron Ingots + Faint Earth Essence + Diamond</text:p>
      <text:p text:style-name="Standard"><text:tab/>Spell<text:tab/><text:tab/>Mage Armor or Shield of Faith</text:p>
      <text:p text:style-name="Standard"/>
      <text:p text:style-name="Standard">Bracers of Armor +3<text:tab/><text:tab/><text:tab/>+3 Enhancement AC</text:p>
      <text:p text:style-name="Standard"><text:tab/>Requires<text:tab/>Caster Level 9, Craft Wondrous Items feat</text:p>
      <text:p text:style-name="Standard"><text:tab/>Ingredients<text:tab/>2 Iron Ingots + Weak Earth Essence + Canary Diamond</text:p>
      <text:p text:style-name="Standard"><text:tab/>Spell<text:tab/><text:tab/>Mage Armor or Shield of Faith</text:p>
      <text:p text:style-name="Standard"/>
      <text:p text:style-name="Standard">Bracers of Armor +4<text:tab/><text:tab/><text:tab/>+4 Enhancement AC</text:p>
      <text:p text:style-name="Standard"><text:tab/>Requires<text:tab/>Caster Level 12, Craft Wondrous Items feat</text:p>
      <text:p text:style-name="Standard"><text:tab/>Ingredients<text:tab/>2 Iron Ingots + Weak Earth Essence + Jacinth</text:p>
      <text:p text:style-name="Standard"><text:tab/>Spell<text:tab/><text:tab/>Mage Armor or Shield of Faith</text:p>
      <text:p text:style-name="Standard"/>
      <text:p text:style-name="Standard">Bracers of Armor +5<text:tab/><text:tab/><text:tab/>+5 Enhancement AC</text:p>
      <text:p text:style-name="Standard"><text:tab/>Requires<text:tab/>Caster Level 15, Craft Wondrous Items feat</text:p>
      <text:p text:style-name="Standard"><text:tab/>Ingredients<text:tab/>2 Iron Ingots + Glowing Earth Essence + Blue Diamond</text:p>
      <text:p text:style-name="Standard"><text:tab/>Spell<text:tab/><text:tab/>Mage Armor or Shield of Faith</text:p>
      <text:p text:style-name="Standard"/>
      <text:p text:style-name="Standard">Bracers of Armor +6<text:tab/><text:tab/><text:tab/>+6 Enhancement AC</text:p>
      <text:p text:style-name="Standard"><text:tab/>Requires<text:tab/>Caster Level 18, Craft Wondrous Items feat</text:p>
      <text:p text:style-name="Standard"><text:tab/>Ingredients<text:tab/>2 Iron Ingots + Glowing Earth Essence + Rogue Stone</text:p>
      <text:p text:style-name="Standard"><text:tab/>Spell<text:tab/><text:tab/>Mage Armor or Shield of Faith</text:p>
      <text:p text:style-name="Standard"/>
      <text:p text:style-name="Standard">Bracers of Armor +7<text:tab/><text:tab/><text:tab/>+7 Enhancement AC</text:p>
      <text:p text:style-name="Standard"><text:soft-page-break/><text:tab/>Requires<text:tab/>Caster Level 21, Craft Wondrous Items feat</text:p>
      <text:p text:style-name="Standard"><text:tab/>Ingredients<text:tab/>2 Iron Ingots + Radiant Earth Essence + Beljuril</text:p>
      <text:p text:style-name="Standard"><text:tab/>Spell<text:tab/><text:tab/>Mage Armor or Shield of Faith</text:p>
      <text:p text:style-name="Standard"/>
      <text:p text:style-name="Standard">Bracers of Armor +8<text:tab/><text:tab/><text:tab/>+8 Enhancement AC</text:p>
      <text:p text:style-name="Standard"><text:tab/>Requires<text:tab/>Caster Level 24, Craft Wondrous Items feat</text:p>
      <text:p text:style-name="Standard"><text:tab/>Ingredients<text:tab/>2 Iron Ingots + Radiant Earth Essence + King's Tear</text:p>
      <text:p text:style-name="Standard"><text:tab/>Spell<text:tab/><text:tab/>Mage Armor or Shield of Faith</text:p>
      <text:p text:style-name="Standard"/>
      <text:p text:style-name="Standard">Gauntlets of Ogre Power<text:tab/><text:tab/><text:tab/>+2 Strength</text:p>
      <text:p text:style-name="Standard"><text:tab/>Requires<text:tab/>Caster Level 6, Craft Wondrous Items feat</text:p>
      <text:p text:style-name="Standard"><text:tab/>Ingredients<text:tab/>Faint Fire Essence, Ruby, 2 Iron Ingots</text:p>
      <text:p text:style-name="Standard"><text:tab/>Spell<text:tab/><text:tab/>Bull's Strength</text:p>
      <text:p text:style-name="Standard"/>
      <text:p text:style-name="Standard"/>
      <text:p text:style-name="Standard"/>
      <text:section text:style-name="Sect1" text:name="x0009 Helms">
        <text:p text:style-name="Standard"><text:span text:style-name="T4">__oO—</text:span><text:span text:style-name="T5"> Helms </text:span><text:span text:style-name="T4">—Oo___</text:span><text:span text:style-name="T3"><text:tab/><text:tab/><text:tab/><text:tab/><text:tab/><text:tab/><text:tab/><text:tab/></text:span><text:a xlink:type="simple" xlink:href="#ToC - x0009 Helms|region" office:name="x0009" text:style-name="Internet_20_link" text:visited-style-name="Visited_20_Internet_20_Link"><text:span text:style-name="T6">x0009</text:span></text:a></text:p>
      </text:section>
      <text:p text:style-name="Standard"/>
      <text:p text:style-name="Standard"/>
      <text:p text:style-name="Standard">Headband of Intellect +2<text:tab/><text:tab/>+2 Intelligence</text:p>
      <text:p text:style-name="Standard"><text:tab/>Requires<text:tab/>Caster Level 8, Craft Wondrous Items feat</text:p>
      <text:p text:style-name="Standard"><text:tab/>Ingredients<text:tab/>Leather Hide + Faint Fire Essence + Diamond</text:p>
      <text:p text:style-name="Standard"><text:tab/>Spell<text:tab/><text:tab/>Fox's Cunning</text:p>
      <text:p text:style-name="Standard"/>
      <text:p text:style-name="Standard">Headband of Intellect +4<text:tab/><text:tab/>+4 Intelligence</text:p>
      <text:p text:style-name="Standard"><text:tab/>Requires<text:tab/>Caster Level 11, Craft Wondrous Items feat</text:p>
      <text:p text:style-name="Standard"><text:tab/>Ingredients<text:tab/>Leather Hide + Weak Fire Essence + Star Sapphire</text:p>
      <text:p text:style-name="Standard"><text:tab/>Spell<text:tab/><text:tab/>Fox's Cunning</text:p>
      <text:p text:style-name="Standard"/>
      <text:p text:style-name="Standard">Headband of Intellect +6<text:tab/><text:tab/>+6 Intelligence</text:p>
      <text:p text:style-name="Standard"><text:tab/>Requires<text:tab/>Caster Level 14, Craft Wondrous Items feat</text:p>
      <text:p text:style-name="Standard"><text:tab/>Ingredients<text:tab/>Leather Hide + Glowing Fire Essence + Rogue Stone</text:p>
      <text:p text:style-name="Standard"><text:tab/>Spell<text:tab/><text:tab/>Fox's Cunning</text:p>
      <text:p text:style-name="Standard"/>
      <text:p text:style-name="Standard">Headband of Intellect +8<text:tab/><text:tab/>+8 Intelligence</text:p>
      <text:p text:style-name="Standard"><text:tab/>Requires<text:tab/>Caster Level 17, Craft Wondrous Items feat</text:p>
      <text:p text:style-name="Standard"><text:tab/>Ingredients<text:tab/>Leather Hide + Radiant Fire Essence + Beljuril</text:p>
      <text:p text:style-name="Standard"><text:tab/>Spell<text:tab/><text:tab/>Fox's Cunning</text:p>
      <text:p text:style-name="Standard"/>
      <text:p text:style-name="Standard"/>
      <text:p text:style-name="Standard"/>
      <text:section text:style-name="Sect1" text:name="x0010 Misc Items">
        <text:p text:style-name="Standard"><text:span text:style-name="T4">__oO—</text:span><text:span text:style-name="T5"> Bags &amp; Misc Items </text:span><text:span text:style-name="T4">—Oo___</text:span><text:span text:style-name="T3"><text:tab/><text:tab/><text:tab/><text:tab/><text:tab/><text:tab/></text:span><text:a xlink:type="simple" xlink:href="#ToC - x0010 Misc Items|region" office:name="x0010" text:style-name="Internet_20_link" text:visited-style-name="Visited_20_Internet_20_Link"><text:span text:style-name="T6">x0010</text:span></text:a></text:p>
      </text:section>
      <text:p text:style-name="Standard"/>
      <text:p text:style-name="Standard"/>
      <text:p text:style-name="Standard">Gem of Seeing<text:tab/><text:tab/><text:tab/>Casts True Seeing once per day</text:p>
      <text:p text:style-name="Standard"><text:tab/>Requires<text:tab/>Caster Level 10, Craft Wondrous Items feat</text:p>
      <text:p text:style-name="Standard"><text:tab/>Ingredients<text:tab/>Weak Air Essence + King's Tear</text:p>
      <text:p text:style-name="Standard"><text:tab/>Spell<text:tab/><text:tab/>True Seeing</text:p>
      <text:p text:style-name="Standard"/>
      <text:p text:style-name="Standard">Magic Bag, Pouch<text:tab/><text:tab/><text:tab/>-20% weight</text:p>
      <text:p text:style-name="Standard"><text:tab/>Requires<text:tab/>Caster Level 3, Craft Wondrous Items feat</text:p>
      <text:p text:style-name="Standard"><text:tab/>Ingredients<text:tab/>Leather + Faint Fire Essence + Faint Water Essence + Bloodstone</text:p>
      <text:p text:style-name="Standard"><text:tab/>Spell<text:tab/><text:tab/>Lesser Planar Binding</text:p>
      <text:p text:style-name="Standard"><text:soft-page-break/></text:p>
      <text:p text:style-name="Standard">Magic Bag, Lesser<text:tab/><text:tab/>-40% weight</text:p>
      <text:p text:style-name="Standard"><text:tab/>Requires<text:tab/>Caster Level 7, Craft Wondrous Items feat</text:p>
      <text:p text:style-name="Standard"><text:tab/>Ingredients<text:tab/>Leather + Weak Fire Essence + Weak Water Essence + Alexandrite</text:p>
      <text:p text:style-name="Standard"><text:tab/>Spell<text:tab/><text:tab/>Lesser Planar Binding</text:p>
      <text:p text:style-name="Standard"/>
      <text:p text:style-name="Standard">Magic Bag<text:tab/><text:tab/><text:tab/>-60% weight</text:p>
      <text:p text:style-name="Standard"><text:tab/>Requires<text:tab/>Caster Level 11, Craft Wondrous Items feat</text:p>
      <text:p text:style-name="Standard"><text:tab/>Ingredients<text:tab/>Leather + Glowing Fire Essence + Glowing Water Essence + Emerald</text:p>
      <text:p text:style-name="Standard"><text:tab/>Spell<text:tab/><text:tab/>Planar Binding</text:p>
      <text:p text:style-name="Standard"/>
      <text:p text:style-name="Standard">Magic Bag, Greater<text:tab/><text:tab/>-80% weight</text:p>
      <text:p text:style-name="Standard"><text:tab/>Requires<text:tab/>Caster Level 15, Craft Wondrous Items feat</text:p>
      <text:p text:style-name="Standard"><text:tab/>Ingredients<text:tab/>Leather + Radiant Fire Essence + Radiant Water Essence + Diamond</text:p>
      <text:p text:style-name="Standard"><text:tab/>Spell<text:tab/><text:tab/>Planar Binding</text:p>
      <text:p text:style-name="Standard"/>
      <text:p text:style-name="Standard">Magic Bag, Holding<text:tab/><text:tab/>-100% weight</text:p>
      <text:p text:style-name="Standard"><text:tab/>Requires<text:tab/>Caster Level 19, Craft Wondrous Items feat</text:p>
      <text:p text:style-name="Standard"><text:tab/>Ingredients<text:tab/>Leather + Radiant Fire Essence + Radiant Water Essence + Weak Power Essence + Beljuril</text:p>
      <text:p text:style-name="Standard"><text:tab/>Spell<text:tab/><text:tab/>Greater Planar Binding</text:p>
      <text:p text:style-name="Standard"/>
      <text:p text:style-name="Standard">Scabbard of Keen Edges<text:tab/>Casts Keen Edge once per day</text:p>
      <text:p text:style-name="Standard"><text:tab/>Requires<text:tab/>Caster Level 5, Craft Wondrous Items feat</text:p>
      <text:p text:style-name="Standard"><text:tab/>Ingredients<text:tab/>Wooden Plank + Faint Earth Essence + Jacinth</text:p>
      <text:p text:style-name="Standard"><text:tab/>Spell<text:tab/><text:tab/>Keen Edge</text:p>
      <text:p text:style-name="Standard"/>
      <text:p text:style-name="Standard"/>
      <text:p text:style-name="Standard"/>
      <text:section text:style-name="Sect1" text:name="x0011 Poison">
        <text:p text:style-name="Standard"><text:span text:style-name="T4">__oO—</text:span><text:span text:style-name="T5"> Poison </text:span><text:span text:style-name="T4">—Oo___</text:span><text:span text:style-name="T3"><text:tab/><text:tab/><text:tab/><text:tab/><text:tab/><text:tab/><text:tab/><text:tab/></text:span><text:a xlink:type="simple" xlink:href="#ToC - x0011 Poison|region" office:name="x0011" text:style-name="Internet_20_link" text:visited-style-name="Visited_20_Internet_20_Link"><text:span text:style-name="T6">x0011</text:span></text:a></text:p>
      </text:section>
      <text:p text:style-name="Standard"/>
      <text:p text:style-name="Standard"/>
      <text:p text:style-name="Standard">Giant Bee Venom (Mild)<text:tab/>Coats a weapon with Poison (DC 18, 1d2 points of Constitution damage)</text:p>
      <text:p text:style-name="Standard"><text:tab/>Requires<text:tab/>Craft Alchemy 4</text:p>
      <text:p text:style-name="Standard"><text:tab/>Ingredients<text:tab/>Giant Bee Venom Gland</text:p>
      <text:p text:style-name="Standard"/>
      <text:p text:style-name="Standard">Giant Bee Venom (Average)<text:tab/>Coats a weapon with Poison (DC 20, 1d2 points of Constitution damage)</text:p>
      <text:p text:style-name="Standard"><text:tab/>Requires<text:tab/>Craft Alchemy 8</text:p>
      <text:p text:style-name="Standard"><text:tab/>Ingredients<text:tab/>2 Giant Bee Venom Glands</text:p>
      <text:p text:style-name="Standard"/>
      <text:p text:style-name="Standard">Giant Bee Venom (Strong)<text:tab/>Coats a weapon with Poison (DC 22, 1d2 points of Constitution damage)</text:p>
      <text:p text:style-name="Standard"><text:tab/>Requires<text:tab/>Craft Alchemy 12</text:p>
      <text:p text:style-name="Standard"><text:tab/>Ingredients<text:tab/>3 Giant Bee Venom Glands</text:p>
      <text:p text:style-name="Standard"/>
      <text:p text:style-name="Standard">Giant Bee Venom (Deadly)<text:tab/>Coats a weapon with Poison (DC 26, 1d2 points of Constitution damage)</text:p>
      <text:p text:style-name="Standard"><text:tab/>Requires<text:tab/>Craft Alchemy 16</text:p>
      <text:p text:style-name="Standard"><text:tab/>Ingredients<text:tab/>4 Giant Bee Venom Glands</text:p>
      <text:p text:style-name="Standard"/>
      <text:p text:style-name="Standard">Giant Centipede Venom (Mild)<text:tab/>Coats a weapon with Poison (DC 18, 1d2 points of Intelligence damage)</text:p>
      <text:p text:style-name="Standard"><text:tab/>Requires<text:tab/>Craft Alchemy 4</text:p>
      <text:p text:style-name="Standard"><text:tab/>Ingredients<text:tab/>Giant Centipede Venom Gland</text:p>
      <text:p text:style-name="Standard"/>
      <text:p text:style-name="Standard">Giant Centipede Venom (Average)<text:tab/>Coats a weapon with Poison (DC 20, 1d2 points of Intelligence damage)</text:p>
      <text:p text:style-name="Standard"><text:tab/>Requires<text:tab/>Craft Alchemy 8</text:p>
      <text:p text:style-name="Standard"><text:soft-page-break/><text:tab/>Ingredients<text:tab/>2 Giant Centipede Venom Glands</text:p>
      <text:p text:style-name="Standard"/>
      <text:p text:style-name="Standard">Giant Centipede Venom (Strong)<text:tab/>Coats a weapon with Poison (DC 22, 1d2 points of Intelligence damage)</text:p>
      <text:p text:style-name="Standard"><text:tab/>Requires<text:tab/>Craft Alchemy 12</text:p>
      <text:p text:style-name="Standard"><text:tab/>Ingredients<text:tab/>3 Giant Centipede Venom Glands</text:p>
      <text:p text:style-name="Standard"/>
      <text:p text:style-name="Standard">Giant Centipede Venom (Deadly)<text:tab/>Coats a weapon with Poison (DC 26, 1d2 points of Intelligence damage)</text:p>
      <text:p text:style-name="Standard"><text:tab/>Requires<text:tab/>Craft Alchemy 16</text:p>
      <text:p text:style-name="Standard"><text:tab/>Ingredients<text:tab/>4 Giant Centipede Venom Glands</text:p>
      <text:p text:style-name="Standard"/>
      <text:p text:style-name="Standard">Giant Scorpion Venom (Mild)<text:tab/>Coats a weapon with Poison (DC 18, 1d2 points of Strength damage)</text:p>
      <text:p text:style-name="Standard"><text:tab/>Requires<text:tab/>Craft Alchemy 4</text:p>
      <text:p text:style-name="Standard"><text:tab/>Ingredients<text:tab/>Giant Scorpion Venom Gland</text:p>
      <text:p text:style-name="Standard"/>
      <text:p text:style-name="Standard">Giant Scorpion Venom (Average)<text:tab/>Coats a weapon with Poison (DC 20, 1d2 points of Strength damage)</text:p>
      <text:p text:style-name="Standard"><text:tab/>Requires<text:tab/>Craft Alchemy 8</text:p>
      <text:p text:style-name="Standard"><text:tab/>Ingredients<text:tab/>2 Giant Scorpion Venom Glands</text:p>
      <text:p text:style-name="Standard"/>
      <text:p text:style-name="Standard">Giant Scorpion Venom (Strong)<text:tab/>Coats a weapon with Poison (DC 22, 1d2 points of Strength damage)</text:p>
      <text:p text:style-name="Standard"><text:tab/>Requires<text:tab/>Craft Alchemy 12</text:p>
      <text:p text:style-name="Standard"><text:tab/>Ingredients<text:tab/>3 Giant Scorpion Venom Glands</text:p>
      <text:p text:style-name="Standard"/>
      <text:p text:style-name="Standard">Giant Scorpion Venom (Deadly)<text:tab/>Coats a weapon with Poison (DC 26, 1d2 points of Strength damage)</text:p>
      <text:p text:style-name="Standard"><text:tab/>Requires<text:tab/>Craft Alchemy 16</text:p>
      <text:p text:style-name="Standard"><text:tab/>Ingredients<text:tab/>4 Giant Scorpion Venom Glands</text:p>
      <text:p text:style-name="Standard"/>
      <text:p text:style-name="Standard"/>
      <text:p text:style-name="Standard"/>
      <text:section text:style-name="Sect1" text:name="x0012 OC Quest">
        <text:p text:style-name="Standard"><text:span text:style-name="T4">__oO—</text:span><text:span text:style-name="T5"> OC Quest Items </text:span><text:span text:style-name="T4">—Oo___</text:span><text:span text:style-name="T3"><text:tab/><text:tab/><text:tab/><text:tab/><text:tab/><text:tab/></text:span><text:a xlink:type="simple" xlink:href="#ToC - x0012 OC Quest|region" office:name="x0012" text:style-name="Internet_20_link" text:visited-style-name="Visited_20_Internet_20_Link"><text:span text:style-name="T6">x0012</text:span></text:a></text:p>
      </text:section>
      <text:p text:style-name="Standard"/>
      <text:p text:style-name="Standard"><text:span text:style-name="kL_20_script"><text:span text:style-name="T9">These only work in the Official Campaign.</text:span></text:span></text:p>
      <text:p text:style-name="Standard"/>
      <text:p text:style-name="Standard">Gold Filigree Charm<text:tab/>Used for summoning Mephasm in Crossroad Keep</text:p>
      <text:p text:style-name="Standard"><text:tab/>Requires<text:tab/>Caster Level 1, Mephasm Quest</text:p>
      <text:p text:style-name="Standard"><text:tab/>Ingredients<text:tab/>Faint Power Essence + Glowing Fire Essence + Star Sapphire + Gold Necklace</text:p>
      <text:p text:style-name="Standard"><text:tab/>Spell<text:tab/><text:tab/>Darkness</text:p>
      <text:p text:style-name="Standard"/>
      <text:p text:style-name="Standard">Infernal Focus 1<text:tab/>Used for bargaining with Mephasm in Crossroad Keep</text:p>
      <text:p text:style-name="Standard"><text:tab/>Requires<text:tab/>Caster Level 1, Mephasm Quest</text:p>
      <text:p text:style-name="Standard"><text:tab/>Ingredients<text:tab/>Glowing Power Essence + Ruby + Darksteel Ingot</text:p>
      <text:p text:style-name="Standard"><text:tab/>Spell<text:tab/><text:tab/>Darkness</text:p>
      <text:p text:style-name="Standard"/>
      <text:p text:style-name="Standard">Infernal Focus 2<text:tab/>Used for bargaining with Mephasm in Crossroad Keep</text:p>
      <text:p text:style-name="Standard"><text:tab/>Requires<text:tab/>Caster Level 1, Mephasm Quest</text:p>
      <text:p text:style-name="Standard"><text:tab/>Ingredients<text:tab/>Glowing Fire Essence + Sapphire + Mithril Ingot</text:p>
      <text:p text:style-name="Standard"><text:tab/>Spell<text:tab/><text:tab/>Darkness</text:p>
      <text:p text:style-name="Standard"/>
      <text:p text:style-name="Standard">Infernal Focus 3<text:tab/>Used for bargaining with Mephasm in Crossroad Keep</text:p>
      <text:p text:style-name="Standard"><text:tab/>Requires<text:tab/>Caster Level 1, Mephasm Quest</text:p>
      <text:p text:style-name="Standard"><text:tab/>Ingredients<text:tab/>1 Faint Power Essence + Faint Fire Essence + Blue Diamond + Iron Ingot</text:p>
      <text:p text:style-name="Standard"><text:tab/>Spell<text:tab/><text:tab/>Darkness</text:p>
      <text:p text:style-name="Standard"/>
      <text:p text:style-name="Standard"/>
      <text:p text:style-name="Standard"><text:soft-page-break/></text:p>
      <text:section text:style-name="Sect1" text:name="x0013 Rings">
        <text:p text:style-name="Standard"><text:span text:style-name="T4">__oO—</text:span><text:span text:style-name="T5"> Rings </text:span><text:span text:style-name="T4">—Oo___</text:span><text:span text:style-name="T3"><text:tab/><text:tab/><text:tab/><text:tab/><text:tab/><text:tab/><text:tab/><text:tab/></text:span><text:a xlink:type="simple" xlink:href="#ToC - x0013 Rings|region" office:name="x0013" text:style-name="Internet_20_link" text:visited-style-name="Visited_20_Internet_20_Link"><text:span text:style-name="T6">x0013</text:span></text:a></text:p>
      </text:section>
      <text:p text:style-name="Standard"/>
      <text:p text:style-name="Standard"/>
      <text:p text:style-name="Standard">Ring of Divine Power 1<text:tab/>Store one extra 1st-Level Divine spell per day</text:p>
      <text:p text:style-name="Standard"><text:tab/>Requires<text:tab/>Caster Level 4, Craft Wondrous Items feat</text:p>
      <text:p text:style-name="Standard"><text:tab/>Ingredients<text:tab/>Faint Fire Essence + Obsidian</text:p>
      <text:p text:style-name="Standard"><text:tab/>Spell<text:tab/><text:tab/>Owl's Wisdom</text:p>
      <text:p text:style-name="Standard"/>
      <text:p text:style-name="Standard">Ring of Divine Power 2<text:tab/>Store one extra 2nd-Level Divine spell per day</text:p>
      <text:p text:style-name="Standard"><text:tab/>Requires<text:tab/>Caster Level 6, Craft Wondrous Items feat</text:p>
      <text:p text:style-name="Standard"><text:tab/>Ingredients<text:tab/>Weak Fire Essence + Obsidian</text:p>
      <text:p text:style-name="Standard"><text:tab/>Spell<text:tab/><text:tab/>Owl's Wisdom</text:p>
      <text:p text:style-name="Standard"/>
      <text:p text:style-name="Standard">Ring of Divine Power 3<text:tab/>Store one extra 3rd-Level Divine spell per day</text:p>
      <text:p text:style-name="Standard"><text:tab/>Requires<text:tab/>Caster Level 8, Craft Wondrous Items feat</text:p>
      <text:p text:style-name="Standard"><text:tab/>Ingredients<text:tab/>Faint Power Essence + Weak Fire Essence + Canary Diamond</text:p>
      <text:p text:style-name="Standard"><text:tab/>Spell<text:tab/><text:tab/>Owl's Wisdom</text:p>
      <text:p text:style-name="Standard"/>
      <text:p text:style-name="Standard">Ring of Divine Power 4<text:tab/>Store one extra 4th-Level Divine spell per day</text:p>
      <text:p text:style-name="Standard"><text:tab/>Requires<text:tab/>Caster Level 10, Craft Wondrous Items feat</text:p>
      <text:p text:style-name="Standard"><text:tab/>Ingredients<text:tab/>Weak Power Essence + Glowing Fire Essence + Star Sapphire</text:p>
      <text:p text:style-name="Standard"><text:tab/>Spell<text:tab/><text:tab/>Owl's Wisdom</text:p>
      <text:p text:style-name="Standard"/>
      <text:p text:style-name="Standard">Ring of Divine Power 5<text:tab/>Store one extra 5th-Level Divine spell per day</text:p>
      <text:p text:style-name="Standard"><text:tab/>Requires<text:tab/>Caster Level 12, Craft Wondrous Items feat</text:p>
      <text:p text:style-name="Standard"><text:tab/>Ingredients<text:tab/>Glowing Power Essence + Radiant Fire Essence + Blue Diamond</text:p>
      <text:p text:style-name="Standard"><text:tab/>Spell<text:tab/><text:tab/>Owl's Wisdom</text:p>
      <text:p text:style-name="Standard"/>
      <text:p text:style-name="Standard">Ring of Wizardry 1<text:tab/>Store one extra 1st-Level Arcane spell per day</text:p>
      <text:p text:style-name="Standard"><text:tab/>Requires<text:tab/>Caster Level 4, Craft Wondrous Items feat</text:p>
      <text:p text:style-name="Standard"><text:tab/>Ingredients<text:tab/>Faint Air Essence + Obsidian</text:p>
      <text:p text:style-name="Standard"><text:tab/>Spell<text:tab/><text:tab/>Fox's Cunning</text:p>
      <text:p text:style-name="Standard"/>
      <text:p text:style-name="Standard">Ring of Wizardry 2<text:tab/>Store one extra 2nd-Level Arcane spell per day</text:p>
      <text:p text:style-name="Standard"><text:tab/>Requires<text:tab/>Caster Level 6, Craft Wondrous Items feat</text:p>
      <text:p text:style-name="Standard"><text:tab/>Ingredients<text:tab/>Weak Air Essence + Obsidian</text:p>
      <text:p text:style-name="Standard"><text:tab/>Spell<text:tab/><text:tab/>Fox's Cunning</text:p>
      <text:p text:style-name="Standard"/>
      <text:p text:style-name="Standard">Ring of Wizardry 3<text:tab/>Store one extra 3rd-Level Arcane spell per day</text:p>
      <text:p text:style-name="Standard"><text:tab/>Requires<text:tab/>Caster Level 8, Craft Wondrous Items feat</text:p>
      <text:p text:style-name="Standard"><text:tab/>Ingredients<text:tab/>Faint Power Essence + Weak Air Essence + Canary Diamond</text:p>
      <text:p text:style-name="Standard"><text:tab/>Spell<text:tab/><text:tab/>Fox's Cunning</text:p>
      <text:p text:style-name="Standard"/>
      <text:p text:style-name="Standard">Ring of Wizardry 4<text:tab/>Store one extra 4th-Level Arcane spell per day</text:p>
      <text:p text:style-name="Standard"><text:tab/>Requires<text:tab/>Caster Level 10, Craft Wondrous Items feat</text:p>
      <text:p text:style-name="Standard"><text:tab/>Ingredients<text:tab/>Weak Power Essence + Glowing Air Essence + Star Sapphire</text:p>
      <text:p text:style-name="Standard"><text:tab/>Spell<text:tab/><text:tab/>Fox's Cunning</text:p>
      <text:p text:style-name="Standard"/>
      <text:p text:style-name="Standard">Ring of Wizardry 5<text:tab/>Store one extra 5th-Level Arcane spell per day</text:p>
      <text:p text:style-name="Standard"><text:tab/>Requires<text:tab/>Caster Level 12, Craft Wondrous Items feat</text:p>
      <text:p text:style-name="Standard"><text:tab/>Ingredients<text:tab/>Glowing Power Essence + Radiant Air Essence + Blue Diamond</text:p>
      <text:p text:style-name="Standard"><text:tab/>Spell<text:tab/><text:tab/>Fox's Cunning</text:p>
      <text:p text:style-name="Standard"><text:soft-page-break/></text:p>
      <text:p text:style-name="Standard"/>
      <text:p text:style-name="Standard"/>
      <text:section text:style-name="Sect1" text:name="x0014 Robes">
        <text:p text:style-name="Standard"><text:span text:style-name="T4">__oO—</text:span><text:span text:style-name="T5"> Robes </text:span><text:span text:style-name="T4">—Oo___</text:span><text:span text:style-name="T3"><text:tab/><text:tab/><text:tab/><text:tab/><text:tab/><text:tab/><text:tab/><text:tab/></text:span><text:a xlink:type="simple" xlink:href="#ToC - x0014 Robes|region" office:name="x0014" text:style-name="Internet_20_link" text:visited-style-name="Visited_20_Internet_20_Link"><text:span text:style-name="T6">x0014</text:span></text:a></text:p>
      </text:section>
      <text:p text:style-name="Standard"/>
      <text:p text:style-name="Standard"/>
      <text:p text:style-name="Standard">Robe of the Archmagi<text:tab/>Armor Bonus +5, Spell Penetration feat, Bonus Level 5, 6, &amp; 7 Wizard/Sorcerer Spells,</text:p>
      <text:p text:style-name="Standard"><text:tab/><text:tab/><text:tab/>Spell Resistance 20, +3 Universal Saves, Only Usable by Wizard or Sorcerer</text:p>
      <text:p text:style-name="Standard"><text:tab/>Requires<text:tab/>Caster Level 14, Craft Wondrous Items feat</text:p>
      <text:p text:style-name="Standard"><text:tab/>Ingredients<text:tab/>Glowing Power Essence + Radiant Air Essence + Radiant Earth Essence +</text:p>
      <text:p text:style-name="Standard"><text:tab/><text:tab/><text:tab/>Radiant Fire Essence + Radiant Water Essence + King's Tear + Iron Ingot + Leather Hide</text:p>
      <text:p text:style-name="Standard"><text:tab/>Spell<text:tab/>Mage Armor</text:p>
      <text:p text:style-name="Standard"/>
      <text:p text:style-name="Standard"/>
      <text:p text:style-name="Standard"/>
      <text:section text:style-name="Sect1" text:name="x0015 Traps">
        <text:p text:style-name="Standard"><text:span text:style-name="T4">__oO—</text:span><text:span text:style-name="T5"> Traps </text:span><text:span text:style-name="T4">—Oo___</text:span><text:span text:style-name="T3"><text:tab/><text:tab/><text:tab/><text:tab/><text:tab/><text:tab/><text:tab/><text:tab/></text:span><text:a xlink:type="simple" xlink:href="#ToC - x0015 Traps|region" office:name="x0015" text:style-name="Internet_20_link" text:visited-style-name="Visited_20_Internet_20_Link"><text:span text:style-name="T6">x0015</text:span></text:a></text:p>
      </text:section>
      <text:p text:style-name="Standard"/>
      <text:p text:style-name="Standard"/>
      <text:p text:style-name="Standard">Acid Splash (Minor)</text:p>
      <text:p text:style-name="Standard"><text:tab/>Requires<text:tab/>Craft Trap 5</text:p>
      <text:p text:style-name="Standard"><text:tab/>Ingredients<text:tab/>Acid Flask</text:p>
      <text:p text:style-name="Standard"/>
      <text:p text:style-name="Standard">Acid Splash (Average)</text:p>
      <text:p text:style-name="Standard"><text:tab/>Requires<text:tab/>Craft Trap 10</text:p>
      <text:p text:style-name="Standard"><text:tab/>Ingredients<text:tab/>3 Acid Flasks</text:p>
      <text:p text:style-name="Standard"/>
      <text:p text:style-name="Standard">Acid Splash (Major)</text:p>
      <text:p text:style-name="Standard"><text:tab/>Requires<text:tab/>Craft Trap 15</text:p>
      <text:p text:style-name="Standard"><text:tab/>Ingredients<text:tab/>5 Acid Flasks</text:p>
      <text:p text:style-name="Standard"/>
      <text:p text:style-name="Standard">Acid Splash (Deadly)</text:p>
      <text:p text:style-name="Standard"><text:tab/>Requires<text:tab/>Craft Trap 20</text:p>
      <text:p text:style-name="Standard"><text:tab/>Ingredients<text:tab/>7 Acid Flasks</text:p>
      <text:p text:style-name="Standard"/>
      <text:p text:style-name="Standard">Acid Blob (Minor)</text:p>
      <text:p text:style-name="Standard"><text:tab/>Requires<text:tab/>Craft Trap 5</text:p>
      <text:p text:style-name="Standard"><text:tab/>Ingredients<text:tab/>Acid Flask, Tanglefoot Bag</text:p>
      <text:p text:style-name="Standard"/>
      <text:p text:style-name="Standard">Acid Blob (Average)</text:p>
      <text:p text:style-name="Standard"><text:tab/>Requires<text:tab/>Craft Trap 10</text:p>
      <text:p text:style-name="Standard"><text:tab/>Ingredients<text:tab/>2 Acid Flasks, 2 Tanglefoot Bags</text:p>
      <text:p text:style-name="Standard"/>
      <text:p text:style-name="Standard">Acid Blob (Major)</text:p>
      <text:p text:style-name="Standard"><text:tab/>Requires<text:tab/>Craft Trap 15</text:p>
      <text:p text:style-name="Standard"><text:tab/>Ingredients<text:tab/>5 Acid Flasks, 5 Tanglefoot Bags</text:p>
      <text:p text:style-name="Standard"/>
      <text:p text:style-name="Standard">Acid Blob (Deadly)</text:p>
      <text:p text:style-name="Standard"><text:tab/>Requires<text:tab/>Craft Trap 20</text:p>
      <text:p text:style-name="Standard"><text:tab/>Ingredients<text:tab/>7 Acid Flasks, 7 Tanglefoot Bags</text:p>
      <text:p text:style-name="Standard"/>
      <text:p text:style-name="Standard">Electrical (Minor)</text:p>
      <text:p text:style-name="Standard"><text:tab/>Requires<text:tab/>Craft Trap 5</text:p>
      <text:p text:style-name="Standard"><text:tab/>Ingredients<text:tab/>Quartz Crystal</text:p>
      <text:p text:style-name="Standard"><text:soft-page-break/></text:p>
      <text:p text:style-name="Standard">Electrical (Average)</text:p>
      <text:p text:style-name="Standard"><text:tab/>Requires<text:tab/>Craft Trap 10</text:p>
      <text:p text:style-name="Standard"><text:tab/>Ingredients<text:tab/>2 Quartz Crystals</text:p>
      <text:p text:style-name="Standard"/>
      <text:p text:style-name="Standard">Electrical (Major)</text:p>
      <text:p text:style-name="Standard"><text:tab/>Requires<text:tab/>Craft Trap 15</text:p>
      <text:p text:style-name="Standard"><text:tab/>Ingredients<text:tab/>5 Quartz Crystals</text:p>
      <text:p text:style-name="Standard"/>
      <text:p text:style-name="Standard">Electrical (Deadly)</text:p>
      <text:p text:style-name="Standard"><text:tab/>Requires<text:tab/>Craft Trap 20</text:p>
      <text:p text:style-name="Standard"><text:tab/>Ingredients<text:tab/>7 Quartz Crystals</text:p>
      <text:p text:style-name="Standard"/>
      <text:p text:style-name="Standard">Fire (Minor)</text:p>
      <text:p text:style-name="Standard"><text:tab/>Requires<text:tab/>Craft Trap 5</text:p>
      <text:p text:style-name="Standard"><text:tab/>Ingredients<text:tab/>Alchemist's Fire</text:p>
      <text:p text:style-name="Standard"/>
      <text:p text:style-name="Standard">Fire (Average)</text:p>
      <text:p text:style-name="Standard"><text:tab/>Requires<text:tab/>Craft Trap 10</text:p>
      <text:p text:style-name="Standard"><text:tab/>Ingredients<text:tab/>3 Alchemist's Fire</text:p>
      <text:p text:style-name="Standard"/>
      <text:p text:style-name="Standard">Fire (Major)</text:p>
      <text:p text:style-name="Standard"><text:tab/>Requires<text:tab/>Craft Trap 15</text:p>
      <text:p text:style-name="Standard"><text:tab/>Ingredients<text:tab/>5 Alchemist's Fire</text:p>
      <text:p text:style-name="Standard"/>
      <text:p text:style-name="Standard">Fire (Deadly)</text:p>
      <text:p text:style-name="Standard"><text:tab/>Requires<text:tab/>Craft Trap 20</text:p>
      <text:p text:style-name="Standard"><text:tab/>Ingredients<text:tab/>7 Alchemist's Fire</text:p>
      <text:p text:style-name="Standard"/>
      <text:p text:style-name="Standard">Frost (Minor)</text:p>
      <text:p text:style-name="Standard"><text:tab/>Requires<text:tab/>Craft Trap 5</text:p>
      <text:p text:style-name="Standard"><text:tab/>Ingredients<text:tab/>Coldstone</text:p>
      <text:p text:style-name="Standard"/>
      <text:p text:style-name="Standard">Frost (Average)</text:p>
      <text:p text:style-name="Standard"><text:tab/>Requires<text:tab/>Craft Trap 10</text:p>
      <text:p text:style-name="Standard"><text:tab/>Ingredients<text:tab/>3 Coldstones</text:p>
      <text:p text:style-name="Standard"/>
      <text:p text:style-name="Standard">Frost (Major)</text:p>
      <text:p text:style-name="Standard"><text:tab/>Requires<text:tab/>Craft Trap 15</text:p>
      <text:p text:style-name="Standard"><text:tab/>Ingredients<text:tab/>5 Coldstones</text:p>
      <text:p text:style-name="Standard"/>
      <text:p text:style-name="Standard">Frost (Deadly)</text:p>
      <text:p text:style-name="Standard"><text:tab/>Requires<text:tab/>Craft Trap 20</text:p>
      <text:p text:style-name="Standard"><text:tab/>Ingredients<text:tab/>7 Coldstones</text:p>
      <text:p text:style-name="Standard"/>
      <text:p text:style-name="Standard">Gas (Minor)</text:p>
      <text:p text:style-name="Standard"><text:tab/>Requires<text:tab/>Craft Trap 5</text:p>
      <text:p text:style-name="Standard"><text:tab/>Ingredients<text:tab/>Choking Powder</text:p>
      <text:p text:style-name="Standard"/>
      <text:p text:style-name="Standard">Gas (Average)</text:p>
      <text:p text:style-name="Standard"><text:tab/>Requires<text:tab/>Craft Trap 10</text:p>
      <text:p text:style-name="Standard"><text:tab/>Ingredients<text:tab/>3 Choking Powders</text:p>
      <text:p text:style-name="Standard"/>
      <text:p text:style-name="Standard">Gas (Major)</text:p>
      <text:p text:style-name="Standard"><text:soft-page-break/><text:tab/>Requires<text:tab/>Craft Trap 15</text:p>
      <text:p text:style-name="Standard"><text:tab/>Ingredients<text:tab/>5 Choking Powders</text:p>
      <text:p text:style-name="Standard"/>
      <text:p text:style-name="Standard">Gas (Deadly)</text:p>
      <text:p text:style-name="Standard"><text:tab/>Requires<text:tab/>Craft Trap 20</text:p>
      <text:p text:style-name="Standard"><text:tab/>Ingredients<text:tab/>7 Choking Powders</text:p>
      <text:p text:style-name="Standard"/>
      <text:p text:style-name="Standard">Holy (Minor)</text:p>
      <text:p text:style-name="Standard"><text:tab/>Requires<text:tab/>Craft Trap 5</text:p>
      <text:p text:style-name="Standard"><text:tab/>Ingredients<text:tab/>Holy Water</text:p>
      <text:p text:style-name="Standard"/>
      <text:p text:style-name="Standard">Holy (Average)</text:p>
      <text:p text:style-name="Standard"><text:tab/>Requires<text:tab/>Craft Trap 10</text:p>
      <text:p text:style-name="Standard"><text:tab/>Ingredients<text:tab/>3 Holy Waters</text:p>
      <text:p text:style-name="Standard"/>
      <text:p text:style-name="Standard">Holy (Major)</text:p>
      <text:p text:style-name="Standard"><text:tab/>Requires<text:tab/>Craft Trap 15</text:p>
      <text:p text:style-name="Standard"><text:tab/>Ingredients<text:tab/>5 Holy Waters</text:p>
      <text:p text:style-name="Standard"/>
      <text:p text:style-name="Standard">Holy (Deadly)</text:p>
      <text:p text:style-name="Standard"><text:tab/>Requires<text:tab/>Craft Trap 20</text:p>
      <text:p text:style-name="Standard"><text:tab/>Ingredients<text:tab/>7 Holy Waters</text:p>
      <text:p text:style-name="Standard"/>
      <text:p text:style-name="Standard">Negative Energy (Minor)</text:p>
      <text:p text:style-name="Standard"><text:tab/>Requires<text:tab/>Craft Trap 5</text:p>
      <text:p text:style-name="Standard"><text:tab/>Ingredients<text:tab/>Obsidian</text:p>
      <text:p text:style-name="Standard"/>
      <text:p text:style-name="Standard">Negative Energy (Average)</text:p>
      <text:p text:style-name="Standard"><text:tab/>Requires<text:tab/>Craft Trap 10</text:p>
      <text:p text:style-name="Standard"><text:tab/>Ingredients<text:tab/>3 Obsidian</text:p>
      <text:p text:style-name="Standard"/>
      <text:p text:style-name="Standard">Negative Energy (Major)</text:p>
      <text:p text:style-name="Standard"><text:tab/>Requires<text:tab/>Craft Trap 15</text:p>
      <text:p text:style-name="Standard"><text:tab/>Ingredients<text:tab/>5 Obsidian</text:p>
      <text:p text:style-name="Standard"/>
      <text:p text:style-name="Standard">Negative Energy (Deadly)</text:p>
      <text:p text:style-name="Standard"><text:tab/>Requires<text:tab/>Craft Trap 20</text:p>
      <text:p text:style-name="Standard"><text:tab/>Ingredients<text:tab/>7 Obsidian</text:p>
      <text:p text:style-name="Standard"/>
      <text:p text:style-name="Standard">Sonic (Minor)</text:p>
      <text:p text:style-name="Standard"><text:tab/>Requires<text:tab/>Craft Trap 5</text:p>
      <text:p text:style-name="Standard"><text:tab/>Ingredients<text:tab/>Thunderstone</text:p>
      <text:p text:style-name="Standard"/>
      <text:p text:style-name="Standard">Sonic (Average)</text:p>
      <text:p text:style-name="Standard"><text:tab/>Requires<text:tab/>Craft Trap 10</text:p>
      <text:p text:style-name="Standard"><text:tab/>Ingredients<text:tab/>3 Thunderstones</text:p>
      <text:p text:style-name="Standard"/>
      <text:p text:style-name="Standard">Sonic (Major)</text:p>
      <text:p text:style-name="Standard"><text:tab/>Requires<text:tab/>Craft Trap 15</text:p>
      <text:p text:style-name="Standard"><text:tab/>Ingredients<text:tab/>5 Thunderstones</text:p>
      <text:p text:style-name="Standard"/>
      <text:p text:style-name="Standard">Sonic (Deadly)</text:p>
      <text:p text:style-name="Standard"><text:tab/>Requires<text:tab/>Craft Trap 5</text:p>
      <text:p text:style-name="Standard"><text:tab/>Ingredients<text:tab/>7 Thunderstones</text:p>
      <text:p text:style-name="Standard"><text:soft-page-break/></text:p>
      <text:p text:style-name="Standard">Spike (Minor)</text:p>
      <text:p text:style-name="Standard"><text:tab/>Requires<text:tab/>Craft Trap 5</text:p>
      <text:p text:style-name="Standard"><text:tab/>Ingredients<text:tab/>Dagger</text:p>
      <text:p text:style-name="Standard"/>
      <text:p text:style-name="Standard">Spike (Average)</text:p>
      <text:p text:style-name="Standard"><text:tab/>Requires<text:tab/>Craft Trap 10</text:p>
      <text:p text:style-name="Standard"><text:tab/>Ingredients<text:tab/>3 Daggers</text:p>
      <text:p text:style-name="Standard"/>
      <text:p text:style-name="Standard">Spike (Major)</text:p>
      <text:p text:style-name="Standard"><text:tab/>Requires<text:tab/>Craft Trap 15</text:p>
      <text:p text:style-name="Standard"><text:tab/>Ingredients<text:tab/>5 Daggers</text:p>
      <text:p text:style-name="Standard"/>
      <text:p text:style-name="Standard">Spike (Deadly)</text:p>
      <text:p text:style-name="Standard"><text:tab/>Requires<text:tab/>Craft Trap 20</text:p>
      <text:p text:style-name="Standard"><text:tab/>Ingredients<text:tab/>7 Daggers</text:p>
      <text:p text:style-name="Standard"/>
      <text:p text:style-name="Standard">Tangle (Minor)</text:p>
      <text:p text:style-name="Standard"><text:tab/>Requires<text:tab/>Craft Trap 5</text:p>
      <text:p text:style-name="Standard"><text:tab/>Ingredients<text:tab/>Tanglefoot Bag</text:p>
      <text:p text:style-name="Standard"/>
      <text:p text:style-name="Standard">Tangle (Average)</text:p>
      <text:p text:style-name="Standard"><text:tab/>Requires<text:tab/>Craft Trap 10</text:p>
      <text:p text:style-name="Standard"><text:tab/>Ingredients<text:tab/>3 Tanglefoot Bags</text:p>
      <text:p text:style-name="Standard"/>
      <text:p text:style-name="Standard">Tangle (Major)</text:p>
      <text:p text:style-name="Standard"><text:tab/>Requires<text:tab/>Craft Trap 15</text:p>
      <text:p text:style-name="Standard"><text:tab/>Ingredients<text:tab/>5 Tanglefoot Bags</text:p>
      <text:p text:style-name="Standard"/>
      <text:p text:style-name="Standard">Tangle (Deadly)</text:p>
      <text:p text:style-name="Standard"><text:tab/>Requires<text:tab/>Craft Trap 20</text:p>
      <text:p text:style-name="Standard"><text:tab/>Ingredients<text:tab/>7 Tanglefoot Bags</text:p>
      <text:p text:style-name="P29"/>
      <text:p text:style-name="Standard">________________________________________________________________________________</text:p>
      <text:section text:style-name="Sect1" text:name="Recipes - Item Enchanting">
        <text:p text:style-name="Standard"/>
        <text:p text:style-name="P4"><text:span text:style-name="kL_20_head_20_1"/></text:p>
        <text:p text:style-name="P4"><text:span text:style-name="kL_20_head_20_1"><text:span text:style-name="T11">Recipes - Item Enchanting<text:tab/><text:tab/><text:tab/><text:tab/><text:tab/></text:span></text:span><text:a xlink:type="simple" xlink:href="#ToC - Item Enchanting|region" office:name="ToC" text:style-name="Internet_20_link" text:visited-style-name="Visited_20_Internet_20_Link"><text:span text:style-name="kL_20_head_20_1"><text:span text:style-name="T7">ToC</text:span></text:span></text:a></text:p>
      </text:section>
      <text:p text:style-name="Standard"/>
      <text:p text:style-name="Standard"/>
      <text:p text:style-name="Standard">________________________________________________________________________________</text:p>
      <text:p text:style-name="Standard"/>
      <text:p text:style-name="Standard"/>
      <text:section text:style-name="Sect1" text:name="x1001 Armor">
        <text:p text:style-name="Standard"><text:span text:style-name="T4">__oO—</text:span><text:span text:style-name="T5"> Armor </text:span><text:span text:style-name="T4">—Oo___</text:span><text:span text:style-name="T3"><text:tab/><text:tab/><text:tab/><text:tab/><text:tab/><text:tab/><text:tab/><text:tab/></text:span><text:a xlink:type="simple" xlink:href="#ToC - x1001 Armor|region" office:name="x0001" text:style-name="Internet_20_link" text:visited-style-name="Visited_20_Internet_20_Link"><text:span text:style-name="T6">x1001</text:span></text:a></text:p>
      </text:section>
      <text:p text:style-name="Standard"/>
      <text:p text:style-name="Standard"><text:span text:style-name="kL_20_script"><text:span text:style-name="T9">Armor enchantments work on Shields also.</text:span></text:span></text:p>
      <text:p text:style-name="Standard"/>
      <text:section text:style-name="Sect1" text:name="x1001 Armor enhancement">
        <text:p text:style-name="P5"><text:span text:style-name="kL_20_note"><text:span text:style-name="T15">enhancement</text:span></text:span><text:span text:style-name="kL_20_note"><text:span text:style-name="T17"> ( enchant )</text:span></text:span></text:p>
      </text:section>
      <text:p text:style-name="Standard"/>
      <text:p text:style-name="Standard"/>
      <text:p text:style-name="Standard">Base Armor Enchantment +1<text:tab/>Armor gains +1 Enhancement bonus</text:p>
      <text:p text:style-name="Standard"><text:tab/>Requires<text:tab/>Caster Level 3, Craft Magic Arms and Armor feat</text:p>
      <text:p text:style-name="Standard"><text:tab/>Ingredients<text:tab/>Faint Earth Essence + Obsidian</text:p>
      <text:p text:style-name="Standard"><text:tab/>Spell<text:tab/><text:tab/>Mage Armor or Magic Vestment</text:p>
      <text:p text:style-name="Standard"/>
      <text:p text:style-name="Standard">Base Armor Enchantment +2<text:tab/>Armor gains +2 Enhancement bonus</text:p>
      <text:p text:style-name="Standard"><text:tab/>Requires<text:tab/>Caster Level 6, Craft Magic Arms and Armor feat</text:p>
      <text:p text:style-name="Standard"><text:tab/>Ingredients<text:tab/>Faint Earth Essence + Diamond</text:p>
      <text:p text:style-name="Standard"><text:tab/>Spell<text:tab/><text:tab/>Mage Armor or Magic Vestment</text:p>
      <text:p text:style-name="Standard"/>
      <text:p text:style-name="Standard">Base Armor Enchantment +3<text:tab/>Armor gains a +3 Enhancement bonus</text:p>
      <text:p text:style-name="Standard"><text:tab/>Requires<text:tab/>Caster Level 9, Craft Magic Arms and Armor feat</text:p>
      <text:p text:style-name="Standard"><text:tab/>Ingredients<text:tab/>Weak Earth Essence + Faint Power Essence + Emerald</text:p>
      <text:p text:style-name="Standard"><text:tab/>Spell<text:tab/><text:tab/>Mage Armor or Magic Vestment</text:p>
      <text:p text:style-name="Standard"/>
      <text:p text:style-name="Standard">Base Armor Enchantment +4<text:tab/>Armor gains a +4 Enhancement bonus</text:p>
      <text:p text:style-name="Standard"><text:tab/>Requires<text:tab/>Caster Level 12, Craft Magic Arms and Armor feat</text:p>
      <text:p text:style-name="Standard"><text:tab/>Ingredients<text:tab/>Glowing Earth Essence + Weak Power Essence + Star Sapphire</text:p>
      <text:p text:style-name="Standard"><text:tab/>Spell<text:tab/><text:tab/>Mage Armor or Magic Vestment</text:p>
      <text:p text:style-name="Standard"/>
      <text:p text:style-name="Standard">Base Armor Enchantment +5<text:tab/>Armor gains a +5 Enhancement bonus</text:p>
      <text:p text:style-name="Standard"><text:tab/>Requires<text:tab/>Caster Level 15, Craft Magic Arms and Armor feat</text:p>
      <text:p text:style-name="Standard"><text:tab/>Ingredients<text:tab/>Glowing Earth Essence + Glowing Power Essence + Blue Diamond</text:p>
      <text:p text:style-name="Standard"><text:tab/>Spell<text:tab/><text:tab/>Mage Armor or Magic Vestment</text:p>
      <text:p text:style-name="Standard"/>
      <text:p text:style-name="Standard">Base Armor Enchantment +6<text:tab/>Armor gains a +6 Enhancement bonus</text:p>
      <text:p text:style-name="Standard"><text:tab/>Requires<text:tab/>Caster Level 18, Craft Magic Arms and Armor feat</text:p>
      <text:p text:style-name="Standard"><text:tab/>Ingredients<text:tab/>Radiant Earth Essence + Glowing Power Essence + Rogue Stone</text:p>
      <text:p text:style-name="Standard"><text:tab/>Spell<text:tab/><text:tab/>Mage Armor or Magic Vestment</text:p>
      <text:p text:style-name="Standard"/>
      <text:p text:style-name="Standard">Base Armor Enchantment +7<text:tab/>Armor gains a +7 Enhancement bonus</text:p>
      <text:p text:style-name="Standard"><text:tab/>Requires<text:tab/>Caster Level 21, Craft Magic Arms and Armor feat</text:p>
      <text:p text:style-name="Standard"><text:tab/>Ingredients<text:tab/>Radiant Earth Essence + Glowing Power Essence + Beljuril</text:p>
      <text:p text:style-name="Standard"><text:tab/>Spell<text:tab/><text:tab/>Mage Armor or Magic Vestment</text:p>
      <text:p text:style-name="Standard"/>
      <text:p text:style-name="Standard"><text:soft-page-break/>Base Armor Enchantment +8<text:tab/>Armor gains a +8 Enhancement bonus</text:p>
      <text:p text:style-name="Standard"><text:tab/>Requires<text:tab/>Caster Level 24, Craft Magic Arms and Armor feat</text:p>
      <text:p text:style-name="Standard"><text:tab/>Ingredients<text:tab/>Radiant Earth Essence + Radiant Power Essence + King's Tear</text:p>
      <text:p text:style-name="Standard"><text:tab/>Spell<text:tab/><text:tab/>Mage Armor or Magic Vestment</text:p>
      <text:p text:style-name="Standard"/>
      <text:p text:style-name="Standard"/>
      <text:section text:style-name="Sect1" text:name="x1001 Armor elemental">
        <text:p text:style-name="Standard"><text:span text:style-name="kL_20_note"><text:span text:style-name="T15">elemental resistance</text:span></text:span><text:span text:style-name="kL_20_note"><text:span text:style-name="T17"> ( enchant )</text:span></text:span></text:p>
      </text:section>
      <text:p text:style-name="Standard"/>
      <text:p text:style-name="Standard">... probably Endure Elements ... nope, not yet</text:p>
      <text:p text:style-name="Standard"/>
      <text:p text:style-name="Standard">Armor of Acid Resistance<text:tab/><text:tab/><text:tab/>Acid Resistance 10</text:p>
      <text:p text:style-name="Standard"><text:tab/>Requires<text:tab/>Caster Level 3, Craft Magic Arms and Armor feat</text:p>
      <text:p text:style-name="Standard"><text:tab/>Ingredients<text:tab/>Faint Earth Essence + Jacinth</text:p>
      <text:p text:style-name="Standard"><text:tab/>Spell<text:tab/><text:tab/>Resist Energy/Elements</text:p>
      <text:p text:style-name="Standard"/>
      <text:p text:style-name="Standard">Armor of Acid Resistance (Improved)<text:tab/><text:tab/>Acid Resistance 20</text:p>
      <text:p text:style-name="Standard"><text:tab/>Requires<text:tab/>Caster Level 7, Craft Magic Arms and Armor feat</text:p>
      <text:p text:style-name="Standard"><text:tab/>Ingredients<text:tab/>Weak Earth Essence + Rogue Stone</text:p>
      <text:p text:style-name="Standard"><text:tab/>Spell<text:tab/><text:tab/>Resist Energy/Elements</text:p>
      <text:p text:style-name="Standard"/>
      <text:p text:style-name="Standard">Armor of Acid Resistance (Greater)<text:tab/><text:tab/>Acid Resistance 30</text:p>
      <text:p text:style-name="Standard"><text:tab/>Requires<text:tab/>Caster Level 11, Craft Magic Arms and Armor feat</text:p>
      <text:p text:style-name="Standard"><text:tab/>Ingredients<text:tab/>Glowing Earth Essence + King's Tear</text:p>
      <text:p text:style-name="Standard"><text:tab/>Spell<text:tab/><text:tab/>Resist Energy/Elements</text:p>
      <text:p text:style-name="Standard"/>
      <text:p text:style-name="Standard">Armor of Cold Resistance<text:tab/><text:tab/><text:tab/><text:tab/>Cold Resistance 10</text:p>
      <text:p text:style-name="Standard"><text:tab/>Requires<text:tab/>Caster Level 3, Craft Magic Arms and Armor feat</text:p>
      <text:p text:style-name="Standard"><text:tab/>Ingredients<text:tab/>Faint Water Essence + Jacinth</text:p>
      <text:p text:style-name="Standard"><text:tab/>Spell<text:tab/><text:tab/>Resist Energy/Elements</text:p>
      <text:p text:style-name="Standard"/>
      <text:p text:style-name="Standard">Armor of Cold Resistance (Improved)<text:tab/><text:tab/>Cold Resistance 20</text:p>
      <text:p text:style-name="Standard"><text:tab/>Requires<text:tab/>Caster Level 7, Craft Magic Arms and Armor feat</text:p>
      <text:p text:style-name="Standard"><text:tab/>Ingredients<text:tab/>Weak Water Essence + Rogue Stone</text:p>
      <text:p text:style-name="Standard"><text:tab/>Spell<text:tab/><text:tab/>Resist Energy/Elements</text:p>
      <text:p text:style-name="Standard"/>
      <text:p text:style-name="Standard">Armor of Cold Resistance (Greater)<text:tab/><text:tab/>Cold Resistance 30</text:p>
      <text:p text:style-name="Standard"><text:tab/>Requires<text:tab/>Caster Level 11, Craft Magic Arms and Armor feat</text:p>
      <text:p text:style-name="Standard"><text:tab/>Ingredients<text:tab/>Glowing Water Essence + King's Tear</text:p>
      <text:p text:style-name="Standard"><text:tab/>Spell<text:tab/><text:tab/>Resist Energy/Elements</text:p>
      <text:p text:style-name="Standard"/>
      <text:p text:style-name="Standard">Armor of Electrical Resistance<text:tab/><text:tab/><text:tab/>Electrical Resistance 10</text:p>
      <text:p text:style-name="Standard"><text:tab/>Requires<text:tab/>Caster Level 3, Craft Magic Arms and Armor feat</text:p>
      <text:p text:style-name="Standard"><text:tab/>Ingredients<text:tab/>Faint Air Essence + Jacinth</text:p>
      <text:p text:style-name="Standard"><text:tab/>Spell<text:tab/><text:tab/>Resist Energy/Elements</text:p>
      <text:p text:style-name="Standard"/>
      <text:p text:style-name="Standard">Armor of Electrical Resistance (Improved)<text:tab/><text:tab/>Electrical Resistance 20</text:p>
      <text:p text:style-name="Standard"><text:tab/>Requires<text:tab/>Caster Level 7, Craft Magic Arms and Armor feat</text:p>
      <text:p text:style-name="Standard"><text:tab/>Ingredients<text:tab/>Weak Air Essence + Rogue Stone</text:p>
      <text:p text:style-name="Standard"><text:tab/>Spell<text:tab/><text:tab/>Resist Energy/Elements</text:p>
      <text:p text:style-name="Standard"/>
      <text:p text:style-name="Standard">Armor of Electrical Resistance (Greater)<text:tab/><text:tab/>Electrical Resistance 30</text:p>
      <text:p text:style-name="Standard"><text:tab/>Requires<text:tab/>Caster Level 11, Craft Magic Arms and Armor feat</text:p>
      <text:p text:style-name="Standard"><text:tab/>Ingredients<text:tab/>Glowing Air Essence + King's Tear</text:p>
      <text:p text:style-name="Standard"><text:tab/>Spell<text:tab/><text:tab/>Resist Energy/Elements</text:p>
      <text:p text:style-name="Standard"><text:soft-page-break/></text:p>
      <text:p text:style-name="Standard">Armor of Fire Resistance<text:tab/><text:tab/><text:tab/><text:tab/>Fire Resistance 10</text:p>
      <text:p text:style-name="Standard"><text:tab/>Requires<text:tab/>Caster Level 3, Craft Magic Arms and Armor feat</text:p>
      <text:p text:style-name="Standard"><text:tab/>Ingredients<text:tab/>Faint Fire Essence + Jacinth</text:p>
      <text:p text:style-name="Standard"><text:tab/>Spell<text:tab/><text:tab/>Resist Energy/Elements</text:p>
      <text:p text:style-name="Standard"/>
      <text:p text:style-name="Standard">Armor of Fire Resistance (Improved)<text:tab/><text:tab/>Fire Resistance 20</text:p>
      <text:p text:style-name="Standard"><text:tab/>Requires<text:tab/>Caster Level 7, Craft Magic Arms and Armor feat</text:p>
      <text:p text:style-name="Standard"><text:tab/>Ingredients<text:tab/>Weak Fire Essence + Rogue Stone</text:p>
      <text:p text:style-name="Standard"><text:tab/>Spell<text:tab/><text:tab/>Resist Energy/Elements</text:p>
      <text:p text:style-name="Standard"/>
      <text:p text:style-name="Standard">Armor of Fire Resistance (Greater)<text:tab/><text:tab/>Fire Resistance 30</text:p>
      <text:p text:style-name="Standard"><text:tab/>Requires<text:tab/>Caster Level 11, Craft Magic Arms and Armor feat</text:p>
      <text:p text:style-name="Standard"><text:tab/>Ingredients<text:tab/>Glowing Fire Essence + King's Tear</text:p>
      <text:p text:style-name="Standard"><text:tab/>Spell<text:tab/><text:tab/>Resist Energy/Elements</text:p>
      <text:p text:style-name="Standard"/>
      <text:p text:style-name="Standard">Armor of Sonic Resistance<text:tab/><text:tab/><text:tab/>Sonic Resistance 10</text:p>
      <text:p text:style-name="Standard"><text:tab/>Requires<text:tab/>Caster Level 3, Craft Magic Arms and Armor feat</text:p>
      <text:p text:style-name="Standard"><text:tab/>Ingredients<text:tab/>Faint Power Essence + Jacinth</text:p>
      <text:p text:style-name="Standard"><text:tab/>Spell<text:tab/><text:tab/>Resist Energy/Elements</text:p>
      <text:p text:style-name="Standard"/>
      <text:p text:style-name="Standard">Armor of Sonic Resistance (Improved)<text:tab/><text:tab/>Sonic Resistance 20</text:p>
      <text:p text:style-name="Standard"><text:tab/>Requires<text:tab/>Caster Level 7, Craft Magic Arms and Armor feat</text:p>
      <text:p text:style-name="Standard"><text:tab/>Ingredients<text:tab/>Weak Power Essence + Rogue Stone</text:p>
      <text:p text:style-name="Standard"><text:tab/>Spell<text:tab/><text:tab/>Resist Energy/Elements</text:p>
      <text:p text:style-name="Standard"/>
      <text:p text:style-name="Standard">Armor of Sonic Resistance (Greater)<text:tab/><text:tab/>Sonic Resistance 30</text:p>
      <text:p text:style-name="Standard"><text:tab/>Requires<text:tab/>Caster Level 11, Craft Magic Arms and Armor feat</text:p>
      <text:p text:style-name="Standard"><text:tab/>Ingredients<text:tab/>Glowing Power Essence + King's Tear</text:p>
      <text:p text:style-name="Standard"><text:tab/>Spell<text:tab/><text:tab/>Resist Energy/Elements</text:p>
      <text:p text:style-name="Standard"/>
      <text:p text:style-name="Standard"/>
      <text:section text:style-name="Sect1" text:name="x1001 Armor other">
        <text:p text:style-name="Standard"><text:span text:style-name="kL_20_note"><text:span text:style-name="T15">other</text:span></text:span><text:span text:style-name="kL_20_note"><text:span text:style-name="T17"> ( enchant )</text:span></text:span></text:p>
      </text:section>
      <text:p text:style-name="Standard"/>
      <text:p text:style-name="Standard"/>
      <text:p text:style-name="Standard">Armor of Arrow Deflection<text:tab/><text:tab/><text:tab/>Grants Deflect Arrows as a bonus feat</text:p>
      <text:p text:style-name="Standard"><text:tab/>Requires<text:tab/>Caster Level 5, Craft Magic Arms and Armor feat</text:p>
      <text:p text:style-name="Standard"><text:tab/>Ingredients<text:tab/>Faint Power Essence + Weak Air Essence + Jacinth</text:p>
      <text:p text:style-name="Standard"><text:tab/>Spell<text:tab/><text:tab/>Protection from Arrows</text:p>
      <text:p text:style-name="Standard"/>
      <text:p text:style-name="Standard"/>
      <text:section text:style-name="Sect1" text:name="x1001 Armor spell resistance">
        <text:p text:style-name="Standard"><text:span text:style-name="kL_20_note"><text:span text:style-name="T15">spell resistance</text:span></text:span><text:span text:style-name="kL_20_note"><text:span text:style-name="T17"> ( enchant )</text:span></text:span></text:p>
      </text:section>
      <text:p text:style-name="Standard"/>
      <text:p text:style-name="Standard"/>
      <text:p text:style-name="Standard">Armor of Spell Resistance<text:tab/><text:tab/><text:tab/>Spell Resistance 14</text:p>
      <text:p text:style-name="Standard"><text:tab/>Requires<text:tab/>Caster Level 15, Craft Magic Arms and Armor feat</text:p>
      <text:p text:style-name="Standard"><text:tab/>Ingredients<text:tab/>Weak Power Essence + Glowing Fire Essence + Star Sapphire</text:p>
      <text:p text:style-name="Standard"><text:tab/>Spell<text:tab/><text:tab/>Spell Resistance</text:p>
      <text:p text:style-name="Standard"/>
      <text:p text:style-name="Standard">Armor of Spell Resistance (Improved)<text:tab/><text:tab/>Spell Resistance 18</text:p>
      <text:p text:style-name="Standard"><text:tab/>Requires<text:tab/>Caster Level 15, Craft Magic Arms and Armor feat</text:p>
      <text:p text:style-name="Standard"><text:tab/>Ingredients<text:tab/>Glowing Power Essence + Radiant Fire Essence + Blue Diamond</text:p>
      <text:p text:style-name="Standard"><text:tab/>Spell<text:tab/><text:tab/>Spell Resistance</text:p>
      <text:p text:style-name="Standard"><text:soft-page-break/></text:p>
      <text:p text:style-name="Standard">Armor of Spell Resistance (Greater)<text:tab/><text:tab/>Spell Resistance 22</text:p>
      <text:p text:style-name="Standard"><text:tab/>Requires<text:tab/>Caster Level 15, Craft Magic Arms and Armor feat</text:p>
      <text:p text:style-name="Standard"><text:tab/>Ingredients<text:tab/>Radiant Power Essence + Radiant Fire Essence + Beljuril</text:p>
      <text:p text:style-name="Standard"><text:tab/>Spell<text:tab/><text:tab/>Spell Resistance</text:p>
      <text:p text:style-name="Standard"/>
      <text:p text:style-name="Standard"/>
      <text:section text:style-name="Sect1" text:name="x1001 Armor damage resistance">
        <text:p text:style-name="Standard"><text:span text:style-name="kL_20_note"><text:span text:style-name="T15">damage resistance</text:span></text:span><text:span text:style-name="kL_20_note"><text:span text:style-name="T17"> ( enchant )</text:span></text:span></text:p>
      </text:section>
      <text:p text:style-name="Standard"/>
      <text:p text:style-name="Standard"/>
      <text:p text:style-name="Standard">Damage Resistance (Bludgeoning)<text:tab/>5</text:p>
      <text:p text:style-name="Standard"><text:tab/>Requires<text:tab/>Caster Level 8, Craft Magic Arms and Armor feat</text:p>
      <text:p text:style-name="Standard"><text:tab/>Ingredients<text:tab/>Radiant Power Essence + Faint Earth Essence + Star Sapphire</text:p>
      <text:p text:style-name="Standard"><text:tab/>Spell<text:tab/><text:tab/>Stoneskin</text:p>
      <text:p text:style-name="Standard"/>
      <text:p text:style-name="Standard">Damage Resistance (Bludgeoning)<text:tab/>10</text:p>
      <text:p text:style-name="Standard"><text:tab/>Requires<text:tab/>Caster Level 12, Craft Magic Arms and Armor feat</text:p>
      <text:p text:style-name="Standard"><text:tab/>Ingredients<text:tab/>Radiant Power Essence + Weak Earth Essence + Blue Diamond</text:p>
      <text:p text:style-name="Standard"><text:tab/>Spell<text:tab/><text:tab/>Stoneskin</text:p>
      <text:p text:style-name="Standard"/>
      <text:p text:style-name="Standard">Damage Resistance (Bludgeoning)<text:tab/>15</text:p>
      <text:p text:style-name="Standard"><text:tab/>Requires<text:tab/>Caster Level 16, Craft Magic Arms and Armor feat</text:p>
      <text:p text:style-name="Standard"><text:tab/>Ingredients<text:tab/>Radiant Power Essence + Glowing Earth Essence + Beljuril</text:p>
      <text:p text:style-name="Standard"><text:tab/>Spell<text:tab/><text:tab/>Stoneskin</text:p>
      <text:p text:style-name="Standard"/>
      <text:p text:style-name="Standard">Damage Resistance (Bludgeoning)<text:tab/>20</text:p>
      <text:p text:style-name="Standard"><text:tab/>Requires<text:tab/>Caster Level 20, Craft Magic Arms and Armor feat</text:p>
      <text:p text:style-name="Standard"><text:tab/>Ingredients<text:tab/>Radiant Power Essence + Radiant Earth Essence + King's Tear</text:p>
      <text:p text:style-name="Standard"><text:tab/>Spell<text:tab/><text:tab/>Stoneskin</text:p>
      <text:p text:style-name="Standard"/>
      <text:p text:style-name="Standard">Damage Resistance (Magical)<text:tab/>5</text:p>
      <text:p text:style-name="Standard"><text:tab/>Requires<text:tab/>Caster Level 8, Craft Magic Arms and Armor feat</text:p>
      <text:p text:style-name="Standard"><text:tab/>Ingredients<text:tab/>Radiant Power Essence + Faint Fire Essence + Star Sapphire</text:p>
      <text:p text:style-name="Standard"><text:tab/>Spell<text:tab/><text:tab/>Stoneskin</text:p>
      <text:p text:style-name="Standard"/>
      <text:p text:style-name="Standard">Damage Resistance (Magical)<text:tab/>10</text:p>
      <text:p text:style-name="Standard"><text:tab/>Requires<text:tab/>Caster Level 12, Craft Magic Arms and Armor feat</text:p>
      <text:p text:style-name="Standard"><text:tab/>Ingredients<text:tab/>Radiant Power Essence + Weak Fire Essence + Blue Diamond</text:p>
      <text:p text:style-name="Standard"><text:tab/>Spell<text:tab/><text:tab/>Stoneskin</text:p>
      <text:p text:style-name="Standard"/>
      <text:p text:style-name="Standard">Damage Resistance (Magical)<text:tab/>15</text:p>
      <text:p text:style-name="Standard"><text:tab/>Requires<text:tab/>Caster Level 16, Craft Magic Arms and Armor feat</text:p>
      <text:p text:style-name="Standard"><text:tab/>Ingredients<text:tab/>Radiant Power Essence + Glowing Fire Essence + Beljuril</text:p>
      <text:p text:style-name="Standard"><text:tab/>Spell<text:tab/><text:tab/>Stoneskin</text:p>
      <text:p text:style-name="Standard"/>
      <text:p text:style-name="Standard">Damage Resistance (Magical)<text:tab/>20</text:p>
      <text:p text:style-name="Standard"><text:tab/>Requires<text:tab/>Caster Level 20, Craft Magic Arms and Armor feat</text:p>
      <text:p text:style-name="Standard"><text:tab/>Ingredients<text:tab/>Radiant Power Essence + Radiant Fire Essence + King's Tear</text:p>
      <text:p text:style-name="Standard"><text:tab/>Spell<text:tab/><text:tab/>Stoneskin</text:p>
      <text:p text:style-name="Standard"/>
      <text:p text:style-name="Standard">Damage Resistance (Piercing)<text:tab/>5</text:p>
      <text:p text:style-name="Standard"><text:tab/>Requires<text:tab/>Caster Level 8, Craft Magic Arms and Armor feat</text:p>
      <text:p text:style-name="Standard"><text:tab/>Ingredients<text:tab/>Radiant Power Essence + Faint Water Essence + Star Sapphire</text:p>
      <text:p text:style-name="Standard"><text:tab/>Spell<text:tab/><text:tab/>Stoneskin</text:p>
      <text:p text:style-name="Standard"><text:soft-page-break/></text:p>
      <text:p text:style-name="Standard">Damage Resistance (Piercing)<text:tab/>10</text:p>
      <text:p text:style-name="Standard"><text:tab/>Requires<text:tab/>Caster Level 12, Craft Magic Arms and Armor feat</text:p>
      <text:p text:style-name="Standard"><text:tab/>Ingredients<text:tab/>Radiant Power Essence + Weak Water Essence + Blue Diamond</text:p>
      <text:p text:style-name="Standard"><text:tab/>Spell<text:tab/><text:tab/>Stoneskin</text:p>
      <text:p text:style-name="Standard"/>
      <text:p text:style-name="Standard">Damage Resistance (Piercing)<text:tab/>15</text:p>
      <text:p text:style-name="Standard"><text:tab/>Requires<text:tab/>Caster Level 16, Craft Magic Arms and Armor feat</text:p>
      <text:p text:style-name="Standard"><text:tab/>Ingredients<text:tab/>Radiant Power Essence + Glowing Water Essence + Beljuril</text:p>
      <text:p text:style-name="Standard"><text:tab/>Spell<text:tab/><text:tab/>Stoneskin</text:p>
      <text:p text:style-name="Standard"/>
      <text:p text:style-name="Standard">Damage Resistance (Piercing)<text:tab/>20</text:p>
      <text:p text:style-name="Standard"><text:tab/>Requires<text:tab/>Caster Level 20, Craft Magic Arms and Armor feat</text:p>
      <text:p text:style-name="Standard"><text:tab/>Ingredients<text:tab/>Radiant Power Essence + Radiant Water Essence + King's Tear</text:p>
      <text:p text:style-name="Standard"><text:tab/>Spell<text:tab/><text:tab/>Stoneskin</text:p>
      <text:p text:style-name="Standard"/>
      <text:p text:style-name="Standard">Damage Resistance (Slashing)<text:tab/>5</text:p>
      <text:p text:style-name="Standard"><text:tab/>Requires<text:tab/>Caster Level 8, Craft Magic Arms and Armor feat</text:p>
      <text:p text:style-name="Standard"><text:tab/>Ingredients<text:tab/>Radiant Power Essence + Faint Air Essence + Star Sapphire</text:p>
      <text:p text:style-name="Standard"><text:tab/>Spell<text:tab/><text:tab/>Stoneskin</text:p>
      <text:p text:style-name="Standard"/>
      <text:p text:style-name="Standard">Damage Resistance (Slashing)<text:tab/>10</text:p>
      <text:p text:style-name="Standard"><text:tab/>Requires<text:tab/>Caster Level 12, Craft Magic Arms and Armor feat</text:p>
      <text:p text:style-name="Standard"><text:tab/>Ingredients<text:tab/>Radiant Power Essence + Weak Air Essence + Blue Diamond</text:p>
      <text:p text:style-name="Standard"><text:tab/>Spell<text:tab/><text:tab/>Stoneskin</text:p>
      <text:p text:style-name="Standard"/>
      <text:p text:style-name="Standard">Damage Resistance (Slashing)<text:tab/>15</text:p>
      <text:p text:style-name="Standard"><text:tab/>Requires<text:tab/>Caster Level 16, Craft Magic Arms and Armor feat</text:p>
      <text:p text:style-name="Standard"><text:tab/>Ingredients<text:tab/>Radiant Power Essence + Glowing Air Essence + Beljuril</text:p>
      <text:p text:style-name="Standard"><text:tab/>Spell<text:tab/><text:tab/>Stoneskin</text:p>
      <text:p text:style-name="Standard"/>
      <text:p text:style-name="Standard">Damage Resistance (Slashing)<text:tab/>20</text:p>
      <text:p text:style-name="Standard"><text:tab/>Requires<text:tab/>Caster Level 20, Craft Magic Arms and Armor feat</text:p>
      <text:p text:style-name="Standard"><text:tab/>Ingredients<text:tab/>Radiant Power Essence + Radiant Air Essence + King's Tear</text:p>
      <text:p text:style-name="Standard"><text:tab/>Spell<text:tab/><text:tab/>Stoneskin</text:p>
      <text:p text:style-name="Standard"/>
      <text:p text:style-name="Standard"/>
      <text:section text:style-name="Sect1" text:name="x1001 Armor rogue armor">
        <text:p text:style-name="Standard"><text:span text:style-name="kL_20_note"><text:span text:style-name="T15">rogue armor</text:span></text:span><text:span text:style-name="kL_20_note"><text:span text:style-name="T17"> ( enchant )</text:span></text:span></text:p>
      </text:section>
      <text:p text:style-name="Standard"/>
      <text:p text:style-name="Standard"/>
      <text:p text:style-name="Standard">Fortified Armor<text:tab/><text:tab/><text:tab/>Immunity to Critical Hits and Sneak Attack</text:p>
      <text:p text:style-name="Standard"><text:tab/>Requires<text:tab/>Caster Level 13, Craft Magic Arms and Armor feat</text:p>
      <text:p text:style-name="Standard"><text:tab/>Ingredients<text:tab/>Glowing Power Essence + Radiant Earth Essence + Blue Diamond</text:p>
      <text:p text:style-name="Standard"><text:tab/>Spell<text:tab/><text:tab/>Clairaudiance/Clairvoyance ( was, Banishment )</text:p>
      <text:p text:style-name="Standard"/>
      <text:p text:style-name="Standard">Shadowy Armor<text:tab/><text:tab/><text:tab/>+3 ranks Hide skill</text:p>
      <text:p text:style-name="Standard"><text:tab/>Requires<text:tab/>Caster Level 5, Craft Magic Arms and Armor feat</text:p>
      <text:p text:style-name="Standard"><text:tab/>Ingredients<text:tab/>Faint Water Essence + Aventurine</text:p>
      <text:p text:style-name="Standard"><text:tab/>Spell<text:tab/><text:tab/>Invisibility</text:p>
      <text:p text:style-name="Standard"/>
      <text:p text:style-name="Standard">Shadowy Armor (Improved)<text:tab/>+6 ranks Hide skill</text:p>
      <text:p text:style-name="Standard"><text:tab/>Requires<text:tab/>Caster Level 10, Craft Magic Arms and Armor feat</text:p>
      <text:p text:style-name="Standard"><text:tab/>Ingredients<text:tab/>Weak Water Essence + Topaz</text:p>
      <text:p text:style-name="Standard"><text:tab/>Spell<text:tab/><text:tab/>Invisibility</text:p>
      <text:p text:style-name="Standard"><text:soft-page-break/></text:p>
      <text:p text:style-name="Standard">Shadowy Armor (Greater)<text:tab/>+9 ranks Hide skill</text:p>
      <text:p text:style-name="Standard"><text:tab/>Requires<text:tab/>Caster Level 15, Craft Magic Arms and Armor feat</text:p>
      <text:p text:style-name="Standard"><text:tab/>Ingredients<text:tab/>Glowing Water Essence + Sapphire</text:p>
      <text:p text:style-name="Standard"><text:tab/>Spell<text:tab/><text:tab/>Invisibility</text:p>
      <text:p text:style-name="Standard"/>
      <text:p text:style-name="Standard">Shadowy Armor (Perfected)<text:tab/>+12 ranks Hide skill</text:p>
      <text:p text:style-name="Standard"><text:tab/>Requires<text:tab/>Caster Level 20, Craft Magic Arms and Armor feat</text:p>
      <text:p text:style-name="Standard"><text:tab/>Ingredients<text:tab/>Radiant Water Essence + Blue Diamond</text:p>
      <text:p text:style-name="Standard"><text:tab/>Spell<text:tab/><text:tab/>Invisibility</text:p>
      <text:p text:style-name="Standard"/>
      <text:p text:style-name="Standard">Silent Armor<text:tab/><text:tab/><text:tab/>+3 ranks Move Silently skill</text:p>
      <text:p text:style-name="Standard"><text:tab/>Requires<text:tab/>Caster Level 5, Craft Magic Arms and Armor feat</text:p>
      <text:p text:style-name="Standard"><text:tab/>Ingredients<text:tab/>Faint Water Essence + Aventurine</text:p>
      <text:p text:style-name="Standard"><text:tab/>Spell<text:tab/><text:tab/>Silence</text:p>
      <text:p text:style-name="Standard"/>
      <text:p text:style-name="Standard">Silent Armor (Improved)<text:tab/><text:tab/>+6 ranks Move Silently skill</text:p>
      <text:p text:style-name="Standard"><text:tab/>Requires<text:tab/>Caster Level 10, Craft Magic Arms and Armor feat</text:p>
      <text:p text:style-name="Standard"><text:tab/>Ingredients<text:tab/>Weak Water Essence + Topaz</text:p>
      <text:p text:style-name="Standard"><text:tab/>Spell<text:tab/><text:tab/>Silence</text:p>
      <text:p text:style-name="Standard"/>
      <text:p text:style-name="Standard">Silent Armor (Greater)<text:tab/><text:tab/>+9 ranks Move Silently skill</text:p>
      <text:p text:style-name="Standard"><text:tab/>Requires<text:tab/>Caster Level 15, Craft Magic Arms and Armor feat</text:p>
      <text:p text:style-name="Standard"><text:tab/>Ingredients<text:tab/>Glowing Water Essence + Sapphire</text:p>
      <text:p text:style-name="Standard"><text:tab/>Spell<text:tab/><text:tab/>Silence</text:p>
      <text:p text:style-name="Standard"/>
      <text:p text:style-name="Standard">Silent Armor (Perfected)<text:tab/><text:tab/>+12 ranks Move Silently skill</text:p>
      <text:p text:style-name="Standard"><text:tab/>Requires<text:tab/>Caster Level 20, Craft Magic Arms and Armor feat</text:p>
      <text:p text:style-name="Standard"><text:tab/>Ingredients<text:tab/>Radiant Water Essence + Blue Diamond</text:p>
      <text:p text:style-name="Standard"><text:tab/>Spell<text:tab/><text:tab/>Silence</text:p>
      <text:p text:style-name="Standard"/>
      <text:p text:style-name="Standard"/>
      <text:section text:style-name="Sect1" text:name="x1001 Armor spell failure reduction">
        <text:p text:style-name="Standard"><text:span text:style-name="kL_20_note"><text:span text:style-name="T15">spell failure reduction</text:span></text:span><text:span text:style-name="kL_20_note"><text:span text:style-name="T17"> ( enchant )</text:span></text:span></text:p>
      </text:section>
      <text:p text:style-name="Standard">- use Ghostly Visage for lower levels SFR ...</text:p>
      <text:p text:style-name="Standard"/>
      <text:p text:style-name="Standard">Spell Failure Reduction<text:tab/><text:tab/>5%</text:p>
      <text:p text:style-name="Standard"><text:tab/>Requires<text:tab/>Caster Level 1, Craft Magic Arms and Armor feat</text:p>
      <text:p text:style-name="Standard"><text:tab/>Ingredients<text:tab/>Faint Air Essence + Faint Earth Essence + Adventurine</text:p>
      <text:p text:style-name="Standard"><text:tab/>Spell<text:tab/><text:tab/>Ethereal Visage</text:p>
      <text:p text:style-name="Standard"/>
      <text:p text:style-name="Standard">Spell Failure Reduction<text:tab/><text:tab/>10%</text:p>
      <text:p text:style-name="Standard"><text:tab/>Requires<text:tab/>Caster Level 3, Craft Magic Arms and Armor feat</text:p>
      <text:p text:style-name="Standard"><text:tab/>Ingredients<text:tab/>Weak Air Essence + Faint Earth Essence + Adventurine</text:p>
      <text:p text:style-name="Standard"><text:tab/>Spell<text:tab/><text:tab/>Ethereal Visage</text:p>
      <text:p text:style-name="Standard"/>
      <text:p text:style-name="Standard">Spell Failure Reduction<text:tab/><text:tab/>15%</text:p>
      <text:p text:style-name="Standard"><text:tab/>Requires<text:tab/>Caster Level 5, Craft Magic Arms and Armor feat</text:p>
      <text:p text:style-name="Standard"><text:tab/>Ingredients<text:tab/>Weak Air Essence + Faint Earth Essence +</text:p>
      <text:p text:style-name="Standard"><text:tab/><text:tab/><text:tab/><text:tab/>Faint Power Essence + Adventurine</text:p>
      <text:p text:style-name="Standard"><text:tab/>Spell<text:tab/><text:tab/>Ethereal Visage</text:p>
      <text:p text:style-name="Standard"/>
      <text:p text:style-name="Standard">Spell Failure Reduction<text:tab/><text:tab/>20%</text:p>
      <text:p text:style-name="Standard"><text:tab/>Requires<text:tab/>Caster Level 7, Craft Magic Arms and Armor feat</text:p>
      <text:p text:style-name="Standard"><text:tab/>Ingredients<text:tab/>Weak Air Essence + Weak Earth Essence + Adventurine</text:p>
      <text:p text:style-name="Standard"><text:soft-page-break/><text:tab/>Spell<text:tab/><text:tab/>Ethereal Visage</text:p>
      <text:p text:style-name="Standard"/>
      <text:p text:style-name="Standard">Spell Failure Reduction<text:tab/><text:tab/>25%</text:p>
      <text:p text:style-name="Standard"><text:tab/>Requires<text:tab/>Caster Level 9, Craft Magic Arms and Armor feat</text:p>
      <text:p text:style-name="Standard"><text:tab/>Ingredients<text:tab/>Glowing Air Essence + Weak Earth Essence + Sapphire</text:p>
      <text:p text:style-name="Standard"><text:tab/>Spell<text:tab/><text:tab/>Ethereal Visage</text:p>
      <text:p text:style-name="Standard"/>
      <text:p text:style-name="Standard">Spell Failure Reduction<text:tab/><text:tab/>30%</text:p>
      <text:p text:style-name="Standard"><text:tab/>Requires<text:tab/>Caster Level 11, Craft Magic Arms and Armor feat</text:p>
      <text:p text:style-name="Standard"><text:tab/>Ingredients<text:tab/>Glowing Air Essence + Weak Earth Essence +</text:p>
      <text:p text:style-name="Standard"><text:tab/><text:tab/><text:tab/><text:tab/>Weak Power Essence + Sapphire</text:p>
      <text:p text:style-name="Standard"><text:tab/>Spell<text:tab/><text:tab/>Ethereal Visage</text:p>
      <text:p text:style-name="Standard"/>
      <text:p text:style-name="Standard">Spell Failure Reduction<text:tab/><text:tab/>35%</text:p>
      <text:p text:style-name="Standard"><text:tab/>Requires<text:tab/>Caster Level 13, Craft Magic Arms and Armor feat</text:p>
      <text:p text:style-name="Standard"><text:tab/>Ingredients<text:tab/>Glowing Air Essence + Glowing Earth Essence + Sapphire</text:p>
      <text:p text:style-name="Standard"><text:tab/>Spell<text:tab/><text:tab/>Ethereal Visage</text:p>
      <text:p text:style-name="Standard"/>
      <text:p text:style-name="Standard">Spell Failure Reduction<text:tab/><text:tab/>40%</text:p>
      <text:p text:style-name="Standard"><text:tab/>Requires<text:tab/>Caster Level 15, Craft Magic Arms and Armor feat</text:p>
      <text:p text:style-name="Standard"><text:tab/>Ingredients<text:tab/>Radiant Air Essence + Glowing Earth Essence + Star Sapphire</text:p>
      <text:p text:style-name="Standard"><text:tab/>Spell<text:tab/><text:tab/>Ethereal Visage</text:p>
      <text:p text:style-name="Standard"/>
      <text:p text:style-name="Standard">Spell Failure Reduction<text:tab/><text:tab/>45%</text:p>
      <text:p text:style-name="Standard"><text:tab/>Requires<text:tab/>Caster Level 17, Craft Magic Arms and Armor feat</text:p>
      <text:p text:style-name="Standard"><text:tab/>Ingredients<text:tab/>Radiant Air Essence + Glowing Earth Essence +</text:p>
      <text:p text:style-name="Standard"><text:tab/><text:tab/><text:tab/><text:tab/>Glowing Power Essence + Star Sapphire</text:p>
      <text:p text:style-name="Standard"><text:tab/>Spell<text:tab/><text:tab/>Ethereal Visage</text:p>
      <text:p text:style-name="Standard"/>
      <text:p text:style-name="Standard">Spell Failure Reduction<text:tab/><text:tab/>50%</text:p>
      <text:p text:style-name="Standard"><text:tab/>Requires<text:tab/>Caster Level 19, Craft Magic Arms and Armor feat</text:p>
      <text:p text:style-name="Standard"><text:tab/>Ingredients<text:tab/>Radiant Air Essence + Radiant Earth Essence + Star Sapphire</text:p>
      <text:p text:style-name="Standard"><text:tab/>Spell<text:tab/><text:tab/>Ethereal Visage</text:p>
      <text:p text:style-name="Standard"/>
      <text:p text:style-name="Standard"/>
      <text:p text:style-name="Standard"/>
      <text:section text:style-name="Sect1" text:name="x1002 Armor/ Weapons">
        <text:p text:style-name="Standard"><text:span text:style-name="T4">__oO—</text:span><text:span text:style-name="T5"> Armor &amp; Weapons </text:span><text:span text:style-name="T4">—Oo___</text:span><text:span text:style-name="T3"><text:tab/><text:tab/><text:tab/><text:tab/><text:tab/><text:tab/></text:span><text:a xlink:type="simple" xlink:href="#ToC - x1002 Armor/ Weapon|region" office:name="x0002" text:style-name="Internet_20_link" text:visited-style-name="Visited_20_Internet_20_Link"><text:span text:style-name="T6">x1002</text:span></text:a></text:p>
      </text:section>
      <text:p text:style-name="Standard"/>
      <text:section text:style-name="Sect1" text:name="x1002 Armor/ Weapons cast spell">
        <text:p text:style-name="Standard"><text:span text:style-name="kL_20_note"><text:span text:style-name="T15">cast spell on HIT</text:span></text:span><text:span text:style-name="kL_20_note"><text:span text:style-name="T17"> ( armor &amp; weapons )</text:span></text:span></text:p>
      </text:section>
      <text:p text:style-name="Standard"/>
      <text:p text:style-name="Standard"><text:span text:style-name="kL_20_script"><text:span text:style-name="T9">Weapons cast the spell on a successful attack while Armor casts it when an enemy successfully hits you.</text:span></text:span></text:p>
      <text:p text:style-name="Standard"/>
      <text:p text:style-name="Standard"><text:span text:style-name="kL_20_script"><text:span text:style-name="T9">The recipes follow the following formula.</text:span></text:span></text:p>
      <text:p text:style-name="Standard"/>
      <text:p text:style-name="Standard">Radiant Earth<text:tab/><text:tab/><text:tab/>Armor Recipe</text:p>
      <text:p text:style-name="Standard">Radiant Air<text:tab/><text:tab/><text:tab/>Weapon Recipe</text:p>
      <text:p text:style-name="Standard">Radiant Power<text:tab/><text:tab/><text:tab/>All Recipes</text:p>
      <text:p text:style-name="Standard">Radiant Fire<text:tab/><text:tab/><text:tab/>Arcane spell</text:p>
      <text:p text:style-name="Standard">Radiant Water<text:tab/><text:tab/><text:tab/>Divine spell</text:p>
      <text:p text:style-name="Standard">Glowing Water + Glowing Fire<text:tab/>Cross-type spell</text:p>
      <text:p text:style-name="Standard"/>
      <text:p text:style-name="P23">Arcane Gems</text:p>
      <text:p text:style-name="Standard"><text:soft-page-break/>Alexandrite</text:p>
      <text:p text:style-name="Standard">Sapphire</text:p>
      <text:p text:style-name="Standard">Star Sapphire</text:p>
      <text:p text:style-name="Standard">Blue Diamond</text:p>
      <text:p text:style-name="Standard">Beljuril</text:p>
      <text:p text:style-name="Standard"/>
      <text:p text:style-name="P23">Divine Gems</text:p>
      <text:p text:style-name="Standard">Topaz</text:p>
      <text:p text:style-name="Standard">Obsidian</text:p>
      <text:p text:style-name="Standard">Diamond</text:p>
      <text:p text:style-name="Standard">Canary Diamond</text:p>
      <text:p text:style-name="Standard">King's Tear</text:p>
      <text:p text:style-name="Standard"/>
      <text:p text:style-name="P23">Cross-type Gems</text:p>
      <text:p text:style-name="Standard">Fire Agate</text:p>
      <text:p text:style-name="Standard">Fire Opal</text:p>
      <text:p text:style-name="Standard">Ruby</text:p>
      <text:p text:style-name="Standard">Jacinth</text:p>
      <text:p text:style-name="Standard">Rogue Stone</text:p>
      <text:p text:style-name="Standard"/>
      <text:p text:style-name="Standard">Spell cast at level 4<text:tab/><text:tab/>Alexandrite / Topaz / Fire Agate</text:p>
      <text:p text:style-name="Standard">Spell cast at level 8<text:tab/><text:tab/>Sapphire / Obsidian / Fire Opal</text:p>
      <text:p text:style-name="Standard">Spell cast at level 12<text:tab/><text:tab/>Star Sapphire / Diamond / Ruby</text:p>
      <text:p text:style-name="Standard">Spell cast at level 16<text:tab/><text:tab/>Blue Diamond / Canary Diamond / Jacinth</text:p>
      <text:p text:style-name="Standard">Spell cast at level 20<text:tab/><text:tab/>Beljuril / King's Tear / Rogue Stone</text:p>
      <text:p text:style-name="Standard"/>
      <text:p text:style-name="Standard">Caster Level requirement <text:tab/>Spell Level</text:p>
      <text:p text:style-name="Standard"/>
      <text:p text:style-name="P23">Available Weapon Spells</text:p>
      <text:p text:style-name="Standard">Banishment<text:tab/><text:tab/><text:tab/>(Cross-Type)</text:p>
      <text:p text:style-name="Standard">Bestow Curse<text:tab/><text:tab/><text:tab/>(Cross-Type)</text:p>
      <text:p text:style-name="Standard">Combust<text:tab/><text:tab/><text:tab/><text:tab/>(Arcane)</text:p>
      <text:p text:style-name="Standard">Contagion<text:tab/><text:tab/><text:tab/>(Cross-Type)</text:p>
      <text:p text:style-name="Standard">Crumble<text:tab/><text:tab/><text:tab/><text:tab/>(Divine)</text:p>
      <text:p text:style-name="Standard">Enervation<text:tab/><text:tab/><text:tab/>(Arcane)</text:p>
      <text:p text:style-name="Standard">Feeblemind<text:tab/><text:tab/><text:tab/>(Arcane)</text:p>
      <text:p text:style-name="Standard">Harm<text:tab/><text:tab/><text:tab/><text:tab/>(Divine)</text:p>
      <text:p text:style-name="Standard">Inflict Minor Wounds<text:tab/><text:tab/>(Divine)</text:p>
      <text:p text:style-name="Standard">Inflict Light Wounds<text:tab/><text:tab/>(Divine)</text:p>
      <text:p text:style-name="Standard">Inflict Moderate Wounds<text:tab/><text:tab/>(Divine)</text:p>
      <text:p text:style-name="Standard">Inflict Serious Wounds<text:tab/><text:tab/>(Divine)</text:p>
      <text:p text:style-name="Standard">Inflict Critical Wounds<text:tab/><text:tab/>(Divine)</text:p>
      <text:p text:style-name="Standard">Lesser Spell Breach<text:tab/><text:tab/>(Arcane)</text:p>
      <text:p text:style-name="Standard">Phantasmal Killer<text:tab/><text:tab/><text:tab/>(Arcane)</text:p>
      <text:p text:style-name="Standard">Vampiric Touch<text:tab/><text:tab/><text:tab/>(Arcane)</text:p>
      <text:p text:style-name="Standard"/>
      <text:p text:style-name="P23">Available Armor Spells</text:p>
      <text:p text:style-name="Standard">Combust<text:tab/><text:tab/><text:tab/><text:tab/>(Arcane)</text:p>
      <text:p text:style-name="Standard">Contagion<text:tab/><text:tab/><text:tab/>(Cross-Type)</text:p>
      <text:p text:style-name="Standard">Enervation<text:tab/><text:tab/><text:tab/>(Arcane)</text:p>
      <text:p text:style-name="Standard">Entangle<text:tab/><text:tab/><text:tab/>(Divine)</text:p>
      <text:p text:style-name="Standard">Fear<text:tab/><text:tab/><text:tab/><text:tab/>(Arcane)</text:p>
      <text:p text:style-name="Standard">Inflict Minor Wounds<text:tab/><text:tab/>(Divine)</text:p>
      <text:p text:style-name="Standard"><text:soft-page-break/>Inflict Light Wounds<text:tab/><text:tab/>(Divine)</text:p>
      <text:p text:style-name="Standard">Inflict Moderate Wounds<text:tab/><text:tab/>(Divine)</text:p>
      <text:p text:style-name="Standard">Inflict Serious Wounds<text:tab/><text:tab/>(Divine)</text:p>
      <text:p text:style-name="Standard">Inflict Critical Wounds<text:tab/><text:tab/>(Divine)</text:p>
      <text:p text:style-name="Standard">Poison<text:tab/><text:tab/><text:tab/><text:tab/>(Divine)</text:p>
      <text:p text:style-name="Standard">Quillfire<text:tab/><text:tab/><text:tab/>(Divine)</text:p>
      <text:p text:style-name="Standard">Shocking Grasp<text:tab/><text:tab/><text:tab/>(Arcane)</text:p>
      <text:p text:style-name="Standard">Sound Burst<text:tab/><text:tab/><text:tab/>(Cross-Type)</text:p>
      <text:p text:style-name="Standard">Stonehold<text:tab/><text:tab/><text:tab/>(Divine)</text:p>
      <text:p text:style-name="Standard">Web<text:tab/><text:tab/><text:tab/><text:tab/>(Arcane)</text:p>
      <text:p text:style-name="Standard"/>
      <text:p text:style-name="P23">examples</text:p>
      <text:p text:style-name="Standard">Weapon Casting Inflict Critical at level 8<text:tab/>Air4 + Power4 + Water4 + Obsidian</text:p>
      <text:p text:style-name="Standard">Armor Casting Inflict Critical at level 12<text:tab/>Earth4 + Power4 + Water4 + Diamond</text:p>
      <text:p text:style-name="Standard">Weapon Casting Contagion at level 16<text:tab/>Air4 + Fire3 + Power4 + Water3 + Jacinth</text:p>
      <text:p text:style-name="Standard">Armor Casting Contagion at level 20<text:tab/>Earth4 + Fire3 + Power4 + Water3 + Rogue Stone</text:p>
      <text:p text:style-name="Standard">Weapon Casting Enervation at level 12<text:tab/>Air4 + Fire4 + Power4 + Star Sapphire</text:p>
      <text:p text:style-name="Standard">Armor Casting Enervation at level 16<text:tab/>Earth4 + Fire4 + Power4 + Blue Diamond</text:p>
      <text:p text:style-name="Standard"/>
      <text:p text:style-name="Standard"/>
      <text:p text:style-name="Standard"/>
      <text:section text:style-name="Sect1" text:name="x1003 Gloves">
        <text:p text:style-name="Standard"><text:span text:style-name="T4">__oO—</text:span><text:span text:style-name="T5"> Gloves </text:span><text:span text:style-name="T4">—Oo___</text:span><text:span text:style-name="T3"><text:tab/><text:tab/><text:tab/><text:tab/><text:tab/><text:tab/><text:tab/><text:tab/></text:span><text:a xlink:type="simple" xlink:href="#ToC - x1003 Gloves|region" office:name="x1003" text:style-name="Internet_20_link" text:visited-style-name="Visited_20_Internet_20_Link"><text:span text:style-name="T6">x1003</text:span></text:a></text:p>
      </text:section>
      <text:p text:style-name="Standard"/>
      <text:section text:style-name="Sect1" text:name="x1003 Gloves basic">
        <text:p text:style-name="Standard"><text:span text:style-name="kL_20_note"><text:span text:style-name="T15">basic</text:span></text:span><text:span text:style-name="kL_20_note"><text:span text:style-name="T17"> ( gloves )</text:span></text:span></text:p>
      </text:section>
      <text:p text:style-name="Standard"/>
      <text:p text:style-name="Standard"><text:span text:style-name="kL_20_script"><text:span text:style-name="T9">Water Essences work as well as Fire Essences here?</text:span></text:span></text:p>
      <text:p text:style-name="Standard"/>
      <text:p text:style-name="Standard">Attack +1</text:p>
      <text:p text:style-name="Standard"><text:tab/>Requires<text:tab/>Caster Level 3, Craft Wondrous Items feat</text:p>
      <text:p text:style-name="Standard"><text:tab/>Ingredients<text:tab/>Faint Fire Essence + Obsidian</text:p>
      <text:p text:style-name="Standard"><text:tab/>Spell<text:tab/><text:tab/>Bless or True Strike</text:p>
      <text:p text:style-name="Standard"/>
      <text:p text:style-name="Standard">Attack +2</text:p>
      <text:p text:style-name="Standard"><text:tab/>Requires<text:tab/>Caster Level 6, Craft Wondrous Items feat</text:p>
      <text:p text:style-name="Standard"><text:tab/>Ingredients<text:tab/>Faint Fire Essence + Diamond</text:p>
      <text:p text:style-name="Standard"><text:tab/>Spell<text:tab/><text:tab/>Bless or True Strike</text:p>
      <text:p text:style-name="Standard"/>
      <text:p text:style-name="Standard">Attack +3</text:p>
      <text:p text:style-name="Standard"><text:tab/>Requires<text:tab/>Caster Level 9, Craft Wondrous Items feat</text:p>
      <text:p text:style-name="Standard"><text:tab/>Ingredients<text:tab/>Weak Fire Essence + Faint Power Essence + Emerald</text:p>
      <text:p text:style-name="Standard"><text:tab/>Spell<text:tab/><text:tab/>Bless or True Strike</text:p>
      <text:p text:style-name="Standard"/>
      <text:p text:style-name="Standard">Attack +4</text:p>
      <text:p text:style-name="Standard"><text:tab/>Requires<text:tab/>Caster Level 12, Craft Wondrous Items feat</text:p>
      <text:p text:style-name="Standard"><text:tab/>Ingredients<text:tab/>Glowing Fire Essence + Weak Power Essence + Star Sapphire</text:p>
      <text:p text:style-name="Standard"><text:tab/>Spell<text:tab/><text:tab/>Bless or True Strike</text:p>
      <text:p text:style-name="Standard"/>
      <text:p text:style-name="Standard">Attack +5</text:p>
      <text:p text:style-name="Standard"><text:tab/>Requires<text:tab/>Caster Level 15, Craft Wondrous Items feat</text:p>
      <text:p text:style-name="Standard"><text:tab/>Ingredients<text:tab/>Glowing Fire Essence + Glowing Power Essence + Blue Diamond</text:p>
      <text:p text:style-name="Standard"><text:tab/>Spell<text:tab/><text:tab/>Bless or True Strike</text:p>
      <text:p text:style-name="Standard"/>
      <text:p text:style-name="Standard"/>
      <text:section text:style-name="Sect1" text:name="x1003 Gloves elemental">
        <text:p text:style-name="Standard"><text:soft-page-break/><text:span text:style-name="kL_20_note"><text:span text:style-name="T15">elemental damage</text:span></text:span><text:span text:style-name="kL_20_note"><text:span text:style-name="T17"> ( gloves )</text:span></text:span></text:p>
      </text:section>
      <text:p text:style-name="Standard"/>
      <text:p text:style-name="Standard"/>
      <text:p text:style-name="Standard">Acid<text:tab/>+1d4 Acid Damage</text:p>
      <text:p text:style-name="Standard"><text:tab/>Requires<text:tab/>Caster Level 5, Craft Wondrous Items feat</text:p>
      <text:p text:style-name="Standard"><text:tab/>Ingredients<text:tab/>Faint Earth Essence + Emerald</text:p>
      <text:p text:style-name="Standard"><text:tab/>Spell<text:tab/><text:tab/>Acid Splash</text:p>
      <text:p text:style-name="Standard"/>
      <text:p text:style-name="Standard">Acid<text:tab/>+1d6 Acid Damage</text:p>
      <text:p text:style-name="Standard"><text:tab/>Requires<text:tab/>Caster Level 10, Craft Wondrous Items feat</text:p>
      <text:p text:style-name="Standard"><text:tab/>Ingredients<text:tab/>Weak Earth Essence + Emerald</text:p>
      <text:p text:style-name="Standard"><text:tab/>Spell<text:tab/><text:tab/>Acid Splash</text:p>
      <text:p text:style-name="Standard"/>
      <text:p text:style-name="Standard">Acid<text:tab/>+1d8 Acid Damage</text:p>
      <text:p text:style-name="Standard"><text:tab/>Requires<text:tab/>Caster Level 15, Craft Wondrous Items feat</text:p>
      <text:p text:style-name="Standard"><text:tab/>Ingredients<text:tab/>Glowing Earth Essence + Emerald</text:p>
      <text:p text:style-name="Standard"><text:tab/>Spell<text:tab/><text:tab/>Acid Splash</text:p>
      <text:p text:style-name="Standard"/>
      <text:p text:style-name="Standard">Acid<text:tab/>+1d10 Acid Damage</text:p>
      <text:p text:style-name="Standard"><text:tab/>Requires<text:tab/>Caster Level 20, Craft Wondrous Items feat</text:p>
      <text:p text:style-name="Standard"><text:tab/>Ingredients<text:tab/>Radiant Earth Essence + Emerald</text:p>
      <text:p text:style-name="Standard"><text:tab/>Spell<text:tab/><text:tab/>Acid Splash</text:p>
      <text:p text:style-name="Standard"/>
      <text:p text:style-name="Standard">Flaming<text:tab/>+1d4 Fire Damage</text:p>
      <text:p text:style-name="Standard"><text:tab/>Requires<text:tab/>Caster Level 5, Craft Wondrous Items feat</text:p>
      <text:p text:style-name="Standard"><text:tab/>Ingredients<text:tab/>Faint Fire Essence + Ruby</text:p>
      <text:p text:style-name="Standard"><text:tab/>Spell<text:tab/><text:tab/>Burning Hands or Flame Strike</text:p>
      <text:p text:style-name="Standard"/>
      <text:p text:style-name="Standard">Flaming<text:tab/>+1d6 Fire Damage</text:p>
      <text:p text:style-name="Standard"><text:tab/>Requires<text:tab/>Caster Level 10, Craft Wondrous Items feat</text:p>
      <text:p text:style-name="Standard"><text:tab/>Ingredients<text:tab/>Weak Fire Essence + Ruby</text:p>
      <text:p text:style-name="Standard"><text:tab/>Spell<text:tab/><text:tab/>Burning Hands or Flame Strike</text:p>
      <text:p text:style-name="Standard"/>
      <text:p text:style-name="Standard">Flaming<text:tab/>+1d8 Fire Damage</text:p>
      <text:p text:style-name="Standard"><text:tab/>Requires<text:tab/>Caster Level 15, Craft Wondrous Items feat</text:p>
      <text:p text:style-name="Standard"><text:tab/>Ingredients<text:tab/>Glowing Fire Essence + Ruby</text:p>
      <text:p text:style-name="Standard"><text:tab/>Spell<text:tab/><text:tab/>Burning Hands or Flame Strike</text:p>
      <text:p text:style-name="Standard"/>
      <text:p text:style-name="Standard">Flaming<text:tab/>+1d10 Fire Damage</text:p>
      <text:p text:style-name="Standard"><text:tab/>Requires<text:tab/>Caster Level 20, Craft Wondrous Items feat</text:p>
      <text:p text:style-name="Standard"><text:tab/>Ingredients<text:tab/>Radiant Fire Essence + Ruby</text:p>
      <text:p text:style-name="Standard"><text:tab/>Spell<text:tab/><text:tab/>Burning Hands or Flame Strike</text:p>
      <text:p text:style-name="Standard"/>
      <text:p text:style-name="Standard">Frost<text:tab/>+1d4 Cold Damage</text:p>
      <text:p text:style-name="Standard"><text:tab/>Requires<text:tab/>Caster Level 5, Craft Wondrous Items feat</text:p>
      <text:p text:style-name="Standard"><text:tab/>Ingredients<text:tab/>Faint Water Essence + Sapphire</text:p>
      <text:p text:style-name="Standard"><text:tab/>Spell<text:tab/><text:tab/>Ice storm</text:p>
      <text:p text:style-name="Standard"/>
      <text:p text:style-name="Standard">Frost<text:tab/>+1d6 Cold Damage</text:p>
      <text:p text:style-name="Standard"><text:tab/>Requires<text:tab/>Caster Level 10, Craft Wondrous Items feat</text:p>
      <text:p text:style-name="Standard"><text:tab/>Ingredients<text:tab/>Weak Water Essence + Sapphire</text:p>
      <text:p text:style-name="Standard"><text:tab/>Spell<text:tab/><text:tab/>Ice storm</text:p>
      <text:p text:style-name="Standard"/>
      <text:p text:style-name="Standard">Frost<text:tab/>+1d8 Cold Damage</text:p>
      <text:p text:style-name="Standard"><text:soft-page-break/><text:tab/>Requires<text:tab/>Caster Level 15, Craft Wondrous Items feat</text:p>
      <text:p text:style-name="Standard"><text:tab/>Ingredients<text:tab/>Glowing Water Essence + Sapphire</text:p>
      <text:p text:style-name="Standard"><text:tab/>Spell<text:tab/><text:tab/>Ice storm</text:p>
      <text:p text:style-name="Standard"/>
      <text:p text:style-name="Standard">Frost<text:tab/>+1d10 Cold Damage</text:p>
      <text:p text:style-name="Standard"><text:tab/>Requires<text:tab/>Caster Level 20, Craft Wondrous Items feat</text:p>
      <text:p text:style-name="Standard"><text:tab/>Ingredients<text:tab/>Radiant Water Essence + Sapphire</text:p>
      <text:p text:style-name="Standard"><text:tab/>Spell<text:tab/><text:tab/>Ice storm</text:p>
      <text:p text:style-name="Standard"/>
      <text:p text:style-name="Standard">Shock<text:tab/>+1d4 Electrical Damage</text:p>
      <text:p text:style-name="Standard"><text:tab/>Requires<text:tab/>Caster Level 5, Craft Wondrous Items feat</text:p>
      <text:p text:style-name="Standard"><text:tab/>Ingredients<text:tab/>Faint Air Essence + Diamond</text:p>
      <text:p text:style-name="Standard"><text:tab/>Spell<text:tab/><text:tab/>Call Lightning or Shocking Grasp</text:p>
      <text:p text:style-name="Standard"/>
      <text:p text:style-name="Standard">Shock<text:tab/>+1d6 Electrical Damage</text:p>
      <text:p text:style-name="Standard"><text:tab/>Requires<text:tab/>Caster Level 10, Craft Wondrous Items feat</text:p>
      <text:p text:style-name="Standard"><text:tab/>Ingredients<text:tab/>Weak Air Essence + Diamond</text:p>
      <text:p text:style-name="Standard"><text:tab/>Spell<text:tab/><text:tab/>Call Lightning or Shocking Grasp</text:p>
      <text:p text:style-name="Standard"/>
      <text:p text:style-name="Standard">Shock<text:tab/>+1d8 Electrical Damage</text:p>
      <text:p text:style-name="Standard"><text:tab/>Requires<text:tab/>Caster Level 15, Craft Wondrous Items feat</text:p>
      <text:p text:style-name="Standard"><text:tab/>Ingredients<text:tab/>Glowing Air Essence + Diamond</text:p>
      <text:p text:style-name="Standard"><text:tab/>Spell<text:tab/><text:tab/>Call Lightning or Shocking Grasp</text:p>
      <text:p text:style-name="Standard"/>
      <text:p text:style-name="Standard">Shock<text:tab/>+1d10 Electrical Damage</text:p>
      <text:p text:style-name="Standard"><text:tab/>Requires<text:tab/>Caster Level 20, Craft Wondrous Items feat</text:p>
      <text:p text:style-name="Standard"><text:tab/>Ingredients<text:tab/>Radiant Air Essence + Diamond</text:p>
      <text:p text:style-name="Standard"><text:tab/>Spell<text:tab/><text:tab/>Call Lightning or Shocking Grasp</text:p>
      <text:p text:style-name="Standard"/>
      <text:p text:style-name="Standard">Sonic<text:tab/>+1d4 Sonic Damage</text:p>
      <text:p text:style-name="Standard"><text:tab/>Requires<text:tab/>Caster Level 5, Craft Wondrous Items feat</text:p>
      <text:p text:style-name="Standard"><text:tab/>Ingredients<text:tab/>Faint Power Essence + Diamond</text:p>
      <text:p text:style-name="Standard"><text:tab/>Spell<text:tab/><text:tab/>Balagarn's Iron Horn or Sound Burst</text:p>
      <text:p text:style-name="Standard"/>
      <text:p text:style-name="Standard">Sonic<text:tab/>+1d6 Sonic Damage</text:p>
      <text:p text:style-name="Standard"><text:tab/>Requires<text:tab/>Caster Level 10, Craft Wondrous Items feat</text:p>
      <text:p text:style-name="Standard"><text:tab/>Ingredients<text:tab/>Weak Power Essence + Diamond</text:p>
      <text:p text:style-name="Standard"><text:tab/>Spell<text:tab/><text:tab/>Balagarn's Iron Horn or Sound Burst</text:p>
      <text:p text:style-name="Standard"/>
      <text:p text:style-name="Standard">Sonic<text:tab/>+1d8 Sonic Damage</text:p>
      <text:p text:style-name="Standard"><text:tab/>Requires<text:tab/>Caster Level 15, Craft Wondrous Items feat</text:p>
      <text:p text:style-name="Standard"><text:tab/>Ingredients<text:tab/>Glowing Power Essence + Diamond</text:p>
      <text:p text:style-name="Standard"><text:tab/>Spell<text:tab/><text:tab/>Balagarn's Iron Horn or Sound Burst</text:p>
      <text:p text:style-name="Standard"/>
      <text:p text:style-name="Standard">Sonic<text:tab/>+1d10 Sonic Damage</text:p>
      <text:p text:style-name="Standard"><text:tab/>Requires<text:tab/>Caster Level 20, Craft Wondrous Items feat</text:p>
      <text:p text:style-name="Standard"><text:tab/>Ingredients<text:tab/>Radiant Power Essence + Diamond</text:p>
      <text:p text:style-name="Standard"><text:tab/>Spell<text:tab/><text:tab/>Balagarn's Iron Horn or Sound Burst</text:p>
      <text:p text:style-name="Standard"/>
      <text:p text:style-name="Standard"/>
      <text:section text:style-name="Sect1" text:name="x1003 Gloves misc">
        <text:p text:style-name="Standard"><text:span text:style-name="kL_20_note"><text:span text:style-name="T15">misc</text:span></text:span><text:span text:style-name="kL_20_note"><text:span text:style-name="T17"> ( gloves )</text:span></text:span></text:p>
      </text:section>
      <text:p text:style-name="Standard"/>
      <text:p text:style-name="Standard"/>
      <text:p text:style-name="Standard">Anarchic<text:tab/><text:tab/><text:tab/>+2d6 Damage against Lawful creatures</text:p>
      <text:p text:style-name="Standard"><text:soft-page-break/><text:tab/>Requires<text:tab/>Caster Level 7, Craft Wondrous Items feat</text:p>
      <text:p text:style-name="Standard"><text:tab/>Ingredients<text:tab/>Faint Air Essence + Faint Power Essence + Canary Diamond</text:p>
      <text:p text:style-name="Standard"><text:tab/>Spell<text:tab/><text:tab/>Inflict Critical Wounds</text:p>
      <text:p text:style-name="Standard"/>
      <text:p text:style-name="Standard">Arrow Deflecting<text:tab/><text:tab/>Grants Deflect Arrows as a bonus feat</text:p>
      <text:p text:style-name="Standard"><text:tab/>Requires<text:tab/>Caster Level 5, Craft Wondrous Items feat</text:p>
      <text:p text:style-name="Standard"><text:tab/>Ingredients<text:tab/>Faint Power Essence + Weak Air Essence + Jacinth</text:p>
      <text:p text:style-name="Standard"><text:tab/>Spell<text:tab/><text:tab/>Protection from Arrows</text:p>
      <text:p text:style-name="Standard"/>
      <text:p text:style-name="Standard">Axiomatic<text:tab/><text:tab/><text:tab/>+2d6 Damage against Chaotic creatures</text:p>
      <text:p text:style-name="Standard"><text:tab/>Requires<text:tab/>Caster Level 7, Craft Wondrous Items feat</text:p>
      <text:p text:style-name="Standard"><text:tab/>Ingredients<text:tab/>Faint Earth Essence + Faint Power Essence + Jacinth</text:p>
      <text:p text:style-name="Standard"><text:tab/>Spell<text:tab/><text:tab/>Inflict Critical Wounds</text:p>
      <text:p text:style-name="Standard"/>
      <text:p text:style-name="Standard">Defending<text:tab/><text:tab/><text:tab/>Adds +1 Deflection AC Bonus</text:p>
      <text:p text:style-name="Standard"><text:tab/>Requires<text:tab/>Caster Level 5, Craft Wondrous Items feat</text:p>
      <text:p text:style-name="Standard"><text:tab/>Ingredients<text:tab/>Weak Earth Essence + Diamond</text:p>
      <text:p text:style-name="Standard"><text:tab/>Spell<text:tab/><text:tab/>Mage Armor or Shield of Faith</text:p>
      <text:p text:style-name="Standard"/>
      <text:p text:style-name="Standard">Defending (Improved)<text:tab/><text:tab/>Adds +2 Deflection AC Bonus</text:p>
      <text:p text:style-name="Standard"><text:tab/>Requires<text:tab/>Caster Level 5, Craft Wondrous Items feat</text:p>
      <text:p text:style-name="Standard"><text:tab/>Ingredients<text:tab/>Glowing Earth Essence + Emerald</text:p>
      <text:p text:style-name="Standard"><text:tab/>Spell<text:tab/><text:tab/>Mage Armor or Shield of Faith</text:p>
      <text:p text:style-name="Standard"/>
      <text:p text:style-name="Standard">Defending (Greater)<text:tab/><text:tab/>Adds +3 Deflection AC Bonus</text:p>
      <text:p text:style-name="Standard"><text:tab/>Requires<text:tab/>Caster Level 5, Craft Wondrous Items feat</text:p>
      <text:p text:style-name="Standard"><text:tab/>Ingredients<text:tab/>Radiant Earth Essence + Blue Diamond</text:p>
      <text:p text:style-name="Standard"><text:tab/>Spell<text:tab/><text:tab/>Mage Armor or Shield of Faith</text:p>
      <text:p text:style-name="Standard"/>
      <text:p text:style-name="Standard">Holy<text:tab/><text:tab/><text:tab/><text:tab/>+2d6 Damage against Evil creatures</text:p>
      <text:p text:style-name="Standard"><text:tab/>Requires<text:tab/>Caster Level 7, Craft Wondrous Items feat</text:p>
      <text:p text:style-name="Standard"><text:tab/>Ingredients<text:tab/>Faint Power Essence + Faint Water Essence + Diamond</text:p>
      <text:p text:style-name="Standard"><text:tab/>Spell<text:tab/><text:tab/>Cure Critical Wounds</text:p>
      <text:p text:style-name="Standard"/>
      <text:p text:style-name="Standard">Hunting<text:tab/><text:tab/><text:tab/><text:tab/>+2d6 Damage against Beasts</text:p>
      <text:p text:style-name="Standard"><text:tab/>Requires<text:tab/>Caster Level 7, Craft Wondrous Items feat</text:p>
      <text:p text:style-name="Standard"><text:tab/>Ingredients<text:tab/>Faint Power Essence + Faint Water Essence + Star Sapphire</text:p>
      <text:p text:style-name="Standard"><text:tab/>Spell<text:tab/><text:tab/>Light</text:p>
      <text:p text:style-name="Standard"/>
      <text:p text:style-name="Standard">Unholy<text:tab/><text:tab/><text:tab/><text:tab/>+2d6 Damage against Good creatures</text:p>
      <text:p text:style-name="Standard"><text:tab/>Requires<text:tab/>Caster Level 7, Craft Wondrous Items feat</text:p>
      <text:p text:style-name="Standard"><text:tab/>Ingredients<text:tab/>Faint Power Essence + Faint Fire Essence + Star Sapphire</text:p>
      <text:p text:style-name="Standard"><text:tab/>Spell<text:tab/><text:tab/>Inflict Critical Wounds</text:p>
      <text:p text:style-name="Standard"/>
      <text:p text:style-name="Standard">Vampiric<text:tab/><text:tab/><text:tab/>Vampiric Regeneration 1</text:p>
      <text:p text:style-name="Standard"><text:tab/>Requires<text:tab/>Caster Level 7, Craft Wondrous Items feat</text:p>
      <text:p text:style-name="Standard"><text:tab/>Ingredients<text:tab/>Weak Power Essence + Weak Fire Essence + Ruby</text:p>
      <text:p text:style-name="Standard"><text:tab/>Spell<text:tab/><text:tab/>Enervation</text:p>
      <text:p text:style-name="Standard"/>
      <text:p text:style-name="Standard">Vampiric (Improved)<text:tab/><text:tab/>Vampiric Regeneration 3</text:p>
      <text:p text:style-name="Standard"><text:tab/>Requires<text:tab/>Caster Level 11, Craft Wondrous Items feat</text:p>
      <text:p text:style-name="Standard"><text:tab/>Ingredients<text:tab/>Glowing Power Essence + Glowing Fire Essence + Canary Diamond</text:p>
      <text:p text:style-name="Standard"><text:tab/>Spell<text:tab/><text:tab/>Enervation</text:p>
      <text:p text:style-name="Standard"/>
      <text:p text:style-name="Standard"><text:soft-page-break/>Vampiric (Greater)<text:tab/><text:tab/>Vampiric Regeneration 5</text:p>
      <text:p text:style-name="Standard"><text:tab/>Requires<text:tab/>Caster Level 15, Craft Wondrous Items feat</text:p>
      <text:p text:style-name="Standard"><text:tab/>Ingredients<text:tab/>Radiant Power Essence + Radiant Fire Essence + Beljuril</text:p>
      <text:p text:style-name="Standard"><text:tab/>Spell<text:tab/><text:tab/>Enervation</text:p>
      <text:p text:style-name="Standard"/>
      <text:p text:style-name="Standard"/>
      <text:section text:style-name="Sect1" text:name="x1003 Gloves on hit">
        <text:p text:style-name="Standard"><text:span text:style-name="kL_20_note"><text:span text:style-name="T15">cast spell on HIT</text:span></text:span><text:span text:style-name="kL_20_note"><text:span text:style-name="T17"> ( gloves )</text:span></text:span></text:p>
      </text:section>
      <text:p text:style-name="Standard"/>
      <text:p text:style-name="Standard"/>
      <text:p text:style-name="Standard">Blinding<text:tab/><text:tab/><text:tab/><text:tab/>Blind (DC 20)</text:p>
      <text:p text:style-name="Standard"><text:tab/>Requires<text:tab/>Caster Level 12, Craft Wondrous Items feat</text:p>
      <text:p text:style-name="Standard"><text:tab/>Ingredients<text:tab/>Radiant Earth Essence + Radiant Power Essence + Diamond</text:p>
      <text:p text:style-name="Standard"><text:tab/>Spell<text:tab/><text:tab/>Blindness and Deafness</text:p>
      <text:p text:style-name="Standard"/>
      <text:p text:style-name="Standard">Dazing<text:tab/><text:tab/><text:tab/><text:tab/>Daze (DC 20)</text:p>
      <text:p text:style-name="Standard"><text:tab/>Requires<text:tab/>Caster Level 13, Craft Wondrous Items feat</text:p>
      <text:p text:style-name="Standard"><text:tab/>Ingredients<text:tab/>Radiant Air Essence + Radiant Power Essence + Diamond</text:p>
      <text:p text:style-name="Standard"><text:tab/>Spell<text:tab/><text:tab/>Daze</text:p>
      <text:p text:style-name="Standard"/>
      <text:p text:style-name="Standard">Dispelling<text:tab/><text:tab/><text:tab/>Greater Dispel (DC 20)</text:p>
      <text:p text:style-name="Standard"><text:tab/>Requires<text:tab/>Caster Level 16, Craft Wondrous Items feat</text:p>
      <text:p text:style-name="Standard"><text:tab/>Ingredients<text:tab/>Radiant Fire Essence + Radiant Power Essence + Diamond</text:p>
      <text:p text:style-name="Standard"><text:tab/>Spell<text:tab/><text:tab/>Greater Dispel Magic</text:p>
      <text:p text:style-name="Standard"/>
      <text:p text:style-name="Standard">Frightning<text:tab/><text:tab/><text:tab/>Fear (DC 20)</text:p>
      <text:p text:style-name="Standard"><text:tab/>Requires<text:tab/>Caster Level 15, Craft Wondrous Items feat</text:p>
      <text:p text:style-name="Standard"><text:tab/>Ingredients<text:tab/>Radiant Power Essence + Radiant Water Essence + Diamond</text:p>
      <text:p text:style-name="Standard"><text:tab/>Spell<text:tab/><text:tab/>Fear</text:p>
      <text:p text:style-name="Standard"/>
      <text:p text:style-name="Standard">Jinxing<text:tab/><text:tab/><text:tab/><text:tab/>Doom (DC 20, 100% / 2 Rounds)</text:p>
      <text:p text:style-name="Standard"><text:tab/>Requires<text:tab/>Caster Level 15, Craft Wondrous Items feat</text:p>
      <text:p text:style-name="Standard"><text:tab/>Ingredients<text:tab/>Glowing Fire Essence + Glowing Power Essence + Glowing Water Essence + Bloodstone</text:p>
      <text:p text:style-name="Standard"><text:tab/>Spell<text:tab/><text:tab/>Doom</text:p>
      <text:p text:style-name="Standard"/>
      <text:p text:style-name="Standard">Level Draining<text:tab/><text:tab/><text:tab/>Level Drain (DC 20)</text:p>
      <text:p text:style-name="Standard"><text:tab/>Requires<text:tab/>Caster Level 18, Craft Wondrous Items feat</text:p>
      <text:p text:style-name="Standard"><text:tab/>Ingredients<text:tab/>Radiant Fire Essence + Radiant Power Essence + Radiant Water Essence + Beljuril</text:p>
      <text:p text:style-name="Standard"><text:tab/>Spell<text:tab/><text:tab/>Energy Drain</text:p>
      <text:p text:style-name="Standard"/>
      <text:p text:style-name="Standard">Paralyzing<text:tab/><text:tab/><text:tab/>Hold (DC 20)</text:p>
      <text:p text:style-name="Standard"><text:tab/>Requires<text:tab/>Caster Level 16, Craft Wondrous Items feat</text:p>
      <text:p text:style-name="Standard"><text:tab/>Ingredients<text:tab/>Radiant Air Essence + Radiant Power Essence + Diamond</text:p>
      <text:p text:style-name="Standard"><text:tab/>Spell<text:tab/><text:tab/>Hold Monster</text:p>
      <text:p text:style-name="Standard"/>
      <text:p text:style-name="Standard">Silencing<text:tab/><text:tab/><text:tab/>Silence (DC 20)</text:p>
      <text:p text:style-name="Standard"><text:tab/>Requires<text:tab/>Caster Level 13, Craft Wondrous Items feat</text:p>
      <text:p text:style-name="Standard"><text:tab/>Ingredients<text:tab/>Radiant Power Essence + Radiant Water Essence + Diamond</text:p>
      <text:p text:style-name="Standard"><text:tab/>Spell<text:tab/><text:tab/>Silence</text:p>
      <text:p text:style-name="Standard"/>
      <text:p text:style-name="Standard">Slaying (Animals)<text:tab/><text:tab/><text:tab/>Slay Animal (DC 20)</text:p>
      <text:p text:style-name="Standard"><text:tab/>Requires<text:tab/>Caster Level 18, Craft Wondrous Items feat</text:p>
      <text:p text:style-name="Standard"><text:tab/>Ingredients<text:tab/>Radiant Earth Essence + Radiant Power Essence + Rogue Stone</text:p>
      <text:p text:style-name="Standard"><text:tab/>Spell<text:tab/><text:tab/>Finger of Death or Slay Living</text:p>
      <text:p text:style-name="Standard"/>
      <text:p text:style-name="Standard"><text:soft-page-break/>Slaying (Beasts)<text:tab/><text:tab/><text:tab/>Slay Beast (DC 20)</text:p>
      <text:p text:style-name="Standard"><text:tab/>Requires<text:tab/>Caster Level 18, Craft Wondrous Items feat</text:p>
      <text:p text:style-name="Standard"><text:tab/>Ingredients<text:tab/>Radiant Power Essence + Radiant Water Essence + Rogue Stone</text:p>
      <text:p text:style-name="Standard"><text:tab/>Spell<text:tab/><text:tab/>Finger of Death or Slay Living</text:p>
      <text:p text:style-name="Standard"/>
      <text:p text:style-name="Standard">Slaying (Elementals)<text:tab/><text:tab/>Slay Elemental (DC 20)</text:p>
      <text:p text:style-name="Standard"><text:tab/>Requires<text:tab/>Caster Level 18, Craft Wondrous Items feat</text:p>
      <text:p text:style-name="Standard"><text:tab/>Ingredients<text:tab/>Radiant Fire Essence + Radiant Power Essence + Radiant Water Essence + Rogue Stone</text:p>
      <text:p text:style-name="Standard"><text:tab/>Spell<text:tab/><text:tab/>Finger of Death or Slay Living</text:p>
      <text:p text:style-name="Standard"/>
      <text:p text:style-name="Standard">Slaying (Giants)<text:tab/><text:tab/><text:tab/>Slay Giant (DC 20)</text:p>
      <text:p text:style-name="Standard"><text:tab/>Requires<text:tab/>Caster Level 18, Craft Wondrous Items feat</text:p>
      <text:p text:style-name="Standard"><text:tab/>Ingredients<text:tab/>Radiant Air Essence + Radiant Fire Essence + Radiant Power Essence + Rogue Stone</text:p>
      <text:p text:style-name="Standard"><text:tab/>Spell<text:tab/><text:tab/>Finger of Death or Slay Living</text:p>
      <text:p text:style-name="Standard"/>
      <text:p text:style-name="Standard">Slaying (Humans)<text:tab/><text:tab/><text:tab/>Slay Human (DC 20)</text:p>
      <text:p text:style-name="Standard"><text:tab/>Requires<text:tab/>Caster Level 18, Craft Wondrous Items feat</text:p>
      <text:p text:style-name="Standard"><text:tab/>Ingredients<text:tab/>Radiant Air Essence + Radiant Earth Essence + Radiant Fire Essence +</text:p>
      <text:p text:style-name="Standard"><text:tab/><text:tab/><text:tab/><text:tab/>Radiant Power Essence + Radiant Water Essence + Rogue Stone</text:p>
      <text:p text:style-name="Standard"><text:tab/>Spell<text:tab/><text:tab/>Finger of Death or Slay Living</text:p>
      <text:p text:style-name="Standard"/>
      <text:p text:style-name="Standard">Slaying (Orcs)<text:tab/><text:tab/><text:tab/>Slay Orc (DC 20)</text:p>
      <text:p text:style-name="Standard"><text:tab/>Requires<text:tab/>Caster Level 18, Craft Wondrous Items feat</text:p>
      <text:p text:style-name="Standard"><text:tab/>Ingredients<text:tab/>Radiant Earth Essence + Radiant Fire Essence + Radiant Power Essence + Rogue Stone</text:p>
      <text:p text:style-name="Standard"><text:tab/>Spell<text:tab/><text:tab/>Finger of Death or Slay Living</text:p>
      <text:p text:style-name="Standard"/>
      <text:p text:style-name="Standard">Slaying (Outsiders)<text:tab/><text:tab/>Slay Outsider (DC 20)</text:p>
      <text:p text:style-name="Standard"><text:tab/>Requires<text:tab/>Caster Level 18, Craft Wondrous Items feat</text:p>
      <text:p text:style-name="Standard"><text:tab/>Ingredients<text:tab/>Radiant Air Essence + Radiant Power Essence + Radiant Water Essence + Rogue Stone</text:p>
      <text:p text:style-name="Standard"><text:tab/>Spell<text:tab/><text:tab/>Finger of Death or Slay Living</text:p>
      <text:p text:style-name="Standard"/>
      <text:p text:style-name="Standard">Slaying (Undead)<text:tab/><text:tab/><text:tab/>Slay Undead (DC 20)</text:p>
      <text:p text:style-name="Standard"><text:tab/>Requires<text:tab/>Caster Level 18, Craft Wondrous Items feat</text:p>
      <text:p text:style-name="Standard"><text:tab/>Ingredients<text:tab/>Radiant Earth Essence + Radiant Fire Essence + Radiant Power Essence +</text:p>
      <text:p text:style-name="Standard"><text:tab/><text:tab/><text:tab/>Radiant Water Essence + Rogue Stone</text:p>
      <text:p text:style-name="Standard"><text:tab/>Spell<text:tab/><text:tab/>Undeath to Death</text:p>
      <text:p text:style-name="Standard"/>
      <text:p text:style-name="Standard">Slowing<text:tab/><text:tab/><text:tab/><text:tab/>Slow (DC 20)</text:p>
      <text:p text:style-name="Standard"><text:tab/>Requires<text:tab/>Caster Level 10, Craft Wondrous Items feat</text:p>
      <text:p text:style-name="Standard"><text:tab/>Ingredients<text:tab/>Radiant Earth Essence + Radiant Power Essence + Diamond</text:p>
      <text:p text:style-name="Standard"><text:tab/>Spell<text:tab/><text:tab/>Slow</text:p>
      <text:p text:style-name="Standard"/>
      <text:p text:style-name="Standard">Stunning<text:tab/><text:tab/><text:tab/>Stun (DC 20)</text:p>
      <text:p text:style-name="Standard"><text:tab/>Requires<text:tab/>Caster Level 17, Craft Wondrous Items feat</text:p>
      <text:p text:style-name="Standard"><text:tab/>Ingredients<text:tab/>Radiant Earth Essence + Radiant Power Essence + Diamond</text:p>
      <text:p text:style-name="Standard"><text:tab/>Spell<text:tab/><text:tab/>Power Word Stun</text:p>
      <text:p text:style-name="Standard"/>
      <text:p text:style-name="Standard">Wounding<text:tab/><text:tab/><text:tab/>Wound (DC=20)</text:p>
      <text:p text:style-name="Standard"><text:tab/>Requires<text:tab/>Caster Level 14, Craft Wondrous Items feat</text:p>
      <text:p text:style-name="Standard"><text:tab/>Ingredients<text:tab/>Glowing Power Essence + Glowing Water Essence + Jacinth</text:p>
      <text:p text:style-name="Standard"><text:tab/>Spell<text:tab/><text:tab/>Harm</text:p>
      <text:p text:style-name="Standard"/>
      <text:p text:style-name="Standard"/>
      <text:p text:style-name="Standard"/>
      <text:section text:style-name="Sect1" text:name="x1004 Universal">
        <text:p text:style-name="Standard"><text:soft-page-break/><text:span text:style-name="T4">__oO—</text:span><text:span text:style-name="T5"> Universal </text:span><text:span text:style-name="T4">—Oo___</text:span><text:span text:style-name="T3"><text:tab/><text:tab/><text:tab/><text:tab/><text:tab/><text:tab/><text:tab/></text:span><text:a xlink:type="simple" xlink:href="#ToC - x1004 Universal|region" office:name="x1004" text:style-name="Internet_20_link" text:visited-style-name="Visited_20_Internet_20_Link"><text:span text:style-name="T6">x1004</text:span></text:a></text:p>
        <text:p text:style-name="Standard"/>
      </text:section>
      <text:section text:style-name="Sect1" text:name="x1004 Universal attributes">
        <text:p text:style-name="Standard"><text:span text:style-name="kL_20_note"><text:span text:style-name="T15">primary attributes</text:span></text:span><text:span text:style-name="kL_20_note"><text:span text:style-name="T17"> ( universal )</text:span></text:span></text:p>
      </text:section>
      <text:p text:style-name="Standard"/>
      <text:p text:style-name="Standard"/>
      <text:p text:style-name="Standard">Charisma +2</text:p>
      <text:p text:style-name="Standard"><text:tab/>Requires<text:tab/>Caster Level 8, appropriate Craft feat</text:p>
      <text:p text:style-name="Standard"><text:tab/>Ingredients<text:tab/>Faint Water Essence + Diamond</text:p>
      <text:p text:style-name="Standard"><text:tab/>Spell<text:tab/><text:tab/>Eagle's Splendor</text:p>
      <text:p text:style-name="Standard"/>
      <text:p text:style-name="Standard">Charisma +4</text:p>
      <text:p text:style-name="Standard"><text:tab/>Requires<text:tab/>Caster Level 11, appropriate Craft feat</text:p>
      <text:p text:style-name="Standard"><text:tab/>Ingredients<text:tab/>Weak Water Essence + Star Sapphire</text:p>
      <text:p text:style-name="Standard"><text:tab/>Spell<text:tab/><text:tab/>Eagle's Splendor</text:p>
      <text:p text:style-name="Standard"/>
      <text:p text:style-name="Standard">Charisma +6</text:p>
      <text:p text:style-name="Standard"><text:tab/>Requires<text:tab/>Caster Level 14, appropriate Craft feat</text:p>
      <text:p text:style-name="Standard"><text:tab/>Ingredients<text:tab/>Glowing Water Essence + Rogue Stone</text:p>
      <text:p text:style-name="Standard"><text:tab/>Spell<text:tab/><text:tab/>Eagle's Splendor</text:p>
      <text:p text:style-name="Standard"/>
      <text:p text:style-name="Standard">Charisma +8</text:p>
      <text:p text:style-name="Standard"><text:tab/>Requires<text:tab/>Caster Level 17, appropriate Craft feat</text:p>
      <text:p text:style-name="Standard"><text:tab/>Ingredients<text:tab/>Radiant Water Essence + Beljuril</text:p>
      <text:p text:style-name="Standard"><text:tab/>Spell<text:tab/><text:tab/>Eagle's Splendor</text:p>
      <text:p text:style-name="Standard"/>
      <text:p text:style-name="Standard">Constitution +2</text:p>
      <text:p text:style-name="Standard"><text:tab/>Requires<text:tab/>Caster Level 8, appropriate Craft feat</text:p>
      <text:p text:style-name="Standard"><text:tab/>Ingredients<text:tab/>Faint Earth Essence + Diamond</text:p>
      <text:p text:style-name="Standard"><text:tab/>Spell<text:tab/><text:tab/>Bear's Endurance</text:p>
      <text:p text:style-name="Standard"/>
      <text:p text:style-name="Standard">Constitution +4</text:p>
      <text:p text:style-name="Standard"><text:tab/>Requires<text:tab/>Caster Level 11, appropriate Craft feat</text:p>
      <text:p text:style-name="Standard"><text:tab/>Ingredients<text:tab/>Weak Earth Essence + Star Sapphire</text:p>
      <text:p text:style-name="Standard"><text:tab/>Spell<text:tab/><text:tab/>Bear's Endurance</text:p>
      <text:p text:style-name="Standard"/>
      <text:p text:style-name="Standard">Constitution +6</text:p>
      <text:p text:style-name="Standard"><text:tab/>Requires<text:tab/>Caster Level 14, appropriate Craft feat</text:p>
      <text:p text:style-name="Standard"><text:tab/>Ingredients<text:tab/>Glowing Earth Essence + Rogue Stone</text:p>
      <text:p text:style-name="Standard"><text:tab/>Spell<text:tab/><text:tab/>Bear's Endurance</text:p>
      <text:p text:style-name="Standard"/>
      <text:p text:style-name="Standard">Constitution +8</text:p>
      <text:p text:style-name="Standard"><text:tab/>Requires<text:tab/>Caster Level 17, appropriate Craft feat</text:p>
      <text:p text:style-name="Standard"><text:tab/>Ingredients<text:tab/>Radiant Earth Essence + Beljuril</text:p>
      <text:p text:style-name="Standard"><text:tab/>Spell<text:tab/><text:tab/>Bear's Endurance</text:p>
      <text:p text:style-name="Standard"/>
      <text:p text:style-name="Standard">Dexterity +2</text:p>
      <text:p text:style-name="Standard"><text:tab/>Requires<text:tab/>Caster Level 8, appropriate Craft feat</text:p>
      <text:p text:style-name="Standard"><text:tab/>Ingredients<text:tab/>Faint Air Essence + Diamond</text:p>
      <text:p text:style-name="Standard"><text:tab/>Spell<text:tab/><text:tab/>Cat's Grace</text:p>
      <text:p text:style-name="Standard"/>
      <text:p text:style-name="Standard">Dexterity +4</text:p>
      <text:p text:style-name="Standard"><text:tab/>Requires<text:tab/>Caster Level 11, appropriate Craft feat</text:p>
      <text:p text:style-name="Standard"><text:tab/>Ingredients<text:tab/>Weak Air Essence + Star Sapphire</text:p>
      <text:p text:style-name="Standard"><text:soft-page-break/><text:tab/>Spell<text:tab/><text:tab/>Cat's Grace</text:p>
      <text:p text:style-name="Standard"/>
      <text:p text:style-name="Standard">Dexterity +6</text:p>
      <text:p text:style-name="Standard"><text:tab/>Requires<text:tab/>Caster Level 14, appropriate Craft feat</text:p>
      <text:p text:style-name="Standard"><text:tab/>Ingredients<text:tab/>Glowing Air Essence + Rogue Stone</text:p>
      <text:p text:style-name="Standard"><text:tab/>Spell<text:tab/><text:tab/>Cat's Grace</text:p>
      <text:p text:style-name="Standard"/>
      <text:p text:style-name="Standard">Dexterity +8</text:p>
      <text:p text:style-name="Standard"><text:tab/>Requires<text:tab/>Caster Level 17, appropriate Craft feat</text:p>
      <text:p text:style-name="Standard"><text:tab/>Ingredients<text:tab/>Radiant Air Essence + Beljuril</text:p>
      <text:p text:style-name="Standard"><text:tab/>Spell<text:tab/><text:tab/>Cat's Grace</text:p>
      <text:p text:style-name="Standard"/>
      <text:p text:style-name="Standard">Intelligence +2</text:p>
      <text:p text:style-name="Standard"><text:tab/>Requires<text:tab/>Caster Level 8, appropriate Craft feat</text:p>
      <text:p text:style-name="Standard"><text:tab/>Ingredients<text:tab/>Faint Fire Essence + Diamond</text:p>
      <text:p text:style-name="Standard"><text:tab/>Spell<text:tab/><text:tab/>Fox's Cunning</text:p>
      <text:p text:style-name="Standard"/>
      <text:p text:style-name="Standard">Intelligence +4</text:p>
      <text:p text:style-name="Standard"><text:tab/>Requires<text:tab/>Caster Level 11, appropriate Craft feat</text:p>
      <text:p text:style-name="Standard"><text:tab/>Ingredients<text:tab/>Weak Fire Essence + Star Sapphire</text:p>
      <text:p text:style-name="Standard"><text:tab/>Spell<text:tab/><text:tab/>Fox's Cunning</text:p>
      <text:p text:style-name="Standard"/>
      <text:p text:style-name="Standard">Intelligence +6</text:p>
      <text:p text:style-name="Standard"><text:tab/>Requires<text:tab/>Caster Level 14, appropriate Craft feat</text:p>
      <text:p text:style-name="Standard"><text:tab/>Ingredients<text:tab/>Glowing Fire Essence + Rogue Stone</text:p>
      <text:p text:style-name="Standard"><text:tab/>Spell<text:tab/><text:tab/>Fox's Cunning</text:p>
      <text:p text:style-name="Standard"/>
      <text:p text:style-name="Standard">Intelligence +8</text:p>
      <text:p text:style-name="Standard"><text:tab/>Requires<text:tab/>Caster Level 17, appropriate Craft feat</text:p>
      <text:p text:style-name="Standard"><text:tab/>Ingredients<text:tab/>Radiant Fire Essence + Beljuril</text:p>
      <text:p text:style-name="Standard"><text:tab/>Spell<text:tab/><text:tab/>Fox's Cunning</text:p>
      <text:p text:style-name="Standard"/>
      <text:p text:style-name="Standard">Strength +2</text:p>
      <text:p text:style-name="Standard"><text:tab/>Requires<text:tab/>Caster Level 8, appropriate Craft feat</text:p>
      <text:p text:style-name="Standard"><text:tab/>Ingredients<text:tab/>Faint Fire Essence + Diamond</text:p>
      <text:p text:style-name="Standard"><text:tab/>Spell<text:tab/><text:tab/>Bull's Strength</text:p>
      <text:p text:style-name="Standard"/>
      <text:p text:style-name="Standard">Strength +4</text:p>
      <text:p text:style-name="Standard"><text:tab/>Requires<text:tab/>Caster Level 11, appropriate Craft feat</text:p>
      <text:p text:style-name="Standard"><text:tab/>Ingredients<text:tab/>Weak Fire Essence + Star Sapphire</text:p>
      <text:p text:style-name="Standard"><text:tab/>Spell<text:tab/><text:tab/>Bull's Strength</text:p>
      <text:p text:style-name="Standard"/>
      <text:p text:style-name="Standard">Strength +6</text:p>
      <text:p text:style-name="Standard"><text:tab/>Requires<text:tab/>Caster Level 14, appropriate Craft feat</text:p>
      <text:p text:style-name="Standard"><text:tab/>Ingredients<text:tab/>Glowing Fire Essence + Rogue Stone</text:p>
      <text:p text:style-name="Standard"><text:tab/>Spell<text:tab/><text:tab/>Bull's Strength</text:p>
      <text:p text:style-name="Standard"/>
      <text:p text:style-name="Standard">Strength +8</text:p>
      <text:p text:style-name="Standard"><text:tab/>Requires<text:tab/>Caster Level 17, appropriate Craft feat</text:p>
      <text:p text:style-name="Standard"><text:tab/>Ingredients<text:tab/>Radiant Fire Essence + Beljuril</text:p>
      <text:p text:style-name="Standard"><text:tab/>Spell<text:tab/><text:tab/>Bull's Strength</text:p>
      <text:p text:style-name="Standard"/>
      <text:p text:style-name="Standard">Wisdom +2</text:p>
      <text:p text:style-name="Standard"><text:tab/>Requires<text:tab/>Caster Level 8, appropriate Craft feat</text:p>
      <text:p text:style-name="Standard"><text:soft-page-break/><text:tab/>Ingredients<text:tab/>Faint Water Essence + Diamond</text:p>
      <text:p text:style-name="Standard"><text:tab/>Spell<text:tab/><text:tab/>Owl's Wisdom</text:p>
      <text:p text:style-name="Standard"/>
      <text:p text:style-name="Standard">Wisdom +4</text:p>
      <text:p text:style-name="Standard"><text:tab/>Requires<text:tab/>Caster Level 11, appropriate Craft feat</text:p>
      <text:p text:style-name="Standard"><text:tab/>Ingredients<text:tab/>Weak Water Essence + Star Sapphire</text:p>
      <text:p text:style-name="Standard"><text:tab/>Spell<text:tab/><text:tab/>Owl's Wisdom</text:p>
      <text:p text:style-name="Standard"/>
      <text:p text:style-name="Standard">Wisdom +6</text:p>
      <text:p text:style-name="Standard"><text:tab/>Requires<text:tab/>Caster Level 14, appropriate Craft feat</text:p>
      <text:p text:style-name="Standard"><text:tab/>Ingredients<text:tab/>Glowing Water Essence + Rogue Stone</text:p>
      <text:p text:style-name="Standard"><text:tab/>Spell<text:tab/><text:tab/>Owl's Wisdom</text:p>
      <text:p text:style-name="Standard"/>
      <text:p text:style-name="Standard">Wisdom +8</text:p>
      <text:p text:style-name="Standard"><text:tab/>Requires<text:tab/>Caster Level 17, appropriate Craft feat</text:p>
      <text:p text:style-name="Standard"><text:tab/>Ingredients<text:tab/>Radiant Water Essence + Beljuril</text:p>
      <text:p text:style-name="Standard"><text:tab/>Spell<text:tab/><text:tab/>Owl's Wisdom</text:p>
      <text:p text:style-name="Standard"/>
      <text:p text:style-name="Standard"/>
      <text:section text:style-name="Sect1" text:name="x1004 Universal feats">
        <text:p text:style-name="Standard"><text:span text:style-name="kL_20_note"><text:span text:style-name="T15">feats</text:span></text:span><text:span text:style-name="kL_20_note"><text:span text:style-name="T17"> ( universal )</text:span></text:span></text:p>
      </text:section>
      <text:p text:style-name="Standard"/>
      <text:p text:style-name="Standard"/>
      <text:p text:style-name="Standard">Arcane Defense (Abjuration)</text:p>
      <text:p text:style-name="Standard"><text:tab/>Requires<text:tab/>Caster Level 10, appropriate Craft feat</text:p>
      <text:p text:style-name="Standard"><text:tab/>Ingredients<text:tab/>Glowing Air Essence + Weak Earth Essence + Radiant Power Essence + Greenstone</text:p>
      <text:p text:style-name="Standard"><text:tab/>Spell<text:tab/><text:tab/>Least Spell Mantle</text:p>
      <text:p text:style-name="Standard"/>
      <text:p text:style-name="Standard">Arcane Defense (Conjuration)</text:p>
      <text:p text:style-name="Standard"><text:tab/>Requires<text:tab/>Caster Level 10, appropriate Craft feat</text:p>
      <text:p text:style-name="Standard"><text:tab/>Ingredients<text:tab/>Glowing Earth Essence + Weak Fire Essence + Radiant Power Essence + Greenstone</text:p>
      <text:p text:style-name="Standard"><text:tab/>Spell<text:tab/><text:tab/>Least Spell Mantle</text:p>
      <text:p text:style-name="Standard"/>
      <text:p text:style-name="Standard">Arcane Defense (Divination)</text:p>
      <text:p text:style-name="Standard"><text:tab/>Requires<text:tab/>Caster Level 10, appropriate Craft feat</text:p>
      <text:p text:style-name="Standard"><text:tab/>Ingredients<text:tab/>Glowing Air Essence + Radiant Power Essence + Weak Water Essence + Greenstone</text:p>
      <text:p text:style-name="Standard"><text:tab/>Spell<text:tab/><text:tab/>Least Spell Mantle</text:p>
      <text:p text:style-name="Standard"/>
      <text:p text:style-name="Standard">Arcane Defense (Enchantment)</text:p>
      <text:p text:style-name="Standard"><text:tab/>Requires<text:tab/>Caster Level 10, appropriate Craft feat</text:p>
      <text:p text:style-name="Standard"><text:tab/>Ingredients<text:tab/>Weak Air Essence + Glowing Fire Essence + Radiant Power Essence + Greenstone</text:p>
      <text:p text:style-name="Standard"><text:tab/>Spell<text:tab/><text:tab/>Least Spell Mantle</text:p>
      <text:p text:style-name="Standard"/>
      <text:p text:style-name="Standard">Arcane Defense (Evocation)</text:p>
      <text:p text:style-name="Standard"><text:tab/>Requires<text:tab/>Caster Level 10, appropriate Craft feat</text:p>
      <text:p text:style-name="Standard"><text:tab/>Ingredients<text:tab/>Glowing Fire Essence + Radiant Power Essence + Weak Water Essence + Greenstone</text:p>
      <text:p text:style-name="Standard"><text:tab/>Spell<text:tab/><text:tab/>Least Spell Mantle</text:p>
      <text:p text:style-name="Standard"/>
      <text:p text:style-name="Standard">Arcane Defense (Illusion)</text:p>
      <text:p text:style-name="Standard"><text:tab/>Requires<text:tab/>Caster Level 10, appropriate Craft feat</text:p>
      <text:p text:style-name="Standard"><text:tab/>Ingredients<text:tab/>Weak Air Essence + Radiant Power Essence + Glowing Water Essence + Greenstone</text:p>
      <text:p text:style-name="Standard"><text:tab/>Spell<text:tab/><text:tab/>Least Spell Mantle</text:p>
      <text:p text:style-name="Standard"/>
      <text:p text:style-name="Standard">Arcane Defense (Necromancy)</text:p>
      <text:p text:style-name="Standard"><text:tab/>Requires<text:tab/>Caster Level 10, appropriate Craft feat</text:p>
      <text:p text:style-name="Standard"><text:soft-page-break/><text:tab/>Ingredients<text:tab/>Glowing Earth Essence + Radiant Power Essence + Weak Water Essence + Greenstone</text:p>
      <text:p text:style-name="Standard"><text:tab/>Spell<text:tab/><text:tab/>Least Spell Mantle</text:p>
      <text:p text:style-name="Standard"/>
      <text:p text:style-name="Standard">Arcane Defense (Transmutation)</text:p>
      <text:p text:style-name="Standard"><text:tab/>Requires<text:tab/>Caster Level 10, appropriate Craft feat</text:p>
      <text:p text:style-name="Standard"><text:tab/>Ingredients<text:tab/>Weak Air Essence + Glowing Earth Essence + Radiant Power Essence + Greenstone</text:p>
      <text:p text:style-name="Standard"><text:tab/>Spell<text:tab/><text:tab/>Protection from Spells</text:p>
      <text:p text:style-name="Standard"/>
      <text:p text:style-name="Standard">Blind Fighting</text:p>
      <text:p text:style-name="Standard"><text:tab/>Requires<text:tab/>Caster Level 15, appropriate Craft feat</text:p>
      <text:p text:style-name="Standard"><text:tab/>Ingredients<text:tab/>Radiant Power Essence + Beljuril</text:p>
      <text:p text:style-name="Standard"><text:tab/>Spell<text:tab/><text:tab/>Blindsight</text:p>
      <text:p text:style-name="Standard"/>
      <text:p text:style-name="Standard">Cleave</text:p>
      <text:p text:style-name="Standard"><text:tab/>Requires<text:tab/>Caster Level 15, appropriate Craft feat</text:p>
      <text:p text:style-name="Standard"><text:tab/>Ingredients<text:tab/>Radiant Fire Essence + Rogue Stone</text:p>
      <text:p text:style-name="Standard"><text:tab/>Spell<text:tab/><text:tab/>Keen Edge</text:p>
      <text:p text:style-name="Standard"/>
      <text:p text:style-name="Standard">Dash</text:p>
      <text:p text:style-name="Standard"><text:tab/>Requires<text:tab/>Caster Level 15, appropriate Craft feat</text:p>
      <text:p text:style-name="Standard"><text:tab/>Ingredients<text:tab/>Radiant Air Essence + Beljuril</text:p>
      <text:p text:style-name="Standard"><text:tab/>Spell<text:tab/><text:tab/>Expeditious Retreat</text:p>
      <text:p text:style-name="Standard"/>
      <text:p text:style-name="Standard">Dodge</text:p>
      <text:p text:style-name="Standard"><text:tab/>Requires<text:tab/>Caster Level 15, appropriate Craft feat</text:p>
      <text:p text:style-name="Standard"><text:tab/>Ingredients<text:tab/>Radiant Water Essence + Rogue Stone</text:p>
      <text:p text:style-name="Standard"><text:tab/>Spell<text:tab/><text:tab/>Cat's Grace</text:p>
      <text:p text:style-name="Standard"/>
      <text:p text:style-name="Standard">Spell Penetration</text:p>
      <text:p text:style-name="Standard"><text:tab/>Requires<text:tab/>Caster Level 15, appropriate Craft feat</text:p>
      <text:p text:style-name="Standard"><text:tab/>Ingredients<text:tab/>Radiant Power Essence + Rogue Stone</text:p>
      <text:p text:style-name="Standard"><text:tab/>Spell<text:tab/><text:tab/>Assay Resistance</text:p>
      <text:p text:style-name="Standard"/>
      <text:p text:style-name="Standard">Spell Focus (Abjuration)</text:p>
      <text:p text:style-name="Standard"><text:tab/>Requires<text:tab/>Caster Level 10, appropriate Craft feat</text:p>
      <text:p text:style-name="Standard"><text:tab/>Ingredients<text:tab/>Glowing Air Essence + Weak Earth Essence + Radiant Power Essence + Fire Agate</text:p>
      <text:p text:style-name="Standard"><text:tab/>Spell<text:tab/><text:tab/>Identify</text:p>
      <text:p text:style-name="Standard"/>
      <text:p text:style-name="Standard">Spell Focus (Conjuration)</text:p>
      <text:p text:style-name="Standard"><text:tab/>Requires<text:tab/>Caster Level 10, appropriate Craft feat</text:p>
      <text:p text:style-name="Standard"><text:tab/>Ingredients<text:tab/>Glowing Earth Essence + Weak Fire Essence + Radiant Power Essence + Fire Agate</text:p>
      <text:p text:style-name="Standard"><text:tab/>Spell<text:tab/><text:tab/>Identify</text:p>
      <text:p text:style-name="Standard"/>
      <text:p text:style-name="Standard">Spell Focus (Divination)</text:p>
      <text:p text:style-name="Standard"><text:tab/>Requires<text:tab/>Caster Level 10, appropriate Craft feat</text:p>
      <text:p text:style-name="Standard"><text:tab/>Ingredients<text:tab/>Glowing Air Essence + Radiant Power Essence + Weak Water Essence + Fire Agate</text:p>
      <text:p text:style-name="Standard"><text:tab/>Spell<text:tab/><text:tab/>Identify</text:p>
      <text:p text:style-name="Standard"/>
      <text:p text:style-name="Standard">Spell Focus (Enchantment)</text:p>
      <text:p text:style-name="Standard"><text:tab/>Requires<text:tab/>Caster Level 10, appropriate Craft feat</text:p>
      <text:p text:style-name="Standard"><text:tab/>Ingredients<text:tab/>Weak Air Essence + Glowing Fire Essence + Radiant Power Essence + Fire Agate</text:p>
      <text:p text:style-name="Standard"><text:tab/>Spell<text:tab/><text:tab/>Identify</text:p>
      <text:p text:style-name="Standard"/>
      <text:p text:style-name="Standard">Spell Focus (Evocation)</text:p>
      <text:p text:style-name="Standard"><text:soft-page-break/><text:tab/>Requires<text:tab/>Caster Level 10, appropriate Craft feat</text:p>
      <text:p text:style-name="Standard"><text:tab/>Ingredients<text:tab/>Glowing Fire Essence + Radiant Power Essence + Weak Water Essence + Fire Agate</text:p>
      <text:p text:style-name="Standard"><text:tab/>Spell<text:tab/><text:tab/>Identify</text:p>
      <text:p text:style-name="Standard"/>
      <text:p text:style-name="Standard">Spell Focus (Illusion)</text:p>
      <text:p text:style-name="Standard"><text:tab/>Requires<text:tab/>Caster Level 10, appropriate Craft feat</text:p>
      <text:p text:style-name="Standard"><text:tab/>Ingredients<text:tab/>Weak Air Essence + Radiant Power Essence + Glowing Water Essence + Fire Agate</text:p>
      <text:p text:style-name="Standard"><text:tab/>Spell<text:tab/><text:tab/>Identify</text:p>
      <text:p text:style-name="Standard"/>
      <text:p text:style-name="Standard">Spell Focus (Necromancy)</text:p>
      <text:p text:style-name="Standard"><text:tab/>Requires<text:tab/>Caster Level 10, appropriate Craft feat</text:p>
      <text:p text:style-name="Standard"><text:tab/>Ingredients<text:tab/>Glowing Earth Essence + Radiant Power Essence + Weak Water Essence + Fire Agate</text:p>
      <text:p text:style-name="Standard"><text:tab/>Spell<text:tab/><text:tab/>Identify</text:p>
      <text:p text:style-name="Standard"/>
      <text:p text:style-name="Standard">Toughness</text:p>
      <text:p text:style-name="Standard"><text:tab/>Requires<text:tab/>Caster Level 15, appropriate Craft feat</text:p>
      <text:p text:style-name="Standard"><text:tab/>Ingredients<text:tab/>Radiant Earth Essence + Beljuril</text:p>
      <text:p text:style-name="Standard"><text:tab/>Spell<text:tab/><text:tab/>Flesh to Stone</text:p>
      <text:p text:style-name="Standard"/>
      <text:p text:style-name="Standard"/>
      <text:section text:style-name="Sect1" text:name="x1004 Universal bonus">
        <text:p text:style-name="Standard"><text:span text:style-name="kL_20_note"><text:span text:style-name="T15">bonus spell slots</text:span></text:span><text:span text:style-name="kL_20_note"><text:span text:style-name="T17"> ( universal )</text:span></text:span></text:p>
      </text:section>
      <text:p text:style-name="Standard"/>
      <text:p text:style-name="Standard"><text:span text:style-name="kL_20_script"><text:span text:style-name="T9">These currently require no Feat! Yes, they do : required feat is checked by function, not 2da.</text:span></text:span></text:p>
      <text:p text:style-name="Standard"/>
      <text:p text:style-name="Standard">Bonus Spell Slot (Bard Level 1)</text:p>
      <text:p text:style-name="Standard"><text:tab/>Requires<text:tab/>Caster Level 4, appropriate Craft feat</text:p>
      <text:p text:style-name="Standard"><text:tab/>Ingredients<text:tab/>Faint Air Essence + Flourspar</text:p>
      <text:p text:style-name="Standard"><text:tab/>Spell<text:tab/><text:tab/>Eagle's Splendor</text:p>
      <text:p text:style-name="Standard"/>
      <text:p text:style-name="Standard">Bonus Spell Slot (Bard Level 2)</text:p>
      <text:p text:style-name="Standard"><text:tab/>Requires<text:tab/>Caster Level 6, appropriate Craft feat</text:p>
      <text:p text:style-name="Standard"><text:tab/>Ingredients<text:tab/>Weak Air Essence + Aventurine</text:p>
      <text:p text:style-name="Standard"><text:tab/>Spell<text:tab/><text:tab/>Eagle's Splendor</text:p>
      <text:p text:style-name="Standard"/>
      <text:p text:style-name="Standard">Bonus Spell Slot (Bard Level 3)</text:p>
      <text:p text:style-name="Standard"><text:tab/>Requires<text:tab/>Caster Level 8, appropriate Craft feat</text:p>
      <text:p text:style-name="Standard"><text:tab/>Ingredients<text:tab/>Weak Air Essence + Faint Power Essence + Alexandrite</text:p>
      <text:p text:style-name="Standard"><text:tab/>Spell<text:tab/><text:tab/>Eagle's Splendor</text:p>
      <text:p text:style-name="Standard"/>
      <text:p text:style-name="Standard">Bonus Spell Slot (Bard Level 4)</text:p>
      <text:p text:style-name="Standard"><text:tab/>Requires<text:tab/>Caster Level 10, appropriate Craft feat</text:p>
      <text:p text:style-name="Standard"><text:tab/>Ingredients<text:tab/>Glowing Air Essence + Weak Power Essence + Fire Opal</text:p>
      <text:p text:style-name="Standard"><text:tab/>Spell<text:tab/><text:tab/>Eagle's Splendor</text:p>
      <text:p text:style-name="Standard"/>
      <text:p text:style-name="Standard">Bonus Spell Slot (Bard Level 5)</text:p>
      <text:p text:style-name="Standard"><text:tab/>Requires<text:tab/>Caster Level 12, appropriate Craft feat</text:p>
      <text:p text:style-name="Standard"><text:tab/>Ingredients<text:tab/>Radiant Air Essence + Glowing Power Essence + Jacinth</text:p>
      <text:p text:style-name="Standard"><text:tab/>Spell<text:tab/><text:tab/>Eagle's Splendor</text:p>
      <text:p text:style-name="Standard"/>
      <text:p text:style-name="Standard">Bonus Spell Slot (Cleric Level 1)</text:p>
      <text:p text:style-name="Standard"><text:tab/>Requires<text:tab/>Caster Level 4, appropriate Craft feat</text:p>
      <text:p text:style-name="Standard"><text:tab/>Ingredients<text:tab/>Faint Water Essence + Flourspar</text:p>
      <text:p text:style-name="Standard"><text:tab/>Spell<text:tab/><text:tab/>Owl's Wisdom</text:p>
      <text:p text:style-name="Standard"><text:soft-page-break/></text:p>
      <text:p text:style-name="Standard">Bonus Spell Slot (Cleric Level 2)</text:p>
      <text:p text:style-name="Standard"><text:tab/>Requires<text:tab/>Caster Level 6, appropriate Craft feat</text:p>
      <text:p text:style-name="Standard"><text:tab/>Ingredients<text:tab/>Weak Water Essence + Aventurine</text:p>
      <text:p text:style-name="Standard"><text:tab/>Spell<text:tab/><text:tab/>Owl's Wisdom</text:p>
      <text:p text:style-name="Standard"/>
      <text:p text:style-name="Standard">Bonus Spell Slot (Cleric Level 3)</text:p>
      <text:p text:style-name="Standard"><text:tab/>Requires<text:tab/>Caster Level 8, appropriate Craft feat</text:p>
      <text:p text:style-name="Standard"><text:tab/>Ingredients<text:tab/>Weak Water Essence + Faint Power Essence + Alexandrite</text:p>
      <text:p text:style-name="Standard"><text:tab/>Spell<text:tab/><text:tab/>Owl's Wisdom</text:p>
      <text:p text:style-name="Standard"/>
      <text:p text:style-name="Standard">Bonus Spell Slot (Cleric Level 4)</text:p>
      <text:p text:style-name="Standard"><text:tab/>Requires<text:tab/>Caster Level 10, appropriate Craft feat</text:p>
      <text:p text:style-name="Standard"><text:tab/>Ingredients<text:tab/>Glowing Water Essence + Weak Power Essence + Fire Opal</text:p>
      <text:p text:style-name="Standard"><text:tab/>Spell<text:tab/><text:tab/>Owl's Wisdom</text:p>
      <text:p text:style-name="Standard"/>
      <text:p text:style-name="Standard">Bonus Spell Slot (Cleric Level 5)</text:p>
      <text:p text:style-name="Standard"><text:tab/>Requires<text:tab/>Caster Level 12, appropriate Craft feat</text:p>
      <text:p text:style-name="Standard"><text:tab/>Ingredients<text:tab/>Radiant Water Essence + Glowing Power Essence + Jacinth</text:p>
      <text:p text:style-name="Standard"><text:tab/>Spell<text:tab/><text:tab/>Owl's Wisdom</text:p>
      <text:p text:style-name="Standard"/>
      <text:p text:style-name="Standard">Bonus Spell Slot (Druid Level 1)</text:p>
      <text:p text:style-name="Standard"><text:tab/>Requires<text:tab/>Caster Level 4, appropriate Craft feat</text:p>
      <text:p text:style-name="Standard"><text:tab/>Ingredients<text:tab/>Faint Earth Essence + Flourspar</text:p>
      <text:p text:style-name="Standard"><text:tab/>Spell<text:tab/><text:tab/>Owl's Wisdom</text:p>
      <text:p text:style-name="Standard"/>
      <text:p text:style-name="Standard">Bonus Spell Slot (Druid Level 2)</text:p>
      <text:p text:style-name="Standard"><text:tab/>Requires<text:tab/>Caster Level 6, appropriate Craft feat</text:p>
      <text:p text:style-name="Standard"><text:tab/>Ingredients<text:tab/>Weak Earth Essence + Aventurine</text:p>
      <text:p text:style-name="Standard"><text:tab/>Spell<text:tab/><text:tab/>Owl's Wisdom</text:p>
      <text:p text:style-name="Standard"/>
      <text:p text:style-name="Standard">Bonus Spell Slot (Druid Level 3)</text:p>
      <text:p text:style-name="Standard"><text:tab/>Requires<text:tab/>Caster Level 8, appropriate Craft feat</text:p>
      <text:p text:style-name="Standard"><text:tab/>Ingredients<text:tab/>Weak Earth Essence + Faint Power Essence + Alexandrite</text:p>
      <text:p text:style-name="Standard"><text:tab/>Spell<text:tab/><text:tab/>Owl's Wisdom</text:p>
      <text:p text:style-name="Standard"/>
      <text:p text:style-name="Standard">Bonus Spell Slot (Druid Level 4)</text:p>
      <text:p text:style-name="Standard"><text:tab/>Requires<text:tab/>Caster Level 10, appropriate Craft feat</text:p>
      <text:p text:style-name="Standard"><text:tab/>Ingredients<text:tab/>Glowing Earth Essence + Weak Power Essence + Fire Opal</text:p>
      <text:p text:style-name="Standard"><text:tab/>Spell<text:tab/><text:tab/>Owl's Wisdom</text:p>
      <text:p text:style-name="Standard"/>
      <text:p text:style-name="Standard">Bonus Spell Slot (Druid Level 5)</text:p>
      <text:p text:style-name="Standard"><text:tab/>Requires<text:tab/>Caster Level 12, appropriate Craft feat</text:p>
      <text:p text:style-name="Standard"><text:tab/>Ingredients<text:tab/>Radiant Earth Essence + Glowing Power Essence + Jacinth</text:p>
      <text:p text:style-name="Standard"><text:tab/>Spell<text:tab/><text:tab/>Owl's Wisdom</text:p>
      <text:p text:style-name="Standard"/>
      <text:p text:style-name="Standard">Bonus Spell Slot (Sorcerer Level 1)</text:p>
      <text:p text:style-name="Standard"><text:tab/>Requires<text:tab/>Caster Level 4, appropriate Craft feat</text:p>
      <text:p text:style-name="Standard"><text:tab/>Ingredients<text:tab/>Faint Fire Essence + Flourspar</text:p>
      <text:p text:style-name="Standard"><text:tab/>Spell<text:tab/><text:tab/>Eagle's Splendor</text:p>
      <text:p text:style-name="Standard"/>
      <text:p text:style-name="Standard">Bonus Spell Slot (Sorcerer Level 2)</text:p>
      <text:p text:style-name="Standard"><text:tab/>Requires<text:tab/>Caster Level 6, appropriate Craft feat</text:p>
      <text:p text:style-name="Standard"><text:tab/>Ingredients<text:tab/>Weak Fire Essence + Aventurine</text:p>
      <text:p text:style-name="Standard"><text:soft-page-break/><text:tab/>Spell<text:tab/><text:tab/>Eagle's Splendor</text:p>
      <text:p text:style-name="Standard"/>
      <text:p text:style-name="Standard">Bonus Spell Slot (Sorcerer Level 3)</text:p>
      <text:p text:style-name="Standard"><text:tab/>Requires<text:tab/>Caster Level 8, appropriate Craft feat</text:p>
      <text:p text:style-name="Standard"><text:tab/>Ingredients<text:tab/>Weak Fire Essence + Faint Power Essence + Alexandrite</text:p>
      <text:p text:style-name="Standard"><text:tab/>Spell<text:tab/><text:tab/>Eagle's Splendor</text:p>
      <text:p text:style-name="Standard"/>
      <text:p text:style-name="Standard">Bonus Spell Slot (Sorcerer Level 4)</text:p>
      <text:p text:style-name="Standard"><text:tab/>Requires<text:tab/>Caster Level 10, appropriate Craft feat</text:p>
      <text:p text:style-name="Standard"><text:tab/>Ingredients<text:tab/>Glowing Fire Essence + Weak Power Essence + Fire Opal</text:p>
      <text:p text:style-name="Standard"><text:tab/>Spell<text:tab/><text:tab/>Eagle's Splendor</text:p>
      <text:p text:style-name="Standard"/>
      <text:p text:style-name="Standard">Bonus Spell Slot (Sorcerer Level 5)</text:p>
      <text:p text:style-name="Standard"><text:tab/>Requires<text:tab/>Caster Level 12, appropriate Craft feat</text:p>
      <text:p text:style-name="Standard"><text:tab/>Ingredients<text:tab/>Radiant Fire Essence + Glowing Power Essence + Jacinth</text:p>
      <text:p text:style-name="Standard"><text:tab/>Spell<text:tab/><text:tab/>Eagle's Splendor</text:p>
      <text:p text:style-name="Standard"/>
      <text:p text:style-name="Standard">Bonus Spell Slot (Wizard Level 1)</text:p>
      <text:p text:style-name="Standard"><text:tab/>Requires<text:tab/>Caster Level 4, appropriate Craft feat</text:p>
      <text:p text:style-name="Standard"><text:tab/>Ingredients<text:tab/>Faint Air Essence + Flourspar</text:p>
      <text:p text:style-name="Standard"><text:tab/>Spell<text:tab/><text:tab/>Fox's Cunning</text:p>
      <text:p text:style-name="Standard"/>
      <text:p text:style-name="Standard">Bonus Spell Slot (Wizard Level 2)</text:p>
      <text:p text:style-name="Standard"><text:tab/>Requires<text:tab/>Caster Level 6, appropriate Craft feat</text:p>
      <text:p text:style-name="Standard"><text:tab/>Ingredients<text:tab/>Weak Air Essence + Aventurine</text:p>
      <text:p text:style-name="Standard"><text:tab/>Spell<text:tab/><text:tab/>Fox's Cunning</text:p>
      <text:p text:style-name="Standard"/>
      <text:p text:style-name="Standard">Bonus Spell Slot (Wizard Level 3)</text:p>
      <text:p text:style-name="Standard"><text:tab/>Requires<text:tab/>Caster Level 8, appropriate Craft feat</text:p>
      <text:p text:style-name="Standard"><text:tab/>Ingredients<text:tab/>Weak Air Essence + Faint Power Essence + Alexandrite</text:p>
      <text:p text:style-name="Standard"><text:tab/>Spell<text:tab/><text:tab/>Fox's Cunning</text:p>
      <text:p text:style-name="Standard"/>
      <text:p text:style-name="Standard">Bonus Spell Slot (Wizard Level 4)</text:p>
      <text:p text:style-name="Standard"><text:tab/>Requires<text:tab/>Caster Level 10, appropriate Craft feat</text:p>
      <text:p text:style-name="Standard"><text:tab/>Ingredients<text:tab/>Glowing Air Essence + Weak Power Essence + Fire Opal</text:p>
      <text:p text:style-name="Standard"><text:tab/>Spell<text:tab/><text:tab/>Fox's Cunning</text:p>
      <text:p text:style-name="Standard"/>
      <text:p text:style-name="Standard">Bonus Spell Slot (Wizard Level 5)</text:p>
      <text:p text:style-name="Standard"><text:tab/>Requires<text:tab/>Caster Level 12, appropriate Craft feat</text:p>
      <text:p text:style-name="Standard"><text:tab/>Ingredients<text:tab/>Radiant Air Essence + Glowing Power Essence + Jacinth</text:p>
      <text:p text:style-name="Standard"><text:tab/>Spell<text:tab/><text:tab/>Fox's Cunning</text:p>
      <text:p text:style-name="Standard"/>
      <text:p text:style-name="Standard"/>
      <text:section text:style-name="Sect1" text:name="x1004 Universal regeneration">
        <text:p text:style-name="Standard"><text:span text:style-name="kL_20_note"><text:span text:style-name="T15">regeneration</text:span></text:span><text:span text:style-name="kL_20_note"><text:span text:style-name="T17"> ( universal )</text:span></text:span></text:p>
      </text:section>
      <text:p text:style-name="Standard"/>
      <text:p text:style-name="Standard">... Could use Cure/Heal spells</text:p>
      <text:p text:style-name="Standard"/>
      <text:p text:style-name="Standard">Regeneration +1</text:p>
      <text:p text:style-name="Standard"><text:tab/>Requires<text:tab/>Caster Level 5, appropriate Craft feat</text:p>
      <text:p text:style-name="Standard"><text:tab/>Ingredients<text:tab/>Faint Water Essence + Bloodstone</text:p>
      <text:p text:style-name="Standard"><text:tab/>Spell<text:tab/><text:tab/>Regenerate</text:p>
      <text:p text:style-name="Standard"/>
      <text:p text:style-name="Standard">Regeneration +2</text:p>
      <text:p text:style-name="Standard"><text:tab/>Requires<text:tab/>Caster Level 10, appropriate Craft feat</text:p>
      <text:p text:style-name="Standard"><text:soft-page-break/><text:tab/>Ingredients<text:tab/>Faint Earth Essence + Weak Water Essence + Garnet</text:p>
      <text:p text:style-name="Standard"><text:tab/>Spell<text:tab/><text:tab/>Regenerate</text:p>
      <text:p text:style-name="Standard"/>
      <text:p text:style-name="Standard">Regeneration +3</text:p>
      <text:p text:style-name="Standard"><text:tab/>Requires<text:tab/>Caster Level 15, appropriate Craft feat</text:p>
      <text:p text:style-name="Standard"><text:tab/>Ingredients<text:tab/>Weak Earth Essence + Glowing Water Essence + Ruby</text:p>
      <text:p text:style-name="Standard"><text:tab/>Spell<text:tab/><text:tab/>Regenerate</text:p>
      <text:p text:style-name="Standard"/>
      <text:p text:style-name="Standard">Regeneration +4</text:p>
      <text:p text:style-name="Standard"><text:tab/>Requires<text:tab/>Caster Level 20, appropriate Craft feat</text:p>
      <text:p text:style-name="Standard"><text:tab/>Ingredients<text:tab/>Glowing Earth Essence + Radiant Water Essence + Jacinth</text:p>
      <text:p text:style-name="Standard"><text:tab/>Spell<text:tab/><text:tab/>Regenerate</text:p>
      <text:p text:style-name="Standard"/>
      <text:p text:style-name="Standard">Regeneration +5</text:p>
      <text:p text:style-name="Standard"><text:tab/>Requires<text:tab/>Caster Level 25, appropriate Craft feat</text:p>
      <text:p text:style-name="Standard"><text:tab/>Ingredients<text:tab/>Radiant Earth Essence + Radiant Water Essence + Canary Diamond</text:p>
      <text:p text:style-name="Standard"><text:tab/>Spell<text:tab/><text:tab/>Regenerate</text:p>
      <text:p text:style-name="Standard"/>
      <text:p text:style-name="Standard"/>
      <text:section text:style-name="Sect1" text:name="x1004 Universal resistance">
        <text:p text:style-name="Standard"><text:span text:style-name="kL_20_note"><text:span text:style-name="T15">resistance</text:span></text:span><text:span text:style-name="kL_20_note"><text:span text:style-name="T17"> ( universal )</text:span></text:span></text:p>
      </text:section>
      <text:p text:style-name="Standard"/>
      <text:p text:style-name="Standard"/>
      <text:p text:style-name="Standard">Resistance +1</text:p>
      <text:p text:style-name="Standard"><text:tab/>Requires<text:tab/>Caster Level 3, appropriate Craft feat</text:p>
      <text:p text:style-name="Standard"><text:tab/>Ingredients<text:tab/>Faint Earth Essence + Obsidian</text:p>
      <text:p text:style-name="Standard"><text:tab/>Spell<text:tab/><text:tab/>Protection from Energy</text:p>
      <text:p text:style-name="Standard"/>
      <text:p text:style-name="Standard">Resistance +2</text:p>
      <text:p text:style-name="Standard"><text:tab/>Requires<text:tab/>Caster Level 6, appropriate Craft feat</text:p>
      <text:p text:style-name="Standard"><text:tab/>Ingredients<text:tab/>Faint Earth Essence + Diamond</text:p>
      <text:p text:style-name="Standard"><text:tab/>Spell<text:tab/><text:tab/>Protection from Energy</text:p>
      <text:p text:style-name="Standard"/>
      <text:p text:style-name="Standard">Resistance +3</text:p>
      <text:p text:style-name="Standard"><text:tab/>Requires<text:tab/>Caster Level 9, appropriate Craft feat</text:p>
      <text:p text:style-name="Standard"><text:tab/>Ingredients<text:tab/>Weak Earth Essence + Canary Diamond</text:p>
      <text:p text:style-name="Standard"><text:tab/>Spell<text:tab/><text:tab/>Protection from Energy</text:p>
      <text:p text:style-name="Standard"/>
      <text:p text:style-name="Standard">Resistance +4</text:p>
      <text:p text:style-name="Standard"><text:tab/>Requires<text:tab/>Caster Level 12, appropriate Craft feat</text:p>
      <text:p text:style-name="Standard"><text:tab/>Ingredients<text:tab/>Glowing Earth Essence + Jacinth</text:p>
      <text:p text:style-name="Standard"><text:tab/>Spell<text:tab/><text:tab/>Protection from Energy</text:p>
      <text:p text:style-name="Standard"/>
      <text:p text:style-name="Standard">Resistance +5</text:p>
      <text:p text:style-name="Standard"><text:tab/>Requires<text:tab/>Caster Level 15, appropriate Craft feat</text:p>
      <text:p text:style-name="Standard"><text:tab/>Ingredients<text:tab/>Radiant Earth Essence + Blue Diamond</text:p>
      <text:p text:style-name="Standard"><text:tab/>Spell<text:tab/><text:tab/>Protection from Energy</text:p>
      <text:p text:style-name="Standard"/>
      <text:p text:style-name="Standard"/>
      <text:section text:style-name="Sect1" text:name="x1004 Universal skills">
        <text:p text:style-name="Standard"><text:span text:style-name="kL_20_note"><text:span text:style-name="T14">skills</text:span></text:span><text:span text:style-name="kL_20_note"><text:span text:style-name="T17"> ( universal )</text:span></text:span></text:p>
      </text:section>
      <text:p text:style-name="Standard"/>
      <text:p text:style-name="Standard"><text:span text:style-name="kL_20_script"><text:span text:style-name="T9">... need to find a lower level spell, eg. Identify for the lesser values.</text:span></text:span></text:p>
      <text:p text:style-name="Standard"/>
      <text:p text:style-name="Standard">Required Spell :<text:tab/><text:tab/>was Legend Lore -&gt; DONE: LesserDispelMagic / DispelMagic / GreaterDispelMagic</text:p>
      <text:p text:style-name="Standard"><text:soft-page-break/>Required Caster Level :<text:tab/>5 / 10 / 15</text:p>
      <text:p text:style-name="Standard"/>
      <text:p text:style-name="Standard"><text:span text:style-name="kL_20_script"><text:span text:style-name="T9">Each rank —+4 / +8 / +12 — uses one essence of the required type. change: Try 2 / 4 / 8 / 16 plusses ...</text:span></text:span></text:p>
      <text:p text:style-name="Standard"><text:s/>+4<text:tab/>Faint</text:p>
      <text:p text:style-name="Standard"><text:s/>+8<text:tab/>Weak</text:p>
      <text:p text:style-name="Standard">+12<text:tab/>Glowing</text:p>
      <text:p text:style-name="Standard"/>
      <text:p text:style-name="Standard"><text:span text:style-name="kL_20_script"><text:span text:style-name="T9">Skills have been separated into 6 groups.</text:span></text:span></text:p>
      <text:p text:style-name="Standard"/>
      <text:p text:style-name="Standard">Dialog :<text:tab/><text:tab/>Bluff / Diplomacy / Intimidate / Taunt</text:p>
      <text:p text:style-name="Standard">Physical-N :<text:tab/>Listen / Search / Spot / Survival</text:p>
      <text:p text:style-name="Standard">Physical-S :<text:tab/>Heal / Hide / Move Silently / Parry / Tumble</text:p>
      <text:p text:style-name="Standard">Physical-C :<text:tab/>Disable Device / Open Locks / Perform / Set Trap / Sleight of Hand</text:p>
      <text:p text:style-name="Standard">Mental :<text:tab/><text:tab/>Appraise / Concentration / Lore / Spellcraft / Use Magic Device</text:p>
      <text:p text:style-name="Standard">Crafting :<text:tab/>Craft Alchemy / Craft Amor / Craft Trap / Craft Weapon</text:p>
      <text:p text:style-name="Standard"/>
      <text:p text:style-name="Standard"><text:span text:style-name="kL_20_script"><text:span text:style-name="T9">Each group uses a different set of gems.</text:span></text:span></text:p>
      <text:p text:style-name="Standard"/>
      <text:p text:style-name="Standard">Dialog :<text:tab/><text:tab/>Topaz / Diamond / Canary Diamond</text:p>
      <text:p text:style-name="Standard">Physical-N :<text:tab/>Greenstone / Bloodstone / Obsidian</text:p>
      <text:p text:style-name="Standard">Physical-S :<text:tab/>Aventurine / Sapphire / Star Sapphire</text:p>
      <text:p text:style-name="Standard">Physical-C :<text:tab/>Amethyst / Garnet / Ruby</text:p>
      <text:p text:style-name="Standard">Mental :<text:tab/><text:tab/>Fire Agate / Fire Opal / Jacinth</text:p>
      <text:p text:style-name="Standard">Crafting :<text:tab/>Malachite / Alexandrite / Emerald</text:p>
      <text:p text:style-name="Standard"/>
      <text:p text:style-name="Standard"><text:span text:style-name="kL_20_script"><text:span text:style-name="T9">Each skill is associated with a specific essence.</text:span></text:span></text:p>
      <text:p text:style-name="Standard"/>
      <text:p text:style-name="Standard">Bluff<text:tab/><text:tab/><text:tab/>Water</text:p>
      <text:p text:style-name="Standard">Diplomacy<text:tab/><text:tab/>Air</text:p>
      <text:p text:style-name="Standard">Intimidate<text:tab/><text:tab/>Power -&gt; change: Fire</text:p>
      <text:p text:style-name="Standard">Taunt<text:tab/><text:tab/><text:tab/>Fire -&gt; change: Earth</text:p>
      <text:p text:style-name="Standard"/>
      <text:p text:style-name="Standard">Listen<text:tab/><text:tab/><text:tab/>Air -&gt; change: Water</text:p>
      <text:p text:style-name="Standard">Search<text:tab/><text:tab/><text:tab/>Water -&gt; change: Fire</text:p>
      <text:p text:style-name="Standard">Spot<text:tab/><text:tab/><text:tab/>Fire -&gt; change: Air</text:p>
      <text:p text:style-name="Standard">Survival<text:tab/><text:tab/><text:tab/>Earth</text:p>
      <text:p text:style-name="Standard"/>
      <text:p text:style-name="Standard">Heal<text:tab/><text:tab/><text:tab/>Power</text:p>
      <text:p text:style-name="Standard">Hide<text:tab/><text:tab/><text:tab/>Air -&gt; change: Water</text:p>
      <text:p text:style-name="Standard">Move Silently<text:tab/><text:tab/>Water -&gt; change: Air</text:p>
      <text:p text:style-name="Standard">Parry<text:tab/><text:tab/><text:tab/>Fire</text:p>
      <text:p text:style-name="Standard">Tumble<text:tab/><text:tab/><text:tab/>Earth</text:p>
      <text:p text:style-name="Standard"/>
      <text:p text:style-name="Standard">Disable Device<text:tab/><text:tab/>Fire -&gt; change: Power</text:p>
      <text:p text:style-name="Standard">Open Locks<text:tab/><text:tab/>Power -&gt; change: Air</text:p>
      <text:p text:style-name="Standard">Perform<text:tab/><text:tab/><text:tab/>Water -&gt; change: Fire</text:p>
      <text:p text:style-name="Standard">Set Trap<text:tab/><text:tab/>Earth</text:p>
      <text:p text:style-name="Standard">Sleight of Hand<text:tab/><text:tab/>Air -&gt; change: Water</text:p>
      <text:p text:style-name="Standard"/>
      <text:p text:style-name="Standard">Appraise<text:tab/><text:tab/>Water</text:p>
      <text:p text:style-name="Standard">Concentration<text:tab/><text:tab/>Earth</text:p>
      <text:p text:style-name="Standard">Lore<text:tab/><text:tab/><text:tab/>Air</text:p>
      <text:p text:style-name="Standard">Spellcraft<text:tab/><text:tab/>Fire</text:p>
      <text:p text:style-name="Standard"><text:soft-page-break/>Use Magic Device<text:tab/>Power</text:p>
      <text:p text:style-name="Standard"/>
      <text:p text:style-name="Standard">Craft Alchemy<text:tab/><text:tab/>Power -&gt; change: Air</text:p>
      <text:p text:style-name="Standard">Craft Armor<text:tab/><text:tab/>Earth</text:p>
      <text:p text:style-name="Standard">Craft Trap<text:tab/><text:tab/>Fire -&gt; change: Water</text:p>
      <text:p text:style-name="Standard">Craft Weapon<text:tab/><text:tab/>Water -&gt; change: Fire</text:p>
      <text:p text:style-name="Standard"/>
      <text:p text:style-name="Standard"><text:span text:style-name="kL_20_script"><text:span text:style-name="T9">Use the above information to determine the exact recipe required.</text:span></text:span></text:p>
      <text:p text:style-name="Standard"/>
      <text:p text:style-name="P22">examples</text:p>
      <text:p text:style-name="Standard">Topaz<text:tab/><text:tab/>+ Weak Water<text:tab/><text:tab/>= Bluff +4</text:p>
      <text:p text:style-name="Standard">Bloodstone<text:tab/>+ Glowing Fire<text:tab/><text:tab/>= Spot +8</text:p>
      <text:p text:style-name="Standard">Aventurine<text:tab/>+ Weak Fire<text:tab/><text:tab/>= Parry +4</text:p>
      <text:p text:style-name="Standard">Garnet<text:tab/><text:tab/>+ Glowing Power<text:tab/><text:tab/>= Open Locks +8</text:p>
      <text:p text:style-name="Standard">Jacinth<text:tab/><text:tab/>+ Radiant Power<text:tab/><text:tab/>= UMD +12</text:p>
      <text:p text:style-name="Standard">Malachite<text:tab/>+ Weak Fire<text:tab/><text:tab/>= Craft Trap +4</text:p>
      <text:p text:style-name="Standard"/>
      <text:p text:style-name="Standard"/>
      <text:section text:style-name="Sect1" text:name="x1004 Universal spells">
        <text:p text:style-name="Standard"><text:span text:style-name="kL_20_note"><text:span text:style-name="T16">spells</text:span></text:span><text:span text:style-name="kL_20_note"><text:span text:style-name="T17"> ( universal )</text:span></text:span></text:p>
      </text:section>
      <text:p text:style-name="Standard"/>
      <text:p text:style-name="Standard"/>
      <text:p text:style-name="Standard">Animate Dead (1/Day)</text:p>
      <text:p text:style-name="Standard"><text:tab/>Requires<text:tab/>Caster Level 15, appropriate Craft feat</text:p>
      <text:p text:style-name="Standard"><text:tab/>Ingredients<text:tab/>Radiant Earth Essence + Faint Power Essence + Obsidian</text:p>
      <text:p text:style-name="Standard"><text:tab/>Spell<text:tab/><text:tab/>Animate Dead</text:p>
      <text:p text:style-name="Standard"/>
      <text:p text:style-name="Standard">Assay Resistance (2/Day)</text:p>
      <text:p text:style-name="Standard"><text:tab/>Requires<text:tab/>Caster Level 7, appropriate Craft feat</text:p>
      <text:p text:style-name="Standard"><text:tab/>Ingredients<text:tab/>Radiant Fire Essence + Weak Power Essence + Obsidian</text:p>
      <text:p text:style-name="Standard"><text:tab/>Spell<text:tab/><text:tab/>Assay Resistance</text:p>
      <text:p text:style-name="Standard"/>
      <text:p text:style-name="Standard">Bless (3/Day)</text:p>
      <text:p text:style-name="Standard"><text:tab/>Requires<text:tab/>Caster Level 2, appropriate Craft feat</text:p>
      <text:p text:style-name="Standard"><text:tab/>Ingredients<text:tab/>Radiant Earth Essence + Glowing Power Essence + Canary Diamond</text:p>
      <text:p text:style-name="Standard"><text:tab/>Spell<text:tab/><text:tab/>Bless</text:p>
      <text:p text:style-name="Standard"/>
      <text:p text:style-name="Standard">Call Lightning (2/Day)</text:p>
      <text:p text:style-name="Standard"><text:tab/>Requires<text:tab/>Caster Level 10, appropriate Craft feat</text:p>
      <text:p text:style-name="Standard"><text:tab/>Ingredients<text:tab/>Radiant Air Essence + Weak Power Essence + Canary Diamond</text:p>
      <text:p text:style-name="Standard"><text:tab/>Spell<text:tab/><text:tab/>Call Lightning</text:p>
      <text:p text:style-name="Standard"/>
      <text:p text:style-name="Standard">Chain Lightning (1/Day)</text:p>
      <text:p text:style-name="Standard"><text:tab/>Requires<text:tab/>Caster Level 20, appropriate Craft feat</text:p>
      <text:p text:style-name="Standard"><text:tab/>Ingredients<text:tab/>Radiant Air Essence + Faint Power Essence + Sapphire</text:p>
      <text:p text:style-name="Standard"><text:tab/>Spell<text:tab/><text:tab/>Chain Lightning</text:p>
      <text:p text:style-name="Standard"/>
      <text:p text:style-name="Standard">Charm Monster (3/Day)</text:p>
      <text:p text:style-name="Standard"><text:tab/>Requires<text:tab/>Caster Level 10, appropriate Craft feat</text:p>
      <text:p text:style-name="Standard"><text:tab/>Ingredients<text:tab/>Glowing Power Essence + Radiant Water Essence + Sapphire</text:p>
      <text:p text:style-name="Standard"><text:tab/>Spell<text:tab/><text:tab/>Charm Monster</text:p>
      <text:p text:style-name="Standard"/>
      <text:p text:style-name="Standard">Control Undead (3/Day)</text:p>
      <text:p text:style-name="Standard"><text:tab/>Requires<text:tab/>Caster Level 20, appropriate Craft feat</text:p>
      <text:p text:style-name="Standard"><text:soft-page-break/><text:tab/>Ingredients<text:tab/>Radiant Earth Essence + Glowing Power Essence + Obsidian</text:p>
      <text:p text:style-name="Standard"><text:tab/>Spell<text:tab/><text:tab/>Control Undead</text:p>
      <text:p text:style-name="Standard"/>
      <text:p text:style-name="Standard">Cure Critical Wounds (2/Day)</text:p>
      <text:p text:style-name="Standard"><text:tab/>Requires<text:tab/>Caster Level 15, appropriate Craft feat</text:p>
      <text:p text:style-name="Standard"><text:tab/>Ingredients<text:tab/>Weak Power Essence + Radiant Water Essence + Diamond</text:p>
      <text:p text:style-name="Standard"><text:tab/>Spell<text:tab/><text:tab/>Cure Critical Wounds</text:p>
      <text:p text:style-name="Standard"/>
      <text:p text:style-name="Standard">Death Ward (3/Day)</text:p>
      <text:p text:style-name="Standard"><text:tab/>Requires<text:tab/>Caster Level 7, appropriate Craft feat</text:p>
      <text:p text:style-name="Standard"><text:tab/>Ingredients<text:tab/>Radiant Air Essence + Glowing Power Essence + Canary Diamond</text:p>
      <text:p text:style-name="Standard"><text:tab/>Spell<text:tab/><text:tab/>Death Ward</text:p>
      <text:p text:style-name="Standard"/>
      <text:p text:style-name="Standard">Dispel Magic (3/Day)</text:p>
      <text:p text:style-name="Standard"><text:tab/>Requires<text:tab/>Caster Level 10, appropriate Craft feat</text:p>
      <text:p text:style-name="Standard"><text:tab/>Ingredients<text:tab/>Radiant Fire Essence + Glowing Power Essence + Sapphire</text:p>
      <text:p text:style-name="Standard"><text:tab/>Spell<text:tab/><text:tab/>Dispel Magic</text:p>
      <text:p text:style-name="Standard"/>
      <text:p text:style-name="Standard">Dominate Monster (1/Day)</text:p>
      <text:p text:style-name="Standard"><text:tab/>Requires<text:tab/>Caster Level 17, appropriate Craft feat</text:p>
      <text:p text:style-name="Standard"><text:tab/>Ingredients<text:tab/>Radiant Earth Essence + Faint Power Essence + Sapphire</text:p>
      <text:p text:style-name="Standard"><text:tab/>Spell<text:tab/><text:tab/>Dominate Monster</text:p>
      <text:p text:style-name="Standard"/>
      <text:p text:style-name="Standard">Fire Storm (1/Day)</text:p>
      <text:p text:style-name="Standard"><text:tab/>Requires<text:tab/>Caster Level 18, appropriate Craft feat</text:p>
      <text:p text:style-name="Standard"><text:tab/>Ingredients<text:tab/>Radiant Fire Essence + Faint Power Essence + Fire Agate</text:p>
      <text:p text:style-name="Standard"><text:tab/>Spell<text:tab/><text:tab/>Fire Storm</text:p>
      <text:p text:style-name="Standard"/>
      <text:p text:style-name="Standard">Fireball (3/Day)</text:p>
      <text:p text:style-name="Standard"><text:tab/>Requires<text:tab/>Caster Level 10, appropriate Craft feat</text:p>
      <text:p text:style-name="Standard"><text:tab/>Ingredients<text:tab/>Radiant Fire Essence + Glowing Power Essence + Fire Opal</text:p>
      <text:p text:style-name="Standard"><text:tab/>Spell<text:tab/><text:tab/>Fireball</text:p>
      <text:p text:style-name="Standard"/>
      <text:p text:style-name="Standard">Flame Strike (2/Day)</text:p>
      <text:p text:style-name="Standard"><text:tab/>Requires<text:tab/>Caster Level 18, appropriate Craft feat</text:p>
      <text:p text:style-name="Standard"><text:tab/>Ingredients<text:tab/>Radiant Fire Essence + Weak Power Essence + Fire Opal</text:p>
      <text:p text:style-name="Standard"><text:tab/>Spell<text:tab/><text:tab/>Flame Strike</text:p>
      <text:p text:style-name="Standard"/>
      <text:p text:style-name="Standard">Haste<text:tab/>Haste (3/day)</text:p>
      <text:p text:style-name="Standard"><text:tab/>Requires<text:tab/>Caster Level 7, appropriate Craft feat</text:p>
      <text:p text:style-name="Standard"><text:tab/>Ingredients<text:tab/>Radiant Air Essence + Glowing Power Essence + Blue Diamond</text:p>
      <text:p text:style-name="Standard"><text:tab/>Spell<text:tab/><text:tab/>Haste</text:p>
      <text:p text:style-name="Standard"/>
      <text:p text:style-name="Standard">Heal (1/Day)</text:p>
      <text:p text:style-name="Standard"><text:tab/>Requires<text:tab/>Caster Level 11, appropriate Craft feat</text:p>
      <text:p text:style-name="Standard"><text:tab/>Ingredients<text:tab/>Faint Power Essence + Radiant Water Essence + Canary Diamond</text:p>
      <text:p text:style-name="Standard"><text:tab/>Spell<text:tab/><text:tab/>Heal</text:p>
      <text:p text:style-name="Standard"/>
      <text:p text:style-name="Standard">Hold Monster (3/Day)</text:p>
      <text:p text:style-name="Standard"><text:tab/>Requires<text:tab/>Caster Level 7, appropriate Craft feat</text:p>
      <text:p text:style-name="Standard"><text:tab/>Ingredients<text:tab/>Radiant Earth Essence + Glowing Power Essence + Star Sapphire</text:p>
      <text:p text:style-name="Standard"><text:tab/>Spell<text:tab/><text:tab/>Hold Monster</text:p>
      <text:p text:style-name="Standard"/>
      <text:p text:style-name="Standard">Hold Person (3/Day)</text:p>
      <text:p text:style-name="Standard"><text:soft-page-break/><text:tab/>Requires<text:tab/>Caster Level 3, appropriate Craft feat</text:p>
      <text:p text:style-name="Standard"><text:tab/>Ingredients<text:tab/>Radiant Air Essence + Glowing Power Essence + Obsidian</text:p>
      <text:p text:style-name="Standard"><text:tab/>Spell<text:tab/><text:tab/>Hold Person</text:p>
      <text:p text:style-name="Standard"/>
      <text:p text:style-name="Standard">Identify (3/Day)</text:p>
      <text:p text:style-name="Standard"><text:tab/>Requires<text:tab/>Caster Level 3, appropriate Craft feat</text:p>
      <text:p text:style-name="Standard"><text:tab/>Ingredients<text:tab/>Radiant Power Essence + Beljuril</text:p>
      <text:p text:style-name="Standard"><text:tab/>Spell<text:tab/><text:tab/>Identify</text:p>
      <text:p text:style-name="Standard"/>
      <text:p text:style-name="Standard">Invisibility (3/Day)</text:p>
      <text:p text:style-name="Standard"><text:tab/>Requires<text:tab/>Caster Level 5, appropriate Craft feat</text:p>
      <text:p text:style-name="Standard"><text:tab/>Ingredients<text:tab/>Radiant Air Essence + Glowing Power Essence + Rogue Stone</text:p>
      <text:p text:style-name="Standard"><text:tab/>Spell<text:tab/><text:tab/>Invisibility</text:p>
      <text:p text:style-name="Standard"/>
      <text:p text:style-name="Standard">Invisibility Purge (3/Day)</text:p>
      <text:p text:style-name="Standard"><text:tab/>Requires<text:tab/>Caster Level 5, appropriate Craft feat</text:p>
      <text:p text:style-name="Standard"><text:tab/>Ingredients<text:tab/>Glowing Power Essence + Radiant Water Essence + Rogue Stone</text:p>
      <text:p text:style-name="Standard"><text:tab/>Spell<text:tab/><text:tab/>Invisibility Purge</text:p>
      <text:p text:style-name="Standard"/>
      <text:p text:style-name="Standard">Iron Body (1/Day)</text:p>
      <text:p text:style-name="Standard"><text:tab/>Requires<text:tab/>Caster Level 20, appropriate Craft feat</text:p>
      <text:p text:style-name="Standard"><text:tab/>Ingredients<text:tab/>Radiant Earth Essence + Faint Power Essence + Obsidian</text:p>
      <text:p text:style-name="Standard"><text:tab/>Spell<text:tab/><text:tab/>Iron Body</text:p>
      <text:p text:style-name="Standard"/>
      <text:p text:style-name="Standard">Magic Missile (3/Day)</text:p>
      <text:p text:style-name="Standard"><text:tab/>Requires<text:tab/>Caster Level 9, appropriate Craft feat</text:p>
      <text:p text:style-name="Standard"><text:tab/>Ingredients<text:tab/>Radiant Fire Essence + Glowing Power Essence + Star Sapphire</text:p>
      <text:p text:style-name="Standard"><text:tab/>Spell<text:tab/><text:tab/>Magic Missile</text:p>
      <text:p text:style-name="Standard"/>
      <text:p text:style-name="Standard">Mordenkainen's Sword (1/Day)</text:p>
      <text:p text:style-name="Standard"><text:tab/>Requires<text:tab/>Caster Level 18, appropriate Craft feat</text:p>
      <text:p text:style-name="Standard"><text:tab/>Ingredients<text:tab/>Radiant Earth Essence + Faint Power Essence + Jacinth</text:p>
      <text:p text:style-name="Standard"><text:tab/>Spell<text:tab/><text:tab/>Mordenkainen's Sword</text:p>
      <text:p text:style-name="Standard"/>
      <text:p text:style-name="Standard">Stoneskin (1/Day)</text:p>
      <text:p text:style-name="Standard"><text:tab/>Requires<text:tab/>Caster Level 7, appropriate Craft feat</text:p>
      <text:p text:style-name="Standard"><text:tab/>Ingredients<text:tab/>Radiant Earth Essence + Faint Power Essence + Blue Diamond</text:p>
      <text:p text:style-name="Standard"><text:tab/>Spell<text:tab/><text:tab/>Stoneskin</text:p>
      <text:p text:style-name="Standard"/>
      <text:p text:style-name="Standard"/>
      <text:section text:style-name="Sect1" text:name="x1004 Universal light">
        <text:p text:style-name="Standard"><text:span text:style-name="kL_20_note"><text:span text:style-name="T15">light</text:span></text:span><text:span text:style-name="kL_20_note"><text:span text:style-name="T17"> ( universal )</text:span></text:span></text:p>
      </text:section>
      <text:p text:style-name="Standard"/>
      <text:p text:style-name="Standard"/>
      <text:p text:style-name="Standard">Blue Light (Dim)</text:p>
      <text:p text:style-name="Standard"><text:tab/>Requires<text:tab/>Caster Level 5, appropriate Craft feat</text:p>
      <text:p text:style-name="Standard"><text:tab/>Ingredients<text:tab/>Weak Power Essence + Sapphire</text:p>
      <text:p text:style-name="Standard"><text:tab/>Spell<text:tab/><text:tab/>Flare or Searing Light</text:p>
      <text:p text:style-name="Standard"/>
      <text:p text:style-name="Standard">Blue Light (Faint)</text:p>
      <text:p text:style-name="Standard"><text:tab/>Requires<text:tab/>Caster Level 3, appropriate Craft feat</text:p>
      <text:p text:style-name="Standard"><text:tab/>Ingredients<text:tab/>Faint Power Essence + Sapphire</text:p>
      <text:p text:style-name="Standard"><text:tab/>Spell<text:tab/><text:tab/>Flare or Searing Light</text:p>
      <text:p text:style-name="Standard"/>
      <text:p text:style-name="Standard">Blue Light (Glowing)</text:p>
      <text:p text:style-name="Standard"><text:soft-page-break/><text:tab/>Requires<text:tab/>Caster Level 7, appropriate Craft feat</text:p>
      <text:p text:style-name="Standard"><text:tab/>Ingredients<text:tab/>Glowing Power Essence + Sapphire</text:p>
      <text:p text:style-name="Standard"><text:tab/>Spell<text:tab/><text:tab/>Flare or Searing Light</text:p>
      <text:p text:style-name="Standard"/>
      <text:p text:style-name="Standard">Blue Light (Radiant)</text:p>
      <text:p text:style-name="Standard"><text:tab/>Requires<text:tab/>Caster Level 9, appropriate Craft feat</text:p>
      <text:p text:style-name="Standard"><text:tab/>Ingredients<text:tab/>Radiant Power Essence + Sapphire</text:p>
      <text:p text:style-name="Standard"><text:tab/>Spell<text:tab/><text:tab/>Flare or Searing Light</text:p>
      <text:p text:style-name="Standard"/>
      <text:p text:style-name="Standard">Green Light (Dim)</text:p>
      <text:p text:style-name="Standard"><text:tab/>Requires<text:tab/>Caster Level 5, appropriate Craft feat</text:p>
      <text:p text:style-name="Standard"><text:tab/>Ingredients<text:tab/>Weak Power Essence + Emerald</text:p>
      <text:p text:style-name="Standard"><text:tab/>Spell<text:tab/><text:tab/>Flare or Searing Light</text:p>
      <text:p text:style-name="Standard"/>
      <text:p text:style-name="Standard">Green Light (Faint)</text:p>
      <text:p text:style-name="Standard"><text:tab/>Requires<text:tab/>Caster Level 3, appropriate Craft feat</text:p>
      <text:p text:style-name="Standard"><text:tab/>Ingredients<text:tab/>Faint Power Essence + Emerald</text:p>
      <text:p text:style-name="Standard"><text:tab/>Spell<text:tab/><text:tab/>Flare or Searing Light</text:p>
      <text:p text:style-name="Standard"/>
      <text:p text:style-name="Standard">Green Light (Glowing)</text:p>
      <text:p text:style-name="Standard"><text:tab/>Requires<text:tab/>Caster Level 7, appropriate Craft feat</text:p>
      <text:p text:style-name="Standard"><text:tab/>Ingredients<text:tab/>Glowing Power Essence + Emerald</text:p>
      <text:p text:style-name="Standard"><text:tab/>Spell<text:tab/><text:tab/>Flare or Searing Light</text:p>
      <text:p text:style-name="Standard"/>
      <text:p text:style-name="Standard">Green Light (Radiant)</text:p>
      <text:p text:style-name="Standard"><text:tab/>Requires<text:tab/>Caster Level 9, appropriate Craft feat</text:p>
      <text:p text:style-name="Standard"><text:tab/>Ingredients<text:tab/>Radiant Power Essence + Emerald</text:p>
      <text:p text:style-name="Standard"><text:tab/>Spell<text:tab/><text:tab/>Flare or Searing Light</text:p>
      <text:p text:style-name="Standard"/>
      <text:p text:style-name="Standard">Orange Light (Dim)</text:p>
      <text:p text:style-name="Standard"><text:tab/>Requires<text:tab/>Caster Level 5, appropriate Craft feat</text:p>
      <text:p text:style-name="Standard"><text:tab/>Ingredients<text:tab/>Weak Power Essence + Fire Opal</text:p>
      <text:p text:style-name="Standard"><text:tab/>Spell<text:tab/><text:tab/>Flare or Searing Light</text:p>
      <text:p text:style-name="Standard"/>
      <text:p text:style-name="Standard">Orange Light (Faint)</text:p>
      <text:p text:style-name="Standard"><text:tab/>Requires<text:tab/>Caster Level 3, appropriate Craft feat</text:p>
      <text:p text:style-name="Standard"><text:tab/>Ingredients<text:tab/>Faint Power Essence + Fire Opal</text:p>
      <text:p text:style-name="Standard"><text:tab/>Spell<text:tab/><text:tab/>Flare or Searing Light</text:p>
      <text:p text:style-name="Standard"/>
      <text:p text:style-name="Standard">Orange Light (Glowing)</text:p>
      <text:p text:style-name="Standard"><text:tab/>Requires<text:tab/>Caster Level 7, appropriate Craft feat</text:p>
      <text:p text:style-name="Standard"><text:tab/>Ingredients<text:tab/>Glowing Power Essence + Fire Opal</text:p>
      <text:p text:style-name="Standard"><text:tab/>Spell<text:tab/><text:tab/>Flare or Searing Light</text:p>
      <text:p text:style-name="Standard"/>
      <text:p text:style-name="Standard">Orange Light (Radiant)</text:p>
      <text:p text:style-name="Standard"><text:tab/>Requires<text:tab/>Caster Level 9, appropriate Craft feat</text:p>
      <text:p text:style-name="Standard"><text:tab/>Ingredients<text:tab/>Radiant Power Essence + Fire Opal</text:p>
      <text:p text:style-name="Standard"><text:tab/>Spell<text:tab/><text:tab/>Flare or Searing Light</text:p>
      <text:p text:style-name="Standard"/>
      <text:p text:style-name="Standard">Purple Light (Dim)</text:p>
      <text:p text:style-name="Standard"><text:tab/>Requires<text:tab/>Caster Level 5, appropriate Craft feat</text:p>
      <text:p text:style-name="Standard"><text:tab/>Ingredients<text:tab/>Weak Power Essence + Phenalope</text:p>
      <text:p text:style-name="Standard"><text:tab/>Spell<text:tab/><text:tab/>Flare or Searing Light</text:p>
      <text:p text:style-name="Standard"/>
      <text:p text:style-name="Standard"><text:soft-page-break/>Purple Light (Faint)</text:p>
      <text:p text:style-name="Standard"><text:tab/>Requires<text:tab/>Caster Level 3, appropriate Craft feat</text:p>
      <text:p text:style-name="Standard"><text:tab/>Ingredients<text:tab/>Faint Power Essence + Phenalope</text:p>
      <text:p text:style-name="Standard"><text:tab/>Spell<text:tab/><text:tab/>Flare or Searing Light</text:p>
      <text:p text:style-name="Standard"/>
      <text:p text:style-name="Standard">Purple Light (Glowing)</text:p>
      <text:p text:style-name="Standard"><text:tab/>Requires<text:tab/>Caster Level 7, appropriate Craft feat</text:p>
      <text:p text:style-name="Standard"><text:tab/>Ingredients<text:tab/>Glowing Power Essence + Phenalope</text:p>
      <text:p text:style-name="Standard"><text:tab/>Spell<text:tab/><text:tab/>Flare or Searing Light</text:p>
      <text:p text:style-name="Standard"/>
      <text:p text:style-name="Standard">Purple Light (Radiant)</text:p>
      <text:p text:style-name="Standard"><text:tab/>Requires<text:tab/>Caster Level 9, appropriate Craft feat</text:p>
      <text:p text:style-name="Standard"><text:tab/>Ingredients<text:tab/>Radiant Power Essence + Phenalope</text:p>
      <text:p text:style-name="Standard"><text:tab/>Spell<text:tab/><text:tab/>Flare or Searing Light</text:p>
      <text:p text:style-name="Standard"/>
      <text:p text:style-name="Standard">Red Light (Dim)</text:p>
      <text:p text:style-name="Standard"><text:tab/>Requires<text:tab/>Caster Level 5, appropriate Craft feat</text:p>
      <text:p text:style-name="Standard"><text:tab/>Ingredients<text:tab/>Weak Power Essence + Garnet</text:p>
      <text:p text:style-name="Standard"><text:tab/>Spell<text:tab/><text:tab/>Flare or Searing Light</text:p>
      <text:p text:style-name="Standard"/>
      <text:p text:style-name="Standard">Red Light (Faint)</text:p>
      <text:p text:style-name="Standard"><text:tab/>Requires<text:tab/>Caster Level 3, appropriate Craft feat</text:p>
      <text:p text:style-name="Standard"><text:tab/>Ingredients<text:tab/>Faint Power Essence + Garnet</text:p>
      <text:p text:style-name="Standard"><text:tab/>Spell<text:tab/><text:tab/>Flare or Searing Light</text:p>
      <text:p text:style-name="Standard"/>
      <text:p text:style-name="Standard">Red Light (Glowing)</text:p>
      <text:p text:style-name="Standard"><text:tab/>Requires<text:tab/>Caster Level 7, appropriate Craft feat</text:p>
      <text:p text:style-name="Standard"><text:tab/>Ingredients<text:tab/>Glowing Power Essence + Garnet</text:p>
      <text:p text:style-name="Standard"><text:tab/>Spell<text:tab/><text:tab/>Flare or Searing Light</text:p>
      <text:p text:style-name="Standard"/>
      <text:p text:style-name="Standard">Red Light (Radiant)</text:p>
      <text:p text:style-name="Standard"><text:tab/>Requires<text:tab/>Caster Level 9, appropriate Craft feat</text:p>
      <text:p text:style-name="Standard"><text:tab/>Ingredients<text:tab/>Radiant Power Essence + Garnet</text:p>
      <text:p text:style-name="Standard"><text:tab/>Spell<text:tab/><text:tab/>Flare or Searing Light</text:p>
      <text:p text:style-name="Standard"/>
      <text:p text:style-name="Standard">White Light (Dim)</text:p>
      <text:p text:style-name="Standard"><text:tab/>Requires<text:tab/>Caster Level 5, appropriate Craft feat</text:p>
      <text:p text:style-name="Standard"><text:tab/>Ingredients<text:tab/>Weak Power Essence + Diamond</text:p>
      <text:p text:style-name="Standard"><text:tab/>Spell<text:tab/><text:tab/>Flare or Searing Light</text:p>
      <text:p text:style-name="Standard"/>
      <text:p text:style-name="Standard">White Light (Faint)</text:p>
      <text:p text:style-name="Standard"><text:tab/>Requires<text:tab/>Caster Level 3, appropriate Craft feat</text:p>
      <text:p text:style-name="Standard"><text:tab/>Ingredients<text:tab/>Faint Power Essence + Diamond</text:p>
      <text:p text:style-name="Standard"><text:tab/>Spell<text:tab/><text:tab/>Flare or Searing Light</text:p>
      <text:p text:style-name="Standard"/>
      <text:p text:style-name="Standard">White Light (Glowing)</text:p>
      <text:p text:style-name="Standard"><text:tab/>Requires<text:tab/>Caster Level 7, appropriate Craft feat</text:p>
      <text:p text:style-name="Standard"><text:tab/>Ingredients<text:tab/>Glowing Power Essence + Diamond</text:p>
      <text:p text:style-name="Standard"><text:tab/>Spell<text:tab/><text:tab/>Flare or Searing Light</text:p>
      <text:p text:style-name="Standard"/>
      <text:p text:style-name="Standard">White Light (Radiant)</text:p>
      <text:p text:style-name="Standard"><text:tab/>Requires<text:tab/>Caster Level 9, appropriate Craft feat</text:p>
      <text:p text:style-name="Standard"><text:tab/>Ingredients<text:tab/>Radiant Power Essence + Diamond</text:p>
      <text:p text:style-name="Standard"><text:tab/>Spell<text:tab/><text:tab/>Flare or Searing Light</text:p>
      <text:p text:style-name="Standard"><text:soft-page-break/></text:p>
      <text:p text:style-name="Standard">Yellow Light (Dim)</text:p>
      <text:p text:style-name="Standard"><text:tab/>Requires<text:tab/>Caster Level 5, appropriate Craft feat</text:p>
      <text:p text:style-name="Standard"><text:tab/>Ingredients<text:tab/>Weak Power Essence + Topaz</text:p>
      <text:p text:style-name="Standard"><text:tab/>Spell<text:tab/><text:tab/>Flare or Searing Light</text:p>
      <text:p text:style-name="Standard"/>
      <text:p text:style-name="Standard">Yellow Light (Faint)</text:p>
      <text:p text:style-name="Standard"><text:tab/>Requires<text:tab/>Caster Level 3, appropriate Craft feat</text:p>
      <text:p text:style-name="Standard"><text:tab/>Ingredients<text:tab/>Faint Power Essence + Topaz</text:p>
      <text:p text:style-name="Standard"><text:tab/>Spell<text:tab/><text:tab/>Flare or Searing Light</text:p>
      <text:p text:style-name="Standard"/>
      <text:p text:style-name="Standard">Yellow Light (Glowing)</text:p>
      <text:p text:style-name="Standard"><text:tab/>Requires<text:tab/>Caster Level 7, appropriate Craft feat</text:p>
      <text:p text:style-name="Standard"><text:tab/>Ingredients<text:tab/>Glowing Power Essence + Topaz</text:p>
      <text:p text:style-name="Standard"><text:tab/>Spell<text:tab/><text:tab/>Flare or Searing Light</text:p>
      <text:p text:style-name="Standard"/>
      <text:p text:style-name="Standard">Yellow Light (Radiant)</text:p>
      <text:p text:style-name="Standard"><text:tab/>Requires<text:tab/>Caster Level 9, appropriate Craft feat</text:p>
      <text:p text:style-name="Standard"><text:tab/>Ingredients<text:tab/>Radiant Power Essence + Topaz</text:p>
      <text:p text:style-name="Standard"><text:tab/>Spell<text:tab/><text:tab/>Flare or Searing Light</text:p>
      <text:p text:style-name="Standard"/>
      <text:p text:style-name="Standard"/>
      <text:p text:style-name="Standard"/>
      <text:section text:style-name="Sect1" text:name="x1005 Ammo">
        <text:p text:style-name="Standard"><text:span text:style-name="T4">__oO—</text:span><text:span text:style-name="T5"> Ammunition </text:span><text:span text:style-name="T4">—Oo___</text:span><text:span text:style-name="T3"><text:tab/><text:tab/><text:tab/><text:tab/><text:tab/><text:tab/><text:tab/></text:span><text:a xlink:type="simple" xlink:href="#ToC - x1005 Weapons ammo|region" office:name="x1005" text:style-name="Internet_20_link" text:visited-style-name="Visited_20_Internet_20_Link"><text:span text:style-name="T6">x1005</text:span></text:a></text:p>
      </text:section>
      <text:p text:style-name="Standard"/>
      <text:p text:style-name="Standard">Bludgeoning Damage +1</text:p>
      <text:p text:style-name="Standard"><text:tab/>Requires<text:tab/>Caster Level 3, Craft Magic Arms and Armor feat</text:p>
      <text:p text:style-name="Standard"><text:tab/>Ingredients<text:tab/>Faint Earth Essence + Obsidian</text:p>
      <text:p text:style-name="Standard"><text:tab/>Spell<text:tab/><text:tab/>Magic Missile</text:p>
      <text:p text:style-name="Standard"/>
      <text:p text:style-name="Standard">Bludgeoning Damage +2</text:p>
      <text:p text:style-name="Standard"><text:tab/>Requires<text:tab/>Caster Level 6, Craft Magic Arms and Armor feat</text:p>
      <text:p text:style-name="Standard"><text:tab/>Ingredients<text:tab/>Faint Earth Essence + Diamond</text:p>
      <text:p text:style-name="Standard"><text:tab/>Spell<text:tab/><text:tab/>Magic Missile</text:p>
      <text:p text:style-name="Standard"/>
      <text:p text:style-name="Standard">Bludgeoning Damage +3</text:p>
      <text:p text:style-name="Standard"><text:tab/>Requires<text:tab/>Caster Level 9, Craft Magic Arms and Armor feat</text:p>
      <text:p text:style-name="Standard"><text:tab/>Ingredients<text:tab/>Weak Earth Essence + Obsidian</text:p>
      <text:p text:style-name="Standard"><text:tab/>Spell<text:tab/><text:tab/>Magic Missile</text:p>
      <text:p text:style-name="Standard"/>
      <text:p text:style-name="Standard">Bludgeoning Damage +4</text:p>
      <text:p text:style-name="Standard"><text:tab/>Requires<text:tab/>Caster Level 12, Craft Magic Arms and Armor feat</text:p>
      <text:p text:style-name="Standard"><text:tab/>Ingredients<text:tab/>Weak Earth Essence + Diamond</text:p>
      <text:p text:style-name="Standard"><text:tab/>Spell<text:tab/><text:tab/>Magic Missile</text:p>
      <text:p text:style-name="Standard"/>
      <text:p text:style-name="Standard">Bludgeoning Damage +5</text:p>
      <text:p text:style-name="Standard"><text:tab/>Requires<text:tab/>Caster Level 15, Craft Magic Arms and Armor feat</text:p>
      <text:p text:style-name="Standard"><text:tab/>Ingredients<text:tab/>Glowing Earth Essence + Emerald</text:p>
      <text:p text:style-name="Standard"><text:tab/>Spell<text:tab/><text:tab/>Magic Missile</text:p>
      <text:p text:style-name="Standard"/>
      <text:p text:style-name="Standard">Magic Damage +1</text:p>
      <text:p text:style-name="Standard"><text:tab/>Requires<text:tab/>Caster Level 3, Craft Magic Arms and Armor feat</text:p>
      <text:p text:style-name="Standard"><text:tab/>Ingredients<text:tab/>Faint Power Essence + Obsidian</text:p>
      <text:p text:style-name="Standard"><text:soft-page-break/><text:tab/>Spell<text:tab/><text:tab/>Magic Missile</text:p>
      <text:p text:style-name="Standard"/>
      <text:p text:style-name="Standard">Magic Damage +2</text:p>
      <text:p text:style-name="Standard"><text:tab/>Requires<text:tab/>Caster Level 6, Craft Magic Arms and Armor feat</text:p>
      <text:p text:style-name="Standard"><text:tab/>Ingredients<text:tab/>Faint Power Essence + Diamond</text:p>
      <text:p text:style-name="Standard"><text:tab/>Spell<text:tab/><text:tab/>Magic Missile</text:p>
      <text:p text:style-name="Standard"/>
      <text:p text:style-name="Standard">Magic Damage +3</text:p>
      <text:p text:style-name="Standard"><text:tab/>Requires<text:tab/>Caster Level 9, Craft Magic Arms and Armor feat</text:p>
      <text:p text:style-name="Standard"><text:tab/>Ingredients<text:tab/>Weak Power Essence + Obsidian</text:p>
      <text:p text:style-name="Standard"><text:tab/>Spell<text:tab/><text:tab/>Magic Missile</text:p>
      <text:p text:style-name="Standard"/>
      <text:p text:style-name="Standard">Magic Damage +4</text:p>
      <text:p text:style-name="Standard"><text:tab/>Requires<text:tab/>Caster Level 12, Craft Magic Arms and Armor feat</text:p>
      <text:p text:style-name="Standard"><text:tab/>Ingredients<text:tab/>Weak Power Essence + Diamond</text:p>
      <text:p text:style-name="Standard"><text:tab/>Spell<text:tab/><text:tab/>Magic Missile</text:p>
      <text:p text:style-name="Standard"/>
      <text:p text:style-name="Standard">Magic Damage +5</text:p>
      <text:p text:style-name="Standard"><text:tab/>Requires<text:tab/>Caster Level 15, Craft Magic Arms and Armor feat</text:p>
      <text:p text:style-name="Standard"><text:tab/>Ingredients<text:tab/>Glowing Power Essence + Emerald</text:p>
      <text:p text:style-name="Standard"><text:tab/>Spell<text:tab/><text:tab/>Magic Missile</text:p>
      <text:p text:style-name="Standard"/>
      <text:p text:style-name="Standard">Piercing Damage +1</text:p>
      <text:p text:style-name="Standard"><text:tab/>Requires<text:tab/>Caster Level 3, Craft Magic Arms and Armor feat</text:p>
      <text:p text:style-name="Standard"><text:tab/>Ingredients<text:tab/>Faint Fire Essence + Obsidian</text:p>
      <text:p text:style-name="Standard"><text:tab/>Spell<text:tab/><text:tab/>Magic Missile</text:p>
      <text:p text:style-name="Standard"/>
      <text:p text:style-name="Standard">Piercing Damage +2</text:p>
      <text:p text:style-name="Standard"><text:tab/>Requires<text:tab/>Caster Level 6, Craft Magic Arms and Armor feat</text:p>
      <text:p text:style-name="Standard"><text:tab/>Ingredients<text:tab/>Faint Fire Essence + Diamond</text:p>
      <text:p text:style-name="Standard"><text:tab/>Spell<text:tab/><text:tab/>Magic Missile</text:p>
      <text:p text:style-name="Standard"/>
      <text:p text:style-name="Standard">Piercing Damage +3</text:p>
      <text:p text:style-name="Standard"><text:tab/>Requires<text:tab/>Caster Level 9, Craft Magic Arms and Armor feat</text:p>
      <text:p text:style-name="Standard"><text:tab/>Ingredients<text:tab/>Weak Fire Essence + Obsidian</text:p>
      <text:p text:style-name="Standard"><text:tab/>Spell<text:tab/><text:tab/>Magic Missile</text:p>
      <text:p text:style-name="Standard"/>
      <text:p text:style-name="Standard">Piercing Damage +4</text:p>
      <text:p text:style-name="Standard"><text:tab/>Requires<text:tab/>Caster Level 12, Craft Magic Arms and Armor feat</text:p>
      <text:p text:style-name="Standard"><text:tab/>Ingredients<text:tab/>Weak Fire Essence + Diamond</text:p>
      <text:p text:style-name="Standard"><text:tab/>Spell<text:tab/><text:tab/>Magic Missile</text:p>
      <text:p text:style-name="Standard"/>
      <text:p text:style-name="Standard">Piercing Damage +5</text:p>
      <text:p text:style-name="Standard"><text:tab/>Requires<text:tab/>Caster Level 15, Craft Magic Arms and Armor feat</text:p>
      <text:p text:style-name="Standard"><text:tab/>Ingredients<text:tab/>Glowing Fire Essence + Emerald</text:p>
      <text:p text:style-name="Standard"><text:tab/>Spell<text:tab/><text:tab/>Magic Missile</text:p>
      <text:p text:style-name="Standard"/>
      <text:p text:style-name="Standard">Slashing Damage +1</text:p>
      <text:p text:style-name="Standard"><text:tab/>Requires<text:tab/>Caster Level 3, Craft Magic Arms and Armor feat</text:p>
      <text:p text:style-name="Standard"><text:tab/>Ingredients<text:tab/>Faint Air Essence + Obsidian</text:p>
      <text:p text:style-name="Standard"><text:tab/>Spell<text:tab/><text:tab/>Magic Missile</text:p>
      <text:p text:style-name="Standard"/>
      <text:p text:style-name="Standard">Slashing Damage +2</text:p>
      <text:p text:style-name="Standard"><text:tab/>Requires<text:tab/>Caster Level 6, Craft Magic Arms and Armor feat</text:p>
      <text:p text:style-name="Standard"><text:soft-page-break/><text:tab/>Ingredients<text:tab/>Faint Air Essence + Diamond</text:p>
      <text:p text:style-name="Standard"><text:tab/>Spell<text:tab/><text:tab/>Magic Missile</text:p>
      <text:p text:style-name="Standard"/>
      <text:p text:style-name="Standard">Slashing Damage +3</text:p>
      <text:p text:style-name="Standard"><text:tab/>Requires<text:tab/>Caster Level 9, Craft Magic Arms and Armor feat</text:p>
      <text:p text:style-name="Standard"><text:tab/>Ingredients<text:tab/>Weak Air Essence + Obsidian</text:p>
      <text:p text:style-name="Standard"><text:tab/>Spell<text:tab/><text:tab/>Magic Missile</text:p>
      <text:p text:style-name="Standard"/>
      <text:p text:style-name="Standard">Slashing Damage +4</text:p>
      <text:p text:style-name="Standard"><text:tab/>Requires<text:tab/>Caster Level 12, Craft Magic Arms and Armor feat</text:p>
      <text:p text:style-name="Standard"><text:tab/>Ingredients<text:tab/>Weak Air Essence + Diamond</text:p>
      <text:p text:style-name="Standard"><text:tab/>Spell<text:tab/><text:tab/>Magic Missile</text:p>
      <text:p text:style-name="Standard"/>
      <text:p text:style-name="Standard">Slashing Damage +5</text:p>
      <text:p text:style-name="Standard"><text:tab/>Requires<text:tab/>Caster Level 15, Craft Magic Arms and Armor feat</text:p>
      <text:p text:style-name="Standard"><text:tab/>Ingredients<text:tab/>Glowing Air Essence + Emerald</text:p>
      <text:p text:style-name="Standard"><text:tab/>Spell<text:tab/><text:tab/>Magic Missile</text:p>
      <text:p text:style-name="Standard"/>
      <text:p text:style-name="Standard"/>
      <text:p text:style-name="Standard"/>
      <text:section text:style-name="Sect1" text:name="x1006 Weapons">
        <text:p text:style-name="Standard"><text:span text:style-name="T4">__oO—</text:span><text:span text:style-name="T5"> Weapons </text:span><text:span text:style-name="T4">—Oo___</text:span><text:span text:style-name="T3"><text:tab/><text:tab/><text:tab/><text:tab/><text:tab/><text:tab/><text:tab/></text:span><text:a xlink:type="simple" xlink:href="#ToC - x1006 Weapons|region" office:name="x1006" text:style-name="Internet_20_link" text:visited-style-name="Visited_20_Internet_20_Link"><text:span text:style-name="T6">x1006</text:span></text:a></text:p>
        <text:p text:style-name="Standard"/>
        <text:p text:style-name="Standard"/>
      </text:section>
      <text:section text:style-name="Sect1" text:name="x1006 Weapons enhancement">
        <text:p text:style-name="Standard">Do Attack Bonuses ... they're already in 'crafting.2da' maybe.</text:p>
        <text:p text:style-name="Standard"><text:span text:style-name="kL_20_note"/></text:p>
        <text:p text:style-name="Standard"><text:span text:style-name="kL_20_note"><text:span text:style-name="T15">enhancement</text:span></text:span><text:span text:style-name="kL_20_note"><text:span text:style-name="T17"> ( weapons )</text:span></text:span></text:p>
      </text:section>
      <text:p text:style-name="Standard"/>
      <text:p text:style-name="Standard"/>
      <text:p text:style-name="Standard">Base Weapon Enchantment +1</text:p>
      <text:p text:style-name="Standard"><text:tab/>Requires<text:tab/>Caster Level 3, Craft Magic Arms and Armor feat</text:p>
      <text:p text:style-name="Standard"><text:tab/>Ingredients<text:tab/>Faint Air Essence + Obsidian</text:p>
      <text:p text:style-name="Standard"><text:tab/>Spell<text:tab/><text:tab/>Magic Weapon</text:p>
      <text:p text:style-name="Standard"/>
      <text:p text:style-name="Standard">Base Weapon Enchantment +2</text:p>
      <text:p text:style-name="Standard"><text:tab/>Requires<text:tab/>Caster Level 6, Craft Magic Arms and Armor feat</text:p>
      <text:p text:style-name="Standard"><text:tab/>Ingredients<text:tab/>Faint Air Essence + Diamond</text:p>
      <text:p text:style-name="Standard"><text:tab/>Spell<text:tab/><text:tab/>Magic Weapon</text:p>
      <text:p text:style-name="Standard"/>
      <text:p text:style-name="Standard">Base Weapon Enchantment +3</text:p>
      <text:p text:style-name="Standard"><text:tab/>Requires<text:tab/>Caster Level 9, Craft Magic Arms and Armor feat</text:p>
      <text:p text:style-name="Standard"><text:tab/>Ingredients<text:tab/>Weak Air Essence + Faint Power Essence + Emerald</text:p>
      <text:p text:style-name="Standard"><text:tab/>Spell<text:tab/><text:tab/>Magic Weapon</text:p>
      <text:p text:style-name="Standard"/>
      <text:p text:style-name="Standard">Base Weapon Enchantment +4</text:p>
      <text:p text:style-name="Standard"><text:tab/>Requires<text:tab/>Caster Level 12, Craft Magic Arms and Armor feat</text:p>
      <text:p text:style-name="Standard"><text:tab/>Ingredients<text:tab/>Glowing Air Essence + Weak Power Essence + Star Sapphire</text:p>
      <text:p text:style-name="Standard"><text:tab/>Spell<text:tab/><text:tab/>Magic Weapon</text:p>
      <text:p text:style-name="Standard"/>
      <text:p text:style-name="Standard">Base Weapon Enchantment +5</text:p>
      <text:p text:style-name="Standard"><text:tab/>Requires<text:tab/>Caster Level 15, Craft Magic Arms and Armor feat</text:p>
      <text:p text:style-name="Standard"><text:tab/>Ingredients<text:tab/>Glowing Air Essence + Glowing Power Essence + Blue Diamond</text:p>
      <text:p text:style-name="Standard"><text:tab/>Spell<text:tab/><text:tab/>Greater Magic Weapon</text:p>
      <text:p text:style-name="Standard"/>
      <text:p text:style-name="Standard"><text:soft-page-break/>Base Weapon Enchantment +6</text:p>
      <text:p text:style-name="Standard"><text:tab/>Requires<text:tab/>Caster Level 18, Craft Magic Arms and Armor feat</text:p>
      <text:p text:style-name="Standard"><text:tab/>Ingredients<text:tab/>Radiant Air Essence + Glowing Power Essence + Rogue Stone</text:p>
      <text:p text:style-name="Standard"><text:tab/>Spell<text:tab/><text:tab/>Greater Magic Weapon</text:p>
      <text:p text:style-name="Standard"/>
      <text:p text:style-name="Standard">Base Weapon Enchantment +7</text:p>
      <text:p text:style-name="Standard"><text:tab/>Requires<text:tab/>Caster Level 21, Craft Magic Arms and Armor feat</text:p>
      <text:p text:style-name="Standard"><text:tab/>Ingredients<text:tab/>Radiant Air Essence + Glowing Power Essence + Beljuril</text:p>
      <text:p text:style-name="Standard"><text:tab/>Spell<text:tab/><text:tab/>Greater Magic Weapon</text:p>
      <text:p text:style-name="Standard"/>
      <text:p text:style-name="Standard">Base Weapon Enchantment +8</text:p>
      <text:p text:style-name="Standard"><text:tab/>Requires<text:tab/>Caster Level 24, Craft Magic Arms and Armor feat</text:p>
      <text:p text:style-name="Standard"><text:tab/>Ingredients<text:tab/>Radiant Air Essence + Radiant Power Essence + King's Tear</text:p>
      <text:p text:style-name="Standard"><text:tab/>Spell<text:tab/><text:tab/>Greater Magic Weapon</text:p>
      <text:p text:style-name="Standard"/>
      <text:p text:style-name="Standard"/>
      <text:section text:style-name="Sect1" text:name="x1006 Weapons elemental">
        <text:p text:style-name="Standard"><text:span text:style-name="kL_20_note"><text:span text:style-name="T15">elemental damage</text:span></text:span><text:span text:style-name="kL_20_note"><text:span text:style-name="T17"> ( weapons )</text:span></text:span></text:p>
      </text:section>
      <text:p text:style-name="Standard">- change diamond off Sonic, which is Shock ...</text:p>
      <text:p text:style-name="Standard"/>
      <text:p text:style-name="Standard">Acid Weapon<text:tab/><text:tab/><text:tab/><text:tab/>+1d4 Acid Damage</text:p>
      <text:p text:style-name="Standard"><text:tab/>Requires<text:tab/>Caster Level 5, Craft Magic Arms and Armor feat</text:p>
      <text:p text:style-name="Standard"><text:tab/>Ingredients<text:tab/>Faint Earth Essence + Emerald</text:p>
      <text:p text:style-name="Standard"><text:tab/>Spell<text:tab/><text:tab/>Acid Splash</text:p>
      <text:p text:style-name="Standard"/>
      <text:p text:style-name="Standard">Acid Weapon<text:tab/><text:tab/><text:tab/><text:tab/>+1d6 Acid Damage</text:p>
      <text:p text:style-name="Standard"><text:tab/>Requires<text:tab/>Caster Level 10, Craft Magic Arms and Armor feat</text:p>
      <text:p text:style-name="Standard"><text:tab/>Ingredients<text:tab/>Weak Earth Essence + Emerald</text:p>
      <text:p text:style-name="Standard"><text:tab/>Spell<text:tab/><text:tab/>Acid Splash</text:p>
      <text:p text:style-name="Standard"/>
      <text:p text:style-name="Standard">Acid Weapon<text:tab/><text:tab/><text:tab/><text:tab/>+1d8 Acid Damage</text:p>
      <text:p text:style-name="Standard"><text:tab/>Requires<text:tab/>Caster Level 15, Craft Magic Arms and Armor feat</text:p>
      <text:p text:style-name="Standard"><text:tab/>Ingredients<text:tab/>Glowing Earth Essence + Emerald</text:p>
      <text:p text:style-name="Standard"><text:tab/>Spell<text:tab/><text:tab/>Acid Splash</text:p>
      <text:p text:style-name="Standard"/>
      <text:p text:style-name="Standard">Acid Weapon<text:tab/><text:tab/><text:tab/><text:tab/>+1d10 Acid Damage</text:p>
      <text:p text:style-name="Standard"><text:tab/>Requires<text:tab/>Caster Level 20, Craft Magic Arms and Armor feat</text:p>
      <text:p text:style-name="Standard"><text:tab/>Ingredients<text:tab/>Radiant Earth Essence + Emerald</text:p>
      <text:p text:style-name="Standard"><text:tab/>Spell<text:tab/><text:tab/>Acid Splash</text:p>
      <text:p text:style-name="Standard"/>
      <text:p text:style-name="Standard">Flaming Weapon<text:tab/><text:tab/><text:tab/><text:tab/>+ 1d4 Fire Damage</text:p>
      <text:p text:style-name="Standard"><text:tab/>Requires<text:tab/>Caster Level 5, Craft Magic Arms and Armor feat</text:p>
      <text:p text:style-name="Standard"><text:tab/>Ingredients<text:tab/>Faint Fire Essence + Ruby</text:p>
      <text:p text:style-name="Standard"><text:tab/>Spell<text:tab/><text:tab/>Fireball or Flame Strike</text:p>
      <text:p text:style-name="Standard"/>
      <text:p text:style-name="Standard">Flaming Weapon<text:tab/><text:tab/><text:tab/><text:tab/>+1d6 Fire Damage</text:p>
      <text:p text:style-name="Standard"><text:tab/>Requires<text:tab/>Caster Level 10, Craft Magic Arms and Armor feat</text:p>
      <text:p text:style-name="Standard"><text:tab/>Ingredients<text:tab/>Weak Fire Essence + Ruby</text:p>
      <text:p text:style-name="Standard"><text:tab/>Spell<text:tab/><text:tab/>Fireball or Flame Strike</text:p>
      <text:p text:style-name="Standard"/>
      <text:p text:style-name="Standard">Flaming Weapon<text:tab/><text:tab/><text:tab/><text:tab/>+1d8 Fire Damage</text:p>
      <text:p text:style-name="Standard"><text:tab/>Requires<text:tab/>Caster Level 15, Craft Magic Arms and Armor feat</text:p>
      <text:p text:style-name="Standard"><text:tab/>Ingredients<text:tab/>Glowing Fire Essence + Ruby</text:p>
      <text:p text:style-name="Standard"><text:tab/>Spell<text:tab/><text:tab/>Fireball or Flame Strike</text:p>
      <text:p text:style-name="Standard"/>
      <text:p text:style-name="Standard"><text:soft-page-break/>Flaming Weapon<text:tab/><text:tab/><text:tab/><text:tab/>+1d10 Fire Damage</text:p>
      <text:p text:style-name="Standard"><text:tab/>Requires<text:tab/>Caster Level 20, Craft Magic Arms and Armor feat</text:p>
      <text:p text:style-name="Standard"><text:tab/>Ingredients<text:tab/>Radiant Fire Essence + Ruby</text:p>
      <text:p text:style-name="Standard"><text:tab/>Spell<text:tab/><text:tab/>Fireball or Flame Strike</text:p>
      <text:p text:style-name="Standard"/>
      <text:p text:style-name="Standard">Frost Weapon<text:tab/><text:tab/><text:tab/><text:tab/>+ 1d4 Cold Damage</text:p>
      <text:p text:style-name="Standard"><text:tab/>Requires<text:tab/>Caster Level 5, Craft Magic Arms and Armor feat</text:p>
      <text:p text:style-name="Standard"><text:tab/>Ingredients<text:tab/>Faint Water Essence + Sapphire</text:p>
      <text:p text:style-name="Standard"><text:tab/>Spell<text:tab/><text:tab/>Ice storm (needs Divine spells? and low level like Ray of Frost?)</text:p>
      <text:p text:style-name="Standard"/>
      <text:p text:style-name="Standard">Frost Weapon<text:tab/><text:tab/><text:tab/><text:tab/>+1d6 Cold Damage</text:p>
      <text:p text:style-name="Standard"><text:tab/>Requires<text:tab/>Caster Level 10, Craft Magic Arms and Armor feat</text:p>
      <text:p text:style-name="Standard"><text:tab/>Ingredients<text:tab/>Weak Water Essence + Sapphire</text:p>
      <text:p text:style-name="Standard"><text:tab/>Spell<text:tab/><text:tab/>Ice storm</text:p>
      <text:p text:style-name="Standard"/>
      <text:p text:style-name="Standard">Frost Weapon<text:tab/><text:tab/><text:tab/><text:tab/>+1d8 Cold Damage</text:p>
      <text:p text:style-name="Standard"><text:tab/>Requires<text:tab/>Caster Level 15, Craft Magic Arms and Armor feat</text:p>
      <text:p text:style-name="Standard"><text:tab/>Ingredients<text:tab/>Glowing Water Essence + Sapphire</text:p>
      <text:p text:style-name="Standard"><text:tab/>Spell<text:tab/><text:tab/>Ice storm</text:p>
      <text:p text:style-name="Standard"/>
      <text:p text:style-name="Standard">Frost Weapon<text:tab/><text:tab/><text:tab/><text:tab/>+1d10 Cold Damage</text:p>
      <text:p text:style-name="Standard"><text:tab/>Requires<text:tab/>Caster Level 20, Craft Magic Arms and Armor feat</text:p>
      <text:p text:style-name="Standard"><text:tab/>Ingredients<text:tab/>Radiant Water Essence + Sapphire</text:p>
      <text:p text:style-name="Standard"><text:tab/>Spell<text:tab/><text:tab/>Ice storm</text:p>
      <text:p text:style-name="Standard"/>
      <text:p text:style-name="Standard">Shock Weapon<text:tab/><text:tab/><text:tab/><text:tab/>+ 1d4 Electrical Damage</text:p>
      <text:p text:style-name="Standard"><text:tab/>Requires<text:tab/>Caster Level 5, Craft Magic Arms and Armor feat</text:p>
      <text:p text:style-name="Standard"><text:tab/>Ingredients<text:tab/>Faint Air Essence + Diamond</text:p>
      <text:p text:style-name="Standard"><text:tab/>Spell<text:tab/><text:tab/>Call Lightning or Lightning Bolt</text:p>
      <text:p text:style-name="Standard"/>
      <text:p text:style-name="Standard">Shock Weapon<text:tab/><text:tab/><text:tab/><text:tab/>+1d6 Electrical Damage</text:p>
      <text:p text:style-name="Standard"><text:tab/>Requires<text:tab/>Caster Level 10, Craft Magic Arms and Armor feat</text:p>
      <text:p text:style-name="Standard"><text:tab/>Ingredients<text:tab/>Weak Air Essence + Diamond</text:p>
      <text:p text:style-name="Standard"><text:tab/>Spell<text:tab/><text:tab/>Call Lightning or Lightning Bolt</text:p>
      <text:p text:style-name="Standard"/>
      <text:p text:style-name="Standard">Shock Weapon<text:tab/><text:tab/><text:tab/><text:tab/>+1d8 Electrical Damage</text:p>
      <text:p text:style-name="Standard"><text:tab/>Requires<text:tab/>Caster Level 15, Craft Magic Arms and Armor feat</text:p>
      <text:p text:style-name="Standard"><text:tab/>Ingredients<text:tab/>Glowing Air Essence + Diamond</text:p>
      <text:p text:style-name="Standard"><text:tab/>Spell<text:tab/><text:tab/>Call Lightning or Lightning Bolt</text:p>
      <text:p text:style-name="Standard"/>
      <text:p text:style-name="Standard">Shock Weapon<text:tab/><text:tab/><text:tab/><text:tab/>+1d10 Electrical Damage</text:p>
      <text:p text:style-name="Standard"><text:tab/>Requires<text:tab/>Caster Level 20, Craft Magic Arms and Armor feat</text:p>
      <text:p text:style-name="Standard"><text:tab/>Ingredients<text:tab/>Radiant Air Essence + Diamond</text:p>
      <text:p text:style-name="Standard"><text:tab/>Spell<text:tab/><text:tab/>Call Lightning or Lightning Bolt</text:p>
      <text:p text:style-name="Standard"/>
      <text:p text:style-name="Standard">Sonic Weapon<text:tab/><text:tab/><text:tab/><text:tab/>+ 1d4 Sonic Damage</text:p>
      <text:p text:style-name="Standard"><text:tab/>Requires<text:tab/>Caster Level 5, Craft Magic Arms and Armor feat</text:p>
      <text:p text:style-name="Standard"><text:tab/>Ingredients<text:tab/>Faint Power Essence + Diamond</text:p>
      <text:p text:style-name="Standard"><text:tab/>Spell<text:tab/><text:tab/>Balagarn's Iron Horn or Sound Burst</text:p>
      <text:p text:style-name="Standard"/>
      <text:p text:style-name="Standard">Sonic Weapon<text:tab/><text:tab/><text:tab/><text:tab/>+1d6 Sonic Damage</text:p>
      <text:p text:style-name="Standard"><text:tab/>Requires<text:tab/>Caster Level 10, Craft Magic Arms and Armor feat</text:p>
      <text:p text:style-name="Standard"><text:tab/>Ingredients<text:tab/>Weak Power Essence + Diamond</text:p>
      <text:p text:style-name="Standard"><text:tab/>Spell<text:tab/><text:tab/>Balagarn's Iron Horn or Sound Burst</text:p>
      <text:p text:style-name="Standard"><text:soft-page-break/></text:p>
      <text:p text:style-name="Standard">Sonic Weapon<text:tab/><text:tab/><text:tab/><text:tab/>+1d8 Sonic Damage</text:p>
      <text:p text:style-name="Standard"><text:tab/>Requires<text:tab/>Caster Level 15, Craft Magic Arms and Armor feat</text:p>
      <text:p text:style-name="Standard"><text:tab/>Ingredients<text:tab/>Glowing Power Essence + Diamond</text:p>
      <text:p text:style-name="Standard"><text:tab/>Spell<text:tab/><text:tab/>Balagarn's Iron Horn or Sound Burst</text:p>
      <text:p text:style-name="Standard"/>
      <text:p text:style-name="Standard">Sonic Weapon<text:tab/><text:tab/><text:tab/><text:tab/>+1d10 Sonic Damage</text:p>
      <text:p text:style-name="Standard"><text:tab/>Requires<text:tab/>Caster Level 20, Craft Magic Arms and Armor feat</text:p>
      <text:p text:style-name="Standard"><text:tab/>Ingredients<text:tab/>Radiant Power Essence + Diamond</text:p>
      <text:p text:style-name="Standard"><text:tab/>Spell<text:tab/><text:tab/>Balagarn's Iron Horn or Sound Burst</text:p>
      <text:p text:style-name="Standard"/>
      <text:p text:style-name="Standard"/>
      <text:section text:style-name="Sect1" text:name="x1006 Weapons misc">
        <text:p text:style-name="Standard"><text:span text:style-name="kL_20_note"><text:span text:style-name="T15">misc</text:span></text:span><text:span text:style-name="kL_20_note"><text:span text:style-name="T17"> ( weapons )</text:span></text:span></text:p>
      </text:section>
      <text:p text:style-name="Standard"/>
      <text:p text:style-name="Standard"/>
      <text:p text:style-name="Standard">Anarchic Weapon<text:tab/><text:tab/><text:tab/>+2d6 Damage against Lawful creatures</text:p>
      <text:p text:style-name="Standard"><text:tab/>Requires<text:tab/>Caster Level 7, Craft Magic Arms and Armor feat</text:p>
      <text:p text:style-name="Standard"><text:tab/>Ingredients<text:tab/>Faint Power Essence + Faint Air Essence + Canary Diamond</text:p>
      <text:p text:style-name="Standard"><text:tab/>Spell<text:tab/><text:tab/>Inflict Critical Wounds</text:p>
      <text:p text:style-name="Standard"/>
      <text:p text:style-name="Standard">Arrow Deflecting Weapon<text:tab/><text:tab/>Grants Deflect Arrows as a bonus feat</text:p>
      <text:p text:style-name="Standard"><text:tab/>Requires<text:tab/>Caster Level 5, Craft Magic Arms and Armor feat</text:p>
      <text:p text:style-name="Standard"><text:tab/>Ingredients<text:tab/>Faint Power Essence + Weak Air Essence + Jacinth</text:p>
      <text:p text:style-name="Standard"><text:tab/>Spell<text:tab/><text:tab/>Protection from Arrows</text:p>
      <text:p text:style-name="Standard"/>
      <text:p text:style-name="Standard">Axiomatic Weapon<text:tab/><text:tab/><text:tab/>+2d6 Damage against Chaotic creatures</text:p>
      <text:p text:style-name="Standard"><text:tab/>Requires<text:tab/>Caster Level 7, Craft Magic Arms and Armor feat</text:p>
      <text:p text:style-name="Standard"><text:tab/>Ingredients<text:tab/>Faint Power Essence + Faint Earth Essence + Jacinth</text:p>
      <text:p text:style-name="Standard"><text:tab/>Spell<text:tab/><text:tab/>Inflict Critical Wounds</text:p>
      <text:p text:style-name="Standard"/>
      <text:p text:style-name="Standard">Defending<text:tab/><text:tab/><text:tab/><text:tab/>Adds +1 Deflection AC Bonus</text:p>
      <text:p text:style-name="Standard"><text:tab/>Requires<text:tab/>Caster Level 5, Craft Magic Arms and Armor feat</text:p>
      <text:p text:style-name="Standard"><text:tab/>Ingredients<text:tab/>Weak Earth Essence + Diamond</text:p>
      <text:p text:style-name="Standard"><text:tab/>Spell<text:tab/><text:tab/>Mage Armor or Shield of Faith</text:p>
      <text:p text:style-name="Standard"/>
      <text:p text:style-name="Standard">Defending (Improved)<text:tab/><text:tab/><text:tab/>Adds +2 Deflection AC Bonus</text:p>
      <text:p text:style-name="Standard"><text:tab/>Requires<text:tab/>Caster Level 5, Craft Magic Arms and Armor feat</text:p>
      <text:p text:style-name="Standard"><text:tab/>Ingredients<text:tab/>Glowing Earth Essence + Emerald</text:p>
      <text:p text:style-name="Standard"><text:tab/>Spell<text:tab/><text:tab/>Mage Armor or Shield of Faith</text:p>
      <text:p text:style-name="Standard"/>
      <text:p text:style-name="Standard">Defending (Greater)<text:tab/><text:tab/><text:tab/>Adds +3 Deflection AC Bonus</text:p>
      <text:p text:style-name="Standard"><text:tab/>Requires<text:tab/>Caster Level 5, Craft Magic Arms and Armor feat</text:p>
      <text:p text:style-name="Standard"><text:tab/>Ingredients<text:tab/>Radiant Earth Essence + Blue Diamond</text:p>
      <text:p text:style-name="Standard"><text:tab/>Spell<text:tab/><text:tab/>Mage Armor or Shield of Faith</text:p>
      <text:p text:style-name="Standard"/>
      <text:p text:style-name="Standard">Holy Weapon<text:tab/><text:tab/><text:tab/><text:tab/>+2d6 Damage against Evil creatures</text:p>
      <text:p text:style-name="Standard"><text:tab/>Requires<text:tab/>Caster Level 7, Craft Magic Arms and Armor feat</text:p>
      <text:p text:style-name="Standard"><text:tab/>Ingredients<text:tab/>Faint Power Essence + Faint Water Essence + Diamond</text:p>
      <text:p text:style-name="Standard">&lt;- replace some of all those Diamond-requirements !!!</text:p>
      <text:p text:style-name="Standard"><text:tab/>Spell<text:tab/><text:tab/>Cure Critical Wounds</text:p>
      <text:p text:style-name="Standard"/>
      <text:p text:style-name="Standard">Hunting Weapon<text:tab/><text:tab/><text:tab/><text:tab/>+2d6 Damage against Beasts</text:p>
      <text:p text:style-name="Standard"><text:tab/>Requires<text:tab/>Caster Level 7, Craft Magic Arms and Armor feat</text:p>
      <text:p text:style-name="Standard"><text:tab/>Ingredients<text:tab/>Faint Power Essence + Faint Water Essence + Star Sapphire</text:p>
      <text:p text:style-name="Standard"><text:soft-page-break/><text:tab/>Spell<text:tab/><text:tab/>Light</text:p>
      <text:p text:style-name="Standard"/>
      <text:p text:style-name="Standard">Keen<text:tab/><text:tab/><text:tab/><text:tab/><text:tab/>Doubles Threat Range</text:p>
      <text:p text:style-name="Standard"><text:tab/>Requires<text:tab/>Caster Level 10, Craft Magic Arms and Armor feat</text:p>
      <text:p text:style-name="Standard"><text:tab/>Ingredients<text:tab/>Weak Earth Essence, Ruby</text:p>
      <text:p text:style-name="Standard"><text:tab/>Spell<text:tab/><text:tab/>Keen Edge or Weapon of Impact</text:p>
      <text:p text:style-name="Standard"/>
      <text:p text:style-name="Standard">Lucky<text:tab/><text:tab/><text:tab/><text:tab/><text:tab/>Adds +1 to all saves</text:p>
      <text:p text:style-name="Standard"><text:tab/>Requires<text:tab/>Caster Level 5, Craft Magic Arms and Armor feat</text:p>
      <text:p text:style-name="Standard"><text:tab/>Ingredients<text:tab/>Faint Power Essence + Faint Earth Essence + Obsidian</text:p>
      <text:p text:style-name="Standard"><text:tab/>Spell<text:tab/><text:tab/>Resistance</text:p>
      <text:p text:style-name="Standard"/>
      <text:p text:style-name="Standard">Massive Criticals<text:tab/><text:tab/><text:tab/><text:tab/>Adds 1d10 damage to criticals</text:p>
      <text:p text:style-name="Standard"><text:tab/>Requires<text:tab/>Caster Level 10, Craft Magic Arms and Armor feat</text:p>
      <text:p text:style-name="Standard"><text:tab/>Ingredients<text:tab/>Glowing Fire Essence + Faint Power Essence + Fire Opal</text:p>
      <text:p text:style-name="Standard"><text:tab/>Spell<text:tab/><text:tab/>Keen Edge or Weapon of Impact</text:p>
      <text:p text:style-name="Standard"/>
      <text:p text:style-name="Standard">Unholy Weapon<text:tab/><text:tab/><text:tab/><text:tab/>+2d6 Damage against Good creatures</text:p>
      <text:p text:style-name="Standard"><text:tab/>Requires<text:tab/>Caster Level 7, Craft Magic Arms and Armor feat</text:p>
      <text:p text:style-name="Standard"><text:tab/>Ingredients<text:tab/>Faint Power Essence + Faint Fire Essence + Star Sapphire</text:p>
      <text:p text:style-name="Standard"><text:tab/>Spell<text:tab/><text:tab/>Inflict Critical Wounds</text:p>
      <text:p text:style-name="Standard"/>
      <text:p text:style-name="Standard">Weapon of Life Stealing<text:tab/><text:tab/><text:tab/>Vampiric Regeneration 1</text:p>
      <text:p text:style-name="Standard"><text:tab/>Requires<text:tab/>Caster Level 7, Craft Magic Arms and Armor feat</text:p>
      <text:p text:style-name="Standard"><text:tab/>Ingredients<text:tab/>Weak Power Essence + Weak Fire Essence + Ruby</text:p>
      <text:p text:style-name="Standard"><text:tab/>Spell<text:tab/><text:tab/>Enervation</text:p>
      <text:p text:style-name="Standard"/>
      <text:p text:style-name="Standard">Weapon of Life Stealing (Improved)<text:tab/>Vampiric Regeneration 3</text:p>
      <text:p text:style-name="Standard"><text:tab/>Requires<text:tab/>Caster Level 11, Craft Magic Arms and Armor feat</text:p>
      <text:p text:style-name="Standard"><text:tab/>Ingredients<text:tab/>Glowing Power Essence + Glowing Fire Essence + Canary Diamond</text:p>
      <text:p text:style-name="Standard"><text:tab/>Spell<text:tab/><text:tab/>Enervation</text:p>
      <text:p text:style-name="Standard"/>
      <text:p text:style-name="Standard">Weapon of Life Stealing (Greater)<text:tab/>Vampiric Regeneration 5</text:p>
      <text:p text:style-name="Standard"><text:tab/>Requires<text:tab/>Caster Level 15, Craft Magic Arms and Armor feat</text:p>
      <text:p text:style-name="Standard"><text:tab/>Ingredients<text:tab/>Radiant Power Essence + Radiant Fire Essence + Beljuril</text:p>
      <text:p text:style-name="Standard"><text:tab/>Spell<text:tab/><text:tab/>Enervation</text:p>
      <text:p text:style-name="Standard"/>
      <text:p text:style-name="Standard"/>
      <text:section text:style-name="Sect1" text:name="x1006 Weapons on-Hit">
        <text:p text:style-name="Standard"><text:span text:style-name="kL_20_note"><text:span text:style-name="T15">cast spell on Hit</text:span></text:span><text:span text:style-name="kL_20_note"><text:span text:style-name="T17"> ( weapons )</text:span></text:span></text:p>
      </text:section>
      <text:p text:style-name="Standard"/>
      <text:p text:style-name="Standard"/>
      <text:p text:style-name="Standard">Blinding Weapon<text:tab/><text:tab/><text:tab/>Blind (DC 20)</text:p>
      <text:p text:style-name="Standard"><text:tab/>Requires<text:tab/>Caster Level 12, Craft Magic Arms and Armor feat</text:p>
      <text:p text:style-name="Standard"><text:tab/>Ingredients<text:tab/>Radiant Earth Essence + Radiant Power Essence + Diamond</text:p>
      <text:p text:style-name="Standard"><text:tab/>Spell<text:tab/><text:tab/>Blindness and Deafness</text:p>
      <text:p text:style-name="Standard"/>
      <text:p text:style-name="Standard">Dazing Weapon<text:tab/><text:tab/><text:tab/>Daze (DC 20)</text:p>
      <text:p text:style-name="Standard"><text:tab/>Requires<text:tab/>Caster Level 13, Craft Magic Arms and Armor feat</text:p>
      <text:p text:style-name="Standard"><text:tab/>Ingredients<text:tab/>Radiant Air Essence + Radiant Power Essence + Diamond</text:p>
      <text:p text:style-name="Standard"><text:tab/>Spell<text:tab/><text:tab/>Daze</text:p>
      <text:p text:style-name="Standard"/>
      <text:p text:style-name="Standard">Dispelling Weapon<text:tab/><text:tab/>Greater Dispel (DC 20)</text:p>
      <text:p text:style-name="Standard"><text:tab/>Requires<text:tab/>Caster Level 16, Craft Magic Arms and Armor feat</text:p>
      <text:p text:style-name="Standard"><text:tab/>Ingredients<text:tab/>Radiant Fire Essence + Radiant Power Essence + Diamond</text:p>
      <text:p text:style-name="Standard"><text:soft-page-break/><text:tab/>Spell<text:tab/><text:tab/>Greater Dispel Magic</text:p>
      <text:p text:style-name="Standard"/>
      <text:p text:style-name="Standard">Frightning Weapon<text:tab/><text:tab/>Fear (DC 20)</text:p>
      <text:p text:style-name="Standard"><text:tab/>Requires<text:tab/>Caster Level 15, Craft Magic Arms and Armor feat</text:p>
      <text:p text:style-name="Standard"><text:tab/>Ingredients<text:tab/>Radiant Power Essence + Radiant Water Essence + Diamond</text:p>
      <text:p text:style-name="Standard"><text:tab/>Spell<text:tab/><text:tab/>Fear</text:p>
      <text:p text:style-name="Standard"/>
      <text:p text:style-name="Standard">Jinxing Weapon<text:tab/><text:tab/><text:tab/>Doom (DC 20, 100% / 2 Rounds)</text:p>
      <text:p text:style-name="Standard"><text:tab/>Requires<text:tab/>Caster Level 15, Craft Magic Arms and Armor feat</text:p>
      <text:p text:style-name="Standard"><text:tab/>Ingredients<text:tab/>Glowing Fire Essence + Glowing Power Essence + Glowing Water Essence + Bloodstone</text:p>
      <text:p text:style-name="Standard"><text:tab/>Spell<text:tab/><text:tab/>Doom</text:p>
      <text:p text:style-name="Standard"/>
      <text:p text:style-name="Standard">Level Draining Weapon<text:tab/><text:tab/>Level Drain (DC 20)</text:p>
      <text:p text:style-name="Standard"><text:tab/>Requires<text:tab/>Caster Level 18, Craft Magic Arms and Armor feat</text:p>
      <text:p text:style-name="Standard"><text:tab/>Ingredients<text:tab/>Radiant Fire Essence + Radiant Power Essence + Radiant Water Essence + Beljuril</text:p>
      <text:p text:style-name="Standard"><text:tab/>Spell<text:tab/><text:tab/>Energy Drain</text:p>
      <text:p text:style-name="Standard"/>
      <text:p text:style-name="Standard">Paralyzing Weapon<text:tab/><text:tab/>Hold (DC 20)</text:p>
      <text:p text:style-name="Standard"><text:tab/>Requires<text:tab/>Caster Level 16, Craft Magic Arms and Armor feat</text:p>
      <text:p text:style-name="Standard"><text:tab/>Ingredients<text:tab/>Radiant Air Essence + Radiant Power Essence + Diamond</text:p>
      <text:p text:style-name="Standard"><text:tab/>Spell<text:tab/><text:tab/>Hold Monster</text:p>
      <text:p text:style-name="Standard"/>
      <text:p text:style-name="Standard">Poisoned Weapon<text:tab/><text:tab/><text:tab/>Poison (DC 14, 1d2 Con Damage)</text:p>
      <text:p text:style-name="Standard"><text:tab/>Requires<text:tab/>Caster Level 10, Craft Magic Arms and Armor feat</text:p>
      <text:p text:style-name="Standard"><text:tab/>Ingredients<text:tab/>Weak Earth Essence + Emerald</text:p>
      <text:p text:style-name="Standard"><text:tab/>Spell<text:tab/><text:tab/>Poison</text:p>
      <text:p text:style-name="Standard"/>
      <text:p text:style-name="Standard">Silencing Weapon<text:tab/><text:tab/>Silence (DC 20)</text:p>
      <text:p text:style-name="Standard"><text:tab/>Requires<text:tab/>Caster Level 13, Craft Magic Arms and Armor feat</text:p>
      <text:p text:style-name="Standard"><text:tab/>Ingredients<text:tab/>Radiant Power Essence + Radiant Water Essence + Diamond</text:p>
      <text:p text:style-name="Standard"><text:tab/>Spell<text:tab/><text:tab/>Silence</text:p>
      <text:p text:style-name="Standard"/>
      <text:p text:style-name="Standard">Slaying Weapon (Animals)<text:tab/><text:tab/>Slay Animal (DC 20)</text:p>
      <text:p text:style-name="Standard"><text:tab/>Requires<text:tab/>Caster Level 18, Craft Magic Arms and Armor feat</text:p>
      <text:p text:style-name="Standard"><text:tab/>Ingredients<text:tab/>Radiant Earth Essence + Radiant Power Essence + Rogue Stone</text:p>
      <text:p text:style-name="Standard"><text:tab/>Spell<text:tab/><text:tab/>Finger of Death or Slay Living</text:p>
      <text:p text:style-name="Standard"/>
      <text:p text:style-name="Standard">Slaying Weapon (Beasts)<text:tab/><text:tab/>Slay Beast (DC 20)</text:p>
      <text:p text:style-name="Standard"><text:tab/>Requires<text:tab/>Caster Level 18, Craft Magic Arms and Armor feat</text:p>
      <text:p text:style-name="Standard"><text:tab/>Ingredients<text:tab/>Radiant Power Essence + Radiant Water Essence + Rogue Stone</text:p>
      <text:p text:style-name="Standard"><text:tab/>Spell<text:tab/><text:tab/>Finger of Death or Slay Living</text:p>
      <text:p text:style-name="Standard"/>
      <text:p text:style-name="Standard">Slaying Weapon (Dwarves)<text:tab/>Slay Dwarf (DC 20)</text:p>
      <text:p text:style-name="Standard"><text:tab/>Requires<text:tab/>Caster Level 18, Craft Magic Arms and Armor feat</text:p>
      <text:p text:style-name="Standard"><text:tab/>Ingredients<text:tab/>Radiant Air Essence + Radiant Earth Essence + Radiant Fire Essence +</text:p>
      <text:p text:style-name="Standard"><text:tab/><text:tab/><text:tab/>Radiant Power Essence + Rogue Stone</text:p>
      <text:p text:style-name="Standard"><text:tab/>Spell<text:tab/><text:tab/>Finger of Death or Slay Living</text:p>
      <text:p text:style-name="Standard"/>
      <text:p text:style-name="Standard">Slaying Weapon (Elementals)<text:tab/>Slay Elemental (DC 20)</text:p>
      <text:p text:style-name="Standard"><text:tab/>Requires<text:tab/>Caster Level 18, Craft Magic Arms and Armor feat</text:p>
      <text:p text:style-name="Standard"><text:tab/>Ingredients<text:tab/>Radiant Fire Essence + Radiant Power Essence + Radiant Water Essence + Rogue Stone</text:p>
      <text:p text:style-name="Standard"><text:tab/>Spell<text:tab/><text:tab/>Finger of Death or Slay Living</text:p>
      <text:p text:style-name="Standard"/>
      <text:p text:style-name="Standard">Slaying Weapon (Elves)<text:tab/><text:tab/>Slay Elf (DC 20)</text:p>
      <text:p text:style-name="Standard"><text:soft-page-break/><text:tab/>Requires<text:tab/>Caster Level 18, Craft Magic Arms and Armor feat</text:p>
      <text:p text:style-name="Standard"><text:tab/>Ingredients<text:tab/>Radiant Air Essence + Radiant Fire Essence + Radiant Power Essence +</text:p>
      <text:p text:style-name="Standard"><text:tab/><text:tab/><text:tab/>Radiant Water Essence + Rogue Stone</text:p>
      <text:p text:style-name="Standard"><text:tab/>Spell<text:tab/><text:tab/>Finger of Death or Slay Living</text:p>
      <text:p text:style-name="Standard"/>
      <text:p text:style-name="Standard">Slaying Weapon (Giants)<text:tab/><text:tab/>Slay Giant (DC 20)</text:p>
      <text:p text:style-name="Standard"><text:tab/>Requires<text:tab/>Caster Level 18, Craft Magic Arms and Armor feat</text:p>
      <text:p text:style-name="Standard"><text:tab/>Ingredients<text:tab/>Radiant Air Essence + Radiant Fire Essence + Radiant Power Essence + Rogue Stone</text:p>
      <text:p text:style-name="Standard"><text:tab/>Spell<text:tab/><text:tab/>Finger of Death or Slay Living</text:p>
      <text:p text:style-name="Standard"/>
      <text:p text:style-name="Standard">Slaying Weapon (Half-Elves)<text:tab/>Slay Half-Elf (DC 20)</text:p>
      <text:p text:style-name="Standard"><text:tab/>Requires<text:tab/>Caster Level 18, Craft Magic Arms and Armor feat</text:p>
      <text:p text:style-name="Standard"><text:tab/>Ingredients<text:tab/>Radiant Air Essence + Radiant Earth Essence + Radiant Power Essence +</text:p>
      <text:p text:style-name="Standard"><text:tab/><text:tab/><text:tab/>Radiant Water Essence + Rogue Stone</text:p>
      <text:p text:style-name="Standard"><text:tab/>Spell<text:tab/><text:tab/>Finger of Death or Slay Living</text:p>
      <text:p text:style-name="Standard"/>
      <text:p text:style-name="Standard">Slaying Weapon (Humans)<text:tab/><text:tab/>Slay Human (DC 20)</text:p>
      <text:p text:style-name="Standard"><text:tab/>Requires<text:tab/>Caster Level 18, Craft Magic Arms and Armor feat</text:p>
      <text:p text:style-name="Standard"><text:tab/>Ingredients<text:tab/>Radiant Air Essence + Radiant Earth Essence + Radiant Fire Essence +</text:p>
      <text:p text:style-name="Standard"><text:tab/><text:tab/><text:tab/>Radiant Power Essence + Radiant Water Essence + Rogue Stone</text:p>
      <text:p text:style-name="Standard"><text:tab/>Spell<text:tab/><text:tab/>Finger of Death or Slay Living</text:p>
      <text:p text:style-name="Standard"/>
      <text:p text:style-name="Standard">Slaying Weapon (Orcs)<text:tab/><text:tab/>Slay Orc (DC 20)</text:p>
      <text:p text:style-name="Standard"><text:tab/>Requires<text:tab/>Caster Level 18, Craft Magic Arms and Armor feat</text:p>
      <text:p text:style-name="Standard"><text:tab/>Ingredients<text:tab/>Radiant Earth Essence + Radiant Fire Essence + Radiant Power Essence + Rogue Stone</text:p>
      <text:p text:style-name="Standard"><text:tab/>Spell<text:tab/><text:tab/>Finger of Death or Slay Living</text:p>
      <text:p text:style-name="Standard"/>
      <text:p text:style-name="Standard">Slaying Weapon (Outsiders)<text:tab/>Slay Outsider (DC 20)</text:p>
      <text:p text:style-name="Standard"><text:tab/>Requires<text:tab/>Caster Level 18, Craft Magic Arms and Armor feat</text:p>
      <text:p text:style-name="Standard"><text:tab/>Ingredients<text:tab/>Radiant Air Essence + Radiant Power Essence + Radiant Water Essence + Rogue Stone</text:p>
      <text:p text:style-name="Standard"><text:tab/>Spell<text:tab/><text:tab/>Finger of Death or Slay Living</text:p>
      <text:p text:style-name="Standard"/>
      <text:p text:style-name="Standard">Slaying Weapon (Undead)<text:tab/><text:tab/>Slay Undead (DC 20)</text:p>
      <text:p text:style-name="Standard"><text:tab/>Requires<text:tab/>Caster Level 18, Craft Magic Arms and Armor feat</text:p>
      <text:p text:style-name="Standard"><text:tab/>Ingredients<text:tab/>Radiant Earth Essence + Radiant Fire Essence + Radiant Power Essence +</text:p>
      <text:p text:style-name="Standard"><text:tab/><text:tab/><text:tab/>Radiant Water Essence + Rogue Stone</text:p>
      <text:p text:style-name="Standard"><text:tab/>Spell<text:tab/><text:tab/>Undeath to Death</text:p>
      <text:p text:style-name="Standard"/>
      <text:p text:style-name="Standard">Slowing Weapon<text:tab/><text:tab/><text:tab/>Slow (DC 20)</text:p>
      <text:p text:style-name="Standard"><text:tab/>Requires<text:tab/>Caster Level 10, Craft Magic Arms and Armor feat</text:p>
      <text:p text:style-name="Standard"><text:tab/>Ingredients<text:tab/>Radiant Earth Essence + Radiant Power Essence + Diamond</text:p>
      <text:p text:style-name="Standard"><text:tab/>Spell<text:tab/><text:tab/>Slow</text:p>
      <text:p text:style-name="Standard"/>
      <text:p text:style-name="Standard">Stunning Weapon<text:tab/><text:tab/>Stun (DC 20)</text:p>
      <text:p text:style-name="Standard"><text:tab/>Requires<text:tab/>Caster Level 17, Craft Magic Arms and Armor feat</text:p>
      <text:p text:style-name="Standard"><text:tab/>Ingredients<text:tab/>Radiant Earth Essence + Radiant Power Essence + Diamond</text:p>
      <text:p text:style-name="Standard"><text:tab/>Spell<text:tab/><text:tab/>Power Word Stun</text:p>
      <text:p text:style-name="Standard"/>
      <text:p text:style-name="Standard">Wounding Weapon<text:tab/><text:tab/>Wound (DC=20)</text:p>
      <text:p text:style-name="Standard"><text:tab/>Requires<text:tab/>Caster Level 14, Craft Magic Arms and Armor feat</text:p>
      <text:p text:style-name="Standard"><text:tab/>Ingredients<text:tab/>Glowing Power Essence + Glowing Water Essence + Jacinth</text:p>
      <text:p text:style-name="Standard"><text:tab/>Spell<text:tab/><text:tab/>Harm</text:p>
      <text:p text:style-name="Standard"/>
      <text:p text:style-name="Standard"/>
      <text:section text:style-name="Sect1" text:name="x1006 Weapons vFx">
        <text:p text:style-name="Standard"><text:soft-page-break/><text:span text:style-name="kL_20_note"><text:span text:style-name="T15">vFx</text:span></text:span><text:span text:style-name="kL_20_note"><text:span text:style-name="T17"> ( weapons )</text:span></text:span></text:p>
      </text:section>
      <text:p text:style-name="Standard"/>
      <text:p text:style-name="Standard"/>
      <text:p text:style-name="Standard">Acid</text:p>
      <text:p text:style-name="Standard"><text:tab/>Requires<text:tab/>Caster Level 7, Craft Magic Arms and Armor feat</text:p>
      <text:p text:style-name="Standard"><text:tab/>Ingredients<text:tab/>Weak Water Essence + Bloodstone</text:p>
      <text:p text:style-name="Standard"><text:tab/>Spell<text:tab/><text:tab/>Flare or Searing Light</text:p>
      <text:p text:style-name="Standard"/>
      <text:p text:style-name="Standard">Cold</text:p>
      <text:p text:style-name="Standard"><text:tab/>Requires<text:tab/>Caster Level 7, Craft Magic Arms and Armor feat</text:p>
      <text:p text:style-name="Standard"><text:tab/>Ingredients<text:tab/>Faint Air Essence + Faint Water Essence + Bloodstone</text:p>
      <text:p text:style-name="Standard"><text:tab/>Spell<text:tab/><text:tab/>Flare or Searing Light</text:p>
      <text:p text:style-name="Standard"/>
      <text:p text:style-name="Standard">Electrical</text:p>
      <text:p text:style-name="Standard"><text:tab/>Requires<text:tab/>Caster Level 7, Craft Magic Arms and Armor feat</text:p>
      <text:p text:style-name="Standard"><text:tab/>Ingredients<text:tab/>Faint Air Essence + Faint Fire Essence + Bloodstone</text:p>
      <text:p text:style-name="Standard"><text:tab/>Spell<text:tab/><text:tab/>Flare or Searing Light</text:p>
      <text:p text:style-name="Standard"/>
      <text:p text:style-name="Standard">Evil</text:p>
      <text:p text:style-name="Standard"><text:tab/>Requires<text:tab/>Caster Level 7, Craft Magic Arms and Armor feat</text:p>
      <text:p text:style-name="Standard"><text:tab/>Ingredients<text:tab/>Faint Power Essence + Faint Fire Essence + Bloodstone</text:p>
      <text:p text:style-name="Standard"><text:tab/>Spell<text:tab/><text:tab/>Flare or Searing Light</text:p>
      <text:p text:style-name="Standard"/>
      <text:p text:style-name="Standard">Fire</text:p>
      <text:p text:style-name="Standard"><text:tab/>Requires<text:tab/>Caster Level 7, Craft Magic Arms and Armor feat</text:p>
      <text:p text:style-name="Standard"><text:tab/>Ingredients<text:tab/>Weak Fire Essence + Bloodstone</text:p>
      <text:p text:style-name="Standard"><text:tab/>Spell<text:tab/><text:tab/>Flare or Searing Light</text:p>
      <text:p text:style-name="Standard"/>
      <text:p text:style-name="Standard">Holy</text:p>
      <text:p text:style-name="Standard"><text:tab/>Requires<text:tab/>Caster Level 7, Craft Magic Arms and Armor feat</text:p>
      <text:p text:style-name="Standard"><text:tab/>Ingredients<text:tab/>Faint Power Essence + Faint Water Essence + Bloodstone</text:p>
      <text:p text:style-name="Standard"><text:tab/>Spell<text:tab/><text:tab/>Flare or Searing Light</text:p>
      <text:p text:style-name="Standard"/>
      <text:p text:style-name="Standard">Sonic</text:p>
      <text:p text:style-name="Standard"><text:tab/>Requires<text:tab/>Caster Level 7, Craft Magic Arms and Armor feat</text:p>
      <text:p text:style-name="Standard"><text:tab/>Ingredients<text:tab/>Weak Air Essence + Bloodstone</text:p>
      <text:p text:style-name="Standard"><text:tab/>Spell<text:tab/><text:tab/>Flare or Searing Light</text:p>
      <text:p text:style-name="Standard"/>
      <text:p text:style-name="Standard"/>
      <text:p text:style-name="Standard"/>
      <text:section text:style-name="Sect1" text:name="x1007 Weapons ranged">
        <text:p text:style-name="Standard"><text:span text:style-name="T4">__oO—</text:span><text:span text:style-name="T5"> Weapons, ranged </text:span><text:span text:style-name="T4">—Oo___</text:span><text:span text:style-name="T3"><text:tab/><text:tab/><text:tab/><text:tab/><text:tab/><text:tab/></text:span><text:a xlink:type="simple" xlink:href="#ToC - x1007 Weapons ranged|region" office:name="x1007" text:style-name="Internet_20_link" text:visited-style-name="Visited_20_Internet_20_Link"><text:span text:style-name="T6">x1007</text:span></text:a></text:p>
      </text:section>
      <text:p text:style-name="Standard"/>
      <text:p text:style-name="Standard"/>
      <text:p text:style-name="Standard">Fire Essences work as well as Water Essences here?</text:p>
      <text:p text:style-name="Standard">Attack +1</text:p>
      <text:p text:style-name="Standard"><text:tab/>Requires<text:tab/>Caster Level 3, Craft Magic Arms and Armor feat</text:p>
      <text:p text:style-name="Standard"><text:tab/>Ingredients<text:tab/>Faint Water Essence + Obsidian</text:p>
      <text:p text:style-name="Standard"><text:tab/>Spell<text:tab/><text:tab/>Bless or True Strike</text:p>
      <text:p text:style-name="Standard"/>
      <text:p text:style-name="Standard">Attack +2</text:p>
      <text:p text:style-name="Standard"><text:tab/>Requires<text:tab/>Caster Level 6, Craft Magic Arms and Armor feat</text:p>
      <text:p text:style-name="Standard"><text:tab/>Ingredients<text:tab/>Faint Water Essence + Diamond</text:p>
      <text:p text:style-name="Standard"><text:tab/>Spell<text:tab/><text:tab/>Bless or True Strike</text:p>
      <text:p text:style-name="Standard"><text:soft-page-break/></text:p>
      <text:p text:style-name="Standard">Attack +3</text:p>
      <text:p text:style-name="Standard"><text:tab/>Requires<text:tab/>Caster Level 9, Craft Magic Arms and Armor feat</text:p>
      <text:p text:style-name="Standard"><text:tab/>Ingredients<text:tab/>Faint Power Essence + Weak Water Essence + Emerald</text:p>
      <text:p text:style-name="Standard"><text:tab/>Spell<text:tab/><text:tab/>Bless or True Strike</text:p>
      <text:p text:style-name="Standard"/>
      <text:p text:style-name="Standard">Attack +4</text:p>
      <text:p text:style-name="Standard"><text:tab/>Requires<text:tab/>Caster Level 12, Craft Magic Arms and Armor feat</text:p>
      <text:p text:style-name="Standard"><text:tab/>Ingredients<text:tab/>Weak Power Essence + Glowing Water Essence + Star Sapphire</text:p>
      <text:p text:style-name="Standard"><text:tab/>Spell<text:tab/><text:tab/>Bless or True Strike</text:p>
      <text:p text:style-name="Standard"/>
      <text:p text:style-name="Standard">Attack +5</text:p>
      <text:p text:style-name="Standard"><text:tab/>Requires<text:tab/>Caster Level 15, Craft Magic Arms and Armor feat</text:p>
      <text:p text:style-name="Standard"><text:tab/>Ingredients<text:tab/>Glowing Power Essence + Glowing Water Essence + Blue Diamond</text:p>
      <text:p text:style-name="Standard"><text:tab/>Spell<text:tab/><text:tab/>Bless or True Strike</text:p>
      <text:p text:style-name="Standard"/>
      <text:p text:style-name="Standard"/>
      <text:p text:style-name="Standard"/>
      <text:section text:style-name="Sect1" text:name="x1008 Wondrous Items">
        <text:p text:style-name="Standard"><text:span text:style-name="T4">__oO—</text:span><text:span text:style-name="T5"> Wondrous Items </text:span><text:span text:style-name="T4">—Oo___</text:span><text:span text:style-name="T3"><text:tab/><text:tab/><text:tab/><text:tab/><text:tab/><text:tab/></text:span><text:a xlink:type="simple" xlink:href="#ToC - x1008 Wondrous Items|region" office:name="x1008" text:style-name="Internet_20_link" text:visited-style-name="Visited_20_Internet_20_Link"><text:span text:style-name="T6">x1008</text:span></text:a></text:p>
      </text:section>
      <text:p text:style-name="Standard"/>
      <text:section text:style-name="Sect1" text:name="x1008 Wondrous Items elemental resistance">
        <text:p text:style-name="Standard"><text:span text:style-name="kL_20_note"><text:span text:style-name="T15">elemental resistance</text:span></text:span><text:span text:style-name="kL_20_note"><text:span text:style-name="T17"> ( wondrous )</text:span></text:span></text:p>
      </text:section>
      <text:p text:style-name="Standard"/>
      <text:p text:style-name="Standard"/>
      <text:p text:style-name="Standard">Elemental Resistance (Acid 10)</text:p>
      <text:p text:style-name="Standard"><text:tab/>Requires<text:tab/>Caster Level 3, Craft Wondrous Items feat</text:p>
      <text:p text:style-name="Standard"><text:tab/>Ingredients<text:tab/>Faint Earth Essence + Jacinth</text:p>
      <text:p text:style-name="Standard"><text:tab/>Spell<text:tab/><text:tab/>Protection from Energy</text:p>
      <text:p text:style-name="Standard"/>
      <text:p text:style-name="Standard">Elemental Resistance (Acid 20)</text:p>
      <text:p text:style-name="Standard"><text:tab/>Requires<text:tab/>Caster Level 7, Craft Wondrous Items feat</text:p>
      <text:p text:style-name="Standard"><text:tab/>Ingredients<text:tab/>Weak Earth Essence + Rogue Stone</text:p>
      <text:p text:style-name="Standard"><text:tab/>Spell<text:tab/><text:tab/>Protection from Energy</text:p>
      <text:p text:style-name="Standard"/>
      <text:p text:style-name="Standard">Elemental Resistance (Acid 30)</text:p>
      <text:p text:style-name="Standard"><text:tab/>Requires<text:tab/>Caster Level 11, Craft Wondrous Items feat</text:p>
      <text:p text:style-name="Standard"><text:tab/>Ingredients<text:tab/>Glowing Earth Essence + King's Tear</text:p>
      <text:p text:style-name="Standard"><text:tab/>Spell<text:tab/><text:tab/>Protection from Energy</text:p>
      <text:p text:style-name="Standard"/>
      <text:p text:style-name="Standard">Elemental Resistance (Cold 10)</text:p>
      <text:p text:style-name="Standard"><text:tab/>Requires<text:tab/>Caster Level 3, Craft Wondrous Items feat</text:p>
      <text:p text:style-name="Standard"><text:tab/>Ingredients<text:tab/>Faint Water Essence + Jacinth</text:p>
      <text:p text:style-name="Standard"><text:tab/>Spell<text:tab/><text:tab/>Protection from Energy</text:p>
      <text:p text:style-name="Standard"/>
      <text:p text:style-name="Standard">Elemental Resistance (Cold 20)</text:p>
      <text:p text:style-name="Standard"><text:tab/>Requires<text:tab/>Caster Level 7, Craft Wondrous Items feat</text:p>
      <text:p text:style-name="Standard"><text:tab/>Ingredients<text:tab/>Weak Water Essence + Rogue Stone</text:p>
      <text:p text:style-name="Standard"><text:tab/>Spell<text:tab/><text:tab/>Protection from Energy</text:p>
      <text:p text:style-name="Standard"/>
      <text:p text:style-name="Standard">Elemental Resistance (Cold 30)</text:p>
      <text:p text:style-name="Standard"><text:tab/>Requires<text:tab/>Caster Level 11, Craft Wondrous Items feat</text:p>
      <text:p text:style-name="Standard"><text:tab/>Ingredients<text:tab/>Glowing Water Essence + King's Tear</text:p>
      <text:p text:style-name="Standard"><text:tab/>Spell<text:tab/><text:tab/>Protection from Energy</text:p>
      <text:p text:style-name="Standard"/>
      <text:p text:style-name="Standard"><text:soft-page-break/>Elemental Resistance (Electrical 10)</text:p>
      <text:p text:style-name="Standard"><text:tab/>Requires<text:tab/>Caster Level 3, Craft Wondrous Items feat</text:p>
      <text:p text:style-name="Standard"><text:tab/>Ingredients<text:tab/>Faint Air Essence + Jacinth</text:p>
      <text:p text:style-name="Standard"><text:tab/>Spell<text:tab/><text:tab/>Protection from Energy</text:p>
      <text:p text:style-name="Standard"/>
      <text:p text:style-name="Standard">Elemental Resistance (Electrical 20)</text:p>
      <text:p text:style-name="Standard"><text:tab/>Requires<text:tab/>Caster Level 7, Craft Wondrous Items feat</text:p>
      <text:p text:style-name="Standard"><text:tab/>Ingredients<text:tab/>Weak Air Essence + Rogue Stone</text:p>
      <text:p text:style-name="Standard"><text:tab/>Spell<text:tab/><text:tab/>Protection from Energy</text:p>
      <text:p text:style-name="Standard"/>
      <text:p text:style-name="Standard">Elemental Resistance (Electrical 30)</text:p>
      <text:p text:style-name="Standard"><text:tab/>Requires<text:tab/>Caster Level 11, Craft Wondrous Items feat</text:p>
      <text:p text:style-name="Standard"><text:tab/>Ingredients<text:tab/>Glowing Air Essence + King's Tear</text:p>
      <text:p text:style-name="Standard"><text:tab/>Spell<text:tab/><text:tab/>Protection from Energy</text:p>
      <text:p text:style-name="Standard"/>
      <text:p text:style-name="Standard">Elemental Resistance (Fire 10)</text:p>
      <text:p text:style-name="Standard"><text:tab/>Requires<text:tab/>Caster Level 3, Craft Wondrous Items feat</text:p>
      <text:p text:style-name="Standard"><text:tab/>Ingredients<text:tab/>Faint Fire Essence + Jacinth</text:p>
      <text:p text:style-name="Standard"><text:tab/>Spell<text:tab/><text:tab/>Protection from Energy</text:p>
      <text:p text:style-name="Standard"/>
      <text:p text:style-name="Standard">Elemental Resistance (Fire 20)</text:p>
      <text:p text:style-name="Standard"><text:tab/>Requires<text:tab/>Caster Level 7, Craft Wondrous Items feat</text:p>
      <text:p text:style-name="Standard"><text:tab/>Ingredients<text:tab/>Weak Fire Essence + Rogue Stone</text:p>
      <text:p text:style-name="Standard"><text:tab/>Spell<text:tab/><text:tab/>Protection from Energy</text:p>
      <text:p text:style-name="Standard"/>
      <text:p text:style-name="Standard">Elemental Resistance (Fire 30)</text:p>
      <text:p text:style-name="Standard"><text:tab/>Requires<text:tab/>Caster Level 11, Craft Wondrous Items feat</text:p>
      <text:p text:style-name="Standard"><text:tab/>Ingredients<text:tab/>Glowing Fire Essence + King's Tear</text:p>
      <text:p text:style-name="Standard"><text:tab/>Spell<text:tab/><text:tab/>Protection from Energy</text:p>
      <text:p text:style-name="Standard"/>
      <text:p text:style-name="Standard">Elemental Resistance (Sonic 10)</text:p>
      <text:p text:style-name="Standard"><text:tab/>Requires<text:tab/>Caster Level 3, Craft Wondrous Items feat</text:p>
      <text:p text:style-name="Standard"><text:tab/>Ingredients<text:tab/>Faint Power Essence + Jacinth</text:p>
      <text:p text:style-name="Standard"><text:tab/>Spell<text:tab/><text:tab/>Protection from Energy</text:p>
      <text:p text:style-name="Standard"/>
      <text:p text:style-name="Standard">Elemental Resistance (Sonic 20)</text:p>
      <text:p text:style-name="Standard"><text:tab/>Requires<text:tab/>Caster Level 7, Craft Wondrous Items feat</text:p>
      <text:p text:style-name="Standard"><text:tab/>Ingredients<text:tab/>Weak Power Essence + Rogue Stone</text:p>
      <text:p text:style-name="Standard"><text:tab/>Spell<text:tab/><text:tab/>Protection from Energy</text:p>
      <text:p text:style-name="Standard"/>
      <text:p text:style-name="Standard">Elemental Resistance (Sonic 30)</text:p>
      <text:p text:style-name="Standard"><text:tab/>Requires<text:tab/>Caster Level 11, Craft Wondrous Items feat</text:p>
      <text:p text:style-name="Standard"><text:tab/>Ingredients<text:tab/>Glowing Power Essence + King's Tear</text:p>
      <text:p text:style-name="Standard"><text:tab/>Spell<text:tab/><text:tab/>Protection from Energy</text:p>
      <text:p text:style-name="Standard"/>
      <text:p text:style-name="Standard"/>
      <text:section text:style-name="Sect1" text:name="x1008 Wondrous Items protection">
        <text:p text:style-name="Standard"><text:span text:style-name="kL_20_note"><text:span text:style-name="T15">protection</text:span></text:span><text:span text:style-name="kL_20_note"><text:span text:style-name="T17"> ( wondrous )</text:span></text:span></text:p>
      </text:section>
      <text:p text:style-name="Standard"/>
      <text:p text:style-name="Standard"/>
      <text:p text:style-name="Standard">Protection +1</text:p>
      <text:p text:style-name="Standard"><text:tab/>Requires<text:tab/>Caster Level 3, Craft Wondrous Items feat</text:p>
      <text:p text:style-name="Standard"><text:tab/>Ingredients<text:tab/>Faint Earth Essence + Obsidian</text:p>
      <text:p text:style-name="Standard"><text:tab/>Spell<text:tab/><text:tab/>Shield or Shield of Faith</text:p>
      <text:p text:style-name="Standard"/>
      <text:p text:style-name="Standard"><text:soft-page-break/>Protection +2</text:p>
      <text:p text:style-name="Standard"><text:tab/>Requires<text:tab/>Caster Level 6, Craft Wondrous Items feat</text:p>
      <text:p text:style-name="Standard"><text:tab/>Ingredients<text:tab/>Faint Earth Essence + Diamond</text:p>
      <text:p text:style-name="Standard"><text:tab/>Spell<text:tab/><text:tab/>Shield or Shield of Faith</text:p>
      <text:p text:style-name="Standard"/>
      <text:p text:style-name="Standard">Protection +3</text:p>
      <text:p text:style-name="Standard"><text:tab/>Requires<text:tab/>Caster Level 9, Craft Wondrous Items feat</text:p>
      <text:p text:style-name="Standard"><text:tab/>Ingredients<text:tab/>Weak Earth Essence + Faint Power Essence + Emerald</text:p>
      <text:p text:style-name="Standard"><text:tab/>Spell<text:tab/><text:tab/>Shield or Shield of Faith</text:p>
      <text:p text:style-name="Standard"/>
      <text:p text:style-name="Standard">Protection +4</text:p>
      <text:p text:style-name="Standard"><text:tab/>Requires<text:tab/>Caster Level 12, Craft Wondrous Items feat</text:p>
      <text:p text:style-name="Standard"><text:tab/>Ingredients<text:tab/>Glowing Earth Essence + Weak Power Essence + Star Sapphire</text:p>
      <text:p text:style-name="Standard"><text:tab/>Spell<text:tab/><text:tab/>Shield or Shield of Faith</text:p>
      <text:p text:style-name="Standard"/>
      <text:p text:style-name="Standard">Protection +5</text:p>
      <text:p text:style-name="Standard"><text:tab/>Requires<text:tab/>Caster Level 15, Craft Wondrous Items feat</text:p>
      <text:p text:style-name="Standard"><text:tab/>Ingredients<text:tab/>Glowing Earth Essence + Glowing Power Essence + Blue Diamond</text:p>
      <text:p text:style-name="Standard"><text:tab/>Spell<text:tab/><text:tab/>Shield or Shield of Faith</text:p>
      <text:p text:style-name="Standard"/>
      <text:p text:style-name="Standard">Protection +6</text:p>
      <text:p text:style-name="Standard"><text:tab/>Requires<text:tab/>Caster Level 18, Craft Wondrous Items feat</text:p>
      <text:p text:style-name="Standard"><text:tab/>Ingredients<text:tab/>Radiant Earth Essence + Glowing Power Essence + Rogue Stone</text:p>
      <text:p text:style-name="Standard"><text:tab/>Spell<text:tab/><text:tab/>Shield or Shield of Faith</text:p>
      <text:p text:style-name="Standard"/>
      <text:p text:style-name="Standard">Protection +7</text:p>
      <text:p text:style-name="Standard"><text:tab/>Requires<text:tab/>Caster Level 21, Craft Wondrous Items feat</text:p>
      <text:p text:style-name="Standard"><text:tab/>Ingredients<text:tab/>Radiant Earth Essence + Glowing Power Essence + Beljuril</text:p>
      <text:p text:style-name="Standard"><text:tab/>Spell<text:tab/><text:tab/>Shield or Shield of Faith</text:p>
      <text:p text:style-name="Standard"/>
      <text:p text:style-name="Standard">Protection +8</text:p>
      <text:p text:style-name="Standard"><text:tab/>Requires<text:tab/>Caster Level 24, Craft Wondrous Items feat</text:p>
      <text:p text:style-name="Standard"><text:tab/>Ingredients<text:tab/>Radiant Earth Essence + Radiant Power Essence + King's Tear</text:p>
      <text:p text:style-name="Standard"><text:tab/>Spell<text:tab/><text:tab/>Shield or Shield of Faith</text:p>
      <text:p text:style-name="Standard"/>
      <text:p text:style-name="Standard"/>
      <text:section text:style-name="Sect1" text:name="x1008 Wondrous Items spell resistance">
        <text:p text:style-name="Standard"><text:span text:style-name="kL_20_note"><text:span text:style-name="T15">spell resistance</text:span></text:span><text:span text:style-name="kL_20_note"><text:span text:style-name="T17"> ( wondrous )</text:span></text:span></text:p>
      </text:section>
      <text:p text:style-name="Standard"/>
      <text:p text:style-name="Standard"/>
      <text:p text:style-name="P31">Spell Resistance (Lesser)<text:tab/><text:tab/>SR 14</text:p>
      <text:p text:style-name="P30"><text:tab/>Requires<text:tab/>Caster Level 15, Craft Wondrous Items feat</text:p>
      <text:p text:style-name="P30"><text:tab/>Ingredients<text:tab/>Glowing Fire Essence + Weak Power Essence + Star Sapphire</text:p>
      <text:p text:style-name="P30"><text:tab/>Spell<text:tab/>Protection from Spells</text:p>
      <text:p text:style-name="Standard"/>
      <text:p text:style-name="Standard">Spell Resistance<text:tab/><text:tab/><text:tab/>SR 18</text:p>
      <text:p text:style-name="Standard"><text:tab/>Requires<text:tab/>Caster Level 15, Craft Wondrous Items feat</text:p>
      <text:p text:style-name="Standard"><text:tab/>Ingredients<text:tab/>Radiant Fire Essence + Glowing Power Essence + Blue Diamond</text:p>
      <text:p text:style-name="Standard"><text:tab/>Spell<text:tab/><text:tab/>Protection from Spells</text:p>
      <text:p text:style-name="Standard"/>
      <text:p text:style-name="Standard">Spell Resistance (Greater)<text:tab/>SR 22</text:p>
      <text:p text:style-name="Standard"><text:tab/>Requires<text:tab/>Caster Level 15, Craft Wondrous Items feat</text:p>
      <text:p text:style-name="Standard"><text:tab/>Ingredients<text:tab/>Radiant Fire Essence + Radiant Power Essence + Beljuril</text:p>
      <text:p text:style-name="Standard"><text:tab/>Spell<text:tab/><text:tab/>Protection from Spells</text:p>
      <text:p text:style-name="Standard"/>
      <text:p text:style-name="Standard"><text:soft-page-break/></text:p>
      <text:p text:style-name="Standard"/>
      <text:p text:style-name="Standard">________________________________________________________________________________</text:p>
      <text:p text:style-name="Standard"/>
      <text:p text:style-name="P25">Item Sets</text:p>
      <text:p text:style-name="Standard"/>
      <text:p text:style-name="P28">Property Sets</text:p>
      <text:p text:style-name="Standard">-------------</text:p>
      <text:p text:style-name="Standard"/>
      <text:p text:style-name="Standard">One or more items that are equippable on the body or in the hands can be combined into a Property Set, but not ranged-ammo or creature-items. Their enhanced properties will not be activated until the entire Set is equipped on a single character. The advantage of crafting a group of items into a Set is that some or all of the reagents used to enchant their final properties may or will be returned to the crafter. Note that the initial creation of a Set, however, will still expend all reagents.</text:p>
      <text:p text:style-name="Standard"/>
      <text:p text:style-name="Standard">Another advantage of Property Sets is that it may be possible to enchant an item with an extra property over that normally allowed by the crafter's caster-level, depending on how <text:span text:style-name="T1">Tcc_Config.2da</text:span> is configured : see <text:span text:style-name="T1">Toggle_SetPropsAreFree</text:span>.</text:p>
      <text:p text:style-name="Standard"/>
      <text:p text:style-name="Standard">There are two phases when making a Property Set. The first is to combine all items into their Set, which is called Set-creation. The second is to enchant each item with its Set-property, which is called Set-preparation. Note that items that have not been enchanted with their latent Set-property will still function as part of a Set, although it can't contribute any property when its full Set is equipped -- it still needs to be prepared with its latent property.</text:p>
      <text:p text:style-name="Standard"/>
      <text:p text:style-name="Standard">Items can be part of only one Property Set, and each item can have only one latent property, which automatically activates when the full Set is equipped.</text:p>
      <text:p text:style-name="Standard"/>
      <text:p text:style-name="Standard">Items that are part of a Property Set can be removed from their Set at any time. Simply place the item in a Magical Crafting container (either a workbench or the Enchanter's Satchel) along with a Malachite gem, and cast any spell on the container as you would for regular enchanting. A dialog should appear asking if you want to clear the item from its current Set. Note that doing this will render that Set invalid; it will no longer operate when fully equipped because a part has been removed permanently. However, this does allow Set-items to be re-grouped into a new and different Property Set.</text:p>
      <text:p text:style-name="Standard"/>
      <text:p text:style-name="Standard">Also note that multiple items can be cleared from their current Sets simultaneously by placing all of them in a Magical Crafting container together. Each Set-item requires its own Malachite gem, otherwise this de-enchantment process fails. The multiple items can be in the same or different Sets -- it doesn't matter since the de-enchantment simply clears all Set-variables from each item.</text:p>
      <text:p text:style-name="Standard"/>
      <text:p text:style-name="Standard">For Property Sets to operate : Scripted calls need to execute "tcc_setitem_eq" during the OnEquip event of the loaded module and "tcc_setitem_ue" during the OnUnequip event of the loaded module.</text:p>
      <text:p text:style-name="Standard"/>
      <text:p text:style-name="P28">Code for OnEquip :</text:p>
      <text:p text:style-name="Standard"/>
      <text:p text:style-name="P27"><text:tab/>// Check if a full Property Set has been equipped</text:p>
      <text:p text:style-name="P27"><text:tab/>if (GetLocalInt(oItem, TCC_VAR_SET_GROUP))</text:p>
      <text:p text:style-name="P27"><text:tab/><text:tab/>ExecuteScript("tcc_setitem_eq", OBJECT_SELF);</text:p>
      <text:p text:style-name="Standard"/>
      <text:p text:style-name="Standard"/>
      <text:p text:style-name="P28">Code for OnUnequip :</text:p>
      <text:p text:style-name="Standard"/>
      <text:p text:style-name="P26"><text:tab/>// Check if a full Property Set has been un-equipped</text:p>
      <text:p text:style-name="P26"><text:tab/>if (GetLocalInt(oItem, TCC_VAR_SET_GROUP))</text:p>
      <text:p text:style-name="P26"><text:tab/><text:tab/>ExecuteScript("tcc_setitem_ue", OBJECT_SELF);</text:p>
      <text:p text:style-name="Standard"><text:soft-page-break/></text:p>
      <text:p text:style-name="Standard"/>
      <text:p text:style-name="Standard"><text:span text:style-name="T18">TCC_VAR_SET_GROUP</text:span> is defined in "crafting_inc_const"</text:p>
      <text:p text:style-name="Standard"/>
      <text:p text:style-name="Standard"/>
      <text:p text:style-name="P28">Set Creation</text:p>
      <text:p text:style-name="Standard">------------</text:p>
      <text:p text:style-name="Standard"/>
      <text:p text:style-name="Standard">1 item set (caster level 10):</text:p>
      <text:p text:style-name="Standard">rogue stone + radiant power essence</text:p>
      <text:p text:style-name="Standard"/>
      <text:p text:style-name="Standard">2 item set (caster level 19):</text:p>
      <text:p text:style-name="Standard">beljuril + radiant power essence</text:p>
      <text:p text:style-name="Standard"/>
      <text:p text:style-name="Standard">3 item set (caster level 16):</text:p>
      <text:p text:style-name="Standard">king's tear + glowing power essence</text:p>
      <text:p text:style-name="Standard"/>
      <text:p text:style-name="Standard">4 item set (caster level 13):</text:p>
      <text:p text:style-name="Standard">diamond + weak power essence</text:p>
      <text:p text:style-name="Standard"/>
      <text:p text:style-name="Standard">5 item set (caster level 10):</text:p>
      <text:p text:style-name="Standard">fire opal + faint power essence</text:p>
      <text:p text:style-name="Standard"/>
      <text:p text:style-name="Standard">6 item set (caster level 10):</text:p>
      <text:p text:style-name="Standard">sapphire + faint power essence</text:p>
      <text:p text:style-name="Standard"/>
      <text:p text:style-name="Standard">7 item set (caster level 10):</text:p>
      <text:p text:style-name="Standard">fire agate + faint power essence</text:p>
      <text:p text:style-name="Standard"/>
      <text:p text:style-name="Standard">8 item set (caster level 10):</text:p>
      <text:p text:style-name="Standard">obsidian + faint power essence</text:p>
      <text:p text:style-name="Standard"/>
      <text:p text:style-name="Standard">9 item set (caster level 10):</text:p>
      <text:p text:style-name="Standard">topaz + faint power essence</text:p>
      <text:p text:style-name="Standard"/>
      <text:p text:style-name="Standard">10 item set (caster level 10):</text:p>
      <text:p text:style-name="Standard">garnet + faint power essence</text:p>
      <text:p text:style-name="Standard"/>
      <text:p text:style-name="Standard"/>
      <text:p text:style-name="P28">Set Preparation</text:p>
      <text:p text:style-name="Standard">---------------</text:p>
      <text:p text:style-name="Standard">Enchant each Set-item normally after it has been prepared into its group via Set Creation above.</text:p>
      <text:p text:style-name="Standard"/>
      <text:p text:style-name="Standard"/>
      <text:p text:style-name="P28">Tcc_Config.2da</text:p>
      <text:p text:style-name="Standard">--------------</text:p>
      <text:p text:style-name="P32"><text:span text:style-name="T1">Value_FirstSetRecipeLine</text:span><text:tab/>- this value needs to correspond to the recipe for a 1-item Set in Crafting.2da; Value_MaximumSetProperties is added to this value to get the last Set Creation recipe, so that the range from first to last can be searched to determine how many items will be prepared for the attempted Property Set.</text:p>
      <text:p text:style-name="P33"><text:span text:style-name="T1">Value_MaximumSetProperties</text:span><text:tab/>- this is the range of indices in Crafting.2da that are valid recipes for Set Creation; it is added to the value of Value_FirstSetRecipeLine to determine the "last set recipe line".</text:p>
      <text:p text:style-name="P34"><text:span text:style-name="T1">Toggle_SetPropsAreFree</text:span><text:tab/>- whether or not the latent property on a Set-item is considered "free" (ie, will not <text:soft-page-break/>count against the maximum number of properties that the item can be enchanted with).</text:p>
      <text:p text:style-name="P35"><text:span text:style-name="T1">Toggle_AllowSetNameChange</text:span><text:tab/>- no longer valid. Set-label changes are disallowed.</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Courier New" svg:font-family="'Courier New'" style:font-family-generic="modern" style:font-pitch="fixed"/>
    <style:font-face style:name="AncientScript" svg:font-family="AncientScript" style:font-pitch="variable"/>
    <style:font-face style:name="Celtic Garamond the 2nd1" svg:font-family="'Celtic Garamond the 2nd'" style:font-pitch="variable"/>
    <style:font-face style:name="Celtic Garamond the 2nd" svg:font-family="'Celtic Garamond the 2nd'" style:font-adornments="Regular" style:font-pitch="variable"/>
    <style:font-face style:name="Graphic" svg:font-family="Graphic" style:font-pitch="variable"/>
    <style:font-face style:name="Ignacio" svg:font-family="Ignacio" style:font-pitch="variable"/>
    <style:font-face style:name="Neverwinter" svg:font-family="Neverwinter" style:font-pitch="variable"/>
    <style:font-face style:name="Vein" svg:font-family="Vein" style:font-pitch="variable"/>
    <style:font-face style:name="Xirwena" svg:font-family="Xirwena" style:font-pitch="variable"/>
    <style:font-face style:name="Yataghan" svg:font-family="Yataghan" style:font-adornments="Bold" style:font-pitch="variable"/>
    <style:font-face style:name="Mordred" svg:font-family="Mordred"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9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mic Sans MS" fo:font-size="9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omic Sans MS" fo:font-size="12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ic Sans MS" style:font-name-complex="Mangal1"/>
    </style:style>
    <style:style style:name="Caption" style:family="paragraph" style:parent-style-name="Standard" style:class="extra">
      <style:paragraph-properties fo:margin-top="0.0835in" fo:margin-bottom="0.0835in" text:number-lines="false" text:line-number="0"/>
      <style:text-properties style:font-name="Comic Sans MS" fo:font-size="9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ic Sans M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L_20_head_20_1" style:display-name="kL head 1" style:family="text">
      <style:text-properties style:font-name="Celtic Garamond the 2nd" fo:font-size="12pt" style:font-size-asian="12pt" style:font-size-complex="12pt"/>
    </style:style>
    <style:style style:name="Footnote_20_Symbol" style:display-name="Footnote Symbol" style:family="text"/>
    <style:style style:name="kL_20_script" style:display-name="kL script" style:family="text">
      <style:text-properties style:use-window-font-color="true" style:font-name="AncientScript" fo:font-size="13pt" fo:language="zxx" fo:country="none" style:text-underline-style="none" fo:background-color="transparent" style:language-asian="zxx" style:country-asian="none" style:language-complex="zxx" style:country-complex="none"/>
    </style:style>
    <style:style style:name="kL_20_note" style:display-name="kL note" style:family="text">
      <style:text-properties style:font-name="Ignacio" fo:font-size="12pt" fo:letter-spacing="0.0138in"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L 's</meta:initial-creator>
    <meta:creation-date>2012-06-22T23:35:27.35</meta:creation-date>
    <dc:date>2016-10-14T20:33:04.07</dc:date>
    <dc:creator>kevL 's</dc:creator>
    <meta:editing-duration>P15DT17H28M48S</meta:editing-duration>
    <meta:editing-cycles>137</meta:editing-cycles>
    <meta:generator>OpenOffice/4.1.2$Win32 OpenOffice.org_project/412m3$Build-9782</meta:generator>
    <meta:document-statistic meta:table-count="0" meta:image-count="0" meta:object-count="0" meta:page-count="69" meta:paragraph-count="2645" meta:word-count="16409" meta:character-count="105840"/>
  </office:meta>
</office:document-meta>
</file>